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Poppins" svg:font-family="Poppins, sans-serif"/>
    <style:font-face style:name="SFMono-Regular" svg:font-family="SFMono-Regular, Menlo, Monaco, Consolas, 'Liberation Mono', 'Courier New', 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au1" style:family="table">
      <style:table-properties style:width="17cm" table:align="left"/>
    </style:style>
    <style:style style:name="Tableau1.A" style:family="table-column">
      <style:table-column-properties style:column-width="2.798cm"/>
    </style:style>
    <style:style style:name="Tableau1.B" style:family="table-column">
      <style:table-column-properties style:column-width="14.203cm"/>
    </style:style>
    <style:style style:name="Tableau1.A1" style:family="table-cell">
      <style:table-cell-properties style:vertical-align="middle" fo:padding="0.049cm" fo:border="none"/>
    </style:style>
    <style:style style:name="P1" style:family="paragraph" style:parent-style-name="Heading_20_2">
      <style:text-properties fo:font-variant="normal" fo:text-transform="none" fo:color="#455a64" style:font-name="Poppins" fo:letter-spacing="normal" fo:font-style="normal" fo:font-weight="normal"/>
    </style:style>
    <style:style style:name="P2" style:family="paragraph" style:parent-style-name="Heading_20_2">
      <style:text-properties fo:font-variant="normal" fo:text-transform="none" fo:color="#455a64" style:font-name="Poppins" fo:letter-spacing="normal" fo:font-style="normal" fo:font-weight="normal" officeooo:rsid="00174c79" officeooo:paragraph-rsid="00174c79"/>
    </style:style>
    <style:style style:name="P3" style:family="paragraph" style:parent-style-name="Heading_20_2">
      <style:text-properties fo:font-variant="normal" fo:text-transform="none" fo:color="#455a64" style:font-name="Poppins" fo:font-size="18pt" fo:letter-spacing="normal" fo:font-style="normal" fo:font-weight="normal" officeooo:rsid="001b2ae2" officeooo:paragraph-rsid="001b2ae2" fo:background-color="#ffd428" style:font-size-asian="18pt" style:font-size-complex="18pt"/>
    </style:style>
    <style:style style:name="P4" style:family="paragraph" style:parent-style-name="Heading_20_2">
      <style:text-properties fo:font-variant="normal" fo:text-transform="none" fo:color="#455a64" fo:letter-spacing="normal"/>
    </style:style>
    <style:style style:name="P5" style:family="paragraph" style:parent-style-name="Heading_20_2">
      <style:paragraph-properties fo:margin-top="0cm" fo:margin-bottom="0.247cm" loext:contextual-spacing="false" fo:line-height="120%"/>
    </style:style>
    <style:style style:name="P6" style:family="paragraph" style:parent-style-name="Heading_20_2">
      <style:paragraph-properties fo:margin-top="0cm" fo:margin-bottom="0.247cm" loext:contextual-spacing="false" fo:line-height="120%"/>
      <style:text-properties fo:color="#455a64" style:font-name="Poppins" fo:font-weight="normal"/>
    </style:style>
    <style:style style:name="P7" style:family="paragraph" style:parent-style-name="Heading_20_2">
      <style:paragraph-properties fo:margin-top="0cm" fo:margin-bottom="0.247cm" loext:contextual-spacing="false" fo:line-height="120%" fo:text-align="start" style:justify-single-word="false" fo:orphans="2" fo:widows="2"/>
      <style:text-properties fo:color="#455a64" style:font-name="Poppins" fo:font-weight="normal"/>
    </style:style>
    <style:style style:name="P8" style:family="paragraph" style:parent-style-name="Preformatted_20_Text">
      <style:paragraph-properties fo:margin-top="0cm" fo:margin-bottom="0.247cm" loext:contextual-spacing="false"/>
    </style:style>
    <style:style style:name="P9" style:family="paragraph" style:parent-style-name="Preformatted_20_Text">
      <style:paragraph-properties fo:margin-top="0cm" fo:margin-bottom="0.247cm" loext:contextual-spacing="false" fo:text-align="start" style:justify-single-word="false" fo:orphans="2" fo:widows="2"/>
    </style:style>
    <style:style style:name="P10" style:family="paragraph" style:parent-style-name="Text_20_body">
      <style:paragraph-properties fo:margin-top="0cm" fo:margin-bottom="0.247cm" loext:contextual-spacing="false"/>
    </style:style>
    <style:style style:name="P11" style:family="paragraph" style:parent-style-name="Text_20_body">
      <style:paragraph-properties fo:margin-top="0cm" fo:margin-bottom="0.247cm" loext:contextual-spacing="false"/>
      <style:text-properties fo:font-variant="normal" fo:text-transform="none" fo:color="#343a40" style:font-name="Poppins" fo:font-size="11.25pt" fo:letter-spacing="normal" fo:font-style="normal" fo:font-weight="normal" style:font-name-asian="Poppins" style:font-size-asian="11.25pt" style:font-style-asian="normal" style:font-weight-asian="normal" style:font-name-complex="Poppins" style:font-size-complex="11.25pt" style:font-style-complex="normal" style:font-weight-complex="normal" loext:padding="0cm" loext:border="none"/>
    </style:style>
    <style:style style:name="P12" style:family="paragraph" style:parent-style-name="Text_20_body">
      <style:paragraph-properties fo:margin-top="0cm" fo:margin-bottom="0.247cm" loext:contextual-spacing="false" fo:text-align="start" style:justify-single-word="false" fo:orphans="2" fo:widows="2"/>
      <style:text-properties fo:font-variant="normal" fo:text-transform="none" fo:color="#343a40" style:font-name="Poppins" fo:font-size="11.25pt" fo:letter-spacing="normal" fo:font-style="normal" fo:font-weight="normal" style:font-name-asian="Poppins" style:font-size-asian="11.25pt" style:font-style-asian="normal" style:font-weight-asian="normal" style:font-name-complex="Poppins" style:font-size-complex="11.25pt" style:font-style-complex="normal" style:font-weight-complex="normal"/>
    </style:style>
    <style:style style:name="P13" style:family="paragraph" style:parent-style-name="Text_20_body">
      <style:paragraph-properties fo:margin-top="0cm" fo:margin-bottom="0.247cm" loext:contextual-spacing="false"/>
      <style:text-properties fo:font-variant="normal" fo:text-transform="none" fo:color="#343a40" style:font-name="Poppins" fo:font-size="11.25pt" fo:letter-spacing="normal" fo:font-style="normal" fo:font-weight="normal" loext:padding="0cm" loext:border="none"/>
    </style:style>
    <style:style style:name="P14" style:family="paragraph" style:parent-style-name="Text_20_body">
      <style:paragraph-properties fo:margin-top="0cm" fo:margin-bottom="0.247cm" loext:contextual-spacing="false" fo:text-align="start" style:justify-single-word="false" fo:orphans="2" fo:widows="2"/>
      <style:text-properties fo:font-variant="normal" fo:text-transform="none" fo:color="#343a40" style:font-name="Poppins" fo:font-size="11.25pt" fo:letter-spacing="normal" fo:font-style="normal" fo:font-weight="normal"/>
    </style:style>
    <style:style style:name="P15" style:family="paragraph" style:parent-style-name="Text_20_body">
      <style:paragraph-properties fo:margin-top="0cm" fo:margin-bottom="0.247cm" loext:contextual-spacing="false"/>
      <style:text-properties fo:font-variant="normal" fo:text-transform="none" fo:color="#1177d1" fo:letter-spacing="normal" style:text-underline-style="solid" style:text-underline-width="auto" style:text-underline-color="font-color" fo:background-color="transparent" loext:padding="0cm" loext:border="none"/>
    </style:style>
    <style:style style:name="P16" style:family="paragraph" style:parent-style-name="Text_20_body">
      <style:paragraph-properties fo:margin-top="0cm" fo:margin-bottom="0.247cm" loext:contextual-spacing="false" fo:text-align="start" style:justify-single-word="false" fo:orphans="2" fo:widows="2"/>
      <style:text-properties fo:font-variant="normal" fo:text-transform="none" fo:color="#1177d1" fo:letter-spacing="normal" style:text-underline-style="solid" style:text-underline-width="auto" style:text-underline-color="font-color" fo:background-color="transparent"/>
    </style:style>
    <style:style style:name="P17" style:family="paragraph" style:parent-style-name="Text_20_body">
      <style:paragraph-properties fo:margin-top="0cm" fo:margin-bottom="0.247cm" loext:contextual-spacing="false" fo:text-align="start" style:justify-single-word="false" fo:orphans="2" fo:widows="2"/>
      <style:text-properties fo:font-variant="normal" fo:text-transform="none" fo:color="#1177d1" style:font-name="Poppins" fo:font-size="11.25pt" fo:letter-spacing="normal" fo:font-style="normal" style:text-underline-style="solid" style:text-underline-width="auto" style:text-underline-color="font-color" fo:font-weight="normal" fo:background-color="transparent" style:font-name-asian="Poppins" style:font-size-asian="11.25pt" style:font-style-asian="normal" style:font-weight-asian="normal" style:font-name-complex="Poppins" style:font-size-complex="11.25pt" style:font-style-complex="normal" style:font-weight-complex="normal"/>
    </style:style>
    <style:style style:name="P18" style:family="paragraph" style:parent-style-name="Text_20_body">
      <style:paragraph-properties fo:margin-top="0cm" fo:margin-bottom="0.247cm" loext:contextual-spacing="false" fo:text-align="start" style:justify-single-word="false" fo:orphans="2" fo:widows="2"/>
    </style:style>
    <style:style style:name="P19" style:family="paragraph" style:parent-style-name="Heading_20_3">
      <style:paragraph-properties fo:margin-top="0cm" fo:margin-bottom="0.247cm" loext:contextual-spacing="false" fo:line-height="120%" fo:text-align="start" style:justify-single-word="false" fo:orphans="2" fo:widows="2"/>
      <style:text-properties fo:color="#455a64" style:font-name="Poppins" fo:font-weight="normal"/>
    </style:style>
    <style:style style:name="P20" style:family="paragraph" style:parent-style-name="Heading_20_3">
      <style:paragraph-properties fo:margin-top="0cm" fo:margin-bottom="0.247cm" loext:contextual-spacing="false" fo:line-height="120%" fo:text-align="start" style:justify-single-word="false" fo:orphans="2" fo:widows="2"/>
    </style:style>
    <style:style style:name="P21" style:family="paragraph" style:parent-style-name="Quotations">
      <style:paragraph-properties fo:margin-left="0cm" fo:margin-right="0cm" fo:margin-top="0cm" fo:margin-bottom="0.499cm" loext:contextual-spacing="false" fo:text-indent="0cm" style:auto-text-indent="false"/>
    </style:style>
    <style:style style:name="P22" style:family="paragraph" style:parent-style-name="Quotations">
      <style:paragraph-properties fo:margin-left="0cm" fo:margin-right="0cm" fo:margin-top="0cm" fo:margin-bottom="0.499cm" loext:contextual-spacing="false" fo:text-indent="0cm" style:auto-text-indent="false"/>
      <style:text-properties fo:font-variant="normal" fo:text-transform="none" fo:color="#343a40" style:font-name="Poppins" fo:font-size="11.25pt" fo:letter-spacing="normal" fo:font-style="normal" fo:font-weight="normal" loext:padding="0cm" loext:border="none"/>
    </style:style>
    <style:style style:name="P23" style:family="paragraph" style:parent-style-name="Quotations">
      <style:paragraph-properties fo:margin-left="0cm" fo:margin-right="0cm" fo:margin-top="0cm" fo:margin-bottom="0.499cm" loext:contextual-spacing="false" fo:text-align="start" style:justify-single-word="false" fo:orphans="2" fo:widows="2" fo:text-indent="0cm" style:auto-text-indent="false"/>
      <style:text-properties fo:font-variant="normal" fo:text-transform="none" fo:color="#343a40" style:font-name="Poppins" fo:font-size="11.25pt" fo:letter-spacing="normal" fo:font-style="normal" fo:font-weight="normal"/>
    </style:style>
    <style:style style:name="P24" style:family="paragraph" style:parent-style-name="Quotations">
      <style:paragraph-properties fo:margin-left="0cm" fo:margin-right="0cm" fo:margin-top="0cm" fo:margin-bottom="0.499cm" loext:contextual-spacing="false" fo:text-align="start" style:justify-single-word="false" fo:orphans="2" fo:widows="2" fo:text-indent="0cm" style:auto-text-indent="false"/>
      <style:text-properties fo:font-variant="normal" fo:text-transform="none" fo:color="#343a40" style:font-name="Poppins" fo:font-size="11.25pt" fo:letter-spacing="normal" fo:font-style="normal" fo:font-weight="normal" style:font-name-asian="Poppins" style:font-size-asian="11.25pt" style:font-style-asian="normal" style:font-weight-asian="normal" style:font-name-complex="Poppins" style:font-size-complex="11.25pt" style:font-style-complex="normal" style:font-weight-complex="normal"/>
    </style:style>
    <style:style style:name="P25" style:family="paragraph" style:parent-style-name="Quotations">
      <style:paragraph-properties fo:margin-left="0cm" fo:margin-right="0cm" fo:margin-top="0cm" fo:margin-bottom="0.499cm" loext:contextual-spacing="false" fo:text-align="start" style:justify-single-word="false" fo:orphans="2" fo:widows="2" fo:text-indent="0cm" style:auto-text-indent="false"/>
    </style:style>
    <style:style style:name="P26"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343a40" style:font-name="Poppins" fo:font-size="11.25pt" fo:letter-spacing="normal" fo:font-style="normal" fo:font-weight="normal"/>
    </style:style>
    <style:style style:name="P27" style:family="paragraph" style:parent-style-name="Heading_20_2">
      <style:paragraph-properties fo:margin-left="0cm" fo:margin-right="0cm" fo:margin-top="0cm" fo:margin-bottom="0.247cm" loext:contextual-spacing="false" fo:line-height="120%" fo:text-align="start" style:justify-single-word="false" fo:orphans="2" fo:widows="2" fo:text-indent="0cm" style:auto-text-indent="false"/>
      <style:text-properties fo:font-variant="normal" fo:text-transform="none" fo:color="#455a64" style:font-name="Poppins" fo:letter-spacing="normal" fo:font-style="normal" fo:font-weight="normal"/>
    </style:style>
    <style:style style:name="P28" style:family="paragraph" style:parent-style-name="Heading_20_2">
      <style:paragraph-properties fo:margin-left="0cm" fo:margin-right="0cm" fo:margin-top="0cm" fo:margin-bottom="0.247cm" loext:contextual-spacing="false" fo:line-height="120%" fo:text-align="start" style:justify-single-word="false" fo:orphans="2" fo:widows="2" fo:text-indent="0cm" style:auto-text-indent="false"/>
      <style:text-properties fo:font-variant="normal" fo:text-transform="none" fo:color="#455a64" fo:letter-spacing="normal"/>
    </style:style>
    <style:style style:name="P29" style:family="paragraph" style:parent-style-name="Text_20_body">
      <style:paragraph-properties fo:margin-left="0cm" fo:margin-right="0cm" fo:text-align="start" style:justify-single-word="false" fo:orphans="2" fo:widows="2" fo:text-indent="0cm" style:auto-text-indent="false"/>
    </style:style>
    <style:style style:name="P30" style:family="paragraph" style:parent-style-name="Quotations">
      <style:paragraph-properties fo:margin-top="0cm" fo:margin-bottom="0.499cm" loext:contextual-spacing="false"/>
    </style:style>
    <style:style style:name="P31" style:family="paragraph" style:parent-style-name="Quotations">
      <style:paragraph-properties fo:margin-top="0cm" fo:margin-bottom="0.499cm" loext:contextual-spacing="false" fo:text-align="start" style:justify-single-word="false" fo:orphans="2" fo:widows="2"/>
    </style:style>
    <style:style style:name="P32" style:family="paragraph" style:parent-style-name="Quotations">
      <style:paragraph-properties fo:margin-top="0cm" fo:margin-bottom="0.499cm" loext:contextual-spacing="false" fo:text-align="start" style:justify-single-word="false" fo:orphans="2" fo:widows="2"/>
      <style:text-properties fo:font-variant="normal" fo:text-transform="none" fo:color="#343a40" style:font-name="Poppins" fo:font-size="11.25pt" fo:letter-spacing="normal" fo:font-style="normal" fo:font-weight="normal"/>
    </style:style>
    <style:style style:name="P33" style:family="paragraph" style:parent-style-name="Horizontal_20_Line">
      <style:paragraph-properties fo:text-align="start" style:justify-single-word="false" fo:orphans="2" fo:widows="2"/>
    </style:style>
    <style:style style:name="P34" style:family="paragraph" style:parent-style-name="Text_20_body">
      <style:text-properties officeooo:rsid="00174c79" officeooo:paragraph-rsid="00174c79"/>
    </style:style>
    <style:style style:name="P35" style:family="paragraph" style:parent-style-name="Text_20_body">
      <style:paragraph-properties fo:text-align="start" style:justify-single-word="false" fo:orphans="2" fo:widows="2"/>
    </style:style>
    <style:style style:name="P36" style:family="paragraph" style:parent-style-name="Text_20_body">
      <style:text-properties fo:font-size="18pt" officeooo:rsid="001b2ae2" officeooo:paragraph-rsid="001b2ae2" fo:background-color="#ffd428" style:font-size-asian="18pt" style:font-size-complex="18pt"/>
    </style:style>
    <style:style style:name="P37" style:family="paragraph" style:parent-style-name="Preformatted_20_Text">
      <style:paragraph-properties fo:margin-left="1cm" fo:margin-right="1cm" fo:margin-top="0cm" fo:margin-bottom="0.499cm" loext:contextual-spacing="false" fo:text-align="start" style:justify-single-word="false" fo:orphans="2" fo:widows="2" fo:text-indent="0cm" style:auto-text-indent="false"/>
    </style:style>
    <style:style style:name="P38" style:family="paragraph" style:parent-style-name="Heading_20_2">
      <style:text-properties fo:font-variant="normal" fo:text-transform="none" fo:color="#455a64" style:font-name="Poppins" fo:font-size="18pt" fo:letter-spacing="normal" fo:font-style="normal" fo:font-weight="normal" officeooo:rsid="001b2ae2" officeooo:paragraph-rsid="001b2ae2" fo:background-color="#ffd428" style:font-size-asian="18pt" style:font-size-complex="18pt"/>
    </style:style>
    <style:style style:name="P39" style:family="paragraph" style:parent-style-name="Heading_20_2">
      <style:paragraph-properties fo:margin-left="0cm" fo:margin-right="0cm" fo:margin-top="0cm" fo:margin-bottom="0.247cm" loext:contextual-spacing="false" fo:line-height="120%" fo:text-align="start" style:justify-single-word="false" fo:orphans="2" fo:widows="2" fo:text-indent="0cm" style:auto-text-indent="false"/>
      <style:text-properties fo:font-variant="normal" fo:text-transform="none" fo:color="#455a64" style:font-name="Poppins" fo:letter-spacing="normal" fo:font-style="normal" fo:font-weight="normal"/>
    </style:style>
    <style:style style:name="P40" style:family="paragraph" style:parent-style-name="Heading_20_2">
      <style:paragraph-properties fo:margin-top="0cm" fo:margin-bottom="0.247cm" loext:contextual-spacing="false" fo:line-height="120%"/>
      <style:text-properties fo:color="#455a64" style:font-name="Poppins" fo:font-weight="normal"/>
    </style:style>
    <style:style style:name="P41" style:family="paragraph" style:parent-style-name="Heading_20_3">
      <style:paragraph-properties fo:margin-top="0cm" fo:margin-bottom="0.247cm" loext:contextual-spacing="false" fo:line-height="120%" fo:text-align="start" style:justify-single-word="false" fo:orphans="2" fo:widows="2"/>
      <style:text-properties fo:color="#455a64" style:font-name="Poppins" fo:font-weight="normal"/>
    </style:style>
    <style:style style:name="P42" style:family="paragraph" style:parent-style-name="Heading_20_3">
      <style:paragraph-properties fo:margin-top="0cm" fo:margin-bottom="0.247cm" loext:contextual-spacing="false" fo:line-height="120%" fo:text-align="start" style:justify-single-word="false" fo:orphans="2" fo:widows="2"/>
    </style:style>
    <style:style style:name="P43" style:family="paragraph" style:parent-style-name="Horizontal_20_Line">
      <style:paragraph-properties fo:text-align="start" style:justify-single-word="false" fo:orphans="2" fo:widows="2"/>
    </style:style>
    <style:style style:name="P44" style:family="paragraph" style:parent-style-name="Preformatted_20_Text">
      <style:paragraph-properties fo:margin-top="0cm" fo:margin-bottom="0.247cm" loext:contextual-spacing="false" fo:text-align="start" style:justify-single-word="false" fo:orphans="2" fo:widows="2"/>
    </style:style>
    <style:style style:name="P45" style:family="paragraph" style:parent-style-name="Preformatted_20_Text">
      <style:paragraph-properties fo:margin-left="1cm" fo:margin-right="1cm" fo:margin-top="0cm" fo:margin-bottom="0.499cm" loext:contextual-spacing="false" fo:text-align="start" style:justify-single-word="false" fo:orphans="2" fo:widows="2" fo:text-indent="0cm" style:auto-text-indent="false"/>
    </style:style>
    <style:style style:name="P46" style:family="paragraph" style:parent-style-name="Quotations">
      <style:paragraph-properties fo:margin-top="0cm" fo:margin-bottom="0.499cm" loext:contextual-spacing="false" fo:text-align="start" style:justify-single-word="false" fo:orphans="2" fo:widows="2"/>
    </style:style>
    <style:style style:name="P47" style:family="paragraph" style:parent-style-name="Quotations" style:list-style-name="L5">
      <style:paragraph-properties fo:margin-top="0cm" fo:margin-bottom="0.499cm" loext:contextual-spacing="false" fo:text-align="start" style:justify-single-word="false" fo:orphans="2" fo:widows="2"/>
    </style:style>
    <style:style style:name="P48" style:family="paragraph" style:parent-style-name="Quotations" style:list-style-name="L27">
      <style:paragraph-properties fo:margin-top="0cm" fo:margin-bottom="0.499cm" loext:contextual-spacing="false" fo:text-align="start" style:justify-single-word="false" fo:orphans="2" fo:widows="2"/>
    </style:style>
    <style:style style:name="P49" style:family="paragraph" style:parent-style-name="Quotations" style:list-style-name="L46">
      <style:paragraph-properties fo:margin-top="0cm" fo:margin-bottom="0.499cm" loext:contextual-spacing="false" fo:text-align="start" style:justify-single-word="false" fo:orphans="2" fo:widows="2"/>
    </style:style>
    <style:style style:name="P50" style:family="paragraph" style:parent-style-name="Quotations">
      <style:paragraph-properties fo:margin-top="0cm" fo:margin-bottom="0.499cm" loext:contextual-spacing="false" fo:text-align="start" style:justify-single-word="false" fo:orphans="2" fo:widows="2"/>
      <style:text-properties fo:font-variant="normal" fo:text-transform="none" fo:color="#343a40" style:font-name="Poppins" fo:font-size="11.25pt" fo:letter-spacing="normal" fo:font-style="normal" fo:font-weight="normal"/>
    </style:style>
    <style:style style:name="P51" style:family="paragraph" style:parent-style-name="Quotations" style:list-style-name="L6">
      <style:paragraph-properties fo:margin-top="0cm" fo:margin-bottom="0.499cm" loext:contextual-spacing="false" fo:text-align="start" style:justify-single-word="false" fo:orphans="2" fo:widows="2"/>
      <style:text-properties fo:font-variant="normal" fo:text-transform="none" fo:color="#343a40" style:font-name="Poppins" fo:font-size="11.25pt" fo:letter-spacing="normal" fo:font-style="normal" fo:font-weight="normal"/>
    </style:style>
    <style:style style:name="P52" style:family="paragraph" style:parent-style-name="Quotations" style:list-style-name="L12">
      <style:paragraph-properties fo:margin-top="0cm" fo:margin-bottom="0.499cm" loext:contextual-spacing="false" fo:text-align="start" style:justify-single-word="false" fo:orphans="2" fo:widows="2"/>
      <style:text-properties fo:font-variant="normal" fo:text-transform="none" fo:color="#343a40" style:font-name="Poppins" fo:font-size="11.25pt" fo:letter-spacing="normal" fo:font-style="normal" fo:font-weight="normal"/>
    </style:style>
    <style:style style:name="P53" style:family="paragraph" style:parent-style-name="Quotations" style:list-style-name="L22">
      <style:paragraph-properties fo:margin-top="0cm" fo:margin-bottom="0.499cm" loext:contextual-spacing="false" fo:text-align="start" style:justify-single-word="false" fo:orphans="2" fo:widows="2"/>
      <style:text-properties fo:font-variant="normal" fo:text-transform="none" fo:color="#343a40" style:font-name="Poppins" fo:font-size="11.25pt" fo:letter-spacing="normal" fo:font-style="normal" fo:font-weight="normal"/>
    </style:style>
    <style:style style:name="P54" style:family="paragraph" style:parent-style-name="Quotations" style:list-style-name="L26">
      <style:paragraph-properties fo:margin-top="0cm" fo:margin-bottom="0.499cm" loext:contextual-spacing="false" fo:text-align="start" style:justify-single-word="false" fo:orphans="2" fo:widows="2"/>
      <style:text-properties fo:font-variant="normal" fo:text-transform="none" fo:color="#343a40" style:font-name="Poppins" fo:font-size="11.25pt" fo:letter-spacing="normal" fo:font-style="normal" fo:font-weight="normal"/>
    </style:style>
    <style:style style:name="P55" style:family="paragraph" style:parent-style-name="Quotations" style:list-style-name="L33">
      <style:paragraph-properties fo:margin-top="0cm" fo:margin-bottom="0.499cm" loext:contextual-spacing="false" fo:text-align="start" style:justify-single-word="false" fo:orphans="2" fo:widows="2"/>
      <style:text-properties fo:font-variant="normal" fo:text-transform="none" fo:color="#343a40" style:font-name="Poppins" fo:font-size="11.25pt" fo:letter-spacing="normal" fo:font-style="normal" fo:font-weight="normal"/>
    </style:style>
    <style:style style:name="P56" style:family="paragraph" style:parent-style-name="Quotations">
      <style:paragraph-properties fo:margin-left="0cm" fo:margin-right="0cm" fo:margin-top="0cm" fo:margin-bottom="0.499cm" loext:contextual-spacing="false" fo:text-align="start" style:justify-single-word="false" fo:orphans="2" fo:widows="2" fo:text-indent="0cm" style:auto-text-indent="false"/>
    </style:style>
    <style:style style:name="P57" style:family="paragraph" style:parent-style-name="Quotations" style:list-style-name="L10">
      <style:paragraph-properties fo:margin-left="0cm" fo:margin-right="0cm" fo:margin-top="0cm" fo:margin-bottom="0.499cm" loext:contextual-spacing="false" fo:text-align="start" style:justify-single-word="false" fo:orphans="2" fo:widows="2" fo:text-indent="0cm" style:auto-text-indent="false"/>
    </style:style>
    <style:style style:name="P58" style:family="paragraph" style:parent-style-name="Quotations" style:list-style-name="L22">
      <style:paragraph-properties fo:margin-left="0cm" fo:margin-right="0cm" fo:margin-top="0cm" fo:margin-bottom="0.499cm" loext:contextual-spacing="false" fo:text-align="start" style:justify-single-word="false" fo:orphans="2" fo:widows="2" fo:text-indent="0cm" style:auto-text-indent="false"/>
      <style:text-properties fo:font-variant="normal" fo:text-transform="none" fo:color="#343a40" style:font-name="Poppins" fo:font-size="11.25pt" fo:letter-spacing="normal" fo:font-style="normal" fo:font-weight="normal" style:font-name-asian="Poppins" style:font-size-asian="11.25pt" style:font-style-asian="normal" style:font-weight-asian="normal" style:font-name-complex="Poppins" style:font-size-complex="11.25pt" style:font-style-complex="normal" style:font-weight-complex="normal"/>
    </style:style>
    <style:style style:name="P59" style:family="paragraph" style:parent-style-name="Quotations">
      <style:paragraph-properties fo:margin-left="0cm" fo:margin-right="0cm" fo:margin-top="0cm" fo:margin-bottom="0.499cm" loext:contextual-spacing="false" fo:text-align="start" style:justify-single-word="false" fo:orphans="2" fo:widows="2" fo:text-indent="0cm" style:auto-text-indent="false"/>
      <style:text-properties fo:font-variant="normal" fo:text-transform="none" fo:color="#343a40" style:font-name="Poppins" fo:font-size="11.25pt" fo:letter-spacing="normal" fo:font-style="normal" fo:font-weight="normal"/>
    </style:style>
    <style:style style:name="P60" style:family="paragraph" style:parent-style-name="Table_20_Contents">
      <style:paragraph-properties fo:text-align="start" style:justify-single-word="false"/>
    </style:style>
    <style:style style:name="P61" style:family="paragraph" style:parent-style-name="Table_20_Heading">
      <style:paragraph-properties fo:text-align="start" style:justify-single-word="false"/>
    </style:style>
    <style:style style:name="P62" style:family="paragraph" style:parent-style-name="Text_20_body" style:list-style-name="L1">
      <style:paragraph-properties fo:margin-top="0cm" fo:margin-bottom="0.247cm" loext:contextual-spacing="false"/>
    </style:style>
    <style:style style:name="P63" style:family="paragraph" style:parent-style-name="Text_20_body" style:list-style-name="L2">
      <style:paragraph-properties fo:margin-top="0cm" fo:margin-bottom="0.247cm" loext:contextual-spacing="false"/>
    </style:style>
    <style:style style:name="P64" style:family="paragraph" style:parent-style-name="Text_20_body" style:list-style-name="L3">
      <style:paragraph-properties fo:margin-top="0cm" fo:margin-bottom="0.247cm" loext:contextual-spacing="false"/>
    </style:style>
    <style:style style:name="P65" style:family="paragraph" style:parent-style-name="Text_20_body" style:list-style-name="L3">
      <style:paragraph-properties fo:margin-top="0cm" fo:margin-bottom="0.247cm" loext:contextual-spacing="false"/>
      <style:text-properties fo:font-variant="normal" fo:text-transform="none" fo:color="#343a40" style:font-name="Poppins" fo:font-size="11.25pt" fo:letter-spacing="normal" fo:font-style="normal" fo:font-weight="normal" loext:padding="0cm" loext:border="none"/>
    </style:style>
    <style:style style:name="P66" style:family="paragraph" style:parent-style-name="Text_20_body">
      <style:paragraph-properties fo:margin-top="0cm" fo:margin-bottom="0.247cm" loext:contextual-spacing="false" fo:text-align="start" style:justify-single-word="false" fo:orphans="2" fo:widows="2"/>
      <style:text-properties fo:font-variant="normal" fo:text-transform="none" fo:color="#343a40" style:font-name="Poppins" fo:font-size="11.25pt" fo:letter-spacing="normal" fo:font-style="normal" fo:font-weight="normal"/>
    </style:style>
    <style:style style:name="P67" style:family="paragraph" style:parent-style-name="Text_20_body" style:list-style-name="L4">
      <style:paragraph-properties fo:margin-top="0cm" fo:margin-bottom="0.247cm" loext:contextual-spacing="false" fo:text-align="start" style:justify-single-word="false" fo:orphans="2" fo:widows="2"/>
      <style:text-properties fo:font-variant="normal" fo:text-transform="none" fo:color="#343a40" style:font-name="Poppins" fo:font-size="11.25pt" fo:letter-spacing="normal" fo:font-style="normal" fo:font-weight="normal"/>
    </style:style>
    <style:style style:name="P68" style:family="paragraph" style:parent-style-name="Text_20_body" style:list-style-name="L9">
      <style:paragraph-properties fo:margin-top="0cm" fo:margin-bottom="0.247cm" loext:contextual-spacing="false" fo:text-align="start" style:justify-single-word="false" fo:orphans="2" fo:widows="2"/>
      <style:text-properties fo:font-variant="normal" fo:text-transform="none" fo:color="#343a40" style:font-name="Poppins" fo:font-size="11.25pt" fo:letter-spacing="normal" fo:font-style="normal" fo:font-weight="normal"/>
    </style:style>
    <style:style style:name="P69" style:family="paragraph" style:parent-style-name="Text_20_body" style:list-style-name="L11">
      <style:paragraph-properties fo:margin-top="0cm" fo:margin-bottom="0.247cm" loext:contextual-spacing="false" fo:text-align="start" style:justify-single-word="false" fo:orphans="2" fo:widows="2"/>
      <style:text-properties fo:font-variant="normal" fo:text-transform="none" fo:color="#343a40" style:font-name="Poppins" fo:font-size="11.25pt" fo:letter-spacing="normal" fo:font-style="normal" fo:font-weight="normal"/>
    </style:style>
    <style:style style:name="P70" style:family="paragraph" style:parent-style-name="Text_20_body" style:list-style-name="L13">
      <style:paragraph-properties fo:margin-top="0cm" fo:margin-bottom="0.247cm" loext:contextual-spacing="false" fo:text-align="start" style:justify-single-word="false" fo:orphans="2" fo:widows="2"/>
      <style:text-properties fo:font-variant="normal" fo:text-transform="none" fo:color="#343a40" style:font-name="Poppins" fo:font-size="11.25pt" fo:letter-spacing="normal" fo:font-style="normal" fo:font-weight="normal"/>
    </style:style>
    <style:style style:name="P71" style:family="paragraph" style:parent-style-name="Text_20_body" style:list-style-name="L14">
      <style:paragraph-properties fo:margin-top="0cm" fo:margin-bottom="0.247cm" loext:contextual-spacing="false" fo:text-align="start" style:justify-single-word="false" fo:orphans="2" fo:widows="2"/>
      <style:text-properties fo:font-variant="normal" fo:text-transform="none" fo:color="#343a40" style:font-name="Poppins" fo:font-size="11.25pt" fo:letter-spacing="normal" fo:font-style="normal" fo:font-weight="normal"/>
    </style:style>
    <style:style style:name="P72" style:family="paragraph" style:parent-style-name="Text_20_body" style:list-style-name="L16">
      <style:paragraph-properties fo:margin-top="0cm" fo:margin-bottom="0.247cm" loext:contextual-spacing="false" fo:text-align="start" style:justify-single-word="false" fo:orphans="2" fo:widows="2"/>
      <style:text-properties fo:font-variant="normal" fo:text-transform="none" fo:color="#343a40" style:font-name="Poppins" fo:font-size="11.25pt" fo:letter-spacing="normal" fo:font-style="normal" fo:font-weight="normal"/>
    </style:style>
    <style:style style:name="P73" style:family="paragraph" style:parent-style-name="Text_20_body" style:list-style-name="L17">
      <style:paragraph-properties fo:margin-top="0cm" fo:margin-bottom="0.247cm" loext:contextual-spacing="false" fo:text-align="start" style:justify-single-word="false" fo:orphans="2" fo:widows="2"/>
      <style:text-properties fo:font-variant="normal" fo:text-transform="none" fo:color="#343a40" style:font-name="Poppins" fo:font-size="11.25pt" fo:letter-spacing="normal" fo:font-style="normal" fo:font-weight="normal"/>
    </style:style>
    <style:style style:name="P74" style:family="paragraph" style:parent-style-name="Text_20_body" style:list-style-name="L19">
      <style:paragraph-properties fo:margin-top="0cm" fo:margin-bottom="0.247cm" loext:contextual-spacing="false" fo:text-align="start" style:justify-single-word="false" fo:orphans="2" fo:widows="2"/>
      <style:text-properties fo:font-variant="normal" fo:text-transform="none" fo:color="#343a40" style:font-name="Poppins" fo:font-size="11.25pt" fo:letter-spacing="normal" fo:font-style="normal" fo:font-weight="normal"/>
    </style:style>
    <style:style style:name="P75" style:family="paragraph" style:parent-style-name="Text_20_body" style:list-style-name="L20">
      <style:paragraph-properties fo:margin-top="0cm" fo:margin-bottom="0.247cm" loext:contextual-spacing="false" fo:text-align="start" style:justify-single-word="false" fo:orphans="2" fo:widows="2"/>
      <style:text-properties fo:font-variant="normal" fo:text-transform="none" fo:color="#343a40" style:font-name="Poppins" fo:font-size="11.25pt" fo:letter-spacing="normal" fo:font-style="normal" fo:font-weight="normal"/>
    </style:style>
    <style:style style:name="P76" style:family="paragraph" style:parent-style-name="Text_20_body" style:list-style-name="L21">
      <style:paragraph-properties fo:margin-top="0cm" fo:margin-bottom="0.247cm" loext:contextual-spacing="false" fo:text-align="start" style:justify-single-word="false" fo:orphans="2" fo:widows="2"/>
      <style:text-properties fo:font-variant="normal" fo:text-transform="none" fo:color="#343a40" style:font-name="Poppins" fo:font-size="11.25pt" fo:letter-spacing="normal" fo:font-style="normal" fo:font-weight="normal"/>
    </style:style>
    <style:style style:name="P77" style:family="paragraph" style:parent-style-name="Text_20_body" style:list-style-name="L23">
      <style:paragraph-properties fo:margin-top="0cm" fo:margin-bottom="0.247cm" loext:contextual-spacing="false" fo:text-align="start" style:justify-single-word="false" fo:orphans="2" fo:widows="2"/>
      <style:text-properties fo:font-variant="normal" fo:text-transform="none" fo:color="#343a40" style:font-name="Poppins" fo:font-size="11.25pt" fo:letter-spacing="normal" fo:font-style="normal" fo:font-weight="normal"/>
    </style:style>
    <style:style style:name="P78" style:family="paragraph" style:parent-style-name="Text_20_body" style:list-style-name="L28">
      <style:paragraph-properties fo:margin-top="0cm" fo:margin-bottom="0.247cm" loext:contextual-spacing="false" fo:text-align="start" style:justify-single-word="false" fo:orphans="2" fo:widows="2"/>
      <style:text-properties fo:font-variant="normal" fo:text-transform="none" fo:color="#343a40" style:font-name="Poppins" fo:font-size="11.25pt" fo:letter-spacing="normal" fo:font-style="normal" fo:font-weight="normal"/>
    </style:style>
    <style:style style:name="P79" style:family="paragraph" style:parent-style-name="Text_20_body" style:list-style-name="L29">
      <style:paragraph-properties fo:margin-top="0cm" fo:margin-bottom="0.247cm" loext:contextual-spacing="false" fo:text-align="start" style:justify-single-word="false" fo:orphans="2" fo:widows="2"/>
      <style:text-properties fo:font-variant="normal" fo:text-transform="none" fo:color="#343a40" style:font-name="Poppins" fo:font-size="11.25pt" fo:letter-spacing="normal" fo:font-style="normal" fo:font-weight="normal"/>
    </style:style>
    <style:style style:name="P80" style:family="paragraph" style:parent-style-name="Text_20_body" style:list-style-name="L30">
      <style:paragraph-properties fo:margin-top="0cm" fo:margin-bottom="0.247cm" loext:contextual-spacing="false" fo:text-align="start" style:justify-single-word="false" fo:orphans="2" fo:widows="2"/>
      <style:text-properties fo:font-variant="normal" fo:text-transform="none" fo:color="#343a40" style:font-name="Poppins" fo:font-size="11.25pt" fo:letter-spacing="normal" fo:font-style="normal" fo:font-weight="normal"/>
    </style:style>
    <style:style style:name="P81" style:family="paragraph" style:parent-style-name="Text_20_body" style:list-style-name="L31">
      <style:paragraph-properties fo:margin-top="0cm" fo:margin-bottom="0.247cm" loext:contextual-spacing="false" fo:text-align="start" style:justify-single-word="false" fo:orphans="2" fo:widows="2"/>
      <style:text-properties fo:font-variant="normal" fo:text-transform="none" fo:color="#343a40" style:font-name="Poppins" fo:font-size="11.25pt" fo:letter-spacing="normal" fo:font-style="normal" fo:font-weight="normal"/>
    </style:style>
    <style:style style:name="P82" style:family="paragraph" style:parent-style-name="Text_20_body" style:list-style-name="L32">
      <style:paragraph-properties fo:margin-top="0cm" fo:margin-bottom="0.247cm" loext:contextual-spacing="false" fo:text-align="start" style:justify-single-word="false" fo:orphans="2" fo:widows="2"/>
      <style:text-properties fo:font-variant="normal" fo:text-transform="none" fo:color="#343a40" style:font-name="Poppins" fo:font-size="11.25pt" fo:letter-spacing="normal" fo:font-style="normal" fo:font-weight="normal"/>
    </style:style>
    <style:style style:name="P83" style:family="paragraph" style:parent-style-name="Text_20_body" style:list-style-name="L34">
      <style:paragraph-properties fo:margin-top="0cm" fo:margin-bottom="0.247cm" loext:contextual-spacing="false" fo:text-align="start" style:justify-single-word="false" fo:orphans="2" fo:widows="2"/>
      <style:text-properties fo:font-variant="normal" fo:text-transform="none" fo:color="#343a40" style:font-name="Poppins" fo:font-size="11.25pt" fo:letter-spacing="normal" fo:font-style="normal" fo:font-weight="normal"/>
    </style:style>
    <style:style style:name="P84" style:family="paragraph" style:parent-style-name="Text_20_body" style:list-style-name="L35">
      <style:paragraph-properties fo:margin-top="0cm" fo:margin-bottom="0.247cm" loext:contextual-spacing="false" fo:text-align="start" style:justify-single-word="false" fo:orphans="2" fo:widows="2"/>
      <style:text-properties fo:font-variant="normal" fo:text-transform="none" fo:color="#343a40" style:font-name="Poppins" fo:font-size="11.25pt" fo:letter-spacing="normal" fo:font-style="normal" fo:font-weight="normal"/>
    </style:style>
    <style:style style:name="P85" style:family="paragraph" style:parent-style-name="Text_20_body" style:list-style-name="L44">
      <style:paragraph-properties fo:margin-top="0cm" fo:margin-bottom="0.247cm" loext:contextual-spacing="false" fo:text-align="start" style:justify-single-word="false" fo:orphans="2" fo:widows="2"/>
      <style:text-properties fo:font-variant="normal" fo:text-transform="none" fo:color="#343a40" style:font-name="Poppins" fo:font-size="11.25pt" fo:letter-spacing="normal" fo:font-style="normal" fo:font-weight="normal"/>
    </style:style>
    <style:style style:name="P86" style:family="paragraph" style:parent-style-name="Text_20_body" style:list-style-name="L45">
      <style:paragraph-properties fo:margin-top="0cm" fo:margin-bottom="0.247cm" loext:contextual-spacing="false" fo:text-align="start" style:justify-single-word="false" fo:orphans="2" fo:widows="2"/>
      <style:text-properties fo:font-variant="normal" fo:text-transform="none" fo:color="#343a40" style:font-name="Poppins" fo:font-size="11.25pt" fo:letter-spacing="normal" fo:font-style="normal" fo:font-weight="normal"/>
    </style:style>
    <style:style style:name="P87" style:family="paragraph" style:parent-style-name="Text_20_body">
      <style:paragraph-properties fo:margin-top="0cm" fo:margin-bottom="0.247cm" loext:contextual-spacing="false" fo:text-align="start" style:justify-single-word="false" fo:orphans="2" fo:widows="2"/>
      <style:text-properties fo:font-variant="normal" fo:text-transform="none" fo:color="#343a40" style:font-name="Poppins" fo:font-size="11.25pt" fo:letter-spacing="normal" fo:font-style="normal" fo:font-weight="normal" style:font-name-asian="Poppins" style:font-size-asian="11.25pt" style:font-style-asian="normal" style:font-weight-asian="normal" style:font-name-complex="Poppins" style:font-size-complex="11.25pt" style:font-style-complex="normal" style:font-weight-complex="normal"/>
    </style:style>
    <style:style style:name="P88" style:family="paragraph" style:parent-style-name="Text_20_body">
      <style:paragraph-properties fo:margin-top="0cm" fo:margin-bottom="0.247cm" loext:contextual-spacing="false" fo:text-align="start" style:justify-single-word="false" fo:orphans="2" fo:widows="2"/>
      <style:text-properties fo:font-variant="normal" fo:text-transform="none" fo:color="#1177d1" fo:letter-spacing="normal" style:text-underline-style="solid" style:text-underline-width="auto" style:text-underline-color="font-color" fo:background-color="transparent"/>
    </style:style>
    <style:style style:name="P89" style:family="paragraph" style:parent-style-name="Text_20_body">
      <style:paragraph-properties fo:margin-top="0cm" fo:margin-bottom="0.247cm" loext:contextual-spacing="false" fo:text-align="start" style:justify-single-word="false" fo:orphans="2" fo:widows="2"/>
    </style:style>
    <style:style style:name="P90" style:family="paragraph" style:parent-style-name="Text_20_body" style:list-style-name="L7">
      <style:paragraph-properties fo:margin-top="0cm" fo:margin-bottom="0.247cm" loext:contextual-spacing="false" fo:text-align="start" style:justify-single-word="false" fo:orphans="2" fo:widows="2"/>
    </style:style>
    <style:style style:name="P91" style:family="paragraph" style:parent-style-name="Text_20_body" style:list-style-name="L8">
      <style:paragraph-properties fo:margin-top="0cm" fo:margin-bottom="0.247cm" loext:contextual-spacing="false" fo:text-align="start" style:justify-single-word="false" fo:orphans="2" fo:widows="2"/>
    </style:style>
    <style:style style:name="P92" style:family="paragraph" style:parent-style-name="Text_20_body" style:list-style-name="L10">
      <style:paragraph-properties fo:margin-top="0cm" fo:margin-bottom="0.247cm" loext:contextual-spacing="false" fo:text-align="start" style:justify-single-word="false" fo:orphans="2" fo:widows="2"/>
    </style:style>
    <style:style style:name="P93" style:family="paragraph" style:parent-style-name="Text_20_body" style:list-style-name="L15">
      <style:paragraph-properties fo:margin-top="0cm" fo:margin-bottom="0.247cm" loext:contextual-spacing="false" fo:text-align="start" style:justify-single-word="false" fo:orphans="2" fo:widows="2"/>
    </style:style>
    <style:style style:name="P94" style:family="paragraph" style:parent-style-name="Text_20_body" style:list-style-name="L18">
      <style:paragraph-properties fo:margin-top="0cm" fo:margin-bottom="0.247cm" loext:contextual-spacing="false" fo:text-align="start" style:justify-single-word="false" fo:orphans="2" fo:widows="2"/>
    </style:style>
    <style:style style:name="P95" style:family="paragraph" style:parent-style-name="Text_20_body" style:list-style-name="L24">
      <style:paragraph-properties fo:margin-top="0cm" fo:margin-bottom="0.247cm" loext:contextual-spacing="false" fo:text-align="start" style:justify-single-word="false" fo:orphans="2" fo:widows="2"/>
    </style:style>
    <style:style style:name="P96" style:family="paragraph" style:parent-style-name="Text_20_body" style:list-style-name="L25">
      <style:paragraph-properties fo:margin-top="0cm" fo:margin-bottom="0.247cm" loext:contextual-spacing="false" fo:text-align="start" style:justify-single-word="false" fo:orphans="2" fo:widows="2"/>
    </style:style>
    <style:style style:name="P97" style:family="paragraph" style:parent-style-name="Text_20_body" style:list-style-name="L29">
      <style:paragraph-properties fo:margin-top="0cm" fo:margin-bottom="0.247cm" loext:contextual-spacing="false" fo:text-align="start" style:justify-single-word="false" fo:orphans="2" fo:widows="2"/>
    </style:style>
    <style:style style:name="P98" style:family="paragraph" style:parent-style-name="Text_20_body" style:list-style-name="L31">
      <style:paragraph-properties fo:margin-top="0cm" fo:margin-bottom="0.247cm" loext:contextual-spacing="false" fo:text-align="start" style:justify-single-word="false" fo:orphans="2" fo:widows="2"/>
    </style:style>
    <style:style style:name="P99" style:family="paragraph" style:parent-style-name="Text_20_body" style:list-style-name="L32">
      <style:paragraph-properties fo:margin-top="0cm" fo:margin-bottom="0.247cm" loext:contextual-spacing="false" fo:text-align="start" style:justify-single-word="false" fo:orphans="2" fo:widows="2"/>
    </style:style>
    <style:style style:name="P100" style:family="paragraph" style:parent-style-name="Text_20_body" style:list-style-name="L36">
      <style:paragraph-properties fo:margin-top="0cm" fo:margin-bottom="0.247cm" loext:contextual-spacing="false" fo:text-align="start" style:justify-single-word="false" fo:orphans="2" fo:widows="2"/>
    </style:style>
    <style:style style:name="P101" style:family="paragraph" style:parent-style-name="Text_20_body" style:list-style-name="L37">
      <style:paragraph-properties fo:margin-top="0cm" fo:margin-bottom="0.247cm" loext:contextual-spacing="false" fo:text-align="start" style:justify-single-word="false" fo:orphans="2" fo:widows="2"/>
    </style:style>
    <style:style style:name="P102" style:family="paragraph" style:parent-style-name="Text_20_body" style:list-style-name="L38">
      <style:paragraph-properties fo:margin-top="0cm" fo:margin-bottom="0.247cm" loext:contextual-spacing="false" fo:text-align="start" style:justify-single-word="false" fo:orphans="2" fo:widows="2"/>
    </style:style>
    <style:style style:name="P103" style:family="paragraph" style:parent-style-name="Text_20_body" style:list-style-name="L39">
      <style:paragraph-properties fo:margin-top="0cm" fo:margin-bottom="0.247cm" loext:contextual-spacing="false" fo:text-align="start" style:justify-single-word="false" fo:orphans="2" fo:widows="2"/>
    </style:style>
    <style:style style:name="P104" style:family="paragraph" style:parent-style-name="Text_20_body" style:list-style-name="L40">
      <style:paragraph-properties fo:margin-top="0cm" fo:margin-bottom="0.247cm" loext:contextual-spacing="false" fo:text-align="start" style:justify-single-word="false" fo:orphans="2" fo:widows="2"/>
    </style:style>
    <style:style style:name="P105" style:family="paragraph" style:parent-style-name="Text_20_body" style:list-style-name="L41">
      <style:paragraph-properties fo:margin-top="0cm" fo:margin-bottom="0.247cm" loext:contextual-spacing="false" fo:text-align="start" style:justify-single-word="false" fo:orphans="2" fo:widows="2"/>
    </style:style>
    <style:style style:name="P106" style:family="paragraph" style:parent-style-name="Text_20_body" style:list-style-name="L42">
      <style:paragraph-properties fo:margin-top="0cm" fo:margin-bottom="0.247cm" loext:contextual-spacing="false" fo:text-align="start" style:justify-single-word="false" fo:orphans="2" fo:widows="2"/>
    </style:style>
    <style:style style:name="P107" style:family="paragraph" style:parent-style-name="Text_20_body" style:list-style-name="L43">
      <style:paragraph-properties fo:margin-top="0cm" fo:margin-bottom="0.247cm" loext:contextual-spacing="false" fo:text-align="start" style:justify-single-word="false" fo:orphans="2" fo:widows="2"/>
    </style:style>
    <style:style style:name="P108" style:family="paragraph" style:parent-style-name="Text_20_body" style:list-style-name="L45">
      <style:paragraph-properties fo:margin-top="0cm" fo:margin-bottom="0.247cm" loext:contextual-spacing="false" fo:text-align="start" style:justify-single-word="false" fo:orphans="2" fo:widows="2"/>
    </style:style>
    <style:style style:name="P109" style:family="paragraph" style:parent-style-name="Text_20_body" style:list-style-name="L8">
      <style:paragraph-properties fo:margin-top="0cm" fo:margin-bottom="0cm" loext:contextual-spacing="false" fo:text-align="start" style:justify-single-word="false" fo:orphans="2" fo:widows="2"/>
    </style:style>
    <style:style style:name="P110" style:family="paragraph" style:parent-style-name="Text_20_body" style:list-style-name="L9">
      <style:paragraph-properties fo:margin-top="0cm" fo:margin-bottom="0cm" loext:contextual-spacing="false" fo:text-align="start" style:justify-single-word="false" fo:orphans="2" fo:widows="2"/>
    </style:style>
    <style:style style:name="P111" style:family="paragraph">
      <style:paragraph-properties fo:text-align="center"/>
    </style:style>
    <style:style style:name="P112" style:family="paragraph">
      <loext:graphic-properties draw:fill="none" draw:fill-color="#ffffff"/>
      <style:paragraph-properties style:writing-mode="lr-tb"/>
    </style:style>
    <style:style style:name="P113" style:family="paragraph">
      <loext:graphic-properties draw:fill="none" draw:fill-color="#ffffff"/>
      <style:paragraph-properties style:writing-mode="lr-tb"/>
      <style:text-properties fo:color="#ffffff"/>
    </style:style>
    <style:style style:name="P114" style:family="paragraph">
      <style:text-properties fo:font-size="12pt"/>
    </style:style>
    <style:style style:name="T1" style:family="text">
      <style:text-properties style:font-name="Poppins" fo:font-style="normal" fo:font-weight="normal"/>
    </style:style>
    <style:style style:name="T2" style:family="text">
      <style:text-properties fo:color="#455a64" style:font-name="Poppins" fo:font-weight="normal"/>
    </style:style>
    <style:style style:name="T3" style:family="text">
      <style:text-properties fo:color="#455a64" style:font-name="Poppins" fo:font-weight="bold"/>
    </style:style>
    <style:style style:name="T4" style:family="text">
      <style:text-properties fo:font-variant="normal" fo:text-transform="none" fo:color="#343a40" style:font-name="Poppins" fo:font-size="11.25pt" fo:letter-spacing="normal" fo:font-style="normal" fo:font-weight="normal"/>
    </style:style>
    <style:style style:name="T5" style:family="text">
      <style:text-properties fo:font-variant="normal" fo:text-transform="none" fo:color="#343a40" style:font-name="Poppins" fo:font-size="11.25pt" fo:letter-spacing="normal" fo:font-style="normal" fo:font-weight="normal" loext:padding="0cm" loext:border="none"/>
    </style:style>
    <style:style style:name="T6" style:family="text">
      <style:text-properties fo:font-variant="normal" fo:text-transform="none" fo:color="#343a40" style:font-name="Poppins" fo:font-size="11.25pt" fo:letter-spacing="normal" fo:font-style="normal" fo:font-weight="normal" style:font-name-asian="Poppins" style:font-size-asian="11.25pt" style:font-style-asian="normal" style:font-weight-asian="normal" style:font-name-complex="Poppins" style:font-size-complex="11.25pt" style:font-style-complex="normal" style:font-weight-complex="normal"/>
    </style:style>
    <style:style style:name="T7" style:family="text">
      <style:text-properties fo:font-variant="normal" fo:text-transform="none" fo:color="#343a40" style:font-name="Poppins" fo:font-size="11.25pt" fo:letter-spacing="normal" fo:font-style="normal" fo:font-weight="normal" style:font-name-asian="Poppins" style:font-size-asian="11.25pt" style:font-style-asian="normal" style:font-weight-asian="normal" style:font-name-complex="Poppins" style:font-size-complex="11.25pt" style:font-style-complex="normal" style:font-weight-complex="normal" loext:padding="0cm" loext:border="none"/>
    </style:style>
    <style:style style:name="T8" style:family="text">
      <style:text-properties fo:font-variant="normal" fo:text-transform="none" fo:color="#343a40" style:font-name="Poppins" fo:font-size="11.25pt" fo:letter-spacing="normal" fo:font-style="normal" fo:font-weight="bold"/>
    </style:style>
    <style:style style:name="T9" style:family="text">
      <style:text-properties fo:font-variant="normal" fo:text-transform="none" fo:color="#343a40" style:font-name="Poppins" fo:font-size="11.25pt" fo:letter-spacing="normal" fo:font-style="normal" fo:font-weight="bold" style:font-name-asian="Poppins" style:font-size-asian="11.25pt" style:font-style-asian="normal" style:font-weight-asian="normal" style:font-name-complex="Poppins" style:font-size-complex="11.25pt" style:font-style-complex="normal" style:font-weight-complex="normal"/>
    </style:style>
    <style:style style:name="T10" style:family="text">
      <style:text-properties fo:font-variant="normal" fo:text-transform="none" fo:color="#212529" style:font-name="SFMono-Regular" fo:font-size="9.75pt" fo:letter-spacing="normal" fo:font-style="normal" fo:font-weight="normal"/>
    </style:style>
    <style:style style:name="T11" style:family="text">
      <style:text-properties fo:font-variant="normal" fo:text-transform="none" fo:color="#212529" style:font-name="SFMono-Regular" fo:font-size="9.75pt" fo:letter-spacing="normal" fo:font-style="normal" fo:font-weight="normal" loext:padding="0cm" loext:border="none"/>
    </style:style>
    <style:style style:name="T12" style:family="text">
      <style:text-properties fo:font-variant="normal" fo:text-transform="none" fo:color="#212529" fo:letter-spacing="normal"/>
    </style:style>
    <style:style style:name="T13" style:family="text">
      <style:text-properties fo:font-variant="normal" fo:text-transform="none" fo:color="#212529" fo:letter-spacing="normal" loext:padding="0cm" loext:border="none"/>
    </style:style>
    <style:style style:name="T14" style:family="text">
      <style:text-properties fo:font-variant="normal" fo:text-transform="none" fo:color="#e83e8c" style:font-name="SFMono-Regular" fo:font-size="9.75pt" fo:letter-spacing="normal" fo:font-style="normal" fo:font-weight="normal"/>
    </style:style>
    <style:style style:name="T15" style:family="text">
      <style:text-properties fo:font-variant="normal" fo:text-transform="none" fo:color="#e83e8c" style:font-name="SFMono-Regular" fo:font-size="9.75pt" fo:letter-spacing="normal" fo:font-style="normal" fo:font-weight="normal" loext:padding="0cm" loext:border="none"/>
    </style:style>
    <style:style style:name="T16" style:family="text">
      <style:text-properties fo:font-variant="normal" fo:text-transform="none" fo:color="#e83e8c" style:font-name="SFMono-Regular" fo:font-size="9.75pt" fo:letter-spacing="normal" fo:font-style="normal" fo:font-weight="normal" style:font-name-asian="Poppins" style:font-size-asian="11.25pt" style:font-style-asian="normal" style:font-weight-asian="normal" style:font-name-complex="Poppins" style:font-size-complex="11.25pt" style:font-style-complex="normal" style:font-weight-complex="normal" loext:padding="0cm" loext:border="none"/>
    </style:style>
    <style:style style:name="T17" style:family="text">
      <style:text-properties fo:font-variant="normal" fo:text-transform="none" fo:color="#e83e8c" style:font-name="SFMono-Regular" fo:font-size="9.75pt" fo:letter-spacing="normal" fo:font-style="normal" fo:font-weight="bold"/>
    </style:style>
    <style:style style:name="T18" style:family="text">
      <style:text-properties fo:font-variant="normal" fo:text-transform="none" fo:color="#1177d1" style:font-name="Poppins" fo:font-size="11.25pt" fo:letter-spacing="normal" fo:font-style="normal" style:text-underline-style="solid" style:text-underline-width="auto" style:text-underline-color="font-color" fo:font-weight="normal" fo:background-color="transparent" loext:char-shading-value="0"/>
    </style:style>
    <style:style style:name="T19" style:family="text">
      <style:text-properties fo:font-variant="normal" fo:text-transform="none" fo:color="#1177d1" style:font-name="Poppins" fo:font-size="11.25pt" fo:letter-spacing="normal" fo:font-style="normal" style:text-underline-style="solid" style:text-underline-width="auto" style:text-underline-color="font-color" fo:font-weight="normal" fo:background-color="transparent" loext:char-shading-value="0" loext:padding="0cm" loext:border="none"/>
    </style:style>
    <style:style style:name="T20" style:family="text">
      <style:text-properties fo:font-variant="normal" fo:text-transform="none" fo:color="#1177d1" style:font-name="Poppins" fo:font-size="11.25pt" fo:letter-spacing="normal" fo:font-style="normal" style:text-underline-style="solid" style:text-underline-width="auto" style:text-underline-color="font-color" fo:font-weight="normal" fo:background-color="transparent" loext:char-shading-value="0" style:font-name-asian="Poppins" style:font-size-asian="11.25pt" style:font-style-asian="normal" style:font-weight-asian="normal" style:font-name-complex="Poppins" style:font-size-complex="11.25pt" style:font-style-complex="normal" style:font-weight-complex="normal"/>
    </style:style>
    <style:style style:name="T21" style:family="text">
      <style:text-properties fo:font-variant="normal" fo:text-transform="none" fo:color="#1177d1" style:font-name="Poppins" fo:font-size="11.25pt" fo:letter-spacing="normal" fo:font-style="normal" style:text-underline-style="solid" style:text-underline-width="auto" style:text-underline-color="font-color" fo:font-weight="normal" fo:background-color="transparent" loext:char-shading-value="0" style:font-name-asian="Poppins" style:font-size-asian="11.25pt" style:font-style-asian="normal" style:font-weight-asian="normal" style:font-name-complex="Poppins" style:font-size-complex="11.25pt" style:font-style-complex="normal" style:font-weight-complex="normal" loext:padding="0cm" loext:border="none"/>
    </style:style>
    <style:style style:name="T22" style:family="text">
      <style:text-properties fo:font-variant="normal" fo:text-transform="none" fo:color="#455a64" style:font-name="Poppins" fo:letter-spacing="normal" fo:font-style="normal" fo:font-weight="normal"/>
    </style:style>
    <style:style style:name="T23" style:family="text">
      <style:text-properties fo:color="#e83e8c" style:font-name="SFMono-Regular" fo:font-size="19.5pt" fo:font-weight="normal"/>
    </style:style>
    <style:style style:name="T24" style:family="text">
      <style:text-properties fo:color="#ffffff" fo:font-size="16pt" style:font-size-asian="16pt" style:font-size-complex="16pt"/>
    </style:style>
    <style:style style:name="T25" style:family="text">
      <style:text-properties fo:color="#ffffff"/>
    </style:style>
    <style:style style:name="T26" style:family="text">
      <style:text-properties fo:color="#ffffff" fo:background-color="transparent"/>
    </style:style>
    <style:style style:name="T27" style:family="text">
      <style:text-properties fo:color="#ffffff" fo:font-size="16pt" fo:background-color="transparent" style:font-size-asian="16pt" style:font-size-complex="16pt"/>
    </style:style>
    <style:style style:name="T28" style:family="text">
      <style:text-properties fo:color="#ffffff" fo:font-size="12pt" style:font-size-asian="12pt" style:font-size-complex="12pt"/>
    </style:style>
    <style:style style:name="T29" style:family="text">
      <style:text-properties fo:font-size="16pt" style:font-size-asian="16pt" style:font-size-complex="16pt"/>
    </style:style>
    <style:style style:name="T30" style:family="text">
      <style:text-properties fo:font-size="12pt" style:font-size-asian="12pt" style:font-size-complex="12pt"/>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style:run-through="foreground" style:vertical-pos="from-top" style:vertical-rel="paragraph" style:horizontal-pos="from-left" style:horizontal-rel="paragraph" draw:wrap-influence-on-position="once-concurrent" loext:allow-overlap="true" style:flow-with-text="false"/>
    </style:style>
    <style:style style:name="gr2" style:family="graphic">
      <style:graphic-properties draw:textarea-horizontal-align="justify" draw:textarea-vertical-align="middle" draw:auto-grow-height="false" fo:min-height="6.72cm" fo:min-width="6.191cm" style:run-through="foreground"/>
    </style:style>
    <style:style style:name="gr3" style:family="graphic">
      <style:graphic-properties draw:textarea-horizontal-align="justify" draw:textarea-vertical-align="middle" draw:auto-grow-height="false" fo:min-height="6.138cm" fo:min-width="6.218cm" style:run-through="foreground"/>
    </style:style>
    <style:style style:name="gr4" style:family="graphic">
      <style:graphic-properties draw:stroke="none" svg:stroke-color="#000000" draw:fill="none" draw:fill-color="#ffffff" fo:min-height="4.154cm" style:run-through="foreground"/>
      <style:paragraph-properties style:writing-mode="lr-tb"/>
    </style:style>
    <style:style style:name="gr5" style:family="graphic">
      <style:graphic-properties draw:stroke="none" svg:stroke-color="#000000" draw:fill="none" draw:fill-color="#ffffff" fo:min-height="6.509cm" style:run-through="foreground"/>
      <style:paragraph-properties style:writing-mode="lr-tb"/>
    </style:style>
    <style:style style:name="gr6" style:family="graphic">
      <style:graphic-properties draw:textarea-horizontal-align="justify" draw:textarea-vertical-align="middle" draw:auto-grow-height="false" fo:min-height="5.112cm" fo:min-width="6.091cm" style:run-through="foreground"/>
    </style:style>
    <style:style style:name="gr7" style:family="graphic">
      <style:graphic-properties draw:stroke="none" svg:stroke-color="#000000" draw:fill="none" draw:fill-color="#ffffff" fo:min-height="4.895cm" style:run-through="foreground"/>
      <style:paragraph-properties style:writing-mode="lr-tb"/>
    </style:style>
    <style:style style:name="gr8" style:family="graphic">
      <style:graphic-properties draw:stroke="none" svg:stroke-color="#000000" draw:fill="none" draw:fill-color="#ffffff" fo:min-height="5.662cm" style:run-through="foreground"/>
      <style:paragraph-properties style:writing-mode="lr-tb"/>
    </style:style>
    <style:style style:name="gr9" style:family="graphic">
      <style:graphic-properties draw:textarea-horizontal-align="justify" draw:textarea-vertical-align="middle" draw:auto-grow-height="false" fo:min-height="6.475cm" fo:min-width="6.526cm" style:run-through="foreground"/>
    </style:style>
    <style:style style:name="gr10" style:family="graphic">
      <style:graphic-properties draw:stroke="none" svg:stroke-color="#000000" draw:fill="none" draw:fill-color="#ffffff" fo:min-height="7.064cm" style:run-through="foreground"/>
      <style:paragraph-properties style:writing-mode="lr-tb"/>
    </style:style>
    <style:style style:name="gr11" style:family="graphic">
      <style:graphic-properties draw:textarea-horizontal-align="justify" draw:textarea-vertical-align="middle" draw:auto-grow-height="false" fo:min-height="2.221cm" fo:min-width="5.819cm" style:run-through="foreground"/>
    </style:style>
    <style:style style:name="gr12" style:family="graphic">
      <style:graphic-properties draw:stroke="none" svg:stroke-color="#000000" draw:fill="none" draw:fill-color="#ffffff" fo:min-height="2.461cm" style:run-through="foreground"/>
      <style:paragraph-properties style:writing-mode="lr-tb"/>
    </style:style>
    <style:style style:name="gr13" style:family="graphic">
      <style:graphic-properties svg:stroke-width="0.199cm" svg:stroke-color="#f10d0c" draw:marker-start="Arrow" draw:marker-start-width="0.474cm" draw:marker-end="Arrow" draw:marker-end-width="0.474cm" draw:textarea-horizontal-align="center" draw:textarea-vertical-align="middle" fo:padding-top="0.099cm" fo:padding-bottom="0.099cm" fo:padding-left="0.099cm" fo:padding-right="0.099cm" style:run-through="foreground"/>
    </style:style>
    <style:style style:name="gr14" style:family="graphic">
      <style:graphic-properties svg:stroke-width="0.199cm" svg:stroke-color="#c9211e" draw:marker-start="Arrow" draw:marker-start-width="0.474cm" draw:marker-end="Arrow" draw:marker-end-width="0.474cm" draw:textarea-horizontal-align="center" draw:textarea-vertical-align="middle" fo:padding-top="0.099cm" fo:padding-bottom="0.099cm" fo:padding-left="0.099cm" fo:padding-right="0.099cm" style:run-through="foreground"/>
    </style:style>
    <style:style style:name="gr15" style:family="graphic">
      <style:graphic-properties svg:stroke-width="0.199cm" svg:stroke-color="#127622" draw:marker-start-width="0.651cm" draw:marker-end="Arrow" draw:marker-end-width="0.474cm" draw:textarea-horizontal-align="center" draw:textarea-vertical-align="middle" fo:padding-top="0.099cm" fo:padding-bottom="0.099cm" fo:padding-left="0.099cm" fo:padding-right="0.099cm"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2">1. Backend</text:h>
      <text:section text:style-name="Sect1" text:name="app">
        <text:p text:style-name="Text_20_body"/>
        <text:section text:style-name="Sect1" text:name="pour-d%C3%A9marrer">
          <text:p text:style-name="Text_20_body"/>
        </text:section>
        <text:section text:style-name="Sect1" text:name="frontend">
          <text:h text:style-name="P5" text:outline-level="2"><text:span text:style-name="Emphasis"><text:span text:style-name="T2">Frontend</text:span></text:span></text:h>
        </text:section>
        <text:p text:style-name="P11">Souvenez-vous de la recherche de Magali.</text:p>
        <text:p text:style-name="P15"><draw:a xlink:type="simple" xlink:href="https://cours.3wa.fr/3wa-v2/dev/raw/master/PHP1/PHP1.1/01.%20backend/images/recherche.png"><draw:frame draw:style-name="fr1" draw:name="Image1" text:anchor-type="as-char" svg:width="2.05cm" svg:height="1.051cm" draw:z-index="0"><draw:image xlink:href="https://cours.3wa.fr/3wa-v2/dev/raw/master/PHP1/PHP1.1/01.%20backend/images/recherche.png" xlink:type="simple" xlink:show="embed" xlink:actuate="onLoad"/><svg:title>Schéma d'une recherche</svg:title></draw:frame></draw:a></text:p>
        <text:p text:style-name="P10"><text:span text:style-name="T5">Magali envoie une requête HTTP à un serveur : « photos de chatons mignons ». Elle envoie cette requête à un serveur à travers l'Internet. Le serveur réceptionne la requête, la traite, puis génère une page HTML. Il envoie la page HTML au navigateur de Magali, ainsi que tous les fichiers annexes (</text:span><text:span text:style-name="Emphasis"><text:span text:style-name="T5">assets</text:span></text:span><text:span text:style-name="T5">) demandés par ledit HTML : images, polices, CSS, javascript, etc. S'il y a du CSS, le navigateur va l'interpréter pour donner forme au HTML. S'il y a du javascript, le navigateur va l'exécuter pour créer magie et interaction avec Magali.</text:span></text:p>
        <text:p text:style-name="P10"><text:span text:style-name="T5">HTML, CSS, javascript, tous ces fichiers ont été préparés en amont par les développeurs. Le but de ces fichiers est de constituer une réponse à une requête, et d'être compris et affichés par un navigateur. Tout ce travail d'intégration de maquettes et de développement JS relève de ce que l'on appelle le </text:span><text:span text:style-name="Emphasis"><text:span text:style-name="T5">frontend</text:span></text:span><text:span text:style-name="T5">. On développe ce qui va être vu par l'utilisateur, ce qui va interagir directement avec lui à travers son navigateur.</text:span></text:p>
        <text:p text:style-name="P10"><text:span text:style-name="T5">À ce point, nous comprenons désormais ce qu'est le </text:span><text:span text:style-name="Emphasis"><text:span text:style-name="T5">frontend</text:span></text:span><text:span text:style-name="T5">. Mais il reste une part d'obscurité dans notre compréhension du web : le côté serveur. Comment le HTML est-il généré ? Comment, dans notre schéma, le serveur fait-il pour reconnaître Magali ? Pour parcourir une base de données ? Pour filtrer les maine coons ? Toute cette logique est plus ou moins transparente pour l'utilisateur, ce sont les coulisses du web, autrement dit le </text:span><text:span text:style-name="Emphasis"><text:span text:style-name="T5">backend</text:span></text:span><text:span text:style-name="T5">.</text:span></text:p>
        <text:section text:style-name="Sect1" text:name="backend">
          <text:h text:style-name="P5" text:outline-level="2"><text:span text:style-name="Emphasis"><text:span text:style-name="T2">Backend</text:span></text:span></text:h>
        </text:section>
        <text:p text:style-name="P10"><text:span text:style-name="T7">Le </text:span><text:span text:style-name="Emphasis"><text:span text:style-name="T7">backend</text:span></text:span><text:span text:style-name="T7"> est la partie de notre travail de développeurs qui consiste à mettre en place cette logique de génération de HTML. Les intégrateurs ont préparé des </text:span><text:span text:style-name="Emphasis"><text:span text:style-name="T7">templates</text:span></text:span><text:span text:style-name="T7">, des pages HTML avec des trous ; les développeurs </text:span><text:span text:style-name="Emphasis"><text:span text:style-name="T7">backend</text:span></text:span><text:span text:style-name="T7"> vont devoir renvoyer les bonnes pages en fonction de ce que l'utilisateur demande, et remplir ces trous dans les </text:span><text:span text:style-name="Emphasis"><text:span text:style-name="T7">templates</text:span></text:span><text:span text:style-name="T7"> avec des données adéquates.</text:span></text:p>
        <text:p text:style-name="P13">L'utilisatrice a demandé des chatons, mais il faut qu'ils soient mignons. Et c'est Magali, elle n'aime pas les maine coons. Son navigateur est en français, il va falloir privilégier les résultats français...</text:p>
        <text:p text:style-name="P13">Toute une logique !</text:p>
        <text:p text:style-name="P13">Toute cette logique, toute cette algorithmie, il va falloir l'exprimer de sorte à ce que notre serveur puisse l'exécuter. Ici intervient donc un langage de programmation orienté *backend* : PHP.</text:p>
        <text:p text:style-name="P10"><text:soft-page-break/><text:span text:style-name="T5">Et si le javascript est plus ou moins le seul langage de programmation compris par les navigateurs et utilisé en </text:span><text:span text:style-name="Emphasis"><text:span text:style-name="T5">frontend</text:span></text:span><text:span text:style-name="T5">, le nombre de langages </text:span><text:span text:style-name="Emphasis"><text:span text:style-name="T5">backend</text:span></text:span><text:span text:style-name="T5"> est quant à lui immense. Java, Elixir, Go, Ruby... pour en citer quelques-uns. Et celui qui s'est historiquement imposé comme le langage le plus utilisé dans les </text:span><text:span text:style-name="Emphasis"><text:span text:style-name="T5">backends</text:span></text:span><text:span text:style-name="T5"> du web : le PHP.</text:span></text:p>
        <text:p text:style-name="P13">C'est un langage en constante évolution, avec un écosystème et une communauté gigantesques. Si PHP 5.6 a pu montrer des signes de fatigue sur le marché il y a quelques années face à des concurrents comme Node, sa version 7 sortie fin 2015 lui a fait reprendre du poil de la bête et il est aujourd'hui au sommet de sa forme.</text:p>
        <text:p text:style-name="P13">Voyons cela !</text:p>
      </text:section>
      <text:p text:style-name="P26">Modifié le: mercredi 14 octobre 2020, 14:05</text:p>
      <text:h text:style-name="P1" text:outline-level="2">2. Variables</text:h>
      <text:section text:style-name="Sect1" text:name="Section1">
        <text:p text:style-name="Text_20_body"><text:bookmark text:name="app"/></text:p>
        <text:section text:style-name="Sect1" text:name="Section2">
          <text:p text:style-name="Text_20_body"><text:bookmark text:name="pour-d%C3%A9marrer"/></text:p>
        </text:section>
        <text:section text:style-name="Sect1" text:name="variables">
          <text:h text:style-name="P6" text:outline-level="2">Variables</text:h>
        </text:section>
        <text:p text:style-name="P11">Comme en javascript, on peut déclarer des variables pour stocker des valeurs en mémoire vive. Il n'y a qu'une seule façon de faire :</text:p>
        <text:p text:style-name="P8"><text:span text:style-name="Source_20_Text"><text:span text:style-name="T11">$x = 4;</text:span></text:span></text:p>
        <text:p text:style-name="P8"><text:span text:style-name="Source_20_Text"><text:span text:style-name="T11">$pi = 3.14;</text:span></text:span></text:p>
        <text:p text:style-name="P8"><text:span text:style-name="Source_20_Text"><text:span text:style-name="T11">$msg = "Salut";</text:span></text:span></text:p>
        <text:p text:style-name="P10"><text:span text:style-name="T5">À la différence du javascript, le PHP ne nécessite pas de mot-clé comme </text:span><text:span text:style-name="Source_20_Text"><text:span text:style-name="T15">let</text:span></text:span><text:span text:style-name="T5"> ou </text:span><text:span text:style-name="Source_20_Text"><text:span text:style-name="T15">const</text:span></text:span><text:span text:style-name="T5">, mais le signe </text:span><text:span text:style-name="Source_20_Text"><text:span text:style-name="T15">$</text:span></text:span><text:span text:style-name="T5"> devant le nom d'une variable.</text:span></text:p>
        <text:p text:style-name="P10"><text:span text:style-name="T5">À savoir que les variables en PHP sont mutables. PHP ne nous permet malheureusement pas de déclarer des variables immutables comme les </text:span><text:span text:style-name="Source_20_Text"><text:span text:style-name="T15">const</text:span></text:span><text:span text:style-name="T5"> en javascript.</text:span></text:p>
        <text:p text:style-name="P8"><text:span text:style-name="Source_20_Text"><text:span text:style-name="T11">$msg = "Salut";</text:span></text:span></text:p>
        <text:p text:style-name="P8"><text:span text:style-name="Source_20_Text"><text:span text:style-name="T11">$msg = "Yo";</text:span></text:span></text:p>
        <text:p text:style-name="P8"><text:span text:style-name="Source_20_Text"><text:span text:style-name="T11">echo($msg);</text:span></text:span></text:p>
        <text:p text:style-name="P10"><text:span text:style-name="T5">On peut réassigner à volonté la valeur d'une variable, donc ce code affichera </text:span><text:span text:style-name="Source_20_Text"><text:span text:style-name="T15">Yo</text:span></text:span><text:span text:style-name="T5">.</text:span></text:p>
        <text:p text:style-name="P22">Notez qu'il existe bien des constantes en PHP. Nous y reviendrons quand nous aborderons la programmation orientée objet.</text:p>
        <text:section text:style-name="Sect1" text:name="quelques-mots-sur-les-r%C3%A9f%C3%A9rences">
          <text:h text:style-name="P6" text:outline-level="2">Quelques mots sur les références</text:h>
        </text:section>
        <text:p text:style-name="P11">Vous pourrez parfois être amenés à voir la forme suivante :</text:p>
        <text:p text:style-name="P8"><text:span text:style-name="Source_20_Text"><text:span text:style-name="T11">$msg1 = "Salut";</text:span></text:span></text:p>
        <text:p text:style-name="P8"><text:span text:style-name="Source_20_Text"><text:span text:style-name="T11">$msg2 = &amp;$msg1;</text:span></text:span></text:p>
        <text:p text:style-name="P10"><text:span text:style-name="T5">Notez l'usage de l'esperluette </text:span><text:span text:style-name="Source_20_Text"><text:span text:style-name="T15">&amp;</text:span></text:span><text:span text:style-name="T5">. Il s'agit de ce que l'on appelle une référence. Ici, la variable </text:span><text:span text:style-name="Source_20_Text"><text:span text:style-name="T15">$msg2</text:span></text:span><text:span text:style-name="T5"> ne devient pas une copie </text:span><text:span text:style-name="Source_20_Text"><text:span text:style-name="T15">$msg1</text:span></text:span><text:span text:style-name="T5"> comme vous pourriez vous y </text:span><text:soft-page-break/><text:span text:style-name="T5">attendre : elle crée un alias qui pointe vers la même valeur </text:span><text:span text:style-name="Source_20_Text"><text:span text:style-name="T15">"Salut"</text:span></text:span><text:span text:style-name="T5">. Nous ne nous retrouvons donc pas avec deux variables contenant chacune une copie de </text:span><text:span text:style-name="Source_20_Text"><text:span text:style-name="T15">"Salut"</text:span></text:span><text:span text:style-name="T5">, mais bien une valeur unique </text:span><text:span text:style-name="Source_20_Text"><text:span text:style-name="T15">"Salut"</text:span></text:span><text:span text:style-name="T5"> pouvant être appelée par deux noms différents.</text:span></text:p>
        <text:p text:style-name="P8"><text:span text:style-name="Source_20_Text"><text:span text:style-name="T11">function increment(&amp;$x) {</text:span></text:span></text:p>
        <text:p text:style-name="P8"><text:span text:style-name="Source_20_Text"><text:span text:style-name="T13"><text:s text:c="4"/></text:span></text:span><text:span text:style-name="Source_20_Text"><text:span text:style-name="T11">++$x;</text:span></text:span></text:p>
        <text:p text:style-name="P8"><text:span text:style-name="Source_20_Text"><text:span text:style-name="T11">}</text:span></text:span></text:p>
        <text:p text:style-name="P8"/>
        <text:p text:style-name="P8"><text:span text:style-name="Source_20_Text"><text:span text:style-name="T11">$number = 1;</text:span></text:span></text:p>
        <text:p text:style-name="P8"><text:span text:style-name="Source_20_Text"><text:span text:style-name="T11">increment($number);</text:span></text:span></text:p>
        <text:p text:style-name="P8"><text:span text:style-name="Source_20_Text"><text:span text:style-name="T11">echo($number);</text:span></text:span></text:p>
        <text:p text:style-name="P10"><text:span text:style-name="T5">Ceci est un passage par référence. En ajoutant </text:span><text:span text:style-name="Source_20_Text"><text:span text:style-name="T15">&amp;</text:span></text:span><text:span text:style-name="T5"> devant un argument lors de la définition d'une fonction, vous faites en sorte que cet argument soit passé en tant que référence et non en tant que copie à l'appel de la fonction. En somme, si vous modifiez la valeur de cet argument à l'intérieur de la fonction, elle sera également modifiée à l'extérieur. Ici, le code affichera </text:span><text:span text:style-name="Source_20_Text"><text:span text:style-name="T15">2</text:span></text:span><text:span text:style-name="T5">.</text:span></text:p>
        <text:p text:style-name="P10"><text:span text:style-name="T5">Nous vous montrons les références parce qu'elles existent. Vous les verrez parfois dans le code d'autres développeurs. Sachez toutefois que nous ne les utiliserons plus dans ce cours. En effet, il convient d'avoir une excellente compréhension du fonctionnement profond de PHP pour pouvoir utiliser intelligemment les références. PHP est déjà plus malin que l'on peut l'imaginer dans sa gestion de la mémoire, notamment grâce à la notion de </text:span><text:span text:style-name="Emphasis"><text:span text:style-name="T5">copy-on-write</text:span></text:span><text:span text:style-name="T5">. Un développeur inexpérimenté utilisant les références avec les meilleures intentions du monde amènera beaucoup plus de problèmes que de solutions. Les références sont le plus souvent sources de bugs et de complexité inutile du code. Sachez que, dans les cas d'usage que vous rencontrerez au début de votre carrière, les références seront toujours une mauvaise idée, révélatrices d'un mauvais design.</text:span></text:p>
      </text:section>
      <text:p text:style-name="P26">Modifié le: mercredi 14 octobre 2020, 14:05</text:p>
      <text:h text:style-name="P1" text:outline-level="2">3. Types</text:h>
      <text:section text:style-name="Sect1" text:name="Section3">
        <text:p text:style-name="Text_20_body"><text:bookmark text:name="app1"/></text:p>
        <text:section text:style-name="Sect1" text:name="Section4">
          <text:p text:style-name="Text_20_body"><text:bookmark text:name="pour-d%C3%A9marrer1"/></text:p>
        </text:section>
        <text:section text:style-name="Sect1" text:name="types">
          <text:h text:style-name="P6" text:outline-level="2">Types</text:h>
        </text:section>
        <text:p text:style-name="P11">On retrouve en PHP les types du javascript, à quelques différences près.</text:p>
        <text:section text:style-name="Sect1" text:name="cha%C3%AEnes-de-caract%C3%A8res">
          <text:h text:style-name="P6" text:outline-level="2">Chaînes de caractères</text:h>
        </text:section>
        <text:p text:style-name="P11">Il existe deux manières de déclarer une chaîne de caractères :</text:p>
        <text:p text:style-name="P8"><text:span text:style-name="Source_20_Text"><text:span text:style-name="T11">$txt1 = "Salut";</text:span></text:span></text:p>
        <text:p text:style-name="P8"><text:span text:style-name="Source_20_Text"><text:span text:style-name="T11">$txt2 = 'Salut';</text:span></text:span></text:p>
        <text:p text:style-name="P10"><text:span text:style-name="T5">Guillemets simples </text:span><text:span text:style-name="Source_20_Text"><text:span text:style-name="T15">''</text:span></text:span><text:span text:style-name="T5"> ou doubles </text:span><text:span text:style-name="Source_20_Text"><text:span text:style-name="T15">""</text:span></text:span><text:span text:style-name="T5">. Quelle différence ? Il faut parler de concaténation pour comprendre.</text:span></text:p>
        <text:p text:style-name="P8"><text:span text:style-name="Source_20_Text"><text:span text:style-name="T11">$place = 'la planète';</text:span></text:span></text:p>
        <text:p text:style-name="P8"><text:soft-page-break/><text:span text:style-name="Source_20_Text"><text:span text:style-name="T11">$msg = 'Salut ' . $place;</text:span></text:span></text:p>
        <text:p text:style-name="P8"><text:span text:style-name="Source_20_Text"><text:span text:style-name="T11">echo($msg);</text:span></text:span></text:p>
        <text:p text:style-name="P10"><text:span text:style-name="T5">Ce morceau de code affichera </text:span><text:span text:style-name="Source_20_Text"><text:span text:style-name="T15">Salut la planète</text:span></text:span><text:span text:style-name="T5">. Avec des chaînes à guillemets simples </text:span><text:span text:style-name="Source_20_Text"><text:span text:style-name="T15">''</text:span></text:span><text:span text:style-name="T5">, on concatène deux chaînes grâce au signe </text:span><text:span text:style-name="Source_20_Text"><text:span text:style-name="T15">.</text:span></text:span><text:span text:style-name="T5">, contrairement au javascript qui utilise le signe </text:span><text:span text:style-name="Source_20_Text"><text:span text:style-name="T15">+</text:span></text:span><text:span text:style-name="T5">. Mais des chaînes à guillemets doubles </text:span><text:span text:style-name="Source_20_Text"><text:span text:style-name="T15">""</text:span></text:span><text:span text:style-name="T5"> permettent d'intégrer les variables directement à la chaîne :</text:span></text:p>
        <text:p text:style-name="P8"><text:span text:style-name="Source_20_Text"><text:span text:style-name="T11">$place = 'la planète';</text:span></text:span></text:p>
        <text:p text:style-name="P8"><text:span text:style-name="Source_20_Text"><text:span text:style-name="T11">$msg = "Salut $place";</text:span></text:span></text:p>
        <text:p text:style-name="P8"><text:span text:style-name="Source_20_Text"><text:span text:style-name="T11">echo($msg);</text:span></text:span></text:p>
        <text:p text:style-name="P13">Sympa ! On peut aussi l'écrire avec des accolades.</text:p>
        <text:p text:style-name="P8"><text:span text:style-name="Source_20_Text"><text:span text:style-name="T11">$place = 'la planète';</text:span></text:span></text:p>
        <text:p text:style-name="P8"><text:span text:style-name="Source_20_Text"><text:span text:style-name="T11">$msg = "Salut {$place}";</text:span></text:span></text:p>
        <text:p text:style-name="P8"><text:span text:style-name="Source_20_Text"><text:span text:style-name="T11">echo($msg);</text:span></text:span></text:p>
        <text:p text:style-name="P13">Les accolades sont ici peu utiles et servent uniquement à la lisibilité, mais elles sont nécessaires dans certains cas, comme un appel de méthode sur un objet par exemple :</text:p>
        <text:p text:style-name="P8"><text:span text:style-name="Source_20_Text"><text:span text:style-name="T11">$user = new User();</text:span></text:span></text:p>
        <text:p text:style-name="P8"><text:span text:style-name="Source_20_Text"><text:span text:style-name="T11">$msg = "Salut {$user-&gt;getFirstName()}";</text:span></text:span></text:p>
        <text:p text:style-name="P8"><text:span text:style-name="Source_20_Text"><text:span text:style-name="T11">echo($msg);</text:span></text:span></text:p>
        <text:p text:style-name="P10"><text:span text:style-name="T5">Dans tous les cas, au bout du compte, une </text:span><text:span text:style-name="Emphasis"><text:span text:style-name="T5">string</text:span></text:span><text:span text:style-name="T5"> reste une </text:span><text:span text:style-name="Emphasis"><text:span text:style-name="T5">string</text:span></text:span><text:span text:style-name="T5"> et le type de la variable sera exactement le même qu'on l'ait déclarée avec </text:span><text:span text:style-name="Source_20_Text"><text:span text:style-name="T15">""</text:span></text:span><text:span text:style-name="T5"> ou avec </text:span><text:span text:style-name="Source_20_Text"><text:span text:style-name="T15">''</text:span></text:span></text:p>
        <text:p text:style-name="P21"><text:span text:style-name="T5">Si les guillemets doubles </text:span><text:span text:style-name="Source_20_Text"><text:span text:style-name="T15">""</text:span></text:span><text:span text:style-name="T5"> sont si utiles, pourquoi ne pas les utiliser tout le temps ?</text:span></text:p>
        <text:p text:style-name="P30"><text:span text:style-name="T5">Parce que quand PHP voit des </text:span><text:span text:style-name="Source_20_Text"><text:span text:style-name="T15">""</text:span></text:span><text:span text:style-name="T5">, il analyse systématiquement la chaîne pour y trouver des variables, même s'il n'y en a pas. Utiliser des </text:span><text:span text:style-name="Source_20_Text"><text:span text:style-name="T15">""</text:span></text:span><text:span text:style-name="T5"> sur une chaîne aussi simple que </text:span><text:span text:style-name="Source_20_Text"><text:span text:style-name="T15">Salut</text:span></text:span><text:span text:style-name="T5"> conduit donc à une analyse de texte inutile et une légère surconsommation des ressources du processeur. En bref, les guillemets simples </text:span><text:span text:style-name="Source_20_Text"><text:span text:style-name="T15">''</text:span></text:span><text:span text:style-name="T5"> sont plus performants et donc préférables quand on n'a pas besoin de concaténer des variables. Meilleures performances, moins d'électricité, moins de CO2.</text:span></text:p>
        <text:section text:style-name="Sect1" text:name="nombres">
          <text:h text:style-name="P6" text:outline-level="2">Nombres</text:h>
        </text:section>
        <text:p text:style-name="P10"><text:span text:style-name="T7">Contrairement au javascript qui emploie un type unique </text:span><text:span text:style-name="Source_20_Text"><text:span text:style-name="T16">Number</text:span></text:span><text:span text:style-name="T7">, le PHP distingue le type </text:span><text:span text:style-name="Source_20_Text"><text:span text:style-name="T16">integer</text:span></text:span><text:span text:style-name="T7"> (ou </text:span><text:span text:style-name="Source_20_Text"><text:span text:style-name="T16">int</text:span></text:span><text:span text:style-name="T7">) du type </text:span><text:span text:style-name="Source_20_Text"><text:span text:style-name="T16">float</text:span></text:span><text:span text:style-name="T7">, autrement dit les nombres entiers des nombres décimaux.</text:span></text:p>
        <text:p text:style-name="P10"><text:span text:style-name="T5">Quand vous comptez les personnes présentes dans une pièce, on vous entendra ainsi : « Un, deux, trois, quatre, [...] ». À moins d'être en présence de zombies, une personne vaut toujours </text:span><text:span text:style-name="Source_20_Text"><text:span text:style-name="T15">1</text:span></text:span><text:span text:style-name="T5">. Vous pouvez les additionner, les multiplier, etc., vous n'arriverez jamais à une fraction. Nombres entiers, ou </text:span><text:span text:style-name="Source_20_Text"><text:span text:style-name="T15">integer</text:span></text:span><text:span text:style-name="T5"> en PHP.</text:span></text:p>
        <text:p text:style-name="P10"><text:span text:style-name="T5">Quand vous prenez les mesures d'une fenêtre pour acheter des rideaux, vous trouverez potentiellement des valeurs telles que </text:span><text:span text:style-name="Source_20_Text"><text:span text:style-name="T15">40,25</text:span></text:span><text:span text:style-name="T5"> centimètres de hauteur et </text:span><text:span text:style-name="Source_20_Text"><text:span text:style-name="T15">80,55</text:span></text:span><text:span text:style-name="T5"> centimètres de largeur. Si par hasard vous aviez besoin de calculer l'aire de cette fenêtre (on a le droit de s'ennuyer), vous procéderiez au calcul </text:span><text:span text:style-name="Source_20_Text"><text:span text:style-name="T15">40.25 × </text:span></text:span><text:soft-page-break/><text:span text:style-name="Source_20_Text"><text:span text:style-name="T15">80.55</text:span></text:span><text:span text:style-name="T5"> pour obtenir le résultat de </text:span><text:span text:style-name="Source_20_Text"><text:span text:style-name="T15">3242,1375</text:span></text:span><text:span text:style-name="T5"> centimètres, que vous pourriez même arrondir à </text:span><text:span text:style-name="Source_20_Text"><text:span text:style-name="T15">3242,14</text:span></text:span><text:span text:style-name="T5">, convertir en mètres, etc. Nombres décimaux, ou </text:span><text:span text:style-name="Source_20_Text"><text:span text:style-name="T15">float</text:span></text:span><text:span text:style-name="T5"> en PHP.</text:span></text:p>
        <text:p text:style-name="P13">En dehors de cette légère distinction au niveau du type, la syntaxe ne diffère pas du javascript :</text:p>
        <text:p text:style-name="P8"><text:span text:style-name="Source_20_Text"><text:span text:style-name="T11">$x = 12;</text:span></text:span></text:p>
        <text:p text:style-name="P8"><text:span text:style-name="Source_20_Text"><text:span text:style-name="T11">$y = 45.263;</text:span></text:span></text:p>
        <text:section text:style-name="Sect1" text:name="bool%C3%A9ens">
          <text:h text:style-name="P6" text:outline-level="2">Booléens</text:h>
        </text:section>
        <text:p text:style-name="P10"><text:span text:style-name="T7">Les booléens </text:span><text:span text:style-name="Source_20_Text"><text:span text:style-name="T16">true</text:span></text:span><text:span text:style-name="T7"> et </text:span><text:span text:style-name="Source_20_Text"><text:span text:style-name="T16">false</text:span></text:span><text:span text:style-name="T7"> existent toujours. C'est le type </text:span><text:span text:style-name="Source_20_Text"><text:span text:style-name="T16">bool</text:span></text:span><text:span text:style-name="T7">, ou </text:span><text:span text:style-name="Source_20_Text"><text:span text:style-name="T16">boolean</text:span></text:span><text:span text:style-name="T7">.</text:span></text:p>
        <text:p text:style-name="P8"><text:span text:style-name="Source_20_Text"><text:span text:style-name="T11">$isUserAnonymous = false;</text:span></text:span></text:p>
        <text:p text:style-name="P8"/>
        <text:p text:style-name="P8"><text:span text:style-name="Source_20_Text"><text:span text:style-name="T11">if (!$isUserAnonymous) {</text:span></text:span></text:p>
        <text:p text:style-name="P8"><text:span text:style-name="Source_20_Text"><text:span text:style-name="T13"><text:s text:c="4"/></text:span></text:span><text:span text:style-name="Source_20_Text"><text:span text:style-name="T11">echo('Salut Jacques !');</text:span></text:span></text:p>
        <text:p text:style-name="P8"><text:span text:style-name="Source_20_Text"><text:span text:style-name="T11">}</text:span></text:span></text:p>
        <text:p text:style-name="P10"><text:span text:style-name="T5">Vous les verrez parfois orthographiés en majuscules : </text:span><text:span text:style-name="Source_20_Text"><text:span text:style-name="T15">TRUE</text:span></text:span><text:span text:style-name="T5"> et </text:span><text:span text:style-name="Source_20_Text"><text:span text:style-name="T15">FALSE</text:span></text:span><text:span text:style-name="T5">. C'est une ancienne habitude du C que le PHP autorise, mais on aura tendance à préférer les formes minuscules dans du code moderne.</text:span></text:p>
        <text:section text:style-name="Sect1" text:name="null">
          <text:h text:style-name="P6" text:outline-level="2">Null</text:h>
        </text:section>
        <text:p text:style-name="P10"><text:span text:style-name="T7">Le type </text:span><text:span text:style-name="Source_20_Text"><text:span text:style-name="T16">null</text:span></text:span><text:span text:style-name="T7">, qui ne peut être que de la valeur </text:span><text:span text:style-name="Source_20_Text"><text:span text:style-name="T16">null</text:span></text:span><text:span text:style-name="T7">, est également présent.</text:span></text:p>
        <text:p text:style-name="P8"><text:span text:style-name="Source_20_Text"><text:span text:style-name="T11">$user = null;</text:span></text:span></text:p>
        <text:p text:style-name="P8"/>
        <text:p text:style-name="P8"><text:span text:style-name="Source_20_Text"><text:span text:style-name="T11">if ($user === null) {</text:span></text:span></text:p>
        <text:p text:style-name="P8"><text:span text:style-name="Source_20_Text"><text:span text:style-name="T13"><text:s text:c="4"/></text:span></text:span><text:span text:style-name="Source_20_Text"><text:span text:style-name="T11">echo('Pas d\'utilisateur !');</text:span></text:span></text:p>
        <text:p text:style-name="P8"><text:span text:style-name="Source_20_Text"><text:span text:style-name="T11">}</text:span></text:span></text:p>
        <text:p text:style-name="P10"><text:span text:style-name="T5">Comme pour les booléens, une forme majuscule est possible : </text:span><text:span text:style-name="Source_20_Text"><text:span text:style-name="T15">NULL</text:span></text:span><text:span text:style-name="T5">. Et comme pour les booléens, c'est une forme un peu âgée qu'on évitera à moins de vraiment aimer la déco kitsch.</text:span></text:p>
        <text:section text:style-name="Sect1" text:name="tableaux">
          <text:h text:style-name="P6" text:outline-level="2">Tableaux</text:h>
        </text:section>
        <text:p text:style-name="P11">Un tableau PHP :</text:p>
        <text:p text:style-name="P8"><text:span text:style-name="Source_20_Text"><text:span text:style-name="T11">$numbers = [4, 6, 8];</text:span></text:span></text:p>
        <text:p text:style-name="P13">Vous verrez parfois l'ancienne syntaxe :</text:p>
        <text:p text:style-name="P8"><text:span text:style-name="Source_20_Text"><text:span text:style-name="T11">$numbers = array(4, 6, 8);</text:span></text:span></text:p>
        <text:p text:style-name="P10"><text:span text:style-name="T5">Cette façon de déclarer un tableau fonctionne toujours et ne présente aucune différence en termes de performances. De nos jours on va toutefois avoir tendance à favoriser les crochets </text:span><text:span text:style-name="Source_20_Text"><text:span text:style-name="T15">[]</text:span></text:span><text:span text:style-name="T5">. Ils sont plus courts et sont utilisés dans beaucoup d'autres langages pour représenter les tableaux, y compris le javascript, et sont donc visuellement plus intuitifs. Dans tous les cas, comme toujours, privilégiez de suivre le style et les conseils de vos formateurs. (:</text:span></text:p>
        <text:p text:style-name="P8"><text:soft-page-break/><text:span text:style-name="Source_20_Text"><text:span text:style-name="T11">$texts = ['Salut', 'Yo', 'Hey'];</text:span></text:span></text:p>
        <text:p text:style-name="P8"><text:span text:style-name="Source_20_Text"><text:span text:style-name="T11">echo($texts[0]);</text:span></text:span></text:p>
        <text:p text:style-name="P10"><text:span text:style-name="T5">Ce morceau de code affichera </text:span><text:span text:style-name="Source_20_Text"><text:span text:style-name="T15">Salut</text:span></text:span><text:span text:style-name="T5">. La variable </text:span><text:span text:style-name="Source_20_Text"><text:span text:style-name="T15">$texts</text:span></text:span><text:span text:style-name="T5"> contient un tableau à index numériques. Comme ceux du javascript, les clés de chaque valeur sont donc numérotées dans l'ordre de 0 à l'infini.</text:span></text:p>
        <text:p text:style-name="P13">Notez qu'en PHP, un tableau n'utilise pas forcément des index numériques.</text:p>
        <text:p text:style-name="P8"><text:span text:style-name="Source_20_Text"><text:span text:style-name="T11">$user = [</text:span></text:span></text:p>
        <text:p text:style-name="P8"><text:span text:style-name="Source_20_Text"><text:span text:style-name="T13"><text:s text:c="4"/></text:span></text:span><text:span text:style-name="Source_20_Text"><text:span text:style-name="T11">'firstName' =&gt; 'Magali',</text:span></text:span></text:p>
        <text:p text:style-name="P8"><text:span text:style-name="Source_20_Text"><text:span text:style-name="T13"><text:s text:c="4"/></text:span></text:span><text:span text:style-name="Source_20_Text"><text:span text:style-name="T11">'age' =&gt; 22,</text:span></text:span></text:p>
        <text:p text:style-name="P8"><text:span text:style-name="Source_20_Text"><text:span text:style-name="T13"><text:s text:c="4"/></text:span></text:span><text:span text:style-name="Source_20_Text"><text:span text:style-name="T11">'city' =&gt; 'Rennes'</text:span></text:span></text:p>
        <text:p text:style-name="P8"><text:span text:style-name="Source_20_Text"><text:span text:style-name="T11">];</text:span></text:span></text:p>
        <text:p text:style-name="P10"><text:span text:style-name="T5">Nous avons ici ce que l'on appellera un tableau associatif. Contrairement au tableau à index numériques, le tableau associatif n'utilise pas des clés numériques mais des </text:span><text:span text:style-name="Emphasis"><text:span text:style-name="T5">strings</text:span></text:span><text:span text:style-name="T5"> arbitrairement fixées par le développeur.</text:span></text:p>
        <text:p text:style-name="P13">Et comment accède-t-on à une valeur dans un tableau associatif ?</text:p>
        <text:p text:style-name="P8"><text:span text:style-name="Source_20_Text"><text:span text:style-name="T11">$values = [</text:span></text:span></text:p>
        <text:p text:style-name="P8"><text:span text:style-name="Source_20_Text"><text:span text:style-name="T13"><text:s text:c="4"/></text:span></text:span><text:span text:style-name="Source_20_Text"><text:span text:style-name="T11">'vegetable' =&gt; 'Échalote',</text:span></text:span></text:p>
        <text:p text:style-name="P8"><text:span text:style-name="Source_20_Text"><text:span text:style-name="T13"><text:s text:c="4"/></text:span></text:span><text:span text:style-name="Source_20_Text"><text:span text:style-name="T11">'fruit' =&gt; 'Fraise'</text:span></text:span></text:p>
        <text:p text:style-name="P8"><text:span text:style-name="Source_20_Text"><text:span text:style-name="T11">];</text:span></text:span></text:p>
        <text:p text:style-name="P8"/>
        <text:p text:style-name="P8"><text:span text:style-name="Source_20_Text"><text:span text:style-name="T11">$x = $values['vegetable'];</text:span></text:span></text:p>
        <text:p text:style-name="P8"/>
        <text:p text:style-name="P8"><text:span text:style-name="Source_20_Text"><text:span text:style-name="T11">echo($x);</text:span></text:span></text:p>
        <text:p text:style-name="P10"><text:span text:style-name="T5">Ce code affichera </text:span><text:span text:style-name="Source_20_Text"><text:span text:style-name="T15">Échalote</text:span></text:span><text:span text:style-name="T5">.</text:span></text:p>
        <text:p text:style-name="P10"><text:span text:style-name="T5">Bien que les clés soient différentes, les tableaux à index numériques et les tableaux associatifs relèvent du même type pour le PHP : c'est toujours un </text:span><text:span text:style-name="Source_20_Text"><text:span text:style-name="T15">array</text:span></text:span><text:span text:style-name="T5">.</text:span></text:p>
        <text:section text:style-name="Sect1" text:name="objets">
          <text:h text:style-name="P6" text:outline-level="2">Objets</text:h>
        </text:section>
        <text:p text:style-name="P10"><text:span text:style-name="T7">Les objets (type </text:span><text:span text:style-name="Source_20_Text"><text:span text:style-name="T16">object</text:span></text:span><text:span text:style-name="T7">) existent évidemment en PHP. Bien qu'officiellement le PHP soit un langage multi-paradigmes, officieusement il s'est imposé à travers les années comme un langage orienté objet. Presque tout son écosystème est développé autour de la POO.</text:span></text:p>
        <text:p text:style-name="P13">L'objet en PHP est un sujet trop complexe pour être abordé rapidement dans une sous-section. Nous y reviendrons vite en détails. (:</text:p>
        <text:section text:style-name="Sect1" text:name="autres">
          <text:h text:style-name="P6" text:outline-level="2">Autres</text:h>
        </text:section>
        <text:p text:style-name="P10"><text:span text:style-name="T7">Il existe quelques autres types en PHP, tels que </text:span><text:span text:style-name="Source_20_Text"><text:span text:style-name="T16">iterable</text:span></text:span><text:span text:style-name="T7"> et </text:span><text:span text:style-name="Source_20_Text"><text:span text:style-name="T16">callable</text:span></text:span><text:span text:style-name="T7">. Vous n'avez pas forcément besoin de les connaître tout de suite, la curiosité et le code vous y mèneront bien assez vite.</text:span></text:p>
        <text:section text:style-name="Sect1" text:name="conversions">
          <text:h text:style-name="P6" text:outline-level="2">Conversions</text:h>
        </text:section>
        <text:p text:style-name="P10"><text:soft-page-break/><text:span text:style-name="T7">Il existe plusieurs façons de pratiquer des conversions de types en PHP. Vous rencontrerez parfois, par exemple, la fonction </text:span><text:span text:style-name="Source_20_Text"><text:span text:style-name="T16">intval</text:span></text:span><text:span text:style-name="T7">. La syntaxe que nous allons vous montrer ici est cependant la plus intuitive et la plus cohérente, car c'est la même façon de faire pour tous les types :</text:span></text:p>
        <text:p text:style-name="P8"><text:span text:style-name="Source_20_Text"><text:span text:style-name="T11">$a = '1'; <text:s/>// '1'</text:span></text:span></text:p>
        <text:p text:style-name="P8"><text:span text:style-name="Source_20_Text"><text:span text:style-name="T11">$b = (int) '1'; <text:s/>// 1</text:span></text:span></text:p>
        <text:p text:style-name="P8"><text:span text:style-name="Source_20_Text"><text:span text:style-name="T11">$c = (float) '1'; <text:s/>// 1.0</text:span></text:span></text:p>
        <text:p text:style-name="P8"><text:span text:style-name="Source_20_Text"><text:span text:style-name="T11">$d = (bool) '1'; <text:s/>// true</text:span></text:span></text:p>
        <text:p text:style-name="P13">Très simple !</text:p>
        <text:p text:style-name="P10"><text:span text:style-name="T5">Jetez donc un œil à la </text:span><text:a xlink:type="simple" xlink:href="https://www.php.net/manual/en/language.types.type-juggling.php" text:style-name="Internet_20_link" text:visited-style-name="Visited_20_Internet_20_Link"><text:span text:style-name="T19">documentation</text:span></text:a><text:span text:style-name="T5"> pour avoir un apperçu des différents </text:span><text:span text:style-name="Emphasis"><text:span text:style-name="T5">casts</text:span></text:span><text:span text:style-name="T5"> possibles. On pensera notamment à </text:span><text:span text:style-name="Source_20_Text"><text:span text:style-name="T15">(string)</text:span></text:span><text:span text:style-name="T5">, </text:span><text:span text:style-name="Source_20_Text"><text:span text:style-name="T15">(array)</text:span></text:span><text:span text:style-name="T5">, etc.</text:span></text:p>
        <text:p text:style-name="P22">On retrouve cette syntaxe de conversion dans de nombreux langages comme le C, le java ou encore le C#. Elle est donc visuellement intuitive pour la plupart des développeurs.</text:p>
      </text:section>
      <text:p text:style-name="P26">Modifié le: mercredi 14 octobre 2020, 14:06</text:p>
      <text:h text:style-name="P1" text:outline-level="2">4. Conditions</text:h>
      <text:section text:style-name="Sect1" text:name="Section5">
        <text:p text:style-name="Text_20_body"><text:bookmark text:name="app2"/></text:p>
        <text:section text:style-name="Sect1" text:name="Section6">
          <text:p text:style-name="Text_20_body"><text:bookmark text:name="pour-d%C3%A9marrer2"/></text:p>
        </text:section>
        <text:section text:style-name="Sect1" text:name="comparaisons-et-conditions">
          <text:h text:style-name="P6" text:outline-level="2">Comparaisons et conditions</text:h>
        </text:section>
        <text:p text:style-name="P10"><text:span text:style-name="T7">Les conditions en PHP sont identiques au javascript, et on y retrouve les mêmes opérateurs de comparaison dans les expressions booléennes : </text:span><text:span text:style-name="Source_20_Text"><text:span text:style-name="T16">&lt;</text:span></text:span><text:span text:style-name="T7">, </text:span><text:span text:style-name="Source_20_Text"><text:span text:style-name="T16">&lt;=</text:span></text:span><text:span text:style-name="T7">, </text:span><text:span text:style-name="Source_20_Text"><text:span text:style-name="T16">&gt;</text:span></text:span><text:span text:style-name="T7">, </text:span><text:span text:style-name="Source_20_Text"><text:span text:style-name="T16">&gt;=</text:span></text:span><text:span text:style-name="T7">, </text:span><text:span text:style-name="Source_20_Text"><text:span text:style-name="T16">!=</text:span></text:span><text:span text:style-name="T7">, </text:span><text:span text:style-name="Source_20_Text"><text:span text:style-name="T16">!==</text:span></text:span><text:span text:style-name="T7">, </text:span><text:span text:style-name="Source_20_Text"><text:span text:style-name="T16">==</text:span></text:span><text:span text:style-name="T7">, </text:span><text:span text:style-name="Source_20_Text"><text:span text:style-name="T16">===</text:span></text:span><text:span text:style-name="T7">.</text:span></text:p>
        <text:p text:style-name="P8"><text:span text:style-name="Source_20_Text"><text:span text:style-name="T11">$msg = 'Salut';</text:span></text:span></text:p>
        <text:p text:style-name="P8"><text:span text:style-name="Source_20_Text"><text:span text:style-name="T11">if ($msg === 'Salut') {</text:span></text:span></text:p>
        <text:p text:style-name="P8"><text:span text:style-name="Source_20_Text"><text:span text:style-name="T13"><text:s text:c="4"/></text:span></text:span><text:span text:style-name="Source_20_Text"><text:span text:style-name="T11">echo($msg);</text:span></text:span></text:p>
        <text:p text:style-name="P8"><text:span text:style-name="Source_20_Text"><text:span text:style-name="T11">}</text:span></text:span></text:p>
        <text:p text:style-name="P21"><text:span text:style-name="T5">La recommandation concernant la comparaison d'égalité reste la même qu'en javascript : vous n'aurez jamais réellement besoin de </text:span><text:span text:style-name="Source_20_Text"><text:span text:style-name="T15">==</text:span></text:span><text:span text:style-name="T5"> et </text:span><text:span text:style-name="Source_20_Text"><text:span text:style-name="T15">!=</text:span></text:span><text:span text:style-name="T5">, ces opérateurs sont sources de bugs ; préférez toujours </text:span><text:span text:style-name="Source_20_Text"><text:span text:style-name="T15">===</text:span></text:span><text:span text:style-name="T5"> et </text:span><text:span text:style-name="Source_20_Text"><text:span text:style-name="T15">!==</text:span></text:span><text:span text:style-name="T5">.</text:span></text:p>
        <text:p text:style-name="P13">Le PHP a aussi deux opérateurs supplémentaires :</text:p>
        <text:list xml:id="list2052516882" text:style-name="L1">
          <text:list-item>
            <text:p text:style-name="P62"><text:span text:style-name="T5">La différence</text:span><text:span text:style-name="Source_20_Text"><text:span text:style-name="T15">&lt;&gt;</text:span></text:span><text:span text:style-name="T5">. Ce signe est très peu utilisé et a le même comportement que </text:span><text:span text:style-name="Source_20_Text"><text:span text:style-name="T15">!=</text:span></text:span><text:span text:style-name="T5">. À éviter, donc.</text:span></text:p>
          </text:list-item>
          <text:list-item>
            <text:p text:style-name="P62"><text:span text:style-name="T5">Le </text:span><text:span text:style-name="Emphasis"><text:span text:style-name="T5">spaceship operator</text:span></text:span><text:span text:style-name="T5"> </text:span><text:span text:style-name="Source_20_Text"><text:span text:style-name="T15">&lt;=&gt;</text:span></text:span><text:span text:style-name="T5">, qui sert aussi à comparer des nombres. Contrairement aux autres opérateurs, </text:span><text:span text:style-name="Source_20_Text"><text:span text:style-name="T15">&lt;=&gt;</text:span></text:span><text:span text:style-name="T5"> ne renvoie pas un booléen mais un nombre qui peut être </text:span><text:span text:style-name="Source_20_Text"><text:span text:style-name="T15">-1</text:span></text:span><text:span text:style-name="T5">, </text:span><text:span text:style-name="Source_20_Text"><text:span text:style-name="T15">0</text:span></text:span><text:span text:style-name="T5"> ou </text:span><text:span text:style-name="Source_20_Text"><text:span text:style-name="T15">1</text:span></text:span><text:span text:style-name="T5"> : </text:span><text:span text:style-name="Source_20_Text"><text:span text:style-name="T15">-1</text:span></text:span><text:span text:style-name="T5"> si le nombre de gauche est inférieur, </text:span><text:span text:style-name="Source_20_Text"><text:span text:style-name="T15">1</text:span></text:span><text:span text:style-name="T5"> si le nombre de gauche est supérieur, </text:span><text:span text:style-name="Source_20_Text"><text:span text:style-name="T15">0</text:span></text:span><text:span text:style-name="T5"> si les deux nombres sont égaux. En cela, ce n'est pas vraiment une expression booléenne, on ne l'utilise pas dans les conditions. Son usage est assez anecdotique, on l'emploie par exemple dans </text:span><text:soft-page-break/><text:span text:style-name="T5">la fonction </text:span><text:span text:style-name="Source_20_Text"><text:span text:style-name="T15">usort</text:span></text:span><text:span text:style-name="T5"> pour trier un tableau, n'allez donc pas le mettre partout... mais... c'est un vaisseau spatial. Et les vaisseaux spatiaux, c'est cool !</text:span></text:p>
          </text:list-item>
        </text:list>
        <text:section text:style-name="Sect1" text:name="switch">
          <text:h text:style-name="P6" text:outline-level="2">Switch</text:h>
        </text:section>
        <text:p text:style-name="P10"><text:span text:style-name="T7">Un </text:span><text:span text:style-name="Emphasis"><text:span text:style-name="T7">switch</text:span></text:span><text:span text:style-name="T7"> en PHP :</text:span></text:p>
        <text:p text:style-name="P8"><text:span text:style-name="Source_20_Text"><text:span text:style-name="T11">$x = 0;</text:span></text:span></text:p>
        <text:p text:style-name="P8"><text:span text:style-name="Source_20_Text"><text:span text:style-name="T11">switch ($x) {</text:span></text:span></text:p>
        <text:p text:style-name="P8"><text:span text:style-name="Source_20_Text"><text:span text:style-name="T13"><text:s text:c="4"/></text:span></text:span><text:span text:style-name="Source_20_Text"><text:span text:style-name="T11">case 0:</text:span></text:span></text:p>
        <text:p text:style-name="P8"><text:span text:style-name="Source_20_Text"><text:span text:style-name="T13"><text:s text:c="8"/></text:span></text:span><text:span text:style-name="Source_20_Text"><text:span text:style-name="T11">echo('Salut');</text:span></text:span></text:p>
        <text:p text:style-name="P8"><text:span text:style-name="Source_20_Text"><text:span text:style-name="T13"><text:s text:c="8"/></text:span></text:span><text:span text:style-name="Source_20_Text"><text:span text:style-name="T11">break;</text:span></text:span></text:p>
        <text:p text:style-name="P8"><text:span text:style-name="Source_20_Text"><text:span text:style-name="T13"><text:s text:c="4"/></text:span></text:span><text:span text:style-name="Source_20_Text"><text:span text:style-name="T11">case 1:</text:span></text:span></text:p>
        <text:p text:style-name="P8"><text:span text:style-name="Source_20_Text"><text:span text:style-name="T13"><text:s text:c="8"/></text:span></text:span><text:span text:style-name="Source_20_Text"><text:span text:style-name="T11">echo('Yo');</text:span></text:span></text:p>
        <text:p text:style-name="P8"><text:span text:style-name="Source_20_Text"><text:span text:style-name="T13"><text:s text:c="8"/></text:span></text:span><text:span text:style-name="Source_20_Text"><text:span text:style-name="T11">break;</text:span></text:span></text:p>
        <text:p text:style-name="P8"><text:span text:style-name="Source_20_Text"><text:span text:style-name="T13"><text:s text:c="4"/></text:span></text:span><text:span text:style-name="Source_20_Text"><text:span text:style-name="T11">default:</text:span></text:span></text:p>
        <text:p text:style-name="P8"><text:span text:style-name="Source_20_Text"><text:span text:style-name="T13"><text:s text:c="8"/></text:span></text:span><text:span text:style-name="Source_20_Text"><text:span text:style-name="T11">echo('Hey');</text:span></text:span></text:p>
        <text:p text:style-name="P8"><text:span text:style-name="Source_20_Text"><text:span text:style-name="T11">}</text:span></text:span></text:p>
        <text:p text:style-name="P10"><text:span text:style-name="T5">Ce code affichera </text:span><text:span text:style-name="Source_20_Text"><text:span text:style-name="T15">Salut</text:span></text:span><text:span text:style-name="T5">.</text:span></text:p>
      </text:section>
      <text:p text:style-name="P26">Modifié le: mercredi 14 octobre 2020, 14:06</text:p>
      <text:h text:style-name="P1" text:outline-level="2">5. Boucles</text:h>
      <text:section text:style-name="Sect1" text:name="Section7">
        <text:p text:style-name="Text_20_body"><text:bookmark text:name="app3"/></text:p>
        <text:section text:style-name="Sect1" text:name="Section8">
          <text:p text:style-name="Text_20_body"><text:bookmark text:name="pour-d%C3%A9marrer3"/></text:p>
        </text:section>
        <text:section text:style-name="Sect1" text:name="meanwhile-in-php">
          <text:h text:style-name="P6" text:outline-level="2">Meanwhile in PHP</text:h>
        </text:section>
        <text:p text:style-name="P11">La bonne nouvelle avec les structures de contrôle telles que les conditions et les boucles, c'est que la logique est sensiblement la même d'un langage impératif à un autre. Seule la syntaxe est souvent amenée à changer. Qu'on dise « chocolatine » ou « pain au chocolat », le goût sera vraisemblablement le même.</text:p>
        <text:p text:style-name="P13">Ce que vous avez appris en javascript au sujet des boucles est donc très valable en PHP, à quelques différences près. Faisons un petit tour d'horizon.</text:p>
        <text:section text:style-name="Sect1" text:name="boucle-while">
          <text:h text:style-name="P5" text:outline-level="2"><text:span text:style-name="T2">Boucle </text:span><text:span text:style-name="Emphasis"><text:span text:style-name="T2">while</text:span></text:span></text:h>
        </text:section>
        <text:p text:style-name="P8"><text:span text:style-name="Source_20_Text"><text:span text:style-name="T7">$i = 1;</text:span></text:span></text:p>
        <text:p text:style-name="P8"/>
        <text:p text:style-name="P8"><text:span text:style-name="Source_20_Text"><text:span text:style-name="T11">while ($i &lt; 4) {</text:span></text:span></text:p>
        <text:p text:style-name="P8"><text:span text:style-name="Source_20_Text"><text:span text:style-name="T13"><text:s text:c="4"/></text:span></text:span><text:span text:style-name="Source_20_Text"><text:span text:style-name="T11">echo $i;</text:span></text:span></text:p>
        <text:p text:style-name="P8"><text:span text:style-name="Source_20_Text"><text:span text:style-name="T13"><text:s text:c="4"/></text:span></text:span><text:span text:style-name="Source_20_Text"><text:span text:style-name="T11">++$i;</text:span></text:span></text:p>
        <text:p text:style-name="P8"><text:span text:style-name="Source_20_Text"><text:span text:style-name="T11">}</text:span></text:span></text:p>
        <text:p text:style-name="P10"><text:soft-page-break/><text:span text:style-name="T5">Rien de nouveau. La boucle </text:span><text:span text:style-name="Source_20_Text"><text:span text:style-name="T15">while</text:span></text:span><text:span text:style-name="T5"> continue de tourner tant que sa condition est évaluée à </text:span><text:span text:style-name="Source_20_Text"><text:span text:style-name="T15">true</text:span></text:span><text:span text:style-name="T5">. Exactement le même fonctionnement que la boucle </text:span><text:span text:style-name="Source_20_Text"><text:span text:style-name="T15">while</text:span></text:span><text:span text:style-name="T5"> du javascript.</text:span></text:p>
        <text:section text:style-name="Sect1" text:name="boucle-for">
          <text:h text:style-name="P5" text:outline-level="2"><text:span text:style-name="T2">Boucle </text:span><text:span text:style-name="Emphasis"><text:span text:style-name="T2">for</text:span></text:span></text:h>
        </text:section>
        <text:p text:style-name="P8"><text:span text:style-name="Source_20_Text"><text:span text:style-name="T7">$values = ['A', 'B', 'C', 'D'];</text:span></text:span></text:p>
        <text:p text:style-name="P8"/>
        <text:p text:style-name="P8"><text:span text:style-name="Source_20_Text"><text:span text:style-name="T11">for ($i = 0, $max = count($values); $i &lt; $max; ++$i) {</text:span></text:span></text:p>
        <text:p text:style-name="P8"><text:span text:style-name="Source_20_Text"><text:span text:style-name="T13"><text:s text:c="4"/></text:span></text:span><text:span text:style-name="Source_20_Text"><text:span text:style-name="T11">echo $values[$i];</text:span></text:span></text:p>
        <text:p text:style-name="P8"><text:span text:style-name="Source_20_Text"><text:span text:style-name="T11">}</text:span></text:span></text:p>
        <text:p text:style-name="P10"><text:span text:style-name="T5">Notre tableau à index numériques est parcouru de la même manière qu'on parcourt un </text:span><text:span text:style-name="Source_20_Text"><text:span text:style-name="T15">Array</text:span></text:span><text:span text:style-name="T5"> en javascript. On déclare un itérateur, et on l'incrémente à chaque tour de boucle en s'en servant comme clé numérique, jusqu'à atteindre la taille totale du tableau.</text:span></text:p>
        <text:p text:style-name="P22">Conseil d'optimisation</text:p>
        <text:p text:style-name="P30"><text:span text:style-name="T5">Notez la déclaration d'une variable </text:span><text:span text:style-name="Source_20_Text"><text:span text:style-name="T15">$max</text:span></text:span><text:span text:style-name="T5"> au premier tour de boucle. L'appel de la fonction </text:span><text:span text:style-name="Source_20_Text"><text:span text:style-name="T15">count</text:span></text:span><text:span text:style-name="T5"> est en effet coûteux en performances, aussi on ne le fait qu'une seule fois et on stocke le résultat dans une variable plutôt que demander au processeur de recalculer cette valeur à chaque tour de boucle.</text:span></text:p>
        <text:section text:style-name="Sect1" text:name="boucle-foreach">
          <text:h text:style-name="P5" text:outline-level="2"><text:span text:style-name="T2">Boucle </text:span><text:span text:style-name="Emphasis"><text:span text:style-name="T2">foreach</text:span></text:span></text:h>
        </text:section>
        <text:p text:style-name="P10"><text:span text:style-name="T7">La boucle </text:span><text:span text:style-name="Source_20_Text"><text:span text:style-name="T16">foreach</text:span></text:span><text:span text:style-name="T7"> en PHP est plus ou moins l'équivalent de la boucle </text:span><text:span text:style-name="Source_20_Text"><text:span text:style-name="T16">for ... of</text:span></text:span><text:span text:style-name="T7"> en javascript, pour dire les choses simplement, mais elle a tout de même beaucoup de particularités.</text:span></text:p>
        <text:p text:style-name="P10"><text:span text:style-name="T5">Elle permet notamment de parcourir un tableau associatif. En effet, si une boucle </text:span><text:span text:style-name="Source_20_Text"><text:span text:style-name="T15">for</text:span></text:span><text:span text:style-name="T5"> avec un itérateur est suffisante pour un tableau à index numériques, par nature elle ne peut pas boucler à travers des index associatifs.</text:span></text:p>
        <text:p text:style-name="P8"><text:span text:style-name="Source_20_Text"><text:span text:style-name="T11">$values = [</text:span></text:span></text:p>
        <text:p text:style-name="P8"><text:span text:style-name="Source_20_Text"><text:span text:style-name="T13"><text:s text:c="4"/></text:span></text:span><text:span text:style-name="Source_20_Text"><text:span text:style-name="T11">'msg' =&gt; 'Salut',</text:span></text:span></text:p>
        <text:p text:style-name="P8"><text:span text:style-name="Source_20_Text"><text:span text:style-name="T13"><text:s text:c="4"/></text:span></text:span><text:span text:style-name="Source_20_Text"><text:span text:style-name="T11">'name' =&gt; 'Jacques',</text:span></text:span></text:p>
        <text:p text:style-name="P8"><text:span text:style-name="Source_20_Text"><text:span text:style-name="T13"><text:s text:c="4"/></text:span></text:span><text:span text:style-name="Source_20_Text"><text:span text:style-name="T11">'age' =&gt; 45,</text:span></text:span></text:p>
        <text:p text:style-name="P8"><text:span text:style-name="Source_20_Text"><text:span text:style-name="T13"><text:s text:c="4"/></text:span></text:span><text:span text:style-name="Source_20_Text"><text:span text:style-name="T11">'city' =&gt; 'Rennes',</text:span></text:span></text:p>
        <text:p text:style-name="P8"><text:span text:style-name="Source_20_Text"><text:span text:style-name="T11">];</text:span></text:span></text:p>
        <text:p text:style-name="P8"/>
        <text:p text:style-name="P8"><text:span text:style-name="Source_20_Text"><text:span text:style-name="T11">foreach ($values as $key =&gt; $value) {</text:span></text:span></text:p>
        <text:p text:style-name="P8"><text:span text:style-name="Source_20_Text"><text:span text:style-name="T13"><text:s text:c="4"/></text:span></text:span><text:span text:style-name="Source_20_Text"><text:span text:style-name="T11">echo("Clé : $key.");</text:span></text:span></text:p>
        <text:p text:style-name="P8"><text:span text:style-name="Source_20_Text"><text:span text:style-name="T13"><text:s text:c="4"/></text:span></text:span><text:span text:style-name="Source_20_Text"><text:span text:style-name="T11">echo('&lt;br/&gt;');</text:span></text:span></text:p>
        <text:p text:style-name="P8"><text:span text:style-name="Source_20_Text"><text:span text:style-name="T13"><text:s text:c="4"/></text:span></text:span><text:span text:style-name="Source_20_Text"><text:span text:style-name="T11">echo("Valeur : $value."); <text:s text:c="3"/></text:span></text:span></text:p>
        <text:p text:style-name="P8"><text:span text:style-name="Source_20_Text"><text:span text:style-name="T11">}</text:span></text:span></text:p>
        <text:p text:style-name="P10"><text:soft-page-break/><text:span text:style-name="T5">Pas mal. À chaque itération, la boucle </text:span><text:span text:style-name="Source_20_Text"><text:span text:style-name="T15">foreach</text:span></text:span><text:span text:style-name="T5"> donne accès à la valeur courante du tableau, mais aussi à sa clé. La syntaxe </text:span><text:span text:style-name="Source_20_Text"><text:span text:style-name="T15">$values as $key =&gt; $value</text:span></text:span><text:span text:style-name="T5"> pourrait se traduire ainsi : « Parcours le tableau </text:span><text:span text:style-name="Source_20_Text"><text:span text:style-name="T15">$values</text:span></text:span><text:span text:style-name="T5">. À chaque itération, la clé courante s'appellera </text:span><text:span text:style-name="Source_20_Text"><text:span text:style-name="T15">$key</text:span></text:span><text:span text:style-name="T5">, et la valeur courante s'appellera </text:span><text:span text:style-name="Source_20_Text"><text:span text:style-name="T15">$value</text:span></text:span><text:span text:style-name="T5"> ». </text:span><text:span text:style-name="Source_20_Text"><text:span text:style-name="T15">$values</text:span></text:span><text:span text:style-name="T5"> est donc le tableau à parcourir, là où </text:span><text:span text:style-name="Source_20_Text"><text:span text:style-name="T15">$key</text:span></text:span><text:span text:style-name="T5"> et </text:span><text:span text:style-name="Source_20_Text"><text:span text:style-name="T15">$value</text:span></text:span><text:span text:style-name="T5"> sont ici des variables arbitrairement choisies par le développeur pour y assigner respectivement la clé et la valeur de l'itération en cours.</text:span></text:p>
        <text:p text:style-name="P13">Notez que si nous n'avons pas besoin de la clé, nous pouvons l'omettre.</text:p>
        <text:p text:style-name="P8"><text:span text:style-name="Source_20_Text"><text:span text:style-name="T11">$letters = ['a', 'b', 'c', 'd'];</text:span></text:span></text:p>
        <text:p text:style-name="P8"/>
        <text:p text:style-name="P8"><text:span text:style-name="Source_20_Text"><text:span text:style-name="T11">foreach ($letters as $letter) {</text:span></text:span></text:p>
        <text:p text:style-name="P8"><text:span text:style-name="Source_20_Text"><text:span text:style-name="T13"><text:s text:c="4"/></text:span></text:span><text:span text:style-name="Source_20_Text"><text:span text:style-name="T11">echo($letter);</text:span></text:span></text:p>
        <text:p text:style-name="P8"><text:span text:style-name="Source_20_Text"><text:span text:style-name="T11">}</text:span></text:span></text:p>
        <text:p text:style-name="P10"><text:span text:style-name="T5">Nous n'avons pas besoin de la clé, nous pouvons omettre son assignation pour n'écrire que </text:span><text:span text:style-name="Source_20_Text"><text:span text:style-name="T15">$letters as $letter</text:span></text:span><text:span text:style-name="T5">.</text:span></text:p>
        <text:p text:style-name="P22">Hé ! Mais c'était pas un tableau associatif, ça.</text:p>
        <text:p text:style-name="P30"><text:span text:style-name="T5">Bien sûr. Rien ne nous empêche d'utiliser la boucle </text:span><text:span text:style-name="Source_20_Text"><text:span text:style-name="T15">foreach</text:span></text:span><text:span text:style-name="T5"> pour parcourir un tableau à index numériques. On l'a dit, en PHP un tableau est un </text:span><text:span text:style-name="Source_20_Text"><text:span text:style-name="T15">array</text:span></text:span><text:span text:style-name="T5">, qu'il soit associatif ou non ne change pas son type. Pour être plus précis, il relève même du pseudo-type </text:span><text:span text:style-name="Source_20_Text"><text:span text:style-name="T15">iterable</text:span></text:span><text:span text:style-name="T5">, et toute valeur du type </text:span><text:span text:style-name="Source_20_Text"><text:span text:style-name="T15">iterable</text:span></text:span><text:span text:style-name="T5"> peut être traversée par une boucle </text:span><text:span text:style-name="Source_20_Text"><text:span text:style-name="T15">foreach</text:span></text:span><text:span text:style-name="T5">. En PHP, les tableaux sont </text:span><text:span text:style-name="Source_20_Text"><text:span text:style-name="T15">iterable</text:span></text:span><text:span text:style-name="T5">, mais c'est aussi le cas des objets implémentant l'interface </text:span><text:span text:style-name="Source_20_Text"><text:span text:style-name="T15">\Traversable</text:span></text:span><text:span text:style-name="T5">. Nous en avons déjà trop dit, tout cela devient un peu velu.</text:span></text:p>
        <text:p text:style-name="P30"><text:span text:style-name="T5">Pour l'heure, retenez simplement que </text:span><text:span text:style-name="Source_20_Text"><text:span text:style-name="T15">foreach</text:span></text:span><text:span text:style-name="T5"> permet de parcourir tous les tableaux, qu'ils soient associatifs ou non.</text:span></text:p>
        <text:section text:style-name="Sect1" text:name="boucle-do--while">
          <text:h text:style-name="P5" text:outline-level="2"><text:span text:style-name="T2">Boucle </text:span><text:span text:style-name="Emphasis"><text:span text:style-name="T2">do ... while</text:span></text:span></text:h>
        </text:section>
        <text:p text:style-name="P10"><text:span text:style-name="T7">Nous ne détaillerons pas ici la boucle </text:span><text:a xlink:type="simple" xlink:href="https://www.php.net/manual/en/control-structures.do.while.php" text:style-name="Internet_20_link" text:visited-style-name="Visited_20_Internet_20_Link"><text:span text:style-name="T21">do-while</text:span></text:a><text:span text:style-name="T7">. C'est une boucle </text:span><text:span text:style-name="Source_20_Text"><text:span text:style-name="T16">while</text:span></text:span><text:span text:style-name="T7"> dont la particularité est d'exécuter systématiquement une première fois son bloc d'instructions avant même de tester sa condition. Le bloc d'instructions sera donc toujours au moins exécuté une fois, même si la condition est fausse dès le départ.</text:span></text:p>
        <text:p text:style-name="P13">Elle est utile dans le monde du javascript, du java, etc. Bref, dans le monde du temps réel. En pratique, en PHP, vous l'utiliserez peut-être une fois tous les deux ans au cours de votre carrière, si vous êtes chanceux. ;p</text:p>
        <text:section text:style-name="Sect1" text:name="quand-utiliser-quoi">
          <text:h text:style-name="P6" text:outline-level="2">Quand utiliser quoi ?</text:h>
        </text:section>
        <text:p text:style-name="P10"><text:span text:style-name="T7">La boucle </text:span><text:span text:style-name="Source_20_Text"><text:span text:style-name="T16">while</text:span></text:span><text:span text:style-name="T7"> s'utilse rarement pour parcourir un tableau. On l'emploie plutôt pour boucler autour d'une vraie condition booléenne. Souvenez-vous par exemple de l'exercice en javascript où l'on continuait à boucler tant que l'utilisateur n'avait pas entré la bonne valeur. La boucle </text:span><text:span text:style-name="Source_20_Text"><text:span text:style-name="T16">while</text:span></text:span><text:span text:style-name="T7">, c'est littéralement </text:span><text:span text:style-name="Source_20_Text"><text:span text:style-name="T16">tant que</text:span></text:span><text:span text:style-name="T7">. En vérité vous la verrez assez peu souvent dans le contexte du PHP : comme le </text:span><text:span text:style-name="Source_20_Text"><text:span text:style-name="T16">do-while</text:span></text:span><text:span text:style-name="T7"> elle dépend philosophiquement d'un changement d'état parallèle à son exécution, ce qui arrive </text:span><text:soft-page-break/><text:span text:style-name="T7">très anecdotiquement dans un langage purement synchrone comme le PHP, où il faudra généralement qu'elle provoque elle-même ce changement d'état.</text:span></text:p>
        <text:p text:style-name="P21"><text:span text:style-name="T5">Notez qu'en soi rien n'empêche d'utiliser </text:span><text:span text:style-name="Source_20_Text"><text:span text:style-name="T15">while</text:span></text:span><text:span text:style-name="T5"> avec un itérateur, mais à ce moment autant utiliser un </text:span><text:span text:style-name="Source_20_Text"><text:span text:style-name="T15">for</text:span></text:span><text:span text:style-name="T5"> dont la syntaxe </text:span><text:span text:style-name="Emphasis"><text:span text:style-name="T5">inline</text:span></text:span><text:span text:style-name="T5"> est plus adaptée à ce besoin.</text:span></text:p>
        <text:p text:style-name="P10"><text:span text:style-name="T5">La boucle </text:span><text:span text:style-name="Source_20_Text"><text:span text:style-name="T15">for</text:span></text:span><text:span text:style-name="T5"> s'utilise essentiellement avec un itérateur. On a vu que l'itérateur pouvait servir à parcourir un tableau, mais ce n'est pas son seul usage. Le nombre d'itérations peut être arbitrairement fixé par le développeur pour exécuter une certaine action un certain nombre de fois. Vous serez par exemple amenés à développer des fonctions dont le rôle pourrait être de créer 1000 faux comptes utilisateurs en base de données à des fins de tests.</text:span></text:p>
        <text:p text:style-name="P10"><text:span text:style-name="T5">La boucle </text:span><text:span text:style-name="Source_20_Text"><text:span text:style-name="T15">foreach</text:span></text:span><text:span text:style-name="T5"> est exclusivement utilisée pour parcourir un </text:span><text:span text:style-name="Source_20_Text"><text:span text:style-name="T15">iterable</text:span></text:span><text:span text:style-name="T5">, ce qui inclut les tableaux. À ce titre elle est aussi plus lisible et moins sujette à bugs, même pour parcourir des tableaux à index numériques. Et elle est très performante : pour des raisons très techniques qu'on ne détaillera pas ici, en lecture seule, tant qu'on ne modifie pas le tableau, le </text:span><text:span text:style-name="Source_20_Text"><text:span text:style-name="T15">foreach</text:span></text:span><text:span text:style-name="T5"> peut même être plus rapide qu'un </text:span><text:span text:style-name="Source_20_Text"><text:span text:style-name="T15">for</text:span></text:span><text:span text:style-name="T5">.</text:span></text:p>
        <text:p text:style-name="P13">En résumé :</text:p>
        <text:list xml:id="list651459584" text:style-name="L2">
          <text:list-item>
            <text:p text:style-name="P63"><text:span text:style-name="Source_20_Text"><text:span text:style-name="T15">while</text:span></text:span><text:span text:style-name="T5"> pour exécuter un bloc d'instructions tant qu'une condition factuelle est remplie, sans itérateur ;</text:span></text:p>
          </text:list-item>
          <text:list-item>
            <text:p text:style-name="P63"><text:span text:style-name="Source_20_Text"><text:span text:style-name="T15">for</text:span></text:span><text:span text:style-name="T5"> pour exécuter un bloc d'instructions certain nombre de fois, ou pour parcourir un tableau à index numérique ;</text:span></text:p>
          </text:list-item>
          <text:list-item>
            <text:p text:style-name="P63"><text:span text:style-name="Source_20_Text"><text:span text:style-name="T15">foreach</text:span></text:span><text:span text:style-name="T5"> pour parcourir tous les tableaux.</text:span></text:p>
          </text:list-item>
        </text:list>
        <text:p text:style-name="P13">Dans tous les cas, encore et toujours : suivez les préférences et conseils de vos formateurs.</text:p>
      </text:section>
      <text:p text:style-name="P26">Modifié le: mercredi 14 octobre 2020, 14:06</text:p>
      <text:h text:style-name="P1" text:outline-level="2">6. Fonctions</text:h>
      <text:section text:style-name="Sect1" text:name="Section9">
        <text:p text:style-name="Text_20_body"><text:bookmark text:name="app4"/></text:p>
        <text:section text:style-name="Sect1" text:name="Section10">
          <text:p text:style-name="Text_20_body"><text:bookmark text:name="pour-d%C3%A9marrer4"/></text:p>
        </text:section>
        <text:section text:style-name="Sect1" text:name="fonctions">
          <text:h text:style-name="P6" text:outline-level="2">Fonctions...</text:h>
        </text:section>
        <text:p text:style-name="P11">De base, une fonction PHP peut être déclarée de la même façon qu'en javascript.</text:p>
        <text:p text:style-name="P8"><text:span text:style-name="Source_20_Text"><text:span text:style-name="T11">function multiply($x, $y) {</text:span></text:span></text:p>
        <text:p text:style-name="P8"><text:span text:style-name="Source_20_Text"><text:span text:style-name="T13"><text:s text:c="4"/></text:span></text:span><text:span text:style-name="Source_20_Text"><text:span text:style-name="T11">return $x * $y;</text:span></text:span></text:p>
        <text:p text:style-name="P8"><text:span text:style-name="Source_20_Text"><text:span text:style-name="T11">}</text:span></text:span></text:p>
        <text:p text:style-name="P13">MAIS.</text:p>
        <text:p text:style-name="P13">Ce code fonctionne, bien sûr.</text:p>
        <text:p text:style-name="P13">MAIS.</text:p>
        <text:p text:style-name="P13">Vous faites comme vous voulez, hein.</text:p>
        <text:p text:style-name="P13">MAIS.</text:p>
        <text:section text:style-name="Sect1" text:name="-et-type-hinting">
          <text:h text:style-name="P5" text:outline-level="2"><text:soft-page-break/><text:span text:style-name="T2">... et </text:span><text:span text:style-name="Emphasis"><text:span text:style-name="T2">type hinting</text:span></text:span></text:h>
        </text:section>
        <text:p text:style-name="P11">En PHP, les types sont très importants. Le PHP permet de forcer les arguments d'une fonction à être de tel ou tel type, et il peut même forcer la fonction à ne renvoyer que tel ou tel type.</text:p>
        <text:p text:style-name="P8"><text:span text:style-name="Source_20_Text"><text:span text:style-name="T11">function addExclamationToMessage(string $message): string {</text:span></text:span></text:p>
        <text:p text:style-name="P8"><text:span text:style-name="Source_20_Text"><text:span text:style-name="T13"><text:s text:c="4"/></text:span></text:span><text:span text:style-name="Source_20_Text"><text:span text:style-name="T11">return $message . ' !';</text:span></text:span></text:p>
        <text:p text:style-name="P8"><text:span text:style-name="Source_20_Text"><text:span text:style-name="T11">}</text:span></text:span></text:p>
        <text:p text:style-name="P10"><text:span text:style-name="T5">Une fonction très (très) utile qui ajoute un point d'exclamation à une chaîne de caractères. L'argument </text:span><text:span text:style-name="Source_20_Text"><text:span text:style-name="T15">$message</text:span></text:span><text:span text:style-name="T5"> sera obligatoirement de type </text:span><text:span text:style-name="Source_20_Text"><text:span text:style-name="T15">string</text:span></text:span><text:span text:style-name="T5">, et la valeur de retour sera elle aussi obligatoirement de type </text:span><text:span text:style-name="Source_20_Text"><text:span text:style-name="T15">string</text:span></text:span><text:span text:style-name="T5">.</text:span></text:p>
        <text:p text:style-name="P10"><text:span text:style-name="T5">On traite un message, et on renvoie ce message modifié. En somme, on traite une </text:span><text:span text:style-name="Source_20_Text"><text:span text:style-name="T15">string</text:span></text:span><text:span text:style-name="T5">, et on renvoie une </text:span><text:span text:style-name="Source_20_Text"><text:span text:style-name="T15">string</text:span></text:span><text:span text:style-name="T5">. Là où en javascript il fallait faire confiance au développeur pour ne pas se tromper et renvoyer par exemple un nombre, le PHP permet de forcer le programme à ne pas accepter autre chose que le type explicitement requis.</text:span></text:p>
        <text:p text:style-name="P10"><text:span text:style-name="T5">Ce comportement s'appelle le </text:span><text:span text:style-name="Emphasis"><text:span text:style-name="T5">type hinting</text:span></text:span><text:span text:style-name="T5">. Par exemple, le code suivant causera immédiatement un bug :</text:span></text:p>
        <text:p text:style-name="P8"><text:span text:style-name="Source_20_Text"><text:span text:style-name="T11">function addExclamationToMessage(string $message): string {</text:span></text:span></text:p>
        <text:p text:style-name="P8"><text:span text:style-name="Source_20_Text"><text:span text:style-name="T13"><text:s text:c="4"/></text:span></text:span><text:span text:style-name="Source_20_Text"><text:span text:style-name="T11">return [$message, '!'];</text:span></text:span></text:p>
        <text:p text:style-name="P8"><text:span text:style-name="Source_20_Text"><text:span text:style-name="T11">}</text:span></text:span></text:p>
        <text:p text:style-name="P10"><text:span text:style-name="T5">PHP attend une </text:span><text:span text:style-name="Source_20_Text"><text:span text:style-name="T15">string</text:span></text:span><text:span text:style-name="T5"> en retour, il ne va pas être content quand il verra qu'on tente de renvoyer un </text:span><text:span text:style-name="Source_20_Text"><text:span text:style-name="T15">array</text:span></text:span><text:span text:style-name="T5">. Il lèvera une erreur sans attendre. Cela permet de chasser un bug très en amont, en ne laissant même pas une valeur erronée quitter sa fonction. Si on laissait cette fonction </text:span><text:span text:style-name="Source_20_Text"><text:span text:style-name="T15">addExclamationToMessage</text:span></text:span><text:span text:style-name="T5"> renvoyer un tableau, cela pourrait au bout du compte induire un bug très sournois et difficile à traquer bien plus loin dans l'exécution du programme.</text:span></text:p>
        <text:p text:style-name="P13">En typant les valeurs d'entrée et de sortie des fonctions, on tue de très nombreux bugs potentiels dans l'œuf.</text:p>
        <text:p text:style-name="P21"><text:span text:style-name="T5">Si le </text:span><text:span text:style-name="Emphasis"><text:span text:style-name="T5">type hinting</text:span></text:span><text:span text:style-name="T5"> n'est techniquement pas obligatoire, dans le sens où PHP ne l'impose pas, c'est bien pus qu'une simple bonne pratique : c'est devenu indispensable dans le monde professionnel.</text:span></text:p>
        <text:p text:style-name="P30"><text:span text:style-name="T5">Selon vos niveaux respectifs à ce stade de la formation, vos formateurs prendront peut-être la décision de ne pas vous faire typer les fonctions tout de suite afin de suivre votre rythme. Respectez cette décision, vos formateurs savent ce qu'ils font. Vous viendrez au </text:span><text:span text:style-name="Emphasis"><text:span text:style-name="T5">type hinting</text:span></text:span><text:span text:style-name="T5"> bien assez vite. (:</text:span></text:p>
        <text:section text:style-name="Sect1" text:name="types-nullables">
          <text:h text:style-name="P6" text:outline-level="2">Types nullables</text:h>
        </text:section>
        <text:p text:style-name="P10"><text:span text:style-name="T7">Depuis sa version 7.2 (2017), PHP propose une syntaxe très pratique pour dire qu'une valeur peut être soit d'un certain type, soit </text:span><text:span text:style-name="Source_20_Text"><text:span text:style-name="T16">null</text:span></text:span><text:span text:style-name="T7">. Le type </text:span><text:span text:style-name="Source_20_Text"><text:span text:style-name="T16">null</text:span></text:span><text:span text:style-name="T7"> représentant l'absence de valeur, il se marie bien avec les autres types pour dire par exemple « cette valeur est soit un nombre soit rien du tout ».</text:span></text:p>
        <text:p text:style-name="P10"><text:soft-page-break/><text:span text:style-name="T5">Pour spécifier un type nullable, on ajoute simplement un point d'interrogation devant le nom du type : </text:span><text:span text:style-name="Source_20_Text"><text:span text:style-name="T15">?string</text:span></text:span><text:span text:style-name="T5">, </text:span><text:span text:style-name="Source_20_Text"><text:span text:style-name="T15">?int</text:span></text:span><text:span text:style-name="T5">, etc. Exemple :</text:span></text:p>
        <text:p text:style-name="P8"><text:span text:style-name="Source_20_Text"><text:span text:style-name="T11">function getNameFromUser(array $user): ?string {</text:span></text:span></text:p>
        <text:p text:style-name="P8"><text:span text:style-name="Source_20_Text"><text:span text:style-name="T13"><text:s text:c="4"/></text:span></text:span><text:span text:style-name="Source_20_Text"><text:span text:style-name="T11">if (isset($user['name']) &amp;&amp; is_string($user['name'])) {</text:span></text:span></text:p>
        <text:p text:style-name="P8"><text:span text:style-name="Source_20_Text"><text:span text:style-name="T13"><text:s text:c="8"/></text:span></text:span><text:span text:style-name="Source_20_Text"><text:span text:style-name="T11">return $user['name'];</text:span></text:span></text:p>
        <text:p text:style-name="P8"><text:span text:style-name="Source_20_Text"><text:span text:style-name="T13"><text:s text:c="4"/></text:span></text:span><text:span text:style-name="Source_20_Text"><text:span text:style-name="T11">}</text:span></text:span></text:p>
        <text:p text:style-name="P8"/>
        <text:p text:style-name="P8"><text:span text:style-name="Source_20_Text"><text:span text:style-name="T13"><text:s text:c="4"/></text:span></text:span><text:span text:style-name="Source_20_Text"><text:span text:style-name="T11">return null;</text:span></text:span></text:p>
        <text:p text:style-name="P8"><text:span text:style-name="Source_20_Text"><text:span text:style-name="T11">}</text:span></text:span></text:p>
        <text:p text:style-name="P10"><text:span text:style-name="T5">Si le tableau </text:span><text:span text:style-name="Source_20_Text"><text:span text:style-name="T15">$user</text:span></text:span><text:span text:style-name="T5"> contient bien un index </text:span><text:span text:style-name="Source_20_Text"><text:span text:style-name="T15">name</text:span></text:span><text:span text:style-name="T5">, et que la valeur trouvée à cet index est bien une </text:span><text:span text:style-name="Source_20_Text"><text:span text:style-name="T15">string</text:span></text:span><text:span text:style-name="T5">, alors on la retourne. La fonction retourne alors une </text:span><text:span text:style-name="Source_20_Text"><text:span text:style-name="T15">string</text:span></text:span><text:span text:style-name="T5">.</text:span></text:p>
        <text:p text:style-name="P10"><text:span text:style-name="T5">Si, au contraire, le tableau </text:span><text:span text:style-name="Source_20_Text"><text:span text:style-name="T15">$user</text:span></text:span><text:span text:style-name="T5"> ne contient pas d'index </text:span><text:span text:style-name="Source_20_Text"><text:span text:style-name="T15">name</text:span></text:span><text:span text:style-name="T5">, ou que cet index </text:span><text:span text:style-name="Source_20_Text"><text:span text:style-name="T15">name</text:span></text:span><text:span text:style-name="T5"> existe mais présente autre chose qu'une </text:span><text:span text:style-name="Source_20_Text"><text:span text:style-name="T15">string</text:span></text:span><text:span text:style-name="T5">, alors la fonction retourne </text:span><text:span text:style-name="Source_20_Text"><text:span text:style-name="T15">null</text:span></text:span><text:span text:style-name="T5">.</text:span></text:p>
        <text:p text:style-name="P10"><text:span text:style-name="T5">Nous avons donc une fonction qui retourne soit une </text:span><text:span text:style-name="Source_20_Text"><text:span text:style-name="T15">string</text:span></text:span><text:span text:style-name="T5"> soit </text:span><text:span text:style-name="Source_20_Text"><text:span text:style-name="T15">null</text:span></text:span><text:span text:style-name="T5">. Son retour est par conséquent typé à </text:span><text:span text:style-name="Source_20_Text"><text:span text:style-name="T15">?string</text:span></text:span><text:span text:style-name="T5">.</text:span></text:p>
        <text:p text:style-name="P13">Notez que si cela fonctionne avec les valeurs de retour, c'est aussi valable pour les valeurs d'entrée.</text:p>
        <text:section text:style-name="Sect1" text:name="valeurs-par-d%C3%A9faut">
          <text:h text:style-name="P6" text:outline-level="2">Valeurs par défaut</text:h>
        </text:section>
        <text:p text:style-name="P11">Comme en javascript, on peut définir des valeurs par défaut pour les arguments.</text:p>
        <text:p text:style-name="P8"><text:span text:style-name="Source_20_Text"><text:span text:style-name="T11">function appendPunctuation(string $str, string $punctuation = '.'): string {</text:span></text:span></text:p>
        <text:p text:style-name="P8"><text:span text:style-name="Source_20_Text"><text:span text:style-name="T13"><text:s text:c="4"/></text:span></text:span><text:span text:style-name="Source_20_Text"><text:span text:style-name="T11">return $str . $punctuation;</text:span></text:span></text:p>
        <text:p text:style-name="P8"><text:span text:style-name="Source_20_Text"><text:span text:style-name="T11">}</text:span></text:span></text:p>
        <text:p text:style-name="P8"/>
        <text:p text:style-name="P8"><text:span text:style-name="Source_20_Text"><text:span text:style-name="T11">echo appendPunctuation('Salut');</text:span></text:span></text:p>
        <text:p text:style-name="P10"><text:span text:style-name="T5">En omettant ici le deuxième argument lors de l'appel de la fonction, on le laisse utiliser sa valeur par défaut </text:span><text:span text:style-name="Source_20_Text"><text:span text:style-name="T15">'.'</text:span></text:span><text:span text:style-name="T5">. Ce code affiche donc </text:span><text:span text:style-name="Source_20_Text"><text:span text:style-name="T15">Salut.</text:span></text:span><text:span text:style-name="T5">.</text:span></text:p>
        <text:section text:style-name="Sect1" text:name="declarestrict_types1">
          <text:h text:style-name="P6" text:outline-level="2">declare(strict_types=1);</text:h>
        </text:section>
        <text:p text:style-name="P11">Et... non !</text:p>
        <text:p text:style-name="P10"><text:span text:style-name="T5">Il est trop tôt pour vous expliquer </text:span><text:span text:style-name="Source_20_Text"><text:span text:style-name="T15">declare(strict_types=1);</text:span></text:span><text:span text:style-name="T5">. Cette petite section n'est ici que pour mettre sournoisement cette notion dans votre tête, et forcer vos formateurs à vous l'expliquer un jour... héhé !</text:span></text:p>
      </text:section>
      <text:p text:style-name="P26">Modifié le: mercredi 14 octobre 2020, 14:06</text:p>
      <text:h text:style-name="P1" text:outline-level="2">7. Classes</text:h>
      <text:section text:style-name="Sect1" text:name="Section11">
        <text:p text:style-name="Text_20_body"><text:bookmark text:name="app5"/></text:p>
        <text:section text:style-name="Sect1" text:name="Section12">
          <text:p text:style-name="Text_20_body"><text:bookmark text:name="pour-d%C3%A9marrer5"/></text:p>
        </text:section>
        <text:section text:style-name="Sect1" text:name="les-objets-en-php">
          <text:h text:style-name="P6" text:outline-level="2"><text:soft-page-break/>Les objets en PHP</text:h>
        </text:section>
        <text:p text:style-name="P11">Cette section de cours ne va pas traiter en détails la Programmation Orientée Objets en PHP. C'est un sujet très complet qui vous prendra des jours, des semaines, des mois, des années à appréhender. Vous serez introduits au paradigme de la POO bien assez vite au cours de cette formation.</text:p>
        <text:p text:style-name="P13">Ceci dit, sans aller jusqu'à la POO à proprement parler, vous avez déjà vu et utilisé des classes en javascript.</text:p>
        <text:p text:style-name="P13">Il est en effet possible d'utiliser ponctuellement des objets dans un code qui ne relève pas strictement de la POO. Là où la POO répond à des problématiques complexes et apporte une architecture très propre à des projets d'une certaine échelle, un simple cocktail de code procédural et d'objets peut parfois suffire à résoudre des problèmes simples.</text:p>
        <text:p text:style-name="P10"><text:span text:style-name="T5">On va alors, par exemple, réserver l'utilisation d'objets au transport de données et de </text:span><text:span text:style-name="Emphasis"><text:span text:style-name="T5">state</text:span></text:span><text:span text:style-name="T5">, là où le reste du code sera fondé sur l'emploi de simples fonctions. À titre théorique, donc, même si vous ne créerez pas encore beaucoup d'objets lors de ces premiers jours de PHP, nous allons vous en montrer rapidement la syntaxe basique.</text:span></text:p>
        <text:section text:style-name="Sect1" text:name="classes">
          <text:h text:style-name="P6" text:outline-level="2">Classes</text:h>
        </text:section>
        <text:p text:style-name="P8"><text:span text:style-name="Source_20_Text"><text:span text:style-name="T7">class User</text:span></text:span></text:p>
        <text:p text:style-name="P8"><text:span text:style-name="Source_20_Text"><text:span text:style-name="T11">{</text:span></text:span></text:p>
        <text:p text:style-name="P8"><text:span text:style-name="Source_20_Text"><text:span text:style-name="T13"><text:s text:c="4"/></text:span></text:span><text:span text:style-name="Source_20_Text"><text:span text:style-name="T11">private string $firstName;</text:span></text:span></text:p>
        <text:p text:style-name="P8"><text:span text:style-name="Source_20_Text"><text:span text:style-name="T13"><text:s text:c="4"/></text:span></text:span><text:span text:style-name="Source_20_Text"><text:span text:style-name="T11">private string $lastName;</text:span></text:span></text:p>
        <text:p text:style-name="P8"><text:span text:style-name="Source_20_Text"><text:span text:style-name="T13"><text:s text:c="4"/></text:span></text:span><text:span text:style-name="Source_20_Text"><text:span text:style-name="T11">private int $age;</text:span></text:span></text:p>
        <text:p text:style-name="P8"/>
        <text:p text:style-name="P8"><text:span text:style-name="Source_20_Text"><text:span text:style-name="T13"><text:s text:c="4"/></text:span></text:span><text:span text:style-name="Source_20_Text"><text:span text:style-name="T11">public function __construct(string $firstName, string $lastName, int $age)</text:span></text:span></text:p>
        <text:p text:style-name="P8"><text:span text:style-name="Source_20_Text"><text:span text:style-name="T13"><text:s text:c="4"/></text:span></text:span><text:span text:style-name="Source_20_Text"><text:span text:style-name="T11">{</text:span></text:span></text:p>
        <text:p text:style-name="P8"><text:span text:style-name="Source_20_Text"><text:span text:style-name="T13"><text:s text:c="8"/></text:span></text:span><text:span text:style-name="Source_20_Text"><text:span text:style-name="T11">$this-&gt;firstName = $firstName;</text:span></text:span></text:p>
        <text:p text:style-name="P8"><text:span text:style-name="Source_20_Text"><text:span text:style-name="T13"><text:s text:c="8"/></text:span></text:span><text:span text:style-name="Source_20_Text"><text:span text:style-name="T11">$this-&gt;lastName = $lastName;</text:span></text:span></text:p>
        <text:p text:style-name="P8"><text:span text:style-name="Source_20_Text"><text:span text:style-name="T13"><text:s text:c="8"/></text:span></text:span><text:span text:style-name="Source_20_Text"><text:span text:style-name="T11">$this-&gt;age = $age;</text:span></text:span></text:p>
        <text:p text:style-name="P8"><text:span text:style-name="Source_20_Text"><text:span text:style-name="T13"><text:s text:c="4"/></text:span></text:span><text:span text:style-name="Source_20_Text"><text:span text:style-name="T11">}</text:span></text:span></text:p>
        <text:p text:style-name="P8"/>
        <text:p text:style-name="P8"><text:span text:style-name="Source_20_Text"><text:span text:style-name="T13"><text:s text:c="4"/></text:span></text:span><text:span text:style-name="Source_20_Text"><text:span text:style-name="T11">public function getFirstName(): string</text:span></text:span></text:p>
        <text:p text:style-name="P8"><text:span text:style-name="Source_20_Text"><text:span text:style-name="T13"><text:s text:c="4"/></text:span></text:span><text:span text:style-name="Source_20_Text"><text:span text:style-name="T11">{</text:span></text:span></text:p>
        <text:p text:style-name="P8"><text:span text:style-name="Source_20_Text"><text:span text:style-name="T13"><text:s text:c="8"/></text:span></text:span><text:span text:style-name="Source_20_Text"><text:span text:style-name="T11">return $this-&gt;firstName;</text:span></text:span></text:p>
        <text:p text:style-name="P8"><text:span text:style-name="Source_20_Text"><text:span text:style-name="T13"><text:s text:c="4"/></text:span></text:span><text:span text:style-name="Source_20_Text"><text:span text:style-name="T11">}</text:span></text:span></text:p>
        <text:p text:style-name="P8"/>
        <text:p text:style-name="P8"><text:span text:style-name="Source_20_Text"><text:span text:style-name="T13"><text:s text:c="4"/></text:span></text:span><text:span text:style-name="Source_20_Text"><text:span text:style-name="T11">public function getLastName(): string</text:span></text:span></text:p>
        <text:p text:style-name="P8"><text:span text:style-name="Source_20_Text"><text:span text:style-name="T13"><text:s text:c="4"/></text:span></text:span><text:span text:style-name="Source_20_Text"><text:span text:style-name="T11">{</text:span></text:span></text:p>
        <text:p text:style-name="P8"><text:span text:style-name="Source_20_Text"><text:span text:style-name="T13"><text:s text:c="8"/></text:span></text:span><text:span text:style-name="Source_20_Text"><text:span text:style-name="T11">return $this-&gt;lastName;</text:span></text:span></text:p>
        <text:p text:style-name="P8"><text:span text:style-name="Source_20_Text"><text:span text:style-name="T13"><text:s text:c="4"/></text:span></text:span><text:span text:style-name="Source_20_Text"><text:span text:style-name="T11">}</text:span></text:span></text:p>
        <text:p text:style-name="P8"><text:soft-page-break/></text:p>
        <text:p text:style-name="P8"><text:span text:style-name="Source_20_Text"><text:span text:style-name="T13"><text:s text:c="4"/></text:span></text:span><text:span text:style-name="Source_20_Text"><text:span text:style-name="T11">public function getAge(): int</text:span></text:span></text:p>
        <text:p text:style-name="P8"><text:span text:style-name="Source_20_Text"><text:span text:style-name="T13"><text:s text:c="4"/></text:span></text:span><text:span text:style-name="Source_20_Text"><text:span text:style-name="T11">{</text:span></text:span></text:p>
        <text:p text:style-name="P8"><text:span text:style-name="Source_20_Text"><text:span text:style-name="T13"><text:s text:c="8"/></text:span></text:span><text:span text:style-name="Source_20_Text"><text:span text:style-name="T11">return $this-&gt;age;</text:span></text:span></text:p>
        <text:p text:style-name="P8"><text:span text:style-name="Source_20_Text"><text:span text:style-name="T13"><text:s text:c="4"/></text:span></text:span><text:span text:style-name="Source_20_Text"><text:span text:style-name="T11">}</text:span></text:span></text:p>
        <text:p text:style-name="P8"/>
        <text:p text:style-name="P8"><text:span text:style-name="Source_20_Text"><text:span text:style-name="T13"><text:s text:c="4"/></text:span></text:span><text:span text:style-name="Source_20_Text"><text:span text:style-name="T11">public function getFullName(): string</text:span></text:span></text:p>
        <text:p text:style-name="P8"><text:span text:style-name="Source_20_Text"><text:span text:style-name="T13"><text:s text:c="4"/></text:span></text:span><text:span text:style-name="Source_20_Text"><text:span text:style-name="T11">{</text:span></text:span></text:p>
        <text:p text:style-name="P8"><text:span text:style-name="Source_20_Text"><text:span text:style-name="T13"><text:s text:c="8"/></text:span></text:span><text:span text:style-name="Source_20_Text"><text:span text:style-name="T11">return $this-&gt;firstName . ' ' . $this-&gt;lastName;</text:span></text:span></text:p>
        <text:p text:style-name="P8"><text:span text:style-name="Source_20_Text"><text:span text:style-name="T13"><text:s text:c="4"/></text:span></text:span><text:span text:style-name="Source_20_Text"><text:span text:style-name="T11">}</text:span></text:span></text:p>
        <text:p text:style-name="P8"/>
        <text:p text:style-name="P8"><text:span text:style-name="Source_20_Text"><text:span text:style-name="T13"><text:s text:c="4"/></text:span></text:span><text:span text:style-name="Source_20_Text"><text:span text:style-name="T11">public function sayMessage(string $message): void</text:span></text:span></text:p>
        <text:p text:style-name="P8"><text:span text:style-name="Source_20_Text"><text:span text:style-name="T13"><text:s text:c="4"/></text:span></text:span><text:span text:style-name="Source_20_Text"><text:span text:style-name="T11">{</text:span></text:span></text:p>
        <text:p text:style-name="P8"><text:span text:style-name="Source_20_Text"><text:span text:style-name="T13"><text:s text:c="8"/></text:span></text:span><text:span text:style-name="Source_20_Text"><text:span text:style-name="T11">echo $message;</text:span></text:span></text:p>
        <text:p text:style-name="P8"><text:span text:style-name="Source_20_Text"><text:span text:style-name="T13"><text:s text:c="4"/></text:span></text:span><text:span text:style-name="Source_20_Text"><text:span text:style-name="T11">}</text:span></text:span></text:p>
        <text:p text:style-name="P8"><text:span text:style-name="Source_20_Text"><text:span text:style-name="T11">}</text:span></text:span></text:p>
        <text:p text:style-name="P10"><text:span text:style-name="T5">Et pour créer une instance de cette classe </text:span><text:span text:style-name="Source_20_Text"><text:span text:style-name="T15">User</text:span></text:span><text:span text:style-name="T5"> :</text:span></text:p>
        <text:p text:style-name="P8"><text:span text:style-name="Source_20_Text"><text:span text:style-name="T11">$user = new User('Magali', 'Dupont', 22);</text:span></text:span></text:p>
        <text:p text:style-name="P8"/>
        <text:p text:style-name="P8"><text:span text:style-name="Source_20_Text"><text:span text:style-name="T11">$userFirstName = $user-&gt;getFullName(); <text:s/>// 'Magali Dupont'</text:span></text:span></text:p>
        <text:p text:style-name="P13">En fait, cela ressemble aux classes que vous avez déjà vues en javascript. À deux ou trois poils de vache près ! Voyons ces quelques différences :</text:p>
        <text:list xml:id="list3582838056" text:style-name="L3">
          <text:list-item>
            <text:p text:style-name="P64"><text:span text:style-name="T5">Souvenez-vous du </text:span><text:span text:style-name="Emphasis"><text:span text:style-name="T5">type hinting</text:span></text:span><text:span text:style-name="T5"> sur les fonctions : cela s'applique également aux méthodes d'une classe.</text:span></text:p>
          </text:list-item>
          <text:list-item>
            <text:p text:style-name="P64"><text:span text:style-name="T5">Depuis PHP 7.4 (2019), les propriétés d'une classes peuvent aussi être typées. Comme le </text:span><text:span text:style-name="Emphasis"><text:span text:style-name="T5">type hinting</text:span></text:span><text:span text:style-name="T5">, ce n'est pas techniquement obligatoire mais fortement recommandé.</text:span></text:p>
          </text:list-item>
          <text:list-item>
            <text:p text:style-name="P64"><text:span text:style-name="T5">On précise toujours la visibilité d'une méthode ou d'une propriété : </text:span><text:span text:style-name="Source_20_Text"><text:span text:style-name="T15">public</text:span></text:span><text:span text:style-name="T5">, </text:span><text:span text:style-name="Source_20_Text"><text:span text:style-name="T15">protected</text:span></text:span><text:span text:style-name="T5"> ou </text:span><text:span text:style-name="Source_20_Text"><text:span text:style-name="T15">private</text:span></text:span><text:span text:style-name="T5">. Visibilité ? Ne vous inquiétez pas, vous reverrez cela en détails lors du cours sur la POO.</text:span></text:p>
          </text:list-item>
          <text:list-item>
            <text:p text:style-name="P64"><text:span text:style-name="T5">L'accès aux propriétés et méthodes ne se fait pas grâce à un point </text:span><text:span text:style-name="Source_20_Text"><text:span text:style-name="T15">.</text:span></text:span><text:span text:style-name="T5"> mais avec une flèche </text:span><text:span text:style-name="Source_20_Text"><text:span text:style-name="T15">-&gt;</text:span></text:span><text:span text:style-name="T5">.</text:span></text:p>
          </text:list-item>
          <text:list-item>
            <text:p text:style-name="P65">La syntaxe du constructeur est différente mais la logique est la même.</text:p>
          </text:list-item>
        </text:list>
        <text:section text:style-name="Sect1" text:name="cest-tout">
          <text:h text:style-name="P6" text:outline-level="2">C'est tout ?</text:h>
        </text:section>
        <text:p text:style-name="P11">Pour l'instant, oui. Comme nous l'avons dit plus haut, la POO est un sujet énorme, il est encore trop tôt pour le grand plongeon en apnée. Des gros mots tels que « polymorphisme » ou « encapsulation » vous seront bien assez vite jetés au visage tels des seaux d'acide, ne vous en faites pas !</text:p>
        <text:p text:style-name="P13"><text:soft-page-break/>Savoir déclarer une classe simple, et créer des instances de cette classe, est déjà une belle base. (:</text:p>
      </text:section>
      <text:p text:style-name="P26">Modifié le: mercredi 14 octobre 2020, 14:06</text:p>
      <text:h text:style-name="P1" text:outline-level="2">8. Conventions</text:h>
      <text:section text:style-name="Sect1" text:name="Section13">
        <text:p text:style-name="Text_20_body"><text:bookmark text:name="app6"/></text:p>
        <text:section text:style-name="Sect1" text:name="Section14">
          <text:p text:style-name="Text_20_body"><text:bookmark text:name="pour-d%C3%A9marrer6"/></text:p>
        </text:section>
        <text:section text:style-name="Sect1" text:name="les-conventions-cest-bien">
          <text:h text:style-name="P6" text:outline-level="2">Les conventions c'est bien</text:h>
        </text:section>
        <text:p text:style-name="P10"><text:span text:style-name="T7">Nous disions qu'en javascript les développeurs ont souvent leurs préférences personnelles sur beaucoup de sujets. Point-virgule ou pas point-virgule, </text:span><text:span text:style-name="Source_20_Text"><text:span text:style-name="T16">let</text:span></text:span><text:span text:style-name="T7"> ou </text:span><text:span text:style-name="Source_20_Text"><text:span text:style-name="T16">const</text:span></text:span><text:span text:style-name="T7">, etc.</text:span></text:p>
        <text:p text:style-name="P10"><text:span text:style-name="T5">Nous disions aussi que le PHP était un monde beaucoup plus normé. On y trouve en effet une convention mondialement acceptée et appliquée qui est le </text:span><text:span text:style-name="Source_20_Text"><text:span text:style-name="T15">PSR-12</text:span></text:span><text:span text:style-name="T5"> (anciennement </text:span><text:span text:style-name="Source_20_Text"><text:span text:style-name="T15">PSR-2</text:span></text:span><text:span text:style-name="T5">).</text:span></text:p>
        <text:p text:style-name="P10"><text:span text:style-name="T5">Nous vous invitons à jeter un œil à la spécification </text:span><text:a xlink:type="simple" xlink:href="https://www.php-fig.org/psr/psr-12/" text:style-name="Internet_20_link" text:visited-style-name="Visited_20_Internet_20_Link"><text:span text:style-name="T19">PSR-12</text:span></text:a><text:span text:style-name="T5">. Il s'agit d'un ensemble de règles de style à essayer de respecter au maximum dans un code professionnel. Indentation à 4 espaces, espace entre le </text:span><text:span text:style-name="Source_20_Text"><text:span text:style-name="T15">if</text:span></text:span><text:span text:style-name="T5"> et la parenthèse, variables et fonctions en </text:span><text:span text:style-name="Emphasis"><text:span text:style-name="T5">camelCase</text:span></text:span><text:span text:style-name="T5">, etc. Autant de règles provenant du PSR-12 et appliquées par la très large majorité des développeurs PHP à travers le monde.</text:span></text:p>
        <text:section text:style-name="Sect1" text:name="mais-pourquoi-respecter-des-r%C3%A8gles">
          <text:h text:style-name="P6" text:outline-level="2">Mais pourquoi respecter des règles ?</text:h>
        </text:section>
        <text:p text:style-name="P11">Le fait de respecter des conventions syntaxiques uniformes permet de rendre nos codes plus intuitifs. Quand vous lisez le code d'un développeur qui respecte les mêmes conventions que vous, vous comprenez très vite sa logique, c'est un style que vous avez l'habitude de voir. Vous pouvez ainsi facilement travailler avec des développeuses et développeurs de tous les pays et de toutes les entreprises sans aucun problème, et c'est d'ailleurs aussi pour cette raison que l'on code toujours en anglais.</text:p>
        <text:p text:style-name="P10"><text:span text:style-name="T5">Un code qui ne respecte aucune convention peut même être rédhibitoire pour un potentiel futur employeur qui regarderait votre travail. Si quelques libertés stylistiques seront toujours défendables, et vous en prendrez évidemment parfois, un code totalement </text:span><text:span text:style-name="Emphasis"><text:span text:style-name="T5">freestyle</text:span></text:span><text:span text:style-name="T5"> n'aura pour effet que de refléter un certain amateurisme aux yeux d'un professionnel.</text:span></text:p>
        <text:section text:style-name="Sect1" text:name="moi-je-moi-je">
          <text:h text:style-name="P6" text:outline-level="2">Moi je moi je</text:h>
        </text:section>
        <text:p text:style-name="P11">Et moi si je veux avoir mon propre style ?</text:p>
        <text:p text:style-name="P13">Vous aurez votre propre style. Le PSR-12 ne couvre pas absolument tous les cas de figure imaginables. Ce sont des conventions basiques, aussi simples que « fourchette à gauche et couteau à droite ».</text:p>
        <text:p text:style-name="P13">Vous ne saluez pas les gens de la main gauche parce que vous suivez les conventions de votre monde. Savoir si vous mettez l'accolade à la ligne ou non en <text:soft-page-break/>déclarant une fonction est secondaire. Ce n'est pas important, ce n'est pas représentatif de votre personnalité. Sur des questions aussi triviales vous respecterez autant que possible le PSR-12. Votre style personnel ne se situera dans de sombres histoires d'accolades et de parenthèses, mais dans votre approche des problèmes, dans votre logique, dans votre algorithmie. Vos collègues et vous-mêmes reconnaîtrez votre code à son architecture globale, à l'élégance de vos solutions, à votre façon de résoudre les problématiques que vous rencontrerez. Pas à vos retours à la ligne ou votre indentation.</text:p>
        <text:p text:style-name="P13">Vous n'appliquerez probablement pas 100 % du PSR-12. De toute façon vous ne le connaîtrez pas par cœur, et personne ne vous demandera cela. On utilise même parfois des outils pour automatiquement formater notre code au PSR-12. Mais ayez l'humilité de vous dire que cette convention a été écrite par des personnes très compétentes qui avaient derrière chaque décision de très bons arguments.</text:p>
        <text:section text:style-name="Sect1" text:name="priorit%C3%A9-au-bon-sens">
          <text:h text:style-name="P6" text:outline-level="2">Priorité au bon sens</text:h>
        </text:section>
        <text:p text:style-name="P11">Tout ceci étant dit, sachez tout de même qu'il faut savoir faire preuve de bon sens et de flexibilité. Il vous arrivera peut-être de travailler dans des équipes qui ne respectent pas le PSR-12, et ont au contraire des conventions internes qui leur sont propres. À ce moment, bien entendu, vous respecterez en priorité les consignes de vos collègues et le style des projets dans lesquels vous travaillerez.</text:p>
        <text:p text:style-name="P13">Notez que, encore une fois, cela vaut aussi pour vos formateurs. Ils sont pour ainsi dire vos chefs de projet, vos dieux tout-puissants, et quoi qu'il arrive vous accorderez la priorité à leurs conseils et préférences ; même s'ils contredisent entièrement cette section du cours. (:</text:p>
      </text:section>
      <text:p text:style-name="P26">Modifié le: mercredi 14 octobre 2020, 14:07</text:p>
      <text:h text:style-name="P1" text:outline-level="2">9. echo</text:h>
      <text:section text:style-name="Sect1" text:name="Section15">
        <text:p text:style-name="Text_20_body"><text:bookmark text:name="app7"/></text:p>
        <text:section text:style-name="Sect1" text:name="Section16">
          <text:p text:style-name="Text_20_body"><text:bookmark text:name="pour-d%C3%A9marrer7"/></text:p>
        </text:section>
        <text:section text:style-name="Sect1" text:name="echo">
          <text:h text:style-name="P6" text:outline-level="2">echo</text:h>
        </text:section>
        <text:p text:style-name="P11">Après avoir parcouru quelques différences syntaxiquesentre le javascript et le PHP, après avoir eu quelques mots autour du PSR-12, nous allons bientôt pouvoir commencer la pratique.</text:p>
        <text:p text:style-name="P13">Avant les exercices, il va falloir au préalable comprendre comment fonctionne un fichier PHP.</text:p>
        <text:p text:style-name="P13">À l'origine, le PHP est créé pour dynamiser le HTML. Au lieu de présenter des pages web statiques, le PHP permet de calculer à la volée certains morceaux de HTML. Prenons l'exemple suivant :</text:p>
        <text:p text:style-name="P8"><text:span text:style-name="Source_20_Text"><text:span text:style-name="T11">&lt;!DOCTYPE html&gt;</text:span></text:span></text:p>
        <text:p text:style-name="P8"><text:span text:style-name="Source_20_Text"><text:span text:style-name="T11">&lt;html lang="fr-FR"&gt;</text:span></text:span></text:p>
        <text:p text:style-name="P8"><text:span text:style-name="Source_20_Text"><text:span text:style-name="T13"><text:s text:c="2"/></text:span></text:span><text:span text:style-name="Source_20_Text"><text:span text:style-name="T11">&lt;head&gt;</text:span></text:span></text:p>
        <text:p text:style-name="P8"><text:soft-page-break/><text:span text:style-name="Source_20_Text"><text:span text:style-name="T13"><text:s text:c="4"/></text:span></text:span><text:span text:style-name="Source_20_Text"><text:span text:style-name="T11">&lt;meta charset="UTF-8"&gt;</text:span></text:span></text:p>
        <text:p text:style-name="P8"><text:span text:style-name="Source_20_Text"><text:span text:style-name="T13"><text:s text:c="4"/></text:span></text:span><text:span text:style-name="Source_20_Text"><text:span text:style-name="T11">&lt;title&gt;Hey&lt;/title&gt;</text:span></text:span></text:p>
        <text:p text:style-name="P8"><text:span text:style-name="Source_20_Text"><text:span text:style-name="T13"><text:s text:c="2"/></text:span></text:span><text:span text:style-name="Source_20_Text"><text:span text:style-name="T11">&lt;/head&gt;</text:span></text:span></text:p>
        <text:p text:style-name="P8"><text:span text:style-name="Source_20_Text"><text:span text:style-name="T13"><text:s text:c="2"/></text:span></text:span><text:span text:style-name="Source_20_Text"><text:span text:style-name="T11">&lt;body&gt;</text:span></text:span></text:p>
        <text:p text:style-name="P8"><text:span text:style-name="Source_20_Text"><text:span text:style-name="T13"><text:s text:c="4"/></text:span></text:span><text:span text:style-name="Source_20_Text"><text:span text:style-name="T11">&lt;h1&gt;Nous sommes le 30 07 2020&lt;/h1&gt;</text:span></text:span></text:p>
        <text:p text:style-name="P8"><text:span text:style-name="Source_20_Text"><text:span text:style-name="T13"><text:s text:c="2"/></text:span></text:span><text:span text:style-name="Source_20_Text"><text:span text:style-name="T11">&lt;/body&gt;</text:span></text:span></text:p>
        <text:p text:style-name="P8"><text:span text:style-name="Source_20_Text"><text:span text:style-name="T11">&lt;/html&gt;</text:span></text:span></text:p>
        <text:p text:style-name="P13">Cette page affiche en titre principal la date. Mais à moins que les lois de la physique aient beaucoup changé depuis la première rédaction de ce cours, il y a de fortes probabilités pour que l'on ne soit plus le 30 07 2020.</text:p>
        <text:p text:style-name="P8"><text:span text:style-name="Source_20_Text"><text:span text:style-name="T11">&lt;?php</text:span></text:span></text:p>
        <text:p text:style-name="P8"/>
        <text:p text:style-name="P8"><text:span text:style-name="Source_20_Text"><text:span text:style-name="T11">function getCurrentDate(): string {</text:span></text:span></text:p>
        <text:p text:style-name="P8"><text:span text:style-name="Source_20_Text"><text:span text:style-name="T13"><text:s text:c="4"/></text:span></text:span><text:span text:style-name="Source_20_Text"><text:span text:style-name="T11">return date('d m Y');</text:span></text:span></text:p>
        <text:p text:style-name="P8"><text:span text:style-name="Source_20_Text"><text:span text:style-name="T11">}</text:span></text:span></text:p>
        <text:p text:style-name="P8"/>
        <text:p text:style-name="P8"><text:span text:style-name="Source_20_Text"><text:span text:style-name="T11">?&gt;</text:span></text:span></text:p>
        <text:p text:style-name="P8"/>
        <text:p text:style-name="P8"><text:span text:style-name="Source_20_Text"><text:span text:style-name="T11">&lt;!DOCTYPE html&gt;</text:span></text:span></text:p>
        <text:p text:style-name="P8"><text:span text:style-name="Source_20_Text"><text:span text:style-name="T11">&lt;html lang="fr-FR"&gt;</text:span></text:span></text:p>
        <text:p text:style-name="P8"><text:span text:style-name="Source_20_Text"><text:span text:style-name="T13"><text:s text:c="2"/></text:span></text:span><text:span text:style-name="Source_20_Text"><text:span text:style-name="T11">&lt;head&gt;</text:span></text:span></text:p>
        <text:p text:style-name="P8"><text:span text:style-name="Source_20_Text"><text:span text:style-name="T13"><text:s text:c="4"/></text:span></text:span><text:span text:style-name="Source_20_Text"><text:span text:style-name="T11">&lt;meta charset="UTF-8"&gt;</text:span></text:span></text:p>
        <text:p text:style-name="P8"><text:span text:style-name="Source_20_Text"><text:span text:style-name="T13"><text:s text:c="4"/></text:span></text:span><text:span text:style-name="Source_20_Text"><text:span text:style-name="T11">&lt;title&gt;Hey&lt;/title&gt;</text:span></text:span></text:p>
        <text:p text:style-name="P8"><text:span text:style-name="Source_20_Text"><text:span text:style-name="T13"><text:s text:c="2"/></text:span></text:span><text:span text:style-name="Source_20_Text"><text:span text:style-name="T11">&lt;/head&gt;</text:span></text:span></text:p>
        <text:p text:style-name="P8"><text:span text:style-name="Source_20_Text"><text:span text:style-name="T13"><text:s text:c="2"/></text:span></text:span><text:span text:style-name="Source_20_Text"><text:span text:style-name="T11">&lt;body&gt;</text:span></text:span></text:p>
        <text:p text:style-name="P8"><text:span text:style-name="Source_20_Text"><text:span text:style-name="T13"><text:s text:c="4"/></text:span></text:span><text:span text:style-name="Source_20_Text"><text:span text:style-name="T11">&lt;h1&gt;Nous sommes le &lt;?php echo getCurrentDate(); ?&gt;&lt;/h1&gt;</text:span></text:span></text:p>
        <text:p text:style-name="P8"><text:span text:style-name="Source_20_Text"><text:span text:style-name="T13"><text:s text:c="2"/></text:span></text:span><text:span text:style-name="Source_20_Text"><text:span text:style-name="T11">&lt;/body&gt;</text:span></text:span></text:p>
        <text:p text:style-name="P8"><text:span text:style-name="Source_20_Text"><text:span text:style-name="T11">&lt;/html&gt;</text:span></text:span></text:p>
        <text:p text:style-name="P13">Voilà, nous avons commencé à parsemer notre HTML de bouts de PHP.</text:p>
        <text:p text:style-name="P10"><text:span text:style-name="T5">En premier lieu nous déclarons notre fonction </text:span><text:span text:style-name="Source_20_Text"><text:span text:style-name="T15">getCurrentDate()</text:span></text:span><text:span text:style-name="T5">, qui ne fait pas grand-chose d'autre qu'utiliser la fonction PHP </text:span><text:span text:style-name="Source_20_Text"><text:span text:style-name="T15">date</text:span></text:span><text:span text:style-name="T5">.</text:span></text:p>
        <text:p text:style-name="P10"><text:span text:style-name="T5">Puis, dans notre fameux titre principal, nous utilisons cette fois la fonction </text:span><text:span text:style-name="Source_20_Text"><text:span text:style-name="T15">echo</text:span></text:span><text:span text:style-name="T5"> pour afficher le retour de l'appel de </text:span><text:span text:style-name="Source_20_Text"><text:span text:style-name="T15">getCurrentDate</text:span></text:span><text:span text:style-name="T5">.</text:span></text:p>
        <text:p text:style-name="P10"><text:span text:style-name="T5">La fonction </text:span><text:span text:style-name="Source_20_Text"><text:span text:style-name="T15">echo</text:span></text:span><text:span text:style-name="T5"> est donc primordiale en PHP, son rôle est d'afficher une chaîne de caractères dans du HTML. Même dans un programme qui contiendrait des dizaines de milliers de lignes de code, </text:span><text:span text:style-name="Source_20_Text"><text:span text:style-name="T15">echo</text:span></text:span><text:span text:style-name="T5"> des résultats dans le HTML est le but final du PHP.</text:span></text:p>
        <text:p text:style-name="P13">Afficher une chaîne de caractères dans du HTML, c'est tout ? C'est toute la base du web. Qu'est-ce qu'une page HTML sinon un grand fichier de texte ? Il s'agit dans tous les cas de construire du texte. Le PHP nous permet de dynamiser ce texte, de ne pas nous contenter d'un HTML statiquement fixé.</text:p>
        <text:p text:style-name="P21"><text:soft-page-break/><text:span text:style-name="Source_20_Text"><text:span text:style-name="T15">echo</text:span></text:span><text:span text:style-name="T5"> est l'une des rares fonctions où les parenthèses ne sont pas obligatoires. </text:span><text:span text:style-name="Source_20_Text"><text:span text:style-name="T15">echo('Salut')</text:span></text:span><text:span text:style-name="T5"> fonctionne aussi bien que </text:span><text:span text:style-name="Source_20_Text"><text:span text:style-name="T15">echo 'Salut'</text:span></text:span><text:span text:style-name="T5">. Et on a d'ailleurs tendance à privilégier cette seconde syntaxe.</text:span></text:p>
        <text:section text:style-name="Sect1" text:name="php--et-syntaxe-courte">
          <text:h text:style-name="P5" text:outline-level="2"><text:span text:style-name="Source_20_Text"><text:span text:style-name="T23">&lt;?php ?&gt;</text:span></text:span><text:span text:style-name="T2"> et syntaxe courte</text:span></text:h>
        </text:section>
        <text:p text:style-name="P10"><text:span text:style-name="T7">Intégré à du HTML, le PHP est enclavé entre sa balise ouvrante </text:span><text:span text:style-name="Source_20_Text"><text:span text:style-name="T16">&lt;?php</text:span></text:span><text:span text:style-name="T7"> et sa balise fermante </text:span><text:span text:style-name="Source_20_Text"><text:span text:style-name="T16">?&gt;</text:span></text:span><text:span text:style-name="T7">.</text:span></text:p>
        <text:p text:style-name="P13">Il existe une exception à cela. Reprenons notre exemple :</text:p>
        <text:p text:style-name="P8"><text:span text:style-name="Source_20_Text"><text:span text:style-name="T11">&lt;?php</text:span></text:span></text:p>
        <text:p text:style-name="P8"/>
        <text:p text:style-name="P8"><text:span text:style-name="Source_20_Text"><text:span text:style-name="T11">function getCurrentDate(): string {</text:span></text:span></text:p>
        <text:p text:style-name="P8"><text:span text:style-name="Source_20_Text"><text:span text:style-name="T13"><text:s text:c="4"/></text:span></text:span><text:span text:style-name="Source_20_Text"><text:span text:style-name="T11">return date('d m Y');</text:span></text:span></text:p>
        <text:p text:style-name="P8"><text:span text:style-name="Source_20_Text"><text:span text:style-name="T11">}</text:span></text:span></text:p>
        <text:p text:style-name="P8"/>
        <text:p text:style-name="P8"><text:span text:style-name="Source_20_Text"><text:span text:style-name="T11">?&gt;</text:span></text:span></text:p>
        <text:p text:style-name="P8"/>
        <text:p text:style-name="P8"><text:span text:style-name="Source_20_Text"><text:span text:style-name="T11">&lt;!DOCTYPE html&gt;</text:span></text:span></text:p>
        <text:p text:style-name="P8"><text:span text:style-name="Source_20_Text"><text:span text:style-name="T11">&lt;html lang="fr-FR"&gt;</text:span></text:span></text:p>
        <text:p text:style-name="P8"><text:span text:style-name="Source_20_Text"><text:span text:style-name="T13"><text:s text:c="2"/></text:span></text:span><text:span text:style-name="Source_20_Text"><text:span text:style-name="T11">&lt;head&gt;</text:span></text:span></text:p>
        <text:p text:style-name="P8"><text:span text:style-name="Source_20_Text"><text:span text:style-name="T13"><text:s text:c="4"/></text:span></text:span><text:span text:style-name="Source_20_Text"><text:span text:style-name="T11">&lt;meta charset="UTF-8"&gt;</text:span></text:span></text:p>
        <text:p text:style-name="P8"><text:span text:style-name="Source_20_Text"><text:span text:style-name="T13"><text:s text:c="4"/></text:span></text:span><text:span text:style-name="Source_20_Text"><text:span text:style-name="T11">&lt;title&gt;Hey&lt;/title&gt;</text:span></text:span></text:p>
        <text:p text:style-name="P8"><text:span text:style-name="Source_20_Text"><text:span text:style-name="T13"><text:s text:c="2"/></text:span></text:span><text:span text:style-name="Source_20_Text"><text:span text:style-name="T11">&lt;/head&gt;</text:span></text:span></text:p>
        <text:p text:style-name="P8"><text:span text:style-name="Source_20_Text"><text:span text:style-name="T13"><text:s text:c="2"/></text:span></text:span><text:span text:style-name="Source_20_Text"><text:span text:style-name="T11">&lt;body&gt;</text:span></text:span></text:p>
        <text:p text:style-name="P8"><text:span text:style-name="Source_20_Text"><text:span text:style-name="T13"><text:s text:c="4"/></text:span></text:span><text:span text:style-name="Source_20_Text"><text:span text:style-name="T11">&lt;h1&gt;Nous sommes le &lt;?= getCurrentDate() ?&gt;&lt;/h1&gt;</text:span></text:span></text:p>
        <text:p text:style-name="P8"><text:span text:style-name="Source_20_Text"><text:span text:style-name="T13"><text:s text:c="2"/></text:span></text:span><text:span text:style-name="Source_20_Text"><text:span text:style-name="T11">&lt;/body&gt;</text:span></text:span></text:p>
        <text:p text:style-name="P8"><text:span text:style-name="Source_20_Text"><text:span text:style-name="T11">&lt;/html&gt;</text:span></text:span></text:p>
        <text:p text:style-name="P10"><text:span text:style-name="T5">La syntaxe </text:span><text:span text:style-name="Source_20_Text"><text:span text:style-name="T15">&lt;?php echo $value; ?&gt;</text:span></text:span><text:span text:style-name="T5"> peut être remplacée par </text:span><text:span text:style-name="Source_20_Text"><text:span text:style-name="T15">&lt;?= $value ?&gt;</text:span></text:span><text:span text:style-name="T5">. Sachant qu'un document HTML peut comporter beaucoup de </text:span><text:span text:style-name="Source_20_Text"><text:span text:style-name="T15">echo</text:span></text:span><text:span text:style-name="T5">, une syntaxe courte et lisible devient alors très pratique. Nous vous recommandons de l'utiliser.</text:span></text:p>
        <text:p text:style-name="P21"><text:span text:style-name="T5">Notez que dans le cas d'un fichier comportant exclusivement du PHP et aucun HTML, il n'est pas obligatoire – ni recommandé – de fermer la balise </text:span><text:span text:style-name="Source_20_Text"><text:span text:style-name="T15">&lt;?php</text:span></text:span><text:span text:style-name="T5">. Mais ce n'est applicable que dans le cas où l'on sépare le PHP du HTML, nous reverrons cela dans les détails très vite.</text:span></text:p>
        <text:p text:style-name="P30"><text:span text:style-name="T5">Retenez pour l'instant que dans du HTML, les bouts de PHP sont toujours enclavés entre </text:span><text:span text:style-name="Source_20_Text"><text:span text:style-name="T15">&lt;?php</text:span></text:span><text:span text:style-name="T5"> et </text:span><text:span text:style-name="Source_20_Text"><text:span text:style-name="T15">?&gt;</text:span></text:span><text:span text:style-name="T5">, sauf dans le cas de la syntaxe courte du </text:span><text:span text:style-name="Source_20_Text"><text:span text:style-name="T15">echo</text:span></text:span><text:span text:style-name="T5"> : </text:span><text:span text:style-name="Source_20_Text"><text:span text:style-name="T15">&lt;?=</text:span></text:span><text:span text:style-name="T5"> et </text:span><text:span text:style-name="Source_20_Text"><text:span text:style-name="T15">?&gt;</text:span></text:span></text:p>
        <text:section text:style-name="Sect1" text:name="r%C3%A9sum%C3%A9">
          <text:h text:style-name="P6" text:outline-level="2">Résumé</text:h>
        </text:section>
        <text:p text:style-name="P11"><text:soft-page-break/>Vous devriez commencer à comprendre le principe du PHP. Il est exécuté par le serveur web (Apache, Nginx, etc.) pour générer dynamiquement des morceaux de contenu à l'intérieur du HTML.</text:p>
        <text:p text:style-name="P13">Au moment d'une requête, on demande au serveur de nous renvoyer une page HTML. Si le serveur voit du PHP dans cette page HTML, alors il l'exécute avant de renvoyer le résultat final.</text:p>
        <text:p text:style-name="P10"><text:span text:style-name="T5">Le PHP n'est pas le seul langage capable de cette prouesse. En fait, tous les langages de programmation sont techniquement capables de générer du texte dans du HTML. Mais le PHP est le seul dont c'est historiquement le rôle principal depuis sa création ; tout son écosystème et toute sa culture sont donc essentiellement tournés vers cette fonction de génération de HTML. La plupart de vos programmes PHP, qu'ils soient constitués de dix ou cent mille lignes de code, mèneront au bout du compte à </text:span><text:span text:style-name="Source_20_Text"><text:span text:style-name="T15">echo</text:span></text:span><text:span text:style-name="T5"> des choses au monde.</text:span></text:p>
      </text:section>
      <text:p text:style-name="P26">Modifié le: mercredi 14 octobre 2020, 14:07</text:p>
      <text:h text:style-name="P4" text:outline-level="2">★ <text:span text:style-name="T1">Projet - L'usine de robots</text:span></text:h>
      <text:section text:style-name="Sect1" text:name="Section17">
        <text:p text:style-name="Text_20_body"><text:bookmark text:name="app8"/></text:p>
        <text:section text:style-name="Sect1" text:name="Section18">
          <text:p text:style-name="Text_20_body"><text:bookmark text:name="pour-d%C3%A9marrer8"/></text:p>
        </text:section>
        <text:section text:style-name="Sect1" text:name="usine-de-robots">
          <text:h text:style-name="P6" text:outline-level="2">Usine de robots</text:h>
        </text:section>
        <text:p text:style-name="P10"><text:span text:style-name="T7">Qui n'a jamais rêvé de se fabriquer un robot pour </text:span><text:span text:style-name="del"><text:span text:style-name="T7">exterminer l'humanité</text:span></text:span><text:span text:style-name="T7"> faire le café ?</text:span></text:p>
        <text:p text:style-name="P10"><text:span text:style-name="T5">Dans un fichier </text:span><text:span text:style-name="Source_20_Text"><text:span text:style-name="T15">index.php</text:span></text:span><text:span text:style-name="T5">, qui contiendra tout en haut votre logique PHP, puis le document HTML à proprement parler, vous allez développer un programme capable de créer un nouveau robot à chaque rafraîchissement de la page. Le robot saluera alors l'utilisateur et se présentera. Exemple :</text:span></text:p>
        <text:p text:style-name="P13">« Salut, humain. Je suis VX-2345. »</text:p>
        <text:p text:style-name="P13">Le nom du robot est généré aléatoirement au chargement de la page. Il se constituera toujours de deux lettres majuscules, d'un tiret et de quatre nombres.</text:p>
        <text:section text:style-name="Sect1" text:name="bonus-1">
          <text:h text:style-name="P6" text:outline-level="2">Bonus 1</text:h>
        </text:section>
        <text:p text:style-name="P11">Après s'être présenté, le robot annoncera la date et l'heure actuelles au format suivant :</text:p>
        <text:p text:style-name="P13">« Nous sommes le 30 07 2020, il est 11:59:30. »</text:p>
        <text:section text:style-name="Sect1" text:name="bonus-2">
          <text:h text:style-name="P6" text:outline-level="2">Bonus 2</text:h>
        </text:section>
        <text:p text:style-name="P11">Après avoir annoncé la date et l'heure, le robot choisira un nombre aléatoire compris entre 1 et 10, et vous dira si c'est un nombre pair ou impair. Exemple :</text:p>
        <text:p text:style-name="P13">« J'ai choisi le nombre 3. C'est un nombre impair. »</text:p>
        <text:section text:style-name="Sect1" text:name="bonus-3">
          <text:h text:style-name="P6" text:outline-level="2">Bonus 3</text:h>
        </text:section>
        <text:p text:style-name="P11"><text:soft-page-break/>Notre robot découvre le sens de l'humour. Il lui prendra alors l'idée de dire son nom à l'envers. Un robot du nom de VX-2345 dira alors :</text:p>
        <text:p text:style-name="P13">« Mon nom à l'envers s'écrit 5432-XV. Ah. Ah. Ah. »</text:p>
        <text:section text:style-name="Sect1" text:name="bonus-4">
          <text:h text:style-name="P6" text:outline-level="2">Bonus 4</text:h>
        </text:section>
        <text:p text:style-name="P11">Oups ! Il s'avère que notre robot a une chance sur trois de devenir un robot tueur diabolique.</text:p>
        <text:p text:style-name="P13">Deux fois sur trois, le robot dira « Vous voulez un café ? »</text:p>
        <text:p text:style-name="P13">Une fois sur trois, le robot dira « Extermination ! Extermination ! »</text:p>
        <text:section text:style-name="Sect1" text:name="bonus-5">
          <text:h text:style-name="P6" text:outline-level="2">Bonus 5</text:h>
        </text:section>
        <text:p text:style-name="P11">Si ce n'est encore pas fait à ce stade, vous allez repenser votre code pour faire de votre robot un objet.</text:p>
        <text:p text:style-name="P10"><text:span text:style-name="T5">Vous aurez une classe </text:span><text:span text:style-name="Source_20_Text"><text:span text:style-name="T15">Robot</text:span></text:span><text:span text:style-name="T5"> dont vous créerez une instance au chargement de la page. Toutes les caractéristiques et actions de notre robot deviendront alors des propriétés et des méthodes.</text:span></text:p>
      </text:section>
      <text:p text:style-name="P26">Modifié le: mercredi 14 octobre 2020, 14:16</text:p>
      <text:h text:style-name="P27" text:outline-level="2">1. Relationnel</text:h>
      <text:section text:style-name="Sect1" text:name="le-relationnel">
        <text:h text:style-name="P6" text:outline-level="2">Le RELATIONNEL</text:h>
      </text:section>
      <text:p text:style-name="P18"><text:span text:style-name="Strong_20_Emphasis"><text:span text:style-name="T9">(Parce que les relations, ça compte !)</text:span></text:span></text:p>
      <text:p text:style-name="P16"><draw:a xlink:type="simple" xlink:href="https://cours.3wa.fr/3wa-v2/dev/raw/master/PHP1/PHP1.5/01.%20Relationnel/images/relationnel.png"><draw:frame draw:style-name="fr1" draw:name="Image2" text:anchor-type="as-char" svg:width="2.05cm" svg:height="1.051cm" draw:z-index="1"><draw:image xlink:href="https://cours.3wa.fr/3wa-v2/dev/raw/master/PHP1/PHP1.5/01.%20Relationnel/images/relationnel.png" xlink:type="simple" xlink:show="embed" xlink:actuate="onLoad"/><svg:title>relationnel</svg:title></draw:frame></draw:a></text:p>
      <text:p text:style-name="P18"><text:span text:style-name="T4">Nous avions vu au chapitre </text:span><text:span text:style-name="Emphasis"><text:span text:style-name="T4">UML</text:span></text:span><text:span text:style-name="T4">, paragraphe </text:span><text:span text:style-name="Emphasis"><text:span text:style-name="T4">Modélisons</text:span></text:span><text:span text:style-name="T4">, ce qu'est une </text:span><text:span text:style-name="Strong_20_Emphasis"><text:span text:style-name="T8">relation</text:span></text:span><text:span text:style-name="T4"> et surtout ce que nous en faisons (cf les règles de passage, au même paragraphe).</text:span></text:p>
      <text:p text:style-name="P23">En bref, le relationnel est l'art de faire cohabiter les données hébergées dans plusieurs tables.</text:p>
      <text:p text:style-name="P14">Prenons un exemple:</text:p>
      <text:p text:style-name="P14">Soit à imaginer que nous voulions enregistrer les données concernant des employés (nom, prenom, matricule, adresse, etc..) et leur emploi.</text:p>
      <text:p text:style-name="P14">Nous avons alors la possibilité de tout enregistrer dans une seule et même table, mais alors, il y aurait une forte redondance au niveau du libellé de l'emploi.</text:p>
      <text:p text:style-name="P16"><draw:a xlink:type="simple" xlink:href="https://cours.3wa.fr/3wa-v2/dev/raw/master/PHP1/PHP1.5/01.%20Relationnel/images/relation01.png"><draw:frame draw:style-name="fr1" draw:name="Image3" text:anchor-type="as-char" svg:width="2.05cm" svg:height="1.051cm" draw:z-index="2"><draw:image xlink:href="https://cours.3wa.fr/3wa-v2/dev/raw/master/PHP1/PHP1.5/01.%20Relationnel/images/relation01.png" xlink:type="simple" xlink:show="embed" xlink:actuate="onLoad"/><svg:title>relationnel</svg:title></draw:frame></draw:a></text:p>
      <text:p text:style-name="P14">Vous constatez qu'il est alors préférable de créer une deuxième table, dans laquelle nous regrouperions les données des emplois, et il ne nous resterait plus qu'à mettre ces 2 tables en relations.</text:p>
      <text:p text:style-name="P16"><draw:a xlink:type="simple" xlink:href="https://cours.3wa.fr/3wa-v2/dev/raw/master/PHP1/PHP1.5/01.%20Relationnel/images/relation02.png"><draw:frame draw:style-name="fr1" draw:name="Image4" text:anchor-type="as-char" svg:width="2.05cm" svg:height="1.051cm" draw:z-index="3"><draw:image xlink:href="https://cours.3wa.fr/3wa-v2/dev/raw/master/PHP1/PHP1.5/01.%20Relationnel/images/relation02.png" xlink:type="simple" xlink:show="embed" xlink:actuate="onLoad"/><svg:title>relationnel</svg:title></draw:frame></draw:a></text:p>
      <text:section text:style-name="Sect1" text:name="mais-comment-mettre-ces-2-tables-en-relation-">
        <text:h text:style-name="P19" text:outline-level="3"><text:soft-page-break/>Mais comment mettre ces 2 tables en relation ?</text:h>
      </text:section>
      <text:p text:style-name="P18"><text:span text:style-name="T6">C'est justement le rôle du paragraphe </text:span><text:span text:style-name="Emphasis"><text:span text:style-name="T6">modélisons</text:span></text:span><text:span text:style-name="T6"> cité précédemment, jetez y un coup d'oeil et regardez le schéma suivant :</text:span></text:p>
      <text:p text:style-name="P16"><draw:a xlink:type="simple" xlink:href="https://cours.3wa.fr/3wa-v2/dev/raw/master/PHP1/PHP1.5/01.%20Relationnel/images/relation03.png"><draw:frame draw:style-name="fr1" draw:name="Image5" text:anchor-type="as-char" svg:width="2.05cm" svg:height="1.051cm" draw:z-index="4"><draw:image xlink:href="https://cours.3wa.fr/3wa-v2/dev/raw/master/PHP1/PHP1.5/01.%20Relationnel/images/relation03.png" xlink:type="simple" xlink:show="embed" xlink:actuate="onLoad"/><svg:title>relationnel</svg:title></draw:frame></draw:a></text:p>
      <text:p text:style-name="P25"><text:span text:style-name="T4">Notez que nous avons affublé chaque emploi d'un </text:span><text:span text:style-name="Strong_20_Emphasis"><text:span text:style-name="T8">identifiant</text:span></text:span><text:span text:style-name="T4"> (avez vous remarqué qu'il est </text:span><text:span text:style-name="Strong_20_Emphasis"><text:span text:style-name="T8">unique</text:span></text:span><text:span text:style-name="T4">, ce qui est 'normal') . Cet identifiant unique s'appelle </text:span><text:span text:style-name="Strong_20_Emphasis"><text:span text:style-name="T8">clé primaire</text:span></text:span><text:span text:style-name="T4">.</text:span></text:p>
      <text:p text:style-name="P31"><text:span text:style-name="T4">Et que nous avons reporté l'identifiant correspondant à l'emploi de chaque employé, dans la colonne correspondante. Cette information s'appelle </text:span><text:span text:style-name="Strong_20_Emphasis"><text:span text:style-name="T8">clé étrangère</text:span></text:span><text:span text:style-name="T4">.</text:span></text:p>
      <text:p text:style-name="P31"><text:span text:style-name="T4">En lisant cette </text:span><text:span text:style-name="Emphasis"><text:span text:style-name="T4">relation</text:span></text:span><text:span text:style-name="T4">, nous pouvons dire que TOTO a l'</text:span><text:span text:style-name="Strong_20_Emphasis"><text:span text:style-name="T8">emploi n° 1</text:span></text:span><text:span text:style-name="T4">, et en se téléportant dans la table des emplois, nous voyons que l'emploi n° 1 est </text:span><text:span text:style-name="Strong_20_Emphasis"><text:span text:style-name="T8">Directeur</text:span></text:span><text:span text:style-name="T4">.</text:span></text:p>
      <text:p text:style-name="P31"><text:span text:style-name="T4">Nous avons suivi la relation, et on en conclut que </text:span><text:span text:style-name="Strong_20_Emphasis"><text:span text:style-name="T8">Toto</text:span></text:span><text:span text:style-name="T4"> est </text:span><text:span text:style-name="Strong_20_Emphasis"><text:span text:style-name="T8">Directeur</text:span></text:span><text:span text:style-name="T4"> (belle revanche sur les blagues coutumières, non ?).</text:span></text:p>
      <text:p text:style-name="P18"><text:span text:style-name="Strong_20_Emphasis"><text:span text:style-name="T8">Et c'est exactement ce que nous ferons (suivre la relation) lorsque nous effectuerons une requête qui met en jeu plusieurs tables</text:span></text:span></text:p>
      <text:section text:style-name="Sect1" text:name="conclusion">
        <text:h text:style-name="P19" text:outline-level="3">Conclusion</text:h>
      </text:section>
      <text:p text:style-name="P12">Deux tables peuvent partager un même jeu de données, mais nous séparons ces données pour plusieurs raisons :</text:p>
      <text:list xml:id="list3356063995" text:style-name="L4">
        <text:list-item>
          <text:p text:style-name="P67">minimiser la taille de chaque table</text:p>
        </text:list-item>
        <text:list-item>
          <text:p text:style-name="P67">éviter (mais pas interdire) la redondance</text:p>
        </text:list-item>
        <text:list-item>
          <text:p text:style-name="P67">permettre la réutilisabilité des données (la table des emplois précédente, peut être en relation avec une autre table que celle des employés...)</text:p>
        </text:list-item>
      </text:list>
      <text:p text:style-name="P18"><text:span text:style-name="Strong_20_Emphasis"><text:span text:style-name="T8">NOTE</text:span></text:span></text:p>
      <text:p text:style-name="P14">Il est important que vous ayez bien assimilé toutes les notions de ce chapitre. N'hésitez pas à questionner votre formateur si un quelconque doute subsiste dans votre esprit !</text:p>
      <text:h text:style-name="P27" text:outline-level="2">2. Vocabulaire</text:h>
      <text:section text:style-name="Sect1" text:name="le-vocabulaire-des-sgbd-r">
        <text:h text:style-name="P6" text:outline-level="2">Le VOCABULAIRE des SGBD R</text:h>
      </text:section>
      <text:p text:style-name="P18"><text:span text:style-name="Strong_20_Emphasis"><text:span text:style-name="T9">(ou comment utiliser les bons termes pour savoir se faire comprendre)</text:span></text:span></text:p>
      <text:p text:style-name="P16"><draw:a xlink:type="simple" xlink:href="https://cours.3wa.fr/3wa-v2/dev/raw/master/PHP1/PHP1.5/02.%20Vocabulaire/images/vocabulaire.jpg"><draw:frame draw:style-name="fr1" draw:name="Image6" text:anchor-type="as-char" svg:width="2.05cm" svg:height="1.051cm" draw:z-index="5"><draw:image xlink:href="https://cours.3wa.fr/3wa-v2/dev/raw/master/PHP1/PHP1.5/02.%20Vocabulaire/images/vocabulaire.jpg" xlink:type="simple" xlink:show="embed" xlink:actuate="onLoad"/><svg:title>vocabulaire</svg:title></draw:frame></draw:a></text:p>
      <text:section text:style-name="Sect1" text:name="voici-quelques-mots-que-vous-devriez-assimiler-rapidement">
        <text:h text:style-name="P19" text:outline-level="3">Voici quelques mots que vous devriez assimiler rapidement.</text:h>
      </text:section>
      <text:p text:style-name="P24">Utiliser le bon vocabulaire n'est pas ici affaire de vantardise, mais de précision !</text:p>
      <text:p text:style-name="P18"><text:soft-page-break/><text:span text:style-name="T4">le </text:span><text:span text:style-name="Strong_20_Emphasis"><text:span text:style-name="T8">SGBD</text:span></text:span><text:span text:style-name="T4"> (</text:span><text:span text:style-name="Strong_20_Emphasis"><text:span text:style-name="T8">S</text:span></text:span><text:span text:style-name="T4">ystème de </text:span><text:span text:style-name="Strong_20_Emphasis"><text:span text:style-name="T8">G</text:span></text:span><text:span text:style-name="T4">estion de </text:span><text:span text:style-name="Strong_20_Emphasis"><text:span text:style-name="T8">B</text:span></text:span><text:span text:style-name="T4">ase de </text:span><text:span text:style-name="Strong_20_Emphasis"><text:span text:style-name="T8">D</text:span></text:span><text:span text:style-name="T4">onnées) est l'outil genre couteau suisse qui va gérer les données à notre place.</text:span></text:p>
      <text:p text:style-name="P23">En effet, c'est lui qui va nous fournir un tas de services comme :</text:p>
      <text:list xml:id="list2416370942" text:style-name="L5">
        <text:list-item>
          <text:p text:style-name="P47"><text:span text:style-name="T4">La gestion de </text:span><text:span text:style-name="Strong_20_Emphasis"><text:span text:style-name="T8">l'accés concurrent</text:span></text:span><text:span text:style-name="T4"> ou simultané</text:span></text:p>
        </text:list-item>
        <text:list-item>
          <text:p text:style-name="P47"><text:span text:style-name="T4">La gestion des </text:span><text:span text:style-name="Strong_20_Emphasis"><text:span text:style-name="T8">droits d'accès</text:span></text:span></text:p>
        </text:list-item>
        <text:list-item>
          <text:p text:style-name="P47"><text:span text:style-name="T4">La gestion de la </text:span><text:span text:style-name="Strong_20_Emphasis"><text:span text:style-name="T8">qualité de service</text:span></text:span><text:span text:style-name="T4"> (disponibilité, maintenabilité, administration, ...)</text:span></text:p>
        </text:list-item>
        <text:list-item>
          <text:p text:style-name="P47"><text:span text:style-name="T4">Un langage d'accés aux données (ici, on parle presque systématiquement de </text:span><text:span text:style-name="Strong_20_Emphasis"><text:span text:style-name="T8">SQL</text:span></text:span><text:span text:style-name="T4">). Et en plus, s'il fournit des accés relationnels aux données on parlera alors de </text:span><text:span text:style-name="Strong_20_Emphasis"><text:span text:style-name="T8">SGBD R</text:span></text:span></text:p>
        </text:list-item>
        <text:list-item>
          <text:p text:style-name="P47"><text:span text:style-name="Emphasis"><text:span text:style-name="T4">Comme moi, vous ne supportez plus les acronymes Français ? vous voulez faire croire que vous êtes né à Boston ou Dallas ? Alors, plutôt que de SGBD, parlez de</text:span></text:span><text:span text:style-name="T4"> </text:span><text:span text:style-name="Strong_20_Emphasis"><text:span text:style-name="T8">DBMS</text:span></text:span><text:span text:style-name="T4"> (</text:span><text:span text:style-name="Strong_20_Emphasis"><text:span text:style-name="T8">D</text:span></text:span><text:span text:style-name="T4">ata</text:span><text:span text:style-name="Strong_20_Emphasis"><text:span text:style-name="T8">B</text:span></text:span><text:span text:style-name="T4">ase </text:span><text:span text:style-name="Strong_20_Emphasis"><text:span text:style-name="T8">M</text:span></text:span><text:span text:style-name="T4">anagement </text:span><text:span text:style-name="Strong_20_Emphasis"><text:span text:style-name="T8">S</text:span></text:span><text:span text:style-name="T4">ystem) ou </text:span><text:span text:style-name="Strong_20_Emphasis"><text:span text:style-name="T8">RDBMS</text:span></text:span><text:span text:style-name="T4">...</text:span></text:p>
        </text:list-item>
      </text:list>
      <text:p text:style-name="P18"><text:span text:style-name="T4">Un </text:span><text:span text:style-name="Strong_20_Emphasis"><text:span text:style-name="T8">ensemble de données</text:span></text:span><text:span text:style-name="T4"> structurées et mises en relation, accessible grâce aux services d'un </text:span><text:span text:style-name="Strong_20_Emphasis"><text:span text:style-name="T8">SGBD</text:span></text:span><text:span text:style-name="T4"> s'appelle une </text:span><text:span text:style-name="Strong_20_Emphasis"><text:span text:style-name="T8">Base de Données</text:span></text:span><text:span text:style-name="T4">, et quelque fois, vous serez amené à utiliser le terme d'</text:span><text:span text:style-name="Strong_20_Emphasis"><text:span text:style-name="T8">instance</text:span></text:span><text:span text:style-name="T4">.</text:span></text:p>
      <text:p text:style-name="P18"><text:span text:style-name="T4">A la place de </text:span><text:span text:style-name="Emphasis"><text:span text:style-name="T4">fichier</text:span></text:span><text:span text:style-name="T4"> ou de </text:span><text:span text:style-name="Emphasis"><text:span text:style-name="T4">tableau</text:span></text:span><text:span text:style-name="T4">, nous utiliserons le terme de </text:span><text:span text:style-name="Strong_20_Emphasis"><text:span text:style-name="T8">table</text:span></text:span><text:span text:style-name="T4">.</text:span></text:p>
      <text:p text:style-name="P18"><text:span text:style-name="T4">Une ligne d'une </text:span><text:span text:style-name="Emphasis"><text:span text:style-name="T4">table</text:span></text:span><text:span text:style-name="T4"> s'appelle un </text:span><text:span text:style-name="Strong_20_Emphasis"><text:span text:style-name="T8">enregistrement</text:span></text:span><text:span text:style-name="T4"> ( car elle </text:span><text:span text:style-name="Emphasis"><text:span text:style-name="T4">enregistre</text:span></text:span><text:span text:style-name="T4"> toutes les données d'une entité).</text:span></text:p>
      <text:p text:style-name="P18"><text:span text:style-name="T4">Une donnée (telle que le nom, ou le prénom) d'un </text:span><text:span text:style-name="Emphasis"><text:span text:style-name="T4">enregistrement</text:span></text:span><text:span text:style-name="T4"> s'appelle un </text:span><text:span text:style-name="Strong_20_Emphasis"><text:span text:style-name="T8">champ</text:span></text:span><text:span text:style-name="T4">.</text:span></text:p>
      <text:p text:style-name="P18"><text:span text:style-name="T4">Une </text:span><text:span text:style-name="Strong_20_Emphasis"><text:span text:style-name="T8">clé primaire</text:span></text:span><text:span text:style-name="T4"> est un champ, dont chaque valeur est par nature unique, qui permet d'être mis en relation avec un champ appelé </text:span><text:span text:style-name="Strong_20_Emphasis"><text:span text:style-name="T8">clé étrangère</text:span></text:span><text:span text:style-name="T4"> d'une autre table.</text:span></text:p>
      <text:p text:style-name="P18"><text:span text:style-name="T4">Une </text:span><text:span text:style-name="Strong_20_Emphasis"><text:span text:style-name="T8">relation</text:span></text:span><text:span text:style-name="T4"> entre 2 tables, n'est possible qu'entre la </text:span><text:span text:style-name="Strong_20_Emphasis"><text:span text:style-name="T8">clé primaire</text:span></text:span><text:span text:style-name="T4"> de l'une, et la </text:span><text:span text:style-name="Strong_20_Emphasis"><text:span text:style-name="T8">clé étrangère</text:span></text:span><text:span text:style-name="T4"> de l'autre.</text:span></text:p>
      <text:p text:style-name="P18"><text:span text:style-name="Strong_20_Emphasis"><text:span text:style-name="T8">Votre formateur ne devrait pas manquer de vous reprendre si vous n'utilisez pas, à partir de maintenant, les bons termes aux bons moments</text:span></text:span></text:p>
      <text:p text:style-name="Text_20_body"><text:line-break/><text:span text:style-name="T22">3. CRUD</text:span></text:p>
      <text:section text:style-name="Sect1" text:name="le-crud">
        <text:h text:style-name="P6" text:outline-level="2">Le CRUD</text:h>
      </text:section>
      <text:p text:style-name="P18"><text:span text:style-name="Strong_20_Emphasis"><text:span text:style-name="T9">(ou comment donner l'impression qu'on parle couramment le geek)</text:span></text:span></text:p>
      <text:p text:style-name="P16"><draw:a xlink:type="simple" xlink:href="https://cours.3wa.fr/3wa-v2/dev/raw/master/PHP1/PHP1.5/03.%20CRUD/images/crud.png"><draw:frame draw:style-name="fr1" draw:name="Image7" text:anchor-type="as-char" svg:width="2.05cm" svg:height="1.051cm" draw:z-index="6"><draw:image xlink:href="https://cours.3wa.fr/3wa-v2/dev/raw/master/PHP1/PHP1.5/03.%20CRUD/images/crud.png" xlink:type="simple" xlink:show="embed" xlink:actuate="onLoad"/><svg:title>CRUD</svg:title></draw:frame></draw:a></text:p>
      <text:section text:style-name="Sect1" text:name="op%C3%A9rations-basiques-sur-des-donn%C3%A9es">
        <text:h text:style-name="P19" text:outline-level="3">Opérations basiques sur des données</text:h>
      </text:section>
      <text:p text:style-name="P12">Voici une question à laquelle il serait bon que vous réflechissiez.</text:p>
      <text:p text:style-name="P23"><text:soft-page-break/>Combien de types d'opérations de base, peut on faire sur une donnée ?</text:p>
      <text:list xml:id="list983103606" text:style-name="L6">
        <text:list-item>
          <text:p text:style-name="P51">2</text:p>
        </text:list-item>
        <text:list-item>
          <text:p text:style-name="P51">3</text:p>
        </text:list-item>
        <text:list-item>
          <text:p text:style-name="P51">4</text:p>
        </text:list-item>
        <text:list-item>
          <text:p text:style-name="P51">5</text:p>
        </text:list-item>
        <text:list-item>
          <text:p text:style-name="P51">plus de 5</text:p>
        </text:list-item>
      </text:list>
      <text:p text:style-name="P18"><text:span text:style-name="Strong_20_Emphasis"><text:span text:style-name="T8">la réponse est étonnante, mais quelque soit la donnée dont nous parlons, les seules opérations que nous pouvons effectuer sur celle-ci sont au nombre de 4 !</text:span></text:span></text:p>
      <text:p text:style-name="P14">Oui, pas 5,6 ou 2000 !</text:p>
      <text:p text:style-name="P14">Non, il n'y en a que 4 qui sont :</text:p>
      <text:list xml:id="list596978756" text:style-name="L7">
        <text:list-item>
          <text:p text:style-name="P90"><text:span text:style-name="T4">la </text:span><text:span text:style-name="Strong_20_Emphasis"><text:span text:style-name="T8">création</text:span></text:span><text:span text:style-name="T4"> ou l'</text:span><text:span text:style-name="Strong_20_Emphasis"><text:span text:style-name="T8">insertion</text:span></text:span><text:span text:style-name="T4"> d'une donnée (</text:span><text:span text:style-name="Strong_20_Emphasis"><text:span text:style-name="T8">C</text:span></text:span><text:span text:style-name="T4">reate en Angliche)</text:span></text:p>
        </text:list-item>
        <text:list-item>
          <text:p text:style-name="P90"><text:span text:style-name="T4">la </text:span><text:span text:style-name="Strong_20_Emphasis"><text:span text:style-name="T8">lecture</text:span></text:span><text:span text:style-name="T4"> ou </text:span><text:span text:style-name="Strong_20_Emphasis"><text:span text:style-name="T8">sélection</text:span></text:span><text:span text:style-name="T4"> de cette donnée (</text:span><text:span text:style-name="Strong_20_Emphasis"><text:span text:style-name="T8">R</text:span></text:span><text:span text:style-name="T4">ead en English)</text:span></text:p>
        </text:list-item>
        <text:list-item>
          <text:p text:style-name="P90"><text:span text:style-name="T4">la </text:span><text:span text:style-name="Strong_20_Emphasis"><text:span text:style-name="T8">modification</text:span></text:span><text:span text:style-name="T4"> de cette donnée (</text:span><text:span text:style-name="Strong_20_Emphasis"><text:span text:style-name="T8">U</text:span></text:span><text:span text:style-name="T4">pdate en Américain moyen)</text:span></text:p>
        </text:list-item>
        <text:list-item>
          <text:p text:style-name="P90"><text:span text:style-name="T4">la </text:span><text:span text:style-name="Strong_20_Emphasis"><text:span text:style-name="T8">suppression</text:span></text:span><text:span text:style-name="T4"> de la donnée (</text:span><text:span text:style-name="Strong_20_Emphasis"><text:span text:style-name="T8">D</text:span></text:span><text:span text:style-name="T4">elete en Suédois ayant émigré au nouveau monde dans les années 1820)</text:span></text:p>
        </text:list-item>
      </text:list>
      <text:p text:style-name="P18"><text:span text:style-name="Emphasis"><text:span text:style-name="T4">Vous pouvez chercher, il n'y en a pas d'autres...</text:span></text:span></text:p>
      <text:p text:style-name="P23">Alors, j'entends déjà les protestations de certains d'entre vous qui vont chercher à me contredire. Quoi ?, il y a tellement de verbes dans le dictionnaire, et nous n'en employons que 4 pour décrire des opérations aussi complexes que celles de l'informatique ?</text:p>
      <text:p text:style-name="P14">Pour vous en convaincre, je vais vous donner un exemple que l'on me soumet souvent dans mes cours.</text:p>
      <text:p text:style-name="P25"><text:span text:style-name="T4">On me dit qu'on peut aussi </text:span><text:span text:style-name="Strong_20_Emphasis"><text:span text:style-name="T8">trier</text:span></text:span><text:span text:style-name="T4"> les données ... ! Vous avez raison, on peut bien sûr trier les données. Mais le tri n'est qu'une succession d'opérations de lecture (</text:span><text:span text:style-name="Strong_20_Emphasis"><text:span text:style-name="T8">R</text:span></text:span><text:span text:style-name="T4">) et d'écriture de données (</text:span><text:span text:style-name="Strong_20_Emphasis"><text:span text:style-name="T8">C</text:span></text:span><text:span text:style-name="T4">) ...</text:span></text:p>
      <text:p text:style-name="P18"><text:span text:style-name="T4">Voilà, vous savez ce que c'est que le </text:span><text:span text:style-name="Strong_20_Emphasis"><text:span text:style-name="T8">CRUD</text:span></text:span><text:span text:style-name="T4">, c'est l'ensemble des </text:span><text:span text:style-name="Strong_20_Emphasis"><text:span text:style-name="T8">4</text:span></text:span><text:span text:style-name="T4"> opérations de bases que l'on est capable d'effectuer sur des données.</text:span></text:p>
      <text:p text:style-name="P18"><text:span text:style-name="T4">Et avouez que cela tombe bien, car c'est justement les 4 ordres (</text:span><text:span text:style-name="Strong_20_Emphasis"><text:span text:style-name="T8">INSERT</text:span></text:span><text:span text:style-name="T4">,</text:span><text:span text:style-name="Strong_20_Emphasis"><text:span text:style-name="T8">SELECT</text:span></text:span><text:span text:style-name="T4">, </text:span><text:span text:style-name="Strong_20_Emphasis"><text:span text:style-name="T8">UPDATE</text:span></text:span><text:span text:style-name="T4"> et </text:span><text:span text:style-name="Strong_20_Emphasis"><text:span text:style-name="T8">DELETE</text:span></text:span><text:span text:style-name="T4">) que nous allons étudier dans la suite de ce cours.</text:span></text:p>
      <text:p text:style-name="Text_20_body"><text:line-break/><text:span text:style-name="T22">4. Le Transactionnel</text:span></text:p>
      <text:section text:style-name="Sect1" text:name="le-transactionnel">
        <text:h text:style-name="P6" text:outline-level="2">Le TRANSACTIONNEL</text:h>
      </text:section>
      <text:p text:style-name="P18"><text:span text:style-name="Strong_20_Emphasis"><text:span text:style-name="T9">(ou comment revenir sur une erreur, sans laisser rien paraître ...)</text:span></text:span></text:p>
      <text:p text:style-name="P16"><text:soft-page-break/><draw:a xlink:type="simple" xlink:href="https://cours.3wa.fr/3wa-v2/dev/raw/master/PHP1/PHP1.5/04.%20Le%20Transactionnel/images/transactionnel.png"><draw:frame draw:style-name="fr1" draw:name="Image8" text:anchor-type="as-char" svg:width="2.05cm" svg:height="1.051cm" draw:z-index="7"><draw:image xlink:href="https://cours.3wa.fr/3wa-v2/dev/raw/master/PHP1/PHP1.5/04.%20Le%20Transactionnel/images/transactionnel.png" xlink:type="simple" xlink:show="embed" xlink:actuate="onLoad"/><svg:title>COMMIT</svg:title></draw:frame></draw:a></text:p>
      <text:p text:style-name="P18"><text:span text:style-name="T4">Comme le suggère l'image précédente, il est nécessaire de pouvoir revenir à tout moment à un point où la base de données est dans un </text:span><text:span text:style-name="Strong_20_Emphasis"><text:span text:style-name="T8">état stable</text:span></text:span><text:span text:style-name="T4"> (ou cohérent, ou transiant, ou consistant ...).</text:span></text:p>
      <text:p text:style-name="P14">Ceci implique un scénario d'utilisation qui suit la règle suivante :</text:p>
      <text:list xml:id="list1511822199" text:style-name="L8">
        <text:list-item>
          <text:p text:style-name="P91"><text:span text:style-name="T4">La base est dans un état stable, on le constate et on définit qu'à partir de ce moment, on pourra revenir sur les opérations postérieures. Ce moment est appelé </text:span><text:span text:style-name="Strong_20_Emphasis"><text:span text:style-name="T8">début de transaction</text:span></text:span><text:span text:style-name="T4">.</text:span></text:p>
        </text:list-item>
        <text:list-item>
          <text:p text:style-name="P91"><text:span text:style-name="T4">On exécute une série non vide d'opérations du </text:span><text:span text:style-name="Strong_20_Emphasis"><text:span text:style-name="T8">CRUD</text:span></text:span><text:span text:style-name="T4"> ( donc, à l'exception notoire des opérations du LDD, on le verra plus tard).</text:span></text:p>
        </text:list-item>
        <text:list-item>
          <text:p text:style-name="P91"><text:span text:style-name="T4">L'utilisateur vérifie que le résultat global des opérations passées depuis le </text:span><text:span text:style-name="Emphasis"><text:span text:style-name="T4">début de transaction</text:span></text:span><text:span text:style-name="T4"> est conforme à son attente.</text:span></text:p>
          <text:list>
            <text:list-item>
              <text:p text:style-name="P109"><text:span text:style-name="T4">Ce résultat est conforme, il déclare alors que </text:span><text:span text:style-name="Strong_20_Emphasis"><text:span text:style-name="T8">la transaction est terminée</text:span></text:span><text:span text:style-name="T4">, et il ne pourra plus jamais revenir en arrière</text:span></text:p>
            </text:list-item>
            <text:list-item>
              <text:p text:style-name="P109"><text:span text:style-name="T4">Le résultat est aberrant, il déclare alors que </text:span><text:span text:style-name="Strong_20_Emphasis"><text:span text:style-name="T8">la transaction est annulée</text:span></text:span><text:span text:style-name="T4"> dans sa totalité, et </text:span><text:span text:style-name="Strong_20_Emphasis"><text:span text:style-name="T8">la base revient dans son état initial</text:span></text:span><text:span text:style-name="T4">, comme si les opérations passées depuis le début de la transaction n'avaient jamais été effectuées.</text:span></text:p>
            </text:list-item>
          </text:list>
        </text:list-item>
      </text:list>
      <text:p text:style-name="P18"><text:span text:style-name="T4">Ce scénario, ce mécanisme, s'appelle le </text:span><text:span text:style-name="Strong_20_Emphasis"><text:span text:style-name="T8">transactionnel</text:span></text:span><text:span text:style-name="T4">.</text:span></text:p>
      <text:p text:style-name="P18"><text:span text:style-name="T4">On parle de </text:span><text:span text:style-name="Strong_20_Emphasis"><text:span text:style-name="T8">transaction</text:span></text:span><text:span text:style-name="T4"> pour parler de toutes les opérations (non LDD) exécutées depuis le </text:span><text:span text:style-name="Emphasis"><text:span text:style-name="T4">début de transaction</text:span></text:span><text:span text:style-name="T4">.</text:span></text:p>
      <text:p text:style-name="P18"><text:span text:style-name="T4">On parle de </text:span><text:span text:style-name="Strong_20_Emphasis"><text:span text:style-name="T8">commit</text:span></text:span><text:span text:style-name="T4"> lorsque l'utilisateur déclare que tout s'est bien passé.</text:span></text:p>
      <text:p text:style-name="P18"><text:span text:style-name="T4">On parle de </text:span><text:span text:style-name="Strong_20_Emphasis"><text:span text:style-name="T8">rollback</text:span></text:span><text:span text:style-name="T4"> lorsque l'utilisateur désire annuler l'ensemble de toutes les opérations effectuées pendant la transaction.</text:span></text:p>
      <text:section text:style-name="Sect1" text:name="note">
        <text:h text:style-name="P19" text:outline-level="3">Note</text:h>
      </text:section>
      <text:p text:style-name="P18"><text:span text:style-name="T6">En général, quand on se connecte à la base, celle-ci crée un </text:span><text:span text:style-name="Emphasis"><text:span text:style-name="T6">début de transaction</text:span></text:span><text:span text:style-name="T6"> pour nous (oui, à l'insu de notre plein gré).</text:span></text:p>
      <text:p text:style-name="P25"><text:span text:style-name="T4">Attention alors, de ne pas faire (involontairement) un </text:span><text:span text:style-name="Emphasis"><text:span text:style-name="T4">rollback</text:span></text:span><text:span text:style-name="T4"> malencontreux, car tout ce que vous auriez fait depuis votre connexion serait définitivement perdu.</text:span></text:p>
      <text:p text:style-name="P18"><text:span text:style-name="Strong_20_Emphasis"><text:span text:style-name="T8">Tant que vous n'avez pas fait de commit, rien n'est réellement écrit dans la base de données</text:span></text:span><text:span text:style-name="T4">.</text:span></text:p>
      <text:p text:style-name="P23">Ceci explique que si un autre utilisateur essaye d'accéder aux données que votre transaction modifie, il risque de ne pas voir ces modifications (au mieux, il en voit une version antérieure, au pire, il est bloqué par un étrange effet de verrouillage des données).</text:p>
      <text:section text:style-name="Sect1" text:name="Section19">
        <text:h text:style-name="P19" text:outline-level="3"><text:bookmark text:name="conclusion"/>Conclusion</text:h>
      </text:section>
      <text:p text:style-name="P12">Il est fort probable que vous soyez confronté à des scenarii d'utilisation nécessitant de nombreux retours en arrière.</text:p>
      <text:p text:style-name="P14"><text:soft-page-break/>Marche à suivre :</text:p>
      <text:list xml:id="list1515525676" text:style-name="L9">
        <text:list-item>
          <text:p text:style-name="P68">Déclarer un début de transaction</text:p>
        </text:list-item>
        <text:list-item>
          <text:p text:style-name="P68">Exécuter une séquence d'instructions</text:p>
        </text:list-item>
        <text:list-item>
          <text:p text:style-name="P68">vérifier l'état des données (cohérence, consistance, etc..)</text:p>
          <text:list>
            <text:list-item>
              <text:p text:style-name="P110"><text:span text:style-name="T4">Faire un </text:span><text:span text:style-name="Strong_20_Emphasis"><text:span text:style-name="T8">commit</text:span></text:span><text:span text:style-name="T4"> pour valider et terminer la transaction</text:span></text:p>
            </text:list-item>
            <text:list-item>
              <text:p text:style-name="P110"><text:span text:style-name="T4">Faire un </text:span><text:span text:style-name="Strong_20_Emphasis"><text:span text:style-name="T8">rollback</text:span></text:span><text:span text:style-name="T4"> pour annuler la transaction et revenir avant le point 1</text:span></text:p>
            </text:list-item>
          </text:list>
        </text:list-item>
      </text:list>
      <text:p text:style-name="P14">Le formateur vous fera des démonstrations de transactionnel.</text:p>
      <text:p text:style-name="P23">Il est essentiel que vous compreniez bien ce mécanisme.</text:p>
      <text:p text:style-name="Text_20_body"><text:line-break/><text:span text:style-name="T22">5. SELECT</text:span></text:p>
      <text:section text:style-name="Sect1" text:name="le-select">
        <text:h text:style-name="P6" text:outline-level="2">Le SELECT</text:h>
      </text:section>
      <text:p text:style-name="P18"><text:span text:style-name="Strong_20_Emphasis"><text:span text:style-name="T9">(ou comment afficher des données)</text:span></text:span></text:p>
      <text:p text:style-name="P16"><draw:a xlink:type="simple" xlink:href="https://cours.3wa.fr/3wa-v2/dev/raw/master/PHP1/PHP1.5/05.%20SELECT/images/select.png"><draw:frame draw:style-name="fr1" draw:name="Image9" text:anchor-type="as-char" svg:width="2.05cm" svg:height="1.051cm" draw:z-index="8"><draw:image xlink:href="https://cours.3wa.fr/3wa-v2/dev/raw/master/PHP1/PHP1.5/05.%20SELECT/images/select.png" xlink:type="simple" xlink:show="embed" xlink:actuate="onLoad"/><svg:title>SELECT</svg:title></draw:frame></draw:a></text:p>
      <text:p text:style-name="P14">Cette commande est la plus compliquée des 4 commandes que nous allons voir. C'est aussi celle qui est la plus utilisée.</text:p>
      <text:p text:style-name="P23">Il est même possible d'intégrer cette commande SELECT, à l'intérieur d'une autre commande (UPDATE, INSERT, DELETE), d'où vous devez imaginer l'importance de la maîtriser parfaitement...</text:p>
      <text:section text:style-name="Sect1" text:name="syntaxe-g%C3%A9n%C3%A9rale">
        <text:h text:style-name="P19" text:outline-level="3">Syntaxe générale</text:h>
      </text:section>
      <text:p text:style-name="P12">Comme l'indique parfaitement l'image ci-dessus, la syntaxe générale de la commande de recherche et d'affichage des données est de la forme :</text:p>
      <text:p text:style-name="P18"><text:span text:style-name="Strong_20_Emphasis"><text:span text:style-name="T8">SELECT</text:span></text:span></text:p>
      <text:p text:style-name="P18"><text:span text:style-name="Strong_20_Emphasis"><text:span text:style-name="T8">FROM</text:span></text:span></text:p>
      <text:p text:style-name="P18"><text:span text:style-name="Strong_20_Emphasis"><text:span text:style-name="T8">WHERE</text:span></text:span></text:p>
      <text:p text:style-name="P25"><text:span text:style-name="T4">La clause </text:span><text:span text:style-name="Emphasis"><text:span text:style-name="T4">where</text:span></text:span><text:span text:style-name="T4"> est facultative, mais il est quand même bien rare de ne pas l'utiliser..</text:span></text:p>
      <text:p text:style-name="P18"><text:span text:style-name="T4">Derrière </text:span><text:span text:style-name="Strong_20_Emphasis"><text:span text:style-name="T8">SELECT</text:span></text:span><text:span text:style-name="T4"> (donc, entre </text:span><text:span text:style-name="Emphasis"><text:span text:style-name="T4">select</text:span></text:span><text:span text:style-name="T4"> et </text:span><text:span text:style-name="Emphasis"><text:span text:style-name="T4">from</text:span></text:span><text:span text:style-name="T4">), vous indiquerez la liste des champs que vous voulez voir apparaître. Si vous voulez afficher plus d'un champ, vous séparerez ceux-ci par le caractère </text:span><text:span text:style-name="Strong_20_Emphasis"><text:span text:style-name="T8">,</text:span></text:span><text:span text:style-name="T4"> (virgule) .</text:span></text:p>
      <text:p text:style-name="P18"><text:span text:style-name="T4">Derrière </text:span><text:span text:style-name="Strong_20_Emphasis"><text:span text:style-name="T8">FROM</text:span></text:span><text:span text:style-name="T4"> (donc, avant le mot </text:span><text:span text:style-name="Emphasis"><text:span text:style-name="T4">where</text:span></text:span><text:span text:style-name="T4">), vous indiquerez de quelle (ou quelles) table(s), il faut rechercher ces données. Encore une fois, si vous voulez afficher des données en provenance de plusieurs tables, il s'agira de séparer chacune des tables de cette liste par le caractère </text:span><text:span text:style-name="Strong_20_Emphasis"><text:span text:style-name="T8">,</text:span></text:span><text:span text:style-name="T4"> (virgule) .</text:span></text:p>
      <text:p text:style-name="P23">Note : Dans ce chapitre, nous n'évoquerons que le cas de recherche dans une seule table.</text:p>
      <text:p text:style-name="P31"><text:soft-page-break/><text:span text:style-name="T4">Le cas de recherche dans plusieurs tables sera évoqué dans le chapitre suivant (les </text:span><text:span text:style-name="Strong_20_Emphasis"><text:span text:style-name="T8">jointures</text:span></text:span><text:span text:style-name="T4">).</text:span></text:p>
      <text:p text:style-name="P18"><text:span text:style-name="T4">Enfin, derrière le mot </text:span><text:span text:style-name="Strong_20_Emphasis"><text:span text:style-name="T8">WHERE</text:span></text:span><text:span text:style-name="T4">, vous indiquerez la condition qui restreindra le nombre d'enregistrements qui vous seront retournés.</text:span></text:p>
      <text:p text:style-name="P25"><text:span text:style-name="T4">En effet, si vous voulez connaître les noms de vos employés habitant </text:span><text:span text:style-name="Strong_20_Emphasis"><text:span text:style-name="T8">METZ</text:span></text:span><text:span text:style-name="T4">, et que votre table des employés contient également des employés habitant </text:span><text:span text:style-name="Strong_20_Emphasis"><text:span text:style-name="T8">NANCY</text:span></text:span><text:span text:style-name="T4"> , il faudra bien sélectionner ceux-ci, et le seul moyen de le faire est de placer une condition restrictive dans la clause </text:span><text:span text:style-name="Strong_20_Emphasis"><text:span text:style-name="T8">WHERE</text:span></text:span><text:span text:style-name="T4">.</text:span></text:p>
      <text:section text:style-name="Sect1" text:name="exemple">
        <text:h text:style-name="P19" text:outline-level="3">Exemple</text:h>
      </text:section>
      <text:p text:style-name="P18"><text:span text:style-name="T6">Soit la table suivante (appelée "</text:span><text:span text:style-name="Emphasis"><text:span text:style-name="T6">employes</text:span></text:span><text:span text:style-name="T6">") et ses données :</text:span></text:p>
      <text:p text:style-name="P16"><draw:a xlink:type="simple" xlink:href="https://cours.3wa.fr/3wa-v2/dev/raw/master/PHP1/PHP1.5/05.%20SELECT/images/relation01.png"><draw:frame draw:style-name="fr1" draw:name="Image10" text:anchor-type="as-char" svg:width="2.05cm" svg:height="1.051cm" draw:z-index="9"><draw:image xlink:href="https://cours.3wa.fr/3wa-v2/dev/raw/master/PHP1/PHP1.5/05.%20SELECT/images/relation01.png" xlink:type="simple" xlink:show="embed" xlink:actuate="onLoad"/><svg:title>SELECT</svg:title></draw:frame></draw:a></text:p>
      <text:p text:style-name="P14">L'ordre à invoquer pour afficher le nom et le prénom de chaque employés est :</text:p>
      <text:p text:style-name="P9"><text:span text:style-name="Source_20_Text"><text:span text:style-name="T10">SELECT Nom, Prenom FROM employes;</text:span></text:span></text:p>
      <text:p text:style-name="P25"><text:span text:style-name="T4">(notez le caractère </text:span><text:span text:style-name="Strong_20_Emphasis"><text:span text:style-name="T8">;</text:span></text:span><text:span text:style-name="T4"> (point-virgule) qui termine la ligne de commande. Il est obligatoire de terminer chaque commande par ce caractère !)</text:span></text:p>
      <text:p text:style-name="P18"><text:span text:style-name="T4">Si maintenant, nous voulons afficher toutes les données de la table (c'est à dire tous les champs), il y a une méthode moins couteuse que d'énumérer chaque champs (</text:span><text:span text:style-name="Emphasis"><text:span text:style-name="T4">Identifiant</text:span></text:span><text:span text:style-name="T4">,</text:span><text:span text:style-name="Emphasis"><text:span text:style-name="T4">Nom</text:span></text:span><text:span text:style-name="T4">,</text:span><text:span text:style-name="Emphasis"><text:span text:style-name="T4">Prenom</text:span></text:span><text:span text:style-name="T4">,</text:span><text:span text:style-name="Emphasis"><text:span text:style-name="T4">age</text:span></text:span><text:span text:style-name="T4">,</text:span><text:span text:style-name="Emphasis"><text:span text:style-name="T4">adresse</text:span></text:span><text:span text:style-name="T4">,</text:span><text:span text:style-name="Emphasis"><text:span text:style-name="T4">emploi</text:span></text:span><text:span text:style-name="T4">) :</text:span></text:p>
      <text:p text:style-name="P18"><text:span text:style-name="T4">Utilisez le caractère générique </text:span><text:span text:style-name="Strong_20_Emphasis"><text:span text:style-name="T8">*</text:span></text:span><text:span text:style-name="T4"> (étoile) .</text:span></text:p>
      <text:p text:style-name="P9"><text:span text:style-name="Source_20_Text"><text:span text:style-name="T10">SELECT * FROM employes;</text:span></text:span></text:p>
      <text:p text:style-name="P14">Enfin, pour n'afficher que les employés de moins de 30 ans :</text:p>
      <text:p text:style-name="P9"><text:span text:style-name="Source_20_Text"><text:span text:style-name="T10">SELECT * FROM employes WHERE age &lt; 30;</text:span></text:span></text:p>
      <text:p text:style-name="P23">C'est aussi simple que cela !</text:p>
      <text:p text:style-name="P32">Une condition restrictive doit être énoncée tout naturellement, comme en mathématiques.</text:p>
      <text:p text:style-name="P18"><text:span text:style-name="Strong_20_Emphasis"><text:span text:style-name="T8">Faisons un petit exercice</text:span></text:span><text:span text:style-name="T4"> :</text:span></text:p>
      <text:p text:style-name="P18"><text:span text:style-name="T4">Soit à afficher le nom, le prénom et l'age de tous les employés qui occupent un emploi de </text:span><text:span text:style-name="Strong_20_Emphasis"><text:span text:style-name="T8">manoeuvre</text:span></text:span><text:span text:style-name="T4"> :</text:span></text:p>
      <text:p text:style-name="P9"><text:span text:style-name="Source_20_Text"><text:span text:style-name="T10">SELECT Nom, Prenom, age FROM employes WHERE emploi = 'Manoeuvre';</text:span></text:span></text:p>
      <text:p text:style-name="P25"><text:span text:style-name="T4">Notez ici que, contrairement au PHP et au JAVASCRIPT que vous avez déjà eu l'occasion de pratiquer, </text:span><text:span text:style-name="Strong_20_Emphasis"><text:span text:style-name="T8">SQL utilise des caractères ' (simple quote) pour encadrer une chaine de caractères</text:span></text:span><text:span text:style-name="T4"> !!</text:span></text:p>
      <text:p text:style-name="P18"><text:span text:style-name="Emphasis"><text:span text:style-name="T4">Et un petit dernier, qui met en jeu une condition un peu plus complexe</text:span></text:span><text:span text:style-name="T4"> :</text:span></text:p>
      <text:p text:style-name="P18"><text:span text:style-name="T4">Soit à afficher les noms et prénoms des </text:span><text:span text:style-name="Emphasis"><text:span text:style-name="T4">secrétaires</text:span></text:span><text:span text:style-name="T4"> de moins de 40 ans ?</text:span></text:p>
      <text:p text:style-name="P25"><text:span text:style-name="T4">il y a lieu ici, de faire une </text:span><text:span text:style-name="Strong_20_Emphasis"><text:span text:style-name="T8">composition de conditions</text:span></text:span><text:span text:style-name="T4">; on cherche les employés occupant un poste de </text:span><text:span text:style-name="Emphasis"><text:span text:style-name="T4">Secrétaire</text:span></text:span><text:span text:style-name="T4"> </text:span><text:span text:style-name="Strong_20_Emphasis"><text:span text:style-name="T8">ET</text:span></text:span><text:span text:style-name="T4"> qui ont moins de 40 ans.</text:span></text:p>
      <text:p text:style-name="P9"><text:soft-page-break/><text:span text:style-name="Source_20_Text"><text:span text:style-name="T10">SELECT Nom, Prenom FROM employes WHERE emploi = 'Secrétaire' AND age &lt; 40;</text:span></text:span></text:p>
      <text:section text:style-name="Sect1" text:name="attention-au-faux-ami">
        <text:h text:style-name="P19" text:outline-level="3">ATTENTION au FAUX AMI</text:h>
      </text:section>
      <text:p text:style-name="P18"><text:span text:style-name="T6">Vous devez faire attention aux faux ami "</text:span><text:span text:style-name="Strong_20_Emphasis"><text:span text:style-name="T9">OR</text:span></text:span><text:span text:style-name="T6">" et "</text:span><text:span text:style-name="Strong_20_Emphasis"><text:span text:style-name="T9">AND</text:span></text:span><text:span text:style-name="T6">".</text:span></text:p>
      <text:p text:style-name="P18"><text:span text:style-name="T4">Dans les langues parlées habituelles (Français, Anglais, Allemand, ...), il nous est aisé d'utiliser le mot "</text:span><text:span text:style-name="Strong_20_Emphasis"><text:span text:style-name="T8">et</text:span></text:span><text:span text:style-name="T4">" lorsque nous voulons faire deux choses </text:span><text:span text:style-name="Strong_20_Emphasis"><text:span text:style-name="T8">à la fois</text:span></text:span><text:span text:style-name="T4">.</text:span></text:p>
      <text:p text:style-name="P25"><text:span text:style-name="T4">ainsi, si je veux afficher les employés </text:span><text:span text:style-name="Emphasis"><text:span text:style-name="T4">Secrétaire</text:span></text:span><text:span text:style-name="T4"> et les employés </text:span><text:span text:style-name="Emphasis"><text:span text:style-name="T4">Directeur</text:span></text:span><text:span text:style-name="T4">, j'énoncerai (en Français) naturellement :</text:span></text:p>
      <text:p text:style-name="P31"><text:span text:style-name="T4">"je veux afficher les employés qui occupent un emploi de </text:span><text:span text:style-name="Emphasis"><text:span text:style-name="T4">Secrétaire</text:span></text:span><text:span text:style-name="T4"> </text:span><text:span text:style-name="Strong_20_Emphasis"><text:span text:style-name="T8">ET</text:span></text:span><text:span text:style-name="T4"> les employés qui occupent un emploi de </text:span><text:span text:style-name="Emphasis"><text:span text:style-name="T4">Directeur</text:span></text:span><text:span text:style-name="T4">".</text:span></text:p>
      <text:p text:style-name="P32">Sémantiquement, il n'y a pas de faute dans cet énoncé (en Français), mais il y en a une dans sa traduction littèrale en SQL :</text:p>
      <text:p text:style-name="P14">Si vous écrivez la commande :</text:p>
      <text:p text:style-name="P9"><text:span text:style-name="Source_20_Text"><text:span text:style-name="T10">SELECT Nom, Prenom FROM employes WHERE emploi = 'Secrétaire' AND emploi='Directeur';</text:span></text:span></text:p>
      <text:p text:style-name="P18"><text:span text:style-name="T4">Ceci vous retournera un ensemble vide (vous pouvez le tester), car </text:span><text:span text:style-name="Strong_20_Emphasis"><text:span text:style-name="T8">aucun employé n'occupe </text:span></text:span><text:span text:style-name="Strong_20_Emphasis"><text:span text:style-name="Emphasis"><text:span text:style-name="T8">à la fois</text:span></text:span></text:span><text:span text:style-name="Strong_20_Emphasis"><text:span text:style-name="T8"> un emploi de Secrétaire ET de Directeur !!</text:span></text:span></text:p>
      <text:p text:style-name="P14">La bonne commande aurait été :</text:p>
      <text:p text:style-name="P9"><text:span text:style-name="Source_20_Text"><text:span text:style-name="T10">SELECT Nom, Prenom FROM employes WHERE emploi = 'Secrétaire' OR emploi='Directeur';</text:span></text:span></text:p>
      <text:section text:style-name="Sect1" text:name="remarque">
        <text:h text:style-name="P19" text:outline-level="3">REMARQUE</text:h>
      </text:section>
      <text:p text:style-name="P18"><text:span text:style-name="T6">Dans ce paragraphe, les mots </text:span><text:span text:style-name="Emphasis"><text:span text:style-name="T6">SELECT</text:span></text:span><text:span text:style-name="T6">, </text:span><text:span text:style-name="Emphasis"><text:span text:style-name="T6">FROM</text:span></text:span><text:span text:style-name="T6"> et </text:span><text:span text:style-name="Emphasis"><text:span text:style-name="T6">WHERE</text:span></text:span><text:span text:style-name="T6"> ont été écrits en majuscule, dans le seul souci de la lisibilité.</text:span></text:p>
      <text:p text:style-name="P23">Vous pouvez les écrire indiffèremment en minuscules ou en majusucules, SQL se moquant de la casse quand il s'agit d'interprêter ces ordres.</text:p>
      <text:p text:style-name="P33"/>
      <text:section text:style-name="Sect1" text:name="utilisation-pouss%C3%A9e---tri-des-r%C3%A9sultats">
        <text:h text:style-name="P19" text:outline-level="3">UTILISATION POUSSÉE - TRI DES RÉSULTATS</text:h>
      </text:section>
      <text:p text:style-name="P12">Vous pouvez aussi demander à trier votre affichage selon vos propres critères.</text:p>
      <text:p text:style-name="P25"><text:span text:style-name="T4">Sinon, l'affichage suivrait l'ordre de remplissage de la table, ce qui serait peu </text:span><text:span text:style-name="Emphasis"><text:span text:style-name="T4">naturel</text:span></text:span><text:span text:style-name="T4">.</text:span></text:p>
      <text:p text:style-name="P18"><text:span text:style-name="T4">Pour cela, </text:span><text:span text:style-name="Strong_20_Emphasis"><text:span text:style-name="T8">à la fin de la commande</text:span></text:span><text:span text:style-name="T4">, vous ferez suivre celle-ci par :</text:span></text:p>
      <text:p text:style-name="P18"><text:span text:style-name="Strong_20_Emphasis"><text:span text:style-name="T8">ORDER BY</text:span></text:span><text:span text:style-name="T4"> et le nom du champ qui servira d'argument de tri .</text:span></text:p>
      <text:p text:style-name="P14">Pour rappel, la commande</text:p>
      <text:p text:style-name="P9"><text:span text:style-name="Source_20_Text"><text:span text:style-name="T10">SELECT Nom, Prenom FROM employes WHERE emploi = 'Secrétaire' OR emploi='Directeur';</text:span></text:span></text:p>
      <text:p text:style-name="P14">retournera le résultat suivant :</text:p>
      <text:p text:style-name="P16"><draw:a xlink:type="simple" xlink:href="https://cours.3wa.fr/3wa-v2/dev/raw/master/PHP1/PHP1.5/05.%20SELECT/images/sansTri.png"><draw:frame draw:style-name="fr1" draw:name="Image11" text:anchor-type="as-char" svg:width="2.05cm" svg:height="1.051cm" draw:z-index="10"><draw:image xlink:href="https://cours.3wa.fr/3wa-v2/dev/raw/master/PHP1/PHP1.5/05.%20SELECT/images/sansTri.png" xlink:type="simple" xlink:show="embed" xlink:actuate="onLoad"/><svg:title>PAS DE TRI</svg:title></draw:frame></draw:a></text:p>
      <text:p text:style-name="P14">alors que la commande</text:p>
      <text:p text:style-name="P9"><text:soft-page-break/><text:span text:style-name="Source_20_Text"><text:span text:style-name="T10">SELECT Nom, Prenom FROM employes WHERE emploi = 'Secrétaire' OR emploi='Directeur' order by Nom;</text:span></text:span></text:p>
      <text:p text:style-name="P14">retournera le résultat suivant :</text:p>
      <text:p text:style-name="P16"><draw:a xlink:type="simple" xlink:href="https://cours.3wa.fr/3wa-v2/dev/raw/master/PHP1/PHP1.5/05.%20SELECT/images/triNom.png"><draw:frame draw:style-name="fr1" draw:name="Image12" text:anchor-type="as-char" svg:width="2.05cm" svg:height="1.051cm" draw:z-index="11"><draw:image xlink:href="https://cours.3wa.fr/3wa-v2/dev/raw/master/PHP1/PHP1.5/05.%20SELECT/images/triNom.png" xlink:type="simple" xlink:show="embed" xlink:actuate="onLoad"/><svg:title>TRI SUR NOM</svg:title></draw:frame></draw:a></text:p>
      <text:p text:style-name="P14">et la commande</text:p>
      <text:p text:style-name="P9"><text:span text:style-name="Source_20_Text"><text:span text:style-name="T10">SELECT Nom, Prenom FROM employes WHERE emploi = 'Secrétaire' OR emploi='Directeur' order by Prenom;</text:span></text:span></text:p>
      <text:p text:style-name="P14">retournera le résultat suivant :</text:p>
      <text:p text:style-name="P16"><draw:a xlink:type="simple" xlink:href="https://cours.3wa.fr/3wa-v2/dev/raw/master/PHP1/PHP1.5/05.%20SELECT/images/triPrenom.png"><draw:frame draw:style-name="fr1" draw:name="Image13" text:anchor-type="as-char" svg:width="2.05cm" svg:height="1.051cm" draw:z-index="12"><draw:image xlink:href="https://cours.3wa.fr/3wa-v2/dev/raw/master/PHP1/PHP1.5/05.%20SELECT/images/triPrenom.png" xlink:type="simple" xlink:show="embed" xlink:actuate="onLoad"/><svg:title>TRI SUR PRENOM</svg:title></draw:frame></draw:a></text:p>
      <text:p text:style-name="P23">Notez que vous pouvez faire un tri plus poussé sur plus d'un argument (c'est à dire que vous triez d'abord sur un champ, puis sur un second, en cas d'homonymie sur le premier, et ainsi de suite...).</text:p>
      <text:p text:style-name="P32">Votre formateur vous en fera la démonstration .</text:p>
      <text:p text:style-name="P9"><text:span text:style-name="Source_20_Text"><text:span text:style-name="T10">SELECT Nom, Prenom FROM employes WHERE emploi = 'Secrétaire' OR emploi='Directeur' order by emploi, Nom;</text:span></text:span></text:p>
      <text:p text:style-name="P33"/>
      <text:p text:style-name="P14">La commande SELECT est probablement la plus ardue de SQL . C'est aussi certainement la partie la plus complexe que vous aborderez dans le cadre de ce cursus.</text:p>
      <text:p text:style-name="P14">Ce que nous venons de voir est le strict minimum que vous devez appréhender, mais vous pouvez aussi vous entraîner et aller plus loin en compulsant ce lien :</text:p>
      <text:p text:style-name="P18"><text:a xlink:type="simple" xlink:href="https://www.w3schools.com/sql/sql_select.asp" text:style-name="Internet_20_link" text:visited-style-name="Visited_20_Internet_20_Link"><text:span text:style-name="T18">w3schools.com</text:span></text:a></text:p>
      <text:p text:style-name="Text_20_body"><text:line-break/><text:span text:style-name="T22">6. Les Jointures</text:span></text:p>
      <text:section text:style-name="Sect1" text:name="les-jointures">
        <text:h text:style-name="P6" text:outline-level="2">Les JOINTURES</text:h>
      </text:section>
      <text:p text:style-name="P18"><text:span text:style-name="Strong_20_Emphasis"><text:span text:style-name="T9">(ou comment afficher des données de plusieurs tables)</text:span></text:span></text:p>
      <text:p text:style-name="P16"><draw:a xlink:type="simple" xlink:href="https://cours.3wa.fr/3wa-v2/dev/raw/master/PHP1/PHP1.5/06.%20Les%20Jointures/images/jointure.png"><draw:frame draw:style-name="fr1" draw:name="Image14" text:anchor-type="as-char" svg:width="2.05cm" svg:height="1.051cm" draw:z-index="13"><draw:image xlink:href="https://cours.3wa.fr/3wa-v2/dev/raw/master/PHP1/PHP1.5/06.%20Les%20Jointures/images/jointure.png" xlink:type="simple" xlink:show="embed" xlink:actuate="onLoad"/><svg:title>JOIN</svg:title></draw:frame></draw:a></text:p>
      <text:p text:style-name="P14">Comme précisé dans le précédent chapitre, nous allons maintenant afficher des données en provenance de plusieurs tables.</text:p>
      <text:p text:style-name="P18"><text:span text:style-name="Strong_20_Emphasis"><text:span text:style-name="T8">A CONDITION QU'UNE RELATION EXISTE ENTRE CES TABLES !!!!</text:span></text:span></text:p>
      <text:p text:style-name="P14">Reprenons les tables du modèle suivant :</text:p>
      <text:p text:style-name="P16"><draw:a xlink:type="simple" xlink:href="https://cours.3wa.fr/3wa-v2/dev/raw/master/PHP1/PHP1.5/06.%20Les%20Jointures/images/relation03.png"><draw:frame draw:style-name="fr1" draw:name="Image15" text:anchor-type="as-char" svg:width="2.05cm" svg:height="1.051cm" draw:z-index="14"><draw:image xlink:href="https://cours.3wa.fr/3wa-v2/dev/raw/master/PHP1/PHP1.5/06.%20Les%20Jointures/images/relation03.png" xlink:type="simple" xlink:show="embed" xlink:actuate="onLoad"/><svg:title>MODELE</svg:title></draw:frame></draw:a></text:p>
      <text:p text:style-name="P18"><text:span text:style-name="T4">Nous avons vu dans le premier chapitre de ce cours que ces tables étaient </text:span><text:span text:style-name="Source_20_Text"><text:span text:style-name="T14">mises en relation</text:span></text:span><text:span text:style-name="T4"> grâce à un couple de champs (une </text:span><text:span text:style-name="Strong_20_Emphasis"><text:span text:style-name="T8">clé primaire</text:span></text:span><text:span text:style-name="T4"> et une </text:span><text:span text:style-name="Strong_20_Emphasis"><text:span text:style-name="T8">clé étrangère</text:span></text:span><text:span text:style-name="T4">, </text:span><text:soft-page-break/><text:span text:style-name="T4">respectivement le champ </text:span><text:span text:style-name="Strong_20_Emphasis"><text:span text:style-name="T8">Identifiant</text:span></text:span><text:span text:style-name="T4"> de la table </text:span><text:span text:style-name="Emphasis"><text:span text:style-name="T4">EMPLOIS</text:span></text:span><text:span text:style-name="T4"> et le champ </text:span><text:span text:style-name="Strong_20_Emphasis"><text:span text:style-name="T8">emploi</text:span></text:span><text:span text:style-name="T4"> de la table </text:span><text:span text:style-name="Emphasis"><text:span text:style-name="T4">EMPLOYES</text:span></text:span><text:span text:style-name="T4">).</text:span></text:p>
      <text:p text:style-name="P18"><text:span text:style-name="T4">Visuellement, nous pouvons donc en déduire que </text:span><text:span text:style-name="Strong_20_Emphasis"><text:span text:style-name="T8">TOTO</text:span></text:span><text:span text:style-name="T4"> est </text:span><text:span text:style-name="Strong_20_Emphasis"><text:span text:style-name="T8">Directeur</text:span></text:span><text:span text:style-name="T4"> en suivant cette </text:span><text:span text:style-name="Source_20_Text"><text:span text:style-name="T14">relation</text:span></text:span><text:span text:style-name="T4"> .</text:span></text:p>
      <text:p text:style-name="P16"><draw:a xlink:type="simple" xlink:href="https://cours.3wa.fr/3wa-v2/dev/raw/master/PHP1/PHP1.5/06.%20Les%20Jointures/images/suivi.png"><draw:frame draw:style-name="fr1" draw:name="Image16" text:anchor-type="as-char" svg:width="2.05cm" svg:height="1.051cm" draw:z-index="15"><draw:image xlink:href="https://cours.3wa.fr/3wa-v2/dev/raw/master/PHP1/PHP1.5/06.%20Les%20Jointures/images/suivi.png" xlink:type="simple" xlink:show="embed" xlink:actuate="onLoad"/><svg:title>MODELE</svg:title></draw:frame></draw:a></text:p>
      <text:p text:style-name="P14">Mais faire ceci 'visuellement' n'est pas très .. efficace.</text:p>
      <text:p text:style-name="P33"/>
      <text:section text:style-name="Sect1" text:name="comment-mat%C3%A9rialiser-cette-relation-">
        <text:h text:style-name="P19" text:outline-level="3">Comment matérialiser cette relation ?</text:h>
      </text:section>
      <text:p text:style-name="P18"><text:span text:style-name="Strong_20_Emphasis"><text:span text:style-name="T9">Et bien, c'est très simple</text:span></text:span></text:p>
      <text:list xml:id="list1638054393" text:style-name="L10">
        <text:list-item>
          <text:p text:style-name="P92"><text:span text:style-name="T4">Il faut déclarer dans la clause </text:span><text:span text:style-name="Strong_20_Emphasis"><text:span text:style-name="T8">FROM</text:span></text:span><text:span text:style-name="T4"> que vous allez manipuler des données en provenance de ces 2 tables</text:span></text:p>
        </text:list-item>
        <text:list-item>
          <text:p text:style-name="P92"><text:span text:style-name="T4">Il suffit d'écrire dans la clause </text:span><text:span text:style-name="Strong_20_Emphasis"><text:span text:style-name="T8">WHERE</text:span></text:span><text:span text:style-name="T4"> de votre </text:span><text:span text:style-name="Emphasis"><text:span text:style-name="T4">SELECT</text:span></text:span><text:span text:style-name="T4"> que </text:span><text:span text:style-name="Strong_20_Emphasis"><text:span text:style-name="T8">la valeur de la clé primaire est égale à la valeur de la clé étrangère</text:span></text:span><text:span text:style-name="T4">.</text:span></text:p>
          <text:p text:style-name="P57"><text:span text:style-name="T4">On appelle ceci : </text:span><text:span text:style-name="Strong_20_Emphasis"><text:span text:style-name="T8">matérialiser la relation</text:span></text:span><text:span text:style-name="T4">.</text:span></text:p>
        </text:list-item>
      </text:list>
      <text:p text:style-name="P14">Ce qui donne :</text:p>
      <text:p text:style-name="P9"><text:span text:style-name="Source_20_Text"><text:span text:style-name="T10">SELECT ...</text:span></text:span></text:p>
      <text:p text:style-name="P9"><text:span text:style-name="Source_20_Text"><text:span text:style-name="T10">FROM EMPLOYES, EMPLOIS</text:span></text:span></text:p>
      <text:p text:style-name="P9"><text:span text:style-name="Source_20_Text"><text:span text:style-name="T10">WHERE <text:s/>... <text:s/>AND EMPLOIS.Identifiant = EMPLOYES.emploi;</text:span></text:span></text:p>
      <text:p text:style-name="P18"><text:span text:style-name="T4">Vous notez dans cet extrait de code que nous avons bien noté que le champ </text:span><text:span text:style-name="Strong_20_Emphasis"><text:span text:style-name="T8">Identifiant</text:span></text:span><text:span text:style-name="T4"> de la table </text:span><text:span text:style-name="Emphasis"><text:span text:style-name="T4">EMPLOIS</text:span></text:span><text:span text:style-name="T4"> (EMPLOIS.Identifiant) </text:span><text:span text:style-name="Strong_20_Emphasis"><text:span text:style-name="T8">est égal</text:span></text:span><text:span text:style-name="T4"> au champ </text:span><text:span text:style-name="Strong_20_Emphasis"><text:span text:style-name="T8">emploi</text:span></text:span><text:span text:style-name="T4"> de la table </text:span><text:span text:style-name="Emphasis"><text:span text:style-name="T4">EMPLOYES</text:span></text:span><text:span text:style-name="T4"> (EMPLOYES.emploi).</text:span></text:p>
      <text:p text:style-name="P23">Nous avons matérialisé la relation en suivant cette directive.</text:p>
      <text:p text:style-name="P14">Au final, la syntaxe de l'ordre SELECT pour savoir quel emploi occupe TOTO, est :</text:p>
      <text:p text:style-name="P9"><text:span text:style-name="Source_20_Text"><text:span text:style-name="T10">SELECT Nom, Prenom, EMPLOIS.emploi</text:span></text:span></text:p>
      <text:p text:style-name="P9"><text:span text:style-name="Source_20_Text"><text:span text:style-name="T10">FROM EMPLOYES, EMPLOIS</text:span></text:span></text:p>
      <text:p text:style-name="P9"><text:span text:style-name="Source_20_Text"><text:span text:style-name="T10">WHERE <text:s/>Nom = 'Toto' <text:s/>AND EMPLOIS.Identifiant = EMPLOYES.emploi;</text:span></text:span></text:p>
      <text:p text:style-name="P14">Ce qui donnera le résultat escompté.</text:p>
      <text:p text:style-name="P16"><draw:a xlink:type="simple" xlink:href="https://cours.3wa.fr/3wa-v2/dev/raw/master/PHP1/PHP1.5/06.%20Les%20Jointures/images/result01.png"><draw:frame draw:style-name="fr1" draw:name="Image17" text:anchor-type="as-char" svg:width="2.05cm" svg:height="1.051cm" draw:z-index="16"><draw:image xlink:href="https://cours.3wa.fr/3wa-v2/dev/raw/master/PHP1/PHP1.5/06.%20Les%20Jointures/images/result01.png" xlink:type="simple" xlink:show="embed" xlink:actuate="onLoad"/><svg:title>RESULTAT</svg:title></draw:frame></draw:a></text:p>
      <text:p text:style-name="P14">Maintenant, sous forme d'exercice, essayons d'afficher l'emploi de tous les employés.</text:p>
      <text:p text:style-name="P9"><text:span text:style-name="Source_20_Text"><text:span text:style-name="T10">SELECT Nom, Prenom, EMPLOIS.emploi</text:span></text:span></text:p>
      <text:p text:style-name="P9"><text:span text:style-name="Source_20_Text"><text:span text:style-name="T10">FROM EMPLOYES, EMPLOIS</text:span></text:span></text:p>
      <text:p text:style-name="P9"><text:span text:style-name="Source_20_Text"><text:span text:style-name="T10">WHERE EMPLOIS.Identifiant = EMPLOYES.emploi;</text:span></text:span></text:p>
      <text:p text:style-name="P18"><text:span text:style-name="T4">Vous constatez que la condition </text:span><text:span text:style-name="Strong_20_Emphasis"><text:span text:style-name="T8">WHERE</text:span></text:span><text:span text:style-name="T4"> est limitée seulement à la </text:span><text:span text:style-name="Strong_20_Emphasis"><text:span text:style-name="T8">matérialisation de la relation</text:span></text:span><text:span text:style-name="T4"> puisque nous voulons afficher l'emploi de </text:span><text:span text:style-name="Emphasis"><text:span text:style-name="T4">tous</text:span></text:span><text:span text:style-name="T4"> les employés.</text:span></text:p>
      <text:section text:style-name="Sect1" text:name="Section20">
        <text:h text:style-name="P19" text:outline-level="3"><text:bookmark text:name="remarque"/><text:soft-page-break/>REMARQUE</text:h>
      </text:section>
      <text:p text:style-name="P18"><text:span text:style-name="T6">Dans un souci de simplification, les </text:span><text:a xlink:type="simple" xlink:href="https://e.3wa.fr/mod/url/view.php?id=154233" text:style-name="Internet_20_link" text:visited-style-name="Visited_20_Internet_20_Link"><text:span text:style-name="T20">exemples</text:span></text:a><text:span text:style-name="T6"> proposés dans ce chapitre tirent parti de 2 tables seulement.</text:span></text:p>
      <text:p text:style-name="P14">Or il n'est pas rare de rencontrer des relations mettant en jeu plus de 2 tables.</text:p>
      <text:p text:style-name="P23">La complexité de la jointure n'en est pas augmentée pour autant.</text:p>
      <text:p text:style-name="P14">Soient 3 tables (T1, T2 et T3) en relation, telles que :</text:p>
      <text:list xml:id="list3659606254" text:style-name="L11">
        <text:list-item>
          <text:p text:style-name="P69">T2 a une clé primaire T2_CP la mettant en relation avec la clé étrangère T1_CE de T1.</text:p>
        </text:list-item>
        <text:list-item>
          <text:p text:style-name="P69">et T3 a une clé primaire T3_CP la mettant en relation avec la clé étrangère T2_CE de T2.</text:p>
        </text:list-item>
      </text:list>
      <text:p text:style-name="P16"><draw:a xlink:type="simple" xlink:href="https://cours.3wa.fr/3wa-v2/dev/raw/master/PHP1/PHP1.5/06.%20Les%20Jointures/images/relation04.png"><draw:frame draw:style-name="fr1" draw:name="Image18" text:anchor-type="as-char" svg:width="2.05cm" svg:height="1.051cm" draw:z-index="17"><draw:image xlink:href="https://cours.3wa.fr/3wa-v2/dev/raw/master/PHP1/PHP1.5/06.%20Les%20Jointures/images/relation04.png" xlink:type="simple" xlink:show="embed" xlink:actuate="onLoad"/><svg:title>JOINTURE MULTIPLE</svg:title></draw:frame></draw:a></text:p>
      <text:p text:style-name="P14">Alors, la matérialisation de la relation sera simplement de la forme :</text:p>
      <text:p text:style-name="P9"><text:span text:style-name="Source_20_Text"><text:span text:style-name="T10">SELECT ...</text:span></text:span></text:p>
      <text:p text:style-name="P9"><text:span text:style-name="Source_20_Text"><text:span text:style-name="T10">FROM T1, T2, T3</text:span></text:span></text:p>
      <text:p text:style-name="P9"><text:span text:style-name="Source_20_Text"><text:span text:style-name="T10">WHERE <text:s/>... <text:s/>AND T1.T1_CE = T2.T2_CP</text:span></text:span></text:p>
      <text:p text:style-name="P9"><text:span text:style-name="Source_20_Text"><text:span text:style-name="T12"><text:s text:c="12"/></text:span></text:span><text:span text:style-name="Source_20_Text"><text:span text:style-name="T10">AND T2.T2_CE = T3.T3_CP;</text:span></text:span></text:p>
      <text:p text:style-name="P14">Le formateur vous fera une démonstration de ce concept.</text:p>
      <text:p text:style-name="P33"/>
      <text:p text:style-name="P18"><text:span text:style-name="Emphasis"><text:span text:style-name="T4">Exercez vous aux jointures, vous allez en faire durant toute votre carrière !</text:span></text:span></text:p>
      <text:p text:style-name="Text_20_body"><text:line-break/><text:span text:style-name="T22">7. INSERT</text:span></text:p>
      <text:section text:style-name="Sect1" text:name="insert">
        <text:h text:style-name="P6" text:outline-level="2">INSERT</text:h>
      </text:section>
      <text:p text:style-name="P18"><text:span text:style-name="Strong_20_Emphasis"><text:span text:style-name="T9">(ou comment ajouter des enregistrements dans une table)</text:span></text:span></text:p>
      <text:p text:style-name="P16"><draw:a xlink:type="simple" xlink:href="https://cours.3wa.fr/3wa-v2/dev/raw/master/PHP1/PHP1.5/07.%20INSERT/images/insert.png"><draw:frame draw:style-name="fr1" draw:name="Image19" text:anchor-type="as-char" svg:width="2.05cm" svg:height="1.051cm" draw:z-index="18"><draw:image xlink:href="https://cours.3wa.fr/3wa-v2/dev/raw/master/PHP1/PHP1.5/07.%20INSERT/images/insert.png" xlink:type="simple" xlink:show="embed" xlink:actuate="onLoad"/><svg:title>INSERT</svg:title></draw:frame></draw:a></text:p>
      <text:p text:style-name="P14">Comme le suggère l'image ci-dessus, la syntaxe de la commande d'insertion (de création) de données dans une table est de la forme</text:p>
      <text:p text:style-name="P18"><text:span text:style-name="Strong_20_Emphasis"><text:span text:style-name="T8">INSERT INTO</text:span></text:span><text:span text:style-name="T4"> nom_de_table </text:span><text:span text:style-name="Strong_20_Emphasis"><text:span text:style-name="T8">(</text:span></text:span><text:span text:style-name="T4">nom_des_champs</text:span><text:span text:style-name="Strong_20_Emphasis"><text:span text:style-name="T8">)</text:span></text:span><text:span text:style-name="T4"> </text:span><text:span text:style-name="Strong_20_Emphasis"><text:span text:style-name="T8">VALUES</text:span></text:span><text:span text:style-name="T4"> </text:span><text:span text:style-name="Strong_20_Emphasis"><text:span text:style-name="T8">(</text:span></text:span><text:span text:style-name="T4"> valeur, valeur,...</text:span><text:span text:style-name="Strong_20_Emphasis"><text:span text:style-name="T8">);</text:span></text:span></text:p>
      <text:p text:style-name="P14">Ainsi, pour insérer des données dans la table des employés vue précédemment :</text:p>
      <text:p text:style-name="P16"><draw:a xlink:type="simple" xlink:href="https://cours.3wa.fr/3wa-v2/dev/raw/master/PHP1/PHP1.5/07.%20INSERT/images/employes.png"><draw:frame draw:style-name="fr1" draw:name="Image20" text:anchor-type="as-char" svg:width="2.05cm" svg:height="1.051cm" draw:z-index="19"><draw:image xlink:href="https://cours.3wa.fr/3wa-v2/dev/raw/master/PHP1/PHP1.5/07.%20INSERT/images/employes.png" xlink:type="simple" xlink:show="embed" xlink:actuate="onLoad"/><svg:title>TABLE EMPLOYES</svg:title></draw:frame></draw:a></text:p>
      <text:p text:style-name="P18"><text:span text:style-name="T4">Nous allons utiliser l'ordre </text:span><text:span text:style-name="Strong_20_Emphasis"><text:span text:style-name="T8">INSERT</text:span></text:span><text:span text:style-name="T4"> suivant :</text:span></text:p>
      <text:p text:style-name="P9"><text:span text:style-name="Source_20_Text"><text:span text:style-name="T12"><text:s text:c="8"/></text:span></text:span><text:span text:style-name="Source_20_Text"><text:span text:style-name="T10">INSERT INTO EMPLOYES(Identifiant,Nom,Prenom,age,adresse,emploi)</text:span></text:span></text:p>
      <text:p text:style-name="P9"><text:span text:style-name="Source_20_Text"><text:span text:style-name="T12"><text:s text:c="8"/></text:span></text:span><text:span text:style-name="Source_20_Text"><text:span text:style-name="T10">VALUES (3, 'Dalton','Ma',97,'DaisyTown','Retraitée');</text:span></text:span></text:p>
      <text:p text:style-name="P16"><text:soft-page-break/><draw:a xlink:type="simple" xlink:href="https://cours.3wa.fr/3wa-v2/dev/raw/master/PHP1/PHP1.5/07.%20INSERT/images/insert2.png"><draw:frame draw:style-name="fr1" draw:name="Image21" text:anchor-type="as-char" svg:width="2.05cm" svg:height="1.051cm" draw:z-index="20"><draw:image xlink:href="https://cours.3wa.fr/3wa-v2/dev/raw/master/PHP1/PHP1.5/07.%20INSERT/images/insert2.png" xlink:type="simple" xlink:show="embed" xlink:actuate="onLoad"/><svg:title>INSERTION</svg:title></draw:frame></draw:a></text:p>
      <text:p text:style-name="P18"><text:span text:style-name="T4">La ligne a bien été rajoutée à la table des </text:span><text:span text:style-name="Emphasis"><text:span text:style-name="T4">EMPLOYES</text:span></text:span><text:span text:style-name="T4">.</text:span></text:p>
      <text:p text:style-name="P25"><text:span text:style-name="T4">Ici, elle semble avoir été </text:span><text:span text:style-name="Emphasis"><text:span text:style-name="T4">insérée</text:span></text:span><text:span text:style-name="T4"> entre les identifiants 2 et 5. </text:span><text:span text:style-name="Strong_20_Emphasis"><text:span text:style-name="T8">Il n'en est rien</text:span></text:span><text:span text:style-name="T4">, le résultat montré dans l'image précédente est issu d'une requête SELECT utilisant un ORDER BY Identifiant !</text:span></text:p>
      <text:p text:style-name="P33"/>
      <text:section text:style-name="Sect1" text:name="economie-economie">
        <text:h text:style-name="P19" text:outline-level="3">ECONOMIE, ECONOMIE</text:h>
      </text:section>
      <text:p text:style-name="P18"><text:span text:style-name="T6">Il peut sembler fastidieux d'indiquer dans l'ordre </text:span><text:span text:style-name="Strong_20_Emphasis"><text:span text:style-name="T9">INSERT</text:span></text:span><text:span text:style-name="T6"> la liste des champs dans lesquels on va '</text:span><text:span text:style-name="Emphasis"><text:span text:style-name="T6">déposer</text:span></text:span><text:span text:style-name="T6">' les valeurs. Surtout si la liste des champs est longue...</text:span></text:p>
      <text:p text:style-name="P14">Dans ce cas, il existe une forme raccourcie de cette commande, ne nous obligeant pas à énoncer cette longue liste, mais qui nous oblige malgré tout à fournir toutes les valeurs de tous les champs :</text:p>
      <text:p text:style-name="P9"><text:span text:style-name="Source_20_Text"><text:span text:style-name="T12"><text:s text:c="8"/></text:span></text:span><text:span text:style-name="Source_20_Text"><text:span text:style-name="T10">INSERT INTO EMPLOYES</text:span></text:span></text:p>
      <text:p text:style-name="P9"><text:span text:style-name="Source_20_Text"><text:span text:style-name="T12"><text:s text:c="8"/></text:span></text:span><text:span text:style-name="Source_20_Text"><text:span text:style-name="T10">VALUES (4, 'Golan','Henry',37,'Dallas','Président');</text:span></text:span></text:p>
      <text:p text:style-name="P18"><text:span text:style-name="Strong_20_Emphasis"><text:span text:style-name="T8">ATTENTION</text:span></text:span><text:span text:style-name="T4"> , dans ce cas, vous devrez renseigner des valeurs de tous les champs, dans le bon ordre, et ce même si les champs ont des valeurs par défaut ou des valeurs auto-incrémentées.</text:span></text:p>
      <text:p text:style-name="P33"/>
      <text:section text:style-name="Sect1" text:name="Section21">
        <text:h text:style-name="P19" text:outline-level="3"><text:bookmark text:name="remarque1"/>REMARQUE</text:h>
      </text:section>
      <text:p text:style-name="P18"><text:span text:style-name="T6">Vous pourrez faire l'économie de fournir toutes les valeurs de tous les champs, </text:span><text:span text:style-name="Strong_20_Emphasis"><text:span text:style-name="T9">si et seulement si</text:span></text:span><text:span text:style-name="T6"> les champs ont des valeurs par défaut </text:span><text:span text:style-name="Strong_20_Emphasis"><text:span text:style-name="T9">non nulles</text:span></text:span><text:span text:style-name="T6">.</text:span></text:p>
      <text:p text:style-name="P25"><text:span text:style-name="T4">Dans notre exemple, c'est le cas des champs </text:span><text:span text:style-name="Emphasis"><text:span text:style-name="T4">age</text:span></text:span><text:span text:style-name="T4"> et </text:span><text:span text:style-name="Emphasis"><text:span text:style-name="T4">adresse</text:span></text:span><text:span text:style-name="T4">.</text:span></text:p>
      <text:p text:style-name="P14">Ainsi, la requête :</text:p>
      <text:p text:style-name="P9"><text:span text:style-name="Source_20_Text"><text:span text:style-name="T12"><text:s text:c="8"/></text:span></text:span><text:span text:style-name="Source_20_Text"><text:span text:style-name="T10">INSERT INTO EMPLOYES(Identifiant,Nom,Prenom,emploi)</text:span></text:span></text:p>
      <text:p text:style-name="P9"><text:span text:style-name="Source_20_Text"><text:span text:style-name="T12"><text:s text:c="8"/></text:span></text:span><text:span text:style-name="Source_20_Text"><text:span text:style-name="T10">VALUES (4, 'Golan','Henry','Président');</text:span></text:span></text:p>
      <text:p text:style-name="P14">sera valide et un ordre SELECT postérieur renverra le résultat suivant :</text:p>
      <text:p text:style-name="P16"><draw:a xlink:type="simple" xlink:href="https://cours.3wa.fr/3wa-v2/dev/raw/master/PHP1/PHP1.5/07.%20INSERT/images/insert3.png"><draw:frame draw:style-name="fr1" draw:name="Image22" text:anchor-type="as-char" svg:width="2.05cm" svg:height="1.051cm" draw:z-index="21"><draw:image xlink:href="https://cours.3wa.fr/3wa-v2/dev/raw/master/PHP1/PHP1.5/07.%20INSERT/images/insert3.png" xlink:type="simple" xlink:show="embed" xlink:actuate="onLoad"/><svg:title>INSERTION INCOMPLETE</svg:title></draw:frame></draw:a></text:p>
      <text:p text:style-name="P25"><text:span text:style-name="T4">Pour information, les champs non renseignés contiendront une valeur qui ne pourra être évaluée à </text:span><text:span text:style-name="Strong_20_Emphasis"><text:span text:style-name="T8">0</text:span></text:span><text:span text:style-name="T4"> ou à la </text:span><text:span text:style-name="Strong_20_Emphasis"><text:span text:style-name="T8">chaine vide</text:span></text:span><text:span text:style-name="T4">, car ils contiendront la valeur spéciale </text:span><text:span text:style-name="Strong_20_Emphasis"><text:span text:style-name="T8">null</text:span></text:span><text:span text:style-name="T4">.</text:span></text:p>
      <text:p text:style-name="Text_20_body"><text:line-break/><text:span text:style-name="T22">8. UPDATE</text:span></text:p>
      <text:section text:style-name="Sect1" text:name="update">
        <text:h text:style-name="P6" text:outline-level="2">UPDATE</text:h>
      </text:section>
      <text:p text:style-name="P18"><text:span text:style-name="Strong_20_Emphasis"><text:span text:style-name="T9">(ou comment modifier des données)</text:span></text:span></text:p>
      <text:p text:style-name="P16"><text:soft-page-break/><draw:a xlink:type="simple" xlink:href="https://cours.3wa.fr/3wa-v2/dev/raw/master/PHP1/PHP1.5/08.%20UPDATE/images/update.png"><draw:frame draw:style-name="fr1" draw:name="Image23" text:anchor-type="as-char" svg:width="2.05cm" svg:height="1.051cm" draw:z-index="22"><draw:image xlink:href="https://cours.3wa.fr/3wa-v2/dev/raw/master/PHP1/PHP1.5/08.%20UPDATE/images/update.png" xlink:type="simple" xlink:show="embed" xlink:actuate="onLoad"/><svg:title>UPDATE</svg:title></draw:frame></draw:a></text:p>
      <text:p text:style-name="P14">Voici enfin une requête simple à utiliser, à condition d'en bien comprendre le sens et ses limitations.</text:p>
      <text:section text:style-name="Sect1" text:name="attention">
        <text:h text:style-name="P19" text:outline-level="3">ATTENTION</text:h>
      </text:section>
      <text:p text:style-name="P18"><text:span text:style-name="T6">Cet ordre </text:span><text:span text:style-name="Strong_20_Emphasis"><text:span text:style-name="T9">ne permet pas de modifier la structure</text:span></text:span><text:span text:style-name="T6"> d'une table, il permet seulement de </text:span><text:span text:style-name="Strong_20_Emphasis"><text:span text:style-name="T9">modifier des données</text:span></text:span><text:span text:style-name="T6"> contenues dans un ou plusieurs enregistrements </text:span><text:span text:style-name="Strong_20_Emphasis"><text:span text:style-name="T9">d'une seule table</text:span></text:span><text:span text:style-name="T6">.</text:span></text:p>
      <text:p text:style-name="P33"/>
      <text:p text:style-name="P14">Ceci dit, la syntaxe de cette commande est bien indiquée dans l'image ci-dessus.</text:p>
      <text:p text:style-name="P18"><text:span text:style-name="T4">On </text:span><text:span text:style-name="Strong_20_Emphasis"><text:span text:style-name="T8">UPDATE</text:span></text:span><text:span text:style-name="T4"> des données de la table, en </text:span><text:span text:style-name="Strong_20_Emphasis"><text:span text:style-name="T8">upgradant</text:span></text:span><text:span text:style-name="T4"> (</text:span><text:span text:style-name="Strong_20_Emphasis"><text:span text:style-name="T8">SET</text:span></text:span><text:span text:style-name="T4">) la valeur des champs mentionnés à la nouvelle valeur, des lignes qui correspondent à l'argument de discrimination </text:span><text:span text:style-name="Strong_20_Emphasis"><text:span text:style-name="T8">WHERE</text:span></text:span><text:span text:style-name="T4"> .</text:span></text:p>
      <text:p text:style-name="P14">exemple :</text:p>
      <text:p text:style-name="P9"><text:span text:style-name="Source_20_Text"><text:span text:style-name="T12"><text:s text:c="8"/></text:span></text:span><text:span text:style-name="Source_20_Text"><text:span text:style-name="T10">UPDATE EMPLOYES </text:span></text:span></text:p>
      <text:p text:style-name="P9"><text:span text:style-name="Source_20_Text"><text:span text:style-name="T12"><text:s text:c="8"/></text:span></text:span><text:span text:style-name="Source_20_Text"><text:span text:style-name="T10">SET age = 55, adresse = 'Madrid'</text:span></text:span></text:p>
      <text:p text:style-name="P9"><text:span text:style-name="Source_20_Text"><text:span text:style-name="T12"><text:s text:c="8"/></text:span></text:span><text:span text:style-name="Source_20_Text"><text:span text:style-name="T10">WHERE Identifiant = 4;</text:span></text:span></text:p>
      <text:p text:style-name="P14">Ce qui donne le résultat :</text:p>
      <text:p text:style-name="P16"><draw:a xlink:type="simple" xlink:href="https://cours.3wa.fr/3wa-v2/dev/raw/master/PHP1/PHP1.5/08.%20UPDATE/images/update01.png"><draw:frame draw:style-name="fr1" draw:name="Image24" text:anchor-type="as-char" svg:width="2.05cm" svg:height="1.051cm" draw:z-index="23"><draw:image xlink:href="https://cours.3wa.fr/3wa-v2/dev/raw/master/PHP1/PHP1.5/08.%20UPDATE/images/update01.png" xlink:type="simple" xlink:show="embed" xlink:actuate="onLoad"/><svg:title>UPDATE</svg:title></draw:frame></draw:a></text:p>
      <text:p text:style-name="P33"/>
      <text:section text:style-name="Sect1" text:name="attention-au-pi%C3%A8ge">
        <text:h text:style-name="P19" text:outline-level="3">ATTENTION AU PIÈGE</text:h>
      </text:section>
      <text:p text:style-name="P18"><text:span text:style-name="T6">Le piège consiste à </text:span><text:span text:style-name="Strong_20_Emphasis"><text:span text:style-name="T9">oublier de rajouter la condition WHERE</text:span></text:span><text:span text:style-name="T6"> dans cette instruction.</text:span></text:p>
      <text:p text:style-name="P14">Ce qui a pour effet d'appliquer la modification à toutes les lignes de la table... Dommage !</text:p>
      <text:p text:style-name="P23">Heureusement, nous avons vu que nous pouvons revenir en arrière, sous certaines conditions, grâce au mécanisme de transactionnel, vu au chapitre 4.</text:p>
      <text:section text:style-name="Sect1" text:name="pr%C3%A9cision">
        <text:h text:style-name="P19" text:outline-level="3">Précision</text:h>
      </text:section>
      <text:p text:style-name="P12">Vous ne pouvez pas supprimer un enregistrement en mettant tout ses champs à la valeur nulle.</text:p>
      <text:p text:style-name="P18"><text:span text:style-name="T4">Pour faire ceci, vous devrez impérativement utiliser la commande que nous allons voir au chapitre suivant : </text:span><text:span text:style-name="Strong_20_Emphasis"><text:span text:style-name="T8">DELETE</text:span></text:span></text:p>
      <text:h text:style-name="P27" text:outline-level="2">9. DELETE</text:h>
      <text:section text:style-name="Sect1" text:name="delete">
        <text:h text:style-name="P6" text:outline-level="2"><text:soft-page-break/>DELETE</text:h>
      </text:section>
      <text:p text:style-name="P18"><text:span text:style-name="Strong_20_Emphasis"><text:span text:style-name="T9">(ou comment supprimer des enregistrements dans une table)</text:span></text:span></text:p>
      <text:p text:style-name="P16"><draw:a xlink:type="simple" xlink:href="https://cours.3wa.fr/3wa-v2/dev/raw/master/PHP1/PHP1.5/09.%20DELETE/images/delete.png"><draw:frame draw:style-name="fr1" draw:name="Image25" text:anchor-type="as-char" svg:width="2.05cm" svg:height="1.051cm" draw:z-index="24"><draw:image xlink:href="https://cours.3wa.fr/3wa-v2/dev/raw/master/PHP1/PHP1.5/09.%20DELETE/images/delete.png" xlink:type="simple" xlink:show="embed" xlink:actuate="onLoad"/><svg:title>DELETE</svg:title></draw:frame></draw:a></text:p>
      <text:p text:style-name="P18"><text:span text:style-name="T4">Comme le suggère l'image ci-dessus, la requête </text:span><text:span text:style-name="Strong_20_Emphasis"><text:span text:style-name="T8">DELETE</text:span></text:span><text:span text:style-name="T4"> possède une syntaxe extrêmement simple, qui a pour but de supprimer un ensemble d'enregistrements (ceux qui répondent à la condition </text:span><text:span text:style-name="Strong_20_Emphasis"><text:span text:style-name="T8">WHERE</text:span></text:span><text:span text:style-name="T4">) d'une table.</text:span></text:p>
      <text:p text:style-name="P14">Exemple :</text:p>
      <text:p text:style-name="P9"><text:span text:style-name="Source_20_Text"><text:span text:style-name="T12"><text:s text:c="8"/></text:span></text:span><text:span text:style-name="Source_20_Text"><text:span text:style-name="T10">DELETE FROM EMPLOYES </text:span></text:span></text:p>
      <text:p text:style-name="P9"><text:span text:style-name="Source_20_Text"><text:span text:style-name="T12"><text:s text:c="8"/></text:span></text:span><text:span text:style-name="Source_20_Text"><text:span text:style-name="T10">WHERE Identifiant = 8;</text:span></text:span></text:p>
      <text:p text:style-name="P14">Aura pour résultat la disparition définitive du dernier enregistrement de notre table.</text:p>
      <text:p text:style-name="P16"><draw:a xlink:type="simple" xlink:href="https://cours.3wa.fr/3wa-v2/dev/raw/master/PHP1/PHP1.5/09.%20DELETE/images/delete01.png"><draw:frame draw:style-name="fr1" draw:name="Image26" text:anchor-type="as-char" svg:width="2.05cm" svg:height="1.051cm" draw:z-index="25"><draw:image xlink:href="https://cours.3wa.fr/3wa-v2/dev/raw/master/PHP1/PHP1.5/09.%20DELETE/images/delete01.png" xlink:type="simple" xlink:show="embed" xlink:actuate="onLoad"/><svg:title>DELETE</svg:title></draw:frame></draw:a></text:p>
      <text:section text:style-name="Sect1" text:name="Section22">
        <text:h text:style-name="P19" text:outline-level="3"><text:bookmark text:name="attention-au-pi%C3%A8ge"/>ATTENTION AU PIÈGE</text:h>
      </text:section>
      <text:p text:style-name="P18"><text:span text:style-name="T6">Le piège consiste à </text:span><text:span text:style-name="Strong_20_Emphasis"><text:span text:style-name="T9">oublier de rajouter la condition WHERE</text:span></text:span><text:span text:style-name="T6"> dans cette instruction.</text:span></text:p>
      <text:p text:style-name="P14">Ce qui a pour effet de supprimer toutes les lignes de la table... Dommage !</text:p>
      <text:p text:style-name="P23">Heureusement, nous avons vu que nous pouvons revenir en arrière, sous certaines conditions, grâce au mécanisme de transactionnel, vu au chapitre 4.</text:p>
      <text:h text:style-name="P27" text:outline-level="2">10. LDD</text:h>
      <text:section text:style-name="Sect1" text:name="langage-de-description-des-donn%C3%A9es-ldd">
        <text:h text:style-name="P6" text:outline-level="2">Langage de Description des Données LDD</text:h>
      </text:section>
      <text:p text:style-name="P18"><text:span text:style-name="Strong_20_Emphasis"><text:span text:style-name="T9">(ou comment créer et supprimer des contenants)</text:span></text:span></text:p>
      <text:p text:style-name="P16"><draw:a xlink:type="simple" xlink:href="https://cours.3wa.fr/3wa-v2/dev/raw/master/PHP1/PHP1.5/10.%20LDD/images/LDD.png"><draw:frame draw:style-name="fr1" draw:name="Image27" text:anchor-type="as-char" svg:width="2.05cm" svg:height="1.051cm" draw:z-index="26"><draw:image xlink:href="https://cours.3wa.fr/3wa-v2/dev/raw/master/PHP1/PHP1.5/10.%20LDD/images/LDD.png" xlink:type="simple" xlink:show="embed" xlink:actuate="onLoad"/><svg:title>LDD</svg:title></draw:frame></draw:a></text:p>
      <text:p text:style-name="P18"><text:span text:style-name="T4">Sous ce vocable, nous regroupons toutes les commandes qui ne manipulent pas les données (le </text:span><text:span text:style-name="Strong_20_Emphasis"><text:span text:style-name="T8">contenu</text:span></text:span><text:span text:style-name="T4">), mais les </text:span><text:span text:style-name="Strong_20_Emphasis"><text:span text:style-name="T8">contenants</text:span></text:span><text:span text:style-name="T4">.</text:span></text:p>
      <text:p text:style-name="P14">Vous voulez un moyen simple de savoir si une commande est de la famille des LDD (contenant) ou des LMD (contenu) ?</text:p>
      <text:p text:style-name="P23">Très simple, faites une analogie avec une bouteille de (bon) vin ( Attention, cela ne marche pas avec du mauvais vin ;-)</text:p>
      <text:list xml:id="list2459490592" text:style-name="L12">
        <text:list-item>
          <text:p text:style-name="P52">Si vous pouvez remplacer par le vin (contenu), ce sera du LMD.</text:p>
        </text:list-item>
        <text:list-item>
          <text:p text:style-name="P52">Si vous pouvez remplacer par la bouteille (contenant) ce sera du LDD.</text:p>
        </text:list-item>
      </text:list>
      <text:p text:style-name="P14">Exemple :</text:p>
      <text:p text:style-name="P18"><text:soft-page-break/><text:span text:style-name="T4">Je bois du vin / Je supprime du contenu (</text:span><text:span text:style-name="Strong_20_Emphasis"><text:span text:style-name="T8">DELETE</text:span></text:span><text:span text:style-name="T4">), c'est du </text:span><text:span text:style-name="Strong_20_Emphasis"><text:span text:style-name="T8">LMD</text:span></text:span></text:p>
      <text:p text:style-name="P18"><text:span text:style-name="T4">Je casse la bouteille / Je supprime du contenant (</text:span><text:span text:style-name="Strong_20_Emphasis"><text:span text:style-name="T8">DROP</text:span></text:span><text:span text:style-name="T4">), c'est du </text:span><text:span text:style-name="Strong_20_Emphasis"><text:span text:style-name="T8">LDD</text:span></text:span></text:p>
      <text:p text:style-name="P18"><text:span text:style-name="T4">J'ajoute du vin / J'insére du contenu (</text:span><text:span text:style-name="Strong_20_Emphasis"><text:span text:style-name="T8">INSERT</text:span></text:span><text:span text:style-name="T4">), c'est du </text:span><text:span text:style-name="Strong_20_Emphasis"><text:span text:style-name="T8">LMD</text:span></text:span></text:p>
      <text:p text:style-name="P18"><text:span text:style-name="T4">Je mets de l'eau dans le vin / Je modifie le contenu (</text:span><text:span text:style-name="Strong_20_Emphasis"><text:span text:style-name="T8">UPDATE</text:span></text:span><text:span text:style-name="T4">), c'est du </text:span><text:span text:style-name="Strong_20_Emphasis"><text:span text:style-name="T8">LMD</text:span></text:span><text:span text:style-name="T4"> - mais faites attention que je ne vous voie pas !!!</text:span></text:p>
      <text:p text:style-name="P18"><text:span text:style-name="T4">Je transvase le vin dans une carafe / je modifie le contenant (</text:span><text:span text:style-name="Strong_20_Emphasis"><text:span text:style-name="T8">ALTER</text:span></text:span><text:span text:style-name="T4">), c'est du </text:span><text:span text:style-name="Strong_20_Emphasis"><text:span text:style-name="T8">LDD</text:span></text:span></text:p>
      <text:p text:style-name="P18"><text:span text:style-name="T4">Je crée un utilisateur-buveur de vin / Je crée un contenant (</text:span><text:span text:style-name="Strong_20_Emphasis"><text:span text:style-name="T8">CREATE</text:span></text:span><text:span text:style-name="T4">), c'est du </text:span><text:span text:style-name="Strong_20_Emphasis"><text:span text:style-name="T8">LDD</text:span></text:span><text:span text:style-name="T4"> ... J'adore d'ailleurs cette analogie qui nous considère comme des outres à vin...</text:span></text:p>
      <text:section text:style-name="Sect1" text:name="va-ton-%C3%A9tudier-toutes-ces-commandes-">
        <text:h text:style-name="P19" text:outline-level="3">Va t'on étudier toutes ces commandes ?</text:h>
      </text:section>
      <text:p text:style-name="P12">La liste de toutes les commandes LDD est assez fastidieuse, et connaître leur syntaxe dépasse largement la portée de ce cours, d'autant plus qu'elle va varier énormément selon les SGBD-R que vous allez rencontrer.</text:p>
      <text:p text:style-name="P14">Aussi, nous vous recommandons, lorsque vous en rencontrerez le besoin, de vous référer au site spécialisé dans la syntaxe SQL</text:p>
      <text:h text:style-name="P27" text:outline-level="2">1. Cookies</text:h>
      <text:section text:style-name="Sect1" text:name="Section23">
        <text:p text:style-name="Text_20_body"><text:bookmark text:name="le-relationnel"/></text:p>
      </text:section>
      <text:section text:style-name="Sect1" text:name="les-cookies">
        <text:h text:style-name="P6" text:outline-level="2">Les COOKIES</text:h>
      </text:section>
      <text:p text:style-name="P18"><text:span text:style-name="Strong_20_Emphasis"><text:span text:style-name="T9">(ou comment enregistrer une donnée sur le poste du client)</text:span></text:span></text:p>
      <text:p text:style-name="P14">PHP supporte les cookies HTTP de manière transparente.</text:p>
      <text:p text:style-name="P14">Les cookies sont un mécanisme d'enregistrement d'informations sur le client, et de lecture de ces informations.</text:p>
      <text:p text:style-name="P16"><draw:a xlink:type="simple" xlink:href="https://cours.3wa.fr/3wa-v2/dev/raw/master/PHP2/PHP2.1/01.%20Cookies/images/cookie.png"><draw:frame draw:style-name="fr1" draw:name="Image28" text:anchor-type="as-char" svg:width="2.05cm" svg:height="1.051cm" draw:z-index="27"><draw:image xlink:href="https://cours.3wa.fr/3wa-v2/dev/raw/master/PHP2/PHP2.1/01.%20Cookies/images/cookie.png" xlink:type="simple" xlink:show="embed" xlink:actuate="onLoad"/><svg:title>Cookie</svg:title></draw:frame></draw:a></text:p>
      <text:p text:style-name="P18"><text:span text:style-name="T4">Ce système permet d'identifier et de suivre les visiteurs. Vous pouvez envoyer un cookie avec la fonction </text:span><text:span text:style-name="Emphasis"><text:span text:style-name="T4">setcookie()</text:span></text:span><text:span text:style-name="T4"> ou </text:span><text:span text:style-name="Emphasis"><text:span text:style-name="T4">setrawcookie()</text:span></text:span><text:span text:style-name="T4">.</text:span></text:p>
      <text:p text:style-name="P25"><text:span text:style-name="T4">Les cookies font partie des en-têtes HTTP, ce qui impose que </text:span><text:span text:style-name="Strong_20_Emphasis"><text:span text:style-name="T8">setcookie() doit être appelé en premier</text:span></text:span><text:span text:style-name="T4">, avant tout autre envoi d'information au client (avant le premier echo).</text:span></text:p>
      <text:section text:style-name="Sect1" text:name="quest-ce-quun-cookie-">
        <text:h text:style-name="P19" text:outline-level="3">Qu'est-ce qu'un cookie ?</text:h>
      </text:section>
      <text:p text:style-name="P12">Un cookie, c'est un petit fichier contenant du texte seulement, que l'on enregistre sur l'ordinateur du visiteur.</text:p>
      <text:p text:style-name="P18"><text:span text:style-name="T4">Il permet de </text:span><text:span text:style-name="Emphasis"><text:span text:style-name="T4">retenir</text:span></text:span><text:span text:style-name="T4"> des informations accesibles uniquement par le navigateur du visiteur. Par exemple, vous inscrivez dans un cookie le pseudo de celui-ci.</text:span></text:p>
      <text:p text:style-name="P14">Chaque cookie stocke généralement une information à la fois.</text:p>
      <text:p text:style-name="P14"><text:soft-page-break/>Comme tout cookie qui se respecte, ils ont une date d'expiration. Après cette date, ils ne sont plus bons à manger ; ils sont automatiquement supprimés par le navigateur.</text:p>
      <text:section text:style-name="Sect1" text:name="%C3%A9crire-un-cookie">
        <text:h text:style-name="P19" text:outline-level="3">Écrire un cookie</text:h>
      </text:section>
      <text:p text:style-name="P18"><text:span text:style-name="T6">Comme une variable, un cookie a un nom et une valeur. Pour écrire un cookie, on utilise la fonction PHP </text:span><text:span text:style-name="Strong_20_Emphasis"><text:span text:style-name="T9">setcookie</text:span></text:span><text:span text:style-name="T6"> On lui donne en général trois paramètres, dans l'ordre suivant :</text:span></text:p>
      <text:list xml:id="list2383764947" text:style-name="L13">
        <text:list-item>
          <text:p text:style-name="P70">Le nom du cookie (ex. : 3waDP ).</text:p>
        </text:list-item>
        <text:list-item>
          <text:p text:style-name="P70">La valeur du cookie (ex. : Formateur ).</text:p>
        </text:list-item>
        <text:list-item>
          <text:p text:style-name="P70">La date d'expiration du cookie, sous forme de timestamp (ex. : 1397839560 ).</text:p>
        </text:list-item>
      </text:list>
      <text:p text:style-name="P14">Voici donc comment on peut créer un cookie :</text:p>
      <text:p text:style-name="P9"><text:span text:style-name="Source_20_Text"><text:span text:style-name="T10">...</text:span></text:span></text:p>
      <text:p text:style-name="P9"><text:span text:style-name="Source_20_Text"><text:span text:style-name="T10">setcookie('3waDP', 'Formateur', time() + 365*24*3600); </text:span></text:span></text:p>
      <text:p text:style-name="P9"><text:span text:style-name="Source_20_Text"><text:span text:style-name="T10">...</text:span></text:span></text:p>
      <text:p text:style-name="P18"><text:span text:style-name="Strong_20_Emphasis"><text:span text:style-name="T8">ATTENTION</text:span></text:span><text:span text:style-name="T4"> :</text:span></text:p>
      <text:p text:style-name="P23">cette fonction ne marche que si vous l'appelez avant tout code HTML.</text:p>
      <text:section text:style-name="Sect1" text:name="afficher-un-cookie">
        <text:h text:style-name="P19" text:outline-level="3">Afficher un cookie</text:h>
      </text:section>
      <text:p text:style-name="P12">Avant de commencer à travailler sur une page, PHP lit les cookies associées à la page qu'interprete le navigateur du client pour récupérer toutes les informations qu'ils contiennent.</text:p>
      <text:p text:style-name="P25"><text:span text:style-name="T4">Ces informations sont placées dans la superglobale </text:span><text:span text:style-name="Strong_20_Emphasis"><text:span text:style-name="T8">$_COOKIE</text:span></text:span><text:span text:style-name="T4"> , sous forme de tableau.</text:span></text:p>
      <text:p text:style-name="P14">Ce qui nous donne un code PHP tout bête pour afficher de nouveau le pseudo du visiteur :</text:p>
      <text:p text:style-name="P9"><text:span text:style-name="Source_20_Text"><text:span text:style-name="T10">&lt;p&gt;</text:span></text:span></text:p>
      <text:p text:style-name="P9"><text:span text:style-name="Source_20_Text"><text:span text:style-name="T12"><text:s text:c="8"/></text:span></text:span><text:span text:style-name="Source_20_Text"><text:span text:style-name="T10">Bonjour &lt;?php echo $_COOKIE['3waDP']; ?&gt;, je te remercie de revenir nous voir !&lt;br /&gt;</text:span></text:span></text:p>
      <text:p text:style-name="P9"><text:span text:style-name="Source_20_Text"><text:span text:style-name="T10">&lt;/p&gt;</text:span></text:span></text:p>
      <text:p text:style-name="P25"><text:span text:style-name="T4">N'oubliez pas au préalable de </text:span><text:span text:style-name="Strong_20_Emphasis"><text:span text:style-name="T8">vérifier l'existence de</text:span></text:span><text:span text:style-name="T4"> la variable superglobale </text:span><text:span text:style-name="Strong_20_Emphasis"><text:span text:style-name="T8">$_COOKIE</text:span></text:span><text:span text:style-name="T4"> avec un </text:span><text:span text:style-name="Emphasis"><text:span text:style-name="T4">isset</text:span></text:span><text:span text:style-name="T4"> ...</text:span></text:p>
      <text:section text:style-name="Sect1" text:name="modifier-un-cookie-existant">
        <text:h text:style-name="P19" text:outline-level="3">Modifier un cookie existant</text:h>
      </text:section>
      <text:p text:style-name="P18"><text:span text:style-name="T6">C'est très simple : il faut refaire appel à </text:span><text:span text:style-name="Strong_20_Emphasis"><text:span text:style-name="T9">setcookie</text:span></text:span><text:span text:style-name="T6"> en gardant le même nom de cookie, ce qui « écrasera » l'ancien.</text:span></text:p>
      <text:p text:style-name="P14">Par exemple, pour modifier la durée de vie du précédent cookie :</text:p>
      <text:p text:style-name="P9"><text:span text:style-name="Source_20_Text"><text:span text:style-name="T10">...</text:span></text:span></text:p>
      <text:p text:style-name="P9"><text:span text:style-name="Source_20_Text"><text:span text:style-name="T10">setcookie('3waDP', 'Formateur', time() + 120*24*3600); </text:span></text:span></text:p>
      <text:p text:style-name="P9"><text:span text:style-name="Source_20_Text"><text:span text:style-name="T10">...</text:span></text:span></text:p>
      <text:p text:style-name="P23"><text:soft-page-break/>Ce cookie durera 120 jours à partir du moment où cette procédure sera exécutée.</text:p>
      <text:section text:style-name="Sect1" text:name="supprimer-un-cookie-existant">
        <text:h text:style-name="P19" text:outline-level="3">Supprimer un cookie existant</text:h>
      </text:section>
      <text:p text:style-name="P24">Là aussi, rien de plus simple, il suffit d'appeler setcookie avec un seul paramètre : le nom du cookie. Dans les anciennes versions de PHP, sa valeur restait cependant dans le tableau $_COOKIE, il est donc nécessaire de supprimer également celle-ci.</text:p>
      <text:p text:style-name="P14">Par exemple :</text:p>
      <text:p text:style-name="P9"><text:span text:style-name="Source_20_Text"><text:span text:style-name="T10">...</text:span></text:span></text:p>
      <text:p text:style-name="P9"><text:span text:style-name="Source_20_Text"><text:span text:style-name="T10">setcookie('3waDP'); </text:span></text:span></text:p>
      <text:p text:style-name="P9"><text:span text:style-name="Source_20_Text"><text:span text:style-name="T10">unset($_COOKIE['3waDP']);</text:span></text:span></text:p>
      <text:p text:style-name="P9"><text:span text:style-name="Source_20_Text"><text:span text:style-name="T10">...</text:span></text:span></text:p>
      <text:section text:style-name="Sect1" text:name="comment-afficher-tous-les-cookies">
        <text:h text:style-name="P19" text:outline-level="3">Comment afficher tous les cookies.</text:h>
      </text:section>
      <text:p text:style-name="P12">Une méthode pour afficher tous les cookies en une seule fois !!</text:p>
      <text:p text:style-name="P9"><text:span text:style-name="Source_20_Text"><text:span text:style-name="T10">...</text:span></text:span></text:p>
      <text:p text:style-name="P9"><text:span text:style-name="Source_20_Text"><text:span text:style-name="T10">print_r($_COOKIE); </text:span></text:span></text:p>
      <text:p text:style-name="P9"><text:span text:style-name="Source_20_Text"><text:span text:style-name="T10">...</text:span></text:span></text:p>
      <text:section text:style-name="Sect1" text:name="les-principaux-cas-dutilisation-des-cookies">
        <text:h text:style-name="P19" text:outline-level="3">Les principaux cas d'utilisation des cookies</text:h>
      </text:section>
      <text:p text:style-name="P12">Les cookies se révèlent donc très utiles dans des cas de figure particuliers. Parmi eux, nous pouvons recenser :</text:p>
      <text:list xml:id="list85887418" text:style-name="L14">
        <text:list-item>
          <text:p text:style-name="P71">la sauvegarde du design préféré d'un site pour un internaute</text:p>
        </text:list-item>
        <text:list-item>
          <text:p text:style-name="P71">l'affichage les nouveaux messages depuis la dernière visite de l'internaute</text:p>
        </text:list-item>
        <text:list-item>
          <text:p text:style-name="P71">l'affichage les messages non-lus par le visiteur dans un forum</text:p>
        </text:list-item>
        <text:list-item>
          <text:p text:style-name="P71">la fragmentation d'un formulaire sur plusieurs pages. Les valeurs envoyées sur la première page sont sérialisées et envoyées par cookie à la seconde qui les désérialisera</text:p>
        </text:list-item>
        <text:list-item>
          <text:p text:style-name="P71">les compteurs de visites</text:p>
        </text:list-item>
        <text:list-item>
          <text:p text:style-name="P71">la reconnaissance des visiteurs ayant déjà voté à un sondage</text:p>
        </text:list-item>
        <text:list-item>
          <text:p text:style-name="P71">...</text:p>
        </text:list-item>
      </text:list>
      <text:section text:style-name="Sect1" text:name="Section24">
        <text:h text:style-name="P19" text:outline-level="3"><text:bookmark text:name="conclusion1"/>Conclusion</text:h>
      </text:section>
      <text:p text:style-name="P12">Nous retiendrons que les cookies sont un moyen efficace de retenir des informations de faible importance concernant un utilisateur. Néanmoins, pour des raions de sécurité, leur taille est limitée à 4Ko et leur nombre à 20 pour un même domaine. Il ne faut donc pas les utiliser pour transférer des données nombreuses mais uniquement pour stocker des informations à but statistique ou de personnalisation d'affichage.</text:p>
      <text:p text:style-name="Text_20_body"><text:line-break/><text:span text:style-name="T22">2. $_SESSION</text:span></text:p>
      <text:section text:style-name="Sect1" text:name="Section25">
        <text:p text:style-name="Text_20_body"><text:bookmark text:name="le-relationnel1"/><text:soft-page-break/></text:p>
      </text:section>
      <text:section text:style-name="Sect1" text:name="les-sessions">
        <text:h text:style-name="P6" text:outline-level="2">Les SESSIONS</text:h>
      </text:section>
      <text:p text:style-name="P18"><text:span text:style-name="Strong_20_Emphasis"><text:span text:style-name="T9">(ou comment partager et faire persister des informations entre plusieurs appels à la même page, ou entre plusieurs pages du même domaine)</text:span></text:span></text:p>
      <text:section text:style-name="Sect1" text:name="une-session-cest-quoi-">
        <text:h text:style-name="P19" text:outline-level="3">Une session c'est quoi ?</text:h>
      </text:section>
      <text:p text:style-name="P18"><text:span text:style-name="T6">Une session est un mécanisme technique permettant de sauvegarder </text:span><text:span text:style-name="Strong_20_Emphasis"><text:span text:style-name="T9">temporairement</text:span></text:span><text:span text:style-name="T6"> sur le serveur des informations relatives à un client.</text:span></text:p>
      <text:p text:style-name="P14">Les informations détenues dans le mécanisme de session seront transférées de page en page par le serveur et non par le client.</text:p>
      <text:p text:style-name="P23">Ainsi, la sécurité et l'intégrité des données s'en voient améliorées ainsi que leur disponibilité tout au long de la session.</text:p>
      <text:p text:style-name="P16"><draw:a xlink:type="simple" xlink:href="https://cours.3wa.fr/3wa-v2/dev/raw/master/PHP2/PHP2.1/02.%20$_SESSION/images/session.png"><draw:frame draw:style-name="fr1" draw:name="Image29" text:anchor-type="as-char" svg:width="2.05cm" svg:height="1.051cm" draw:z-index="28"><draw:image xlink:href="https://cours.3wa.fr/3wa-v2/dev/raw/master/PHP2/PHP2.1/02.%20$_SESSION/images/session.png" xlink:type="simple" xlink:show="embed" xlink:actuate="onLoad"/><svg:title>Session</svg:title></draw:frame></draw:a></text:p>
      <text:p text:style-name="P14">Une session peut contenir tout type de données : nombre, chaîne de caractères et même un tableau. Dans certains langages, il est même possible de stocker des objets.</text:p>
      <text:p text:style-name="P23">Le mécanisme de session conserve les informations pendant quelques minutes. Cette durée dépend de la configuration du serveur mais est généralement fixée à 24 minutes par défaut. Le serveur crée des fichiers stockés dans un repertoire particulier généralement appelé SESSIONS, à la racine du site.</text:p>
      <text:section text:style-name="Sect1" text:name="initialisation-et-restauration-dune-session">
        <text:h text:style-name="P19" text:outline-level="3">Initialisation (et restauration) d'une session</text:h>
      </text:section>
      <text:p text:style-name="P18"><text:span text:style-name="T6">PHP introduit nativement une unique fonction permettant de démarrer ou de continuer une session. Il s'agit de </text:span><text:span text:style-name="Strong_20_Emphasis"><text:span text:style-name="T9">session_start()</text:span></text:span><text:span text:style-name="T6">.</text:span></text:p>
      <text:p text:style-name="P14">Cette fonction ne prend pas de paramètre et renvoie toujours true.</text:p>
      <text:p text:style-name="P23">Elle vérifie l'état de la session courante. Si elle est inexistante, alors le serveur la crée sinon il la poursuit.</text:p>
      <text:p text:style-name="P9"><text:span text:style-name="Source_20_Text"><text:span text:style-name="T10">session_start();</text:span></text:span></text:p>
      <text:p text:style-name="P9"><text:span text:style-name="Source_20_Text"><text:span text:style-name="T10">...</text:span></text:span></text:p>
      <text:p text:style-name="P25"><text:span text:style-name="T4">La fonction session_start() doit obligatoirement être appellée avant tout envoi au navigateur sous peine de voir afficher la fameuse erreur : </text:span><text:span text:style-name="Emphasis"><text:span text:style-name="Strong_20_Emphasis"><text:span text:style-name="T8">headers already sent...</text:span></text:span></text:span></text:p>
      <text:p text:style-name="P18"><text:span text:style-name="Emphasis"><text:span text:style-name="T4">Rappel</text:span></text:span><text:span text:style-name="T4"> : Il faut appeller session_start() sur chaque page utilisant le système de session.</text:span></text:p>
      <text:section text:style-name="Sect1" text:name="lecture-et-ecriture-dune-session">
        <text:h text:style-name="P19" text:outline-level="3">Lecture et ecriture d'une session</text:h>
      </text:section>
      <text:p text:style-name="P18"><text:span text:style-name="T6">Pour cela, le langage PHP met en place le tableau superglobal </text:span><text:span text:style-name="Strong_20_Emphasis"><text:span text:style-name="T9">$_SESSION</text:span></text:span></text:p>
      <text:p text:style-name="P23">Le tableau $_SESSION peut-être indexé numériquement mais aussi associativement. En règle générale, on préfère la seconde afin de pouvoir donner des noms de variables de session clairs et porteurs de sens.</text:p>
      <text:p text:style-name="P14"><text:soft-page-break/>Pour enregistrer une nouvelle variable de session, c'est tout simple. Il suffit juste d'ajouter un couple clé / valeur au tableau $_SESSION :</text:p>
      <text:p text:style-name="P9"><text:span text:style-name="Source_20_Text"><text:span text:style-name="T10">&lt;?php</text:span></text:span></text:p>
      <text:p text:style-name="P9"><text:span text:style-name="Source_20_Text"><text:span text:style-name="T12"><text:s text:c="2"/></text:span></text:span><text:span text:style-name="Source_20_Text"><text:span text:style-name="T10">// Démarrage ou restauration de la session</text:span></text:span></text:p>
      <text:p text:style-name="P9"><text:span text:style-name="Source_20_Text"><text:span text:style-name="T12"><text:s text:c="2"/></text:span></text:span><text:span text:style-name="Source_20_Text"><text:span text:style-name="T10">session_start();</text:span></text:span></text:p>
      <text:p text:style-name="P9"><text:span text:style-name="Source_20_Text"><text:span text:style-name="T12"><text:s text:c="2"/></text:span></text:span><text:span text:style-name="Source_20_Text"><text:span text:style-name="T10">// Ecriture d'une nouvelle valeur dans le tableau de session</text:span></text:span></text:p>
      <text:p text:style-name="P9"><text:span text:style-name="Source_20_Text"><text:span text:style-name="T12"><text:s text:c="2"/></text:span></text:span><text:span text:style-name="Source_20_Text"><text:span text:style-name="T10">$_SESSION['login'] = '3waDP';</text:span></text:span></text:p>
      <text:p text:style-name="P9"><text:span text:style-name="Source_20_Text"><text:span text:style-name="T10">?&gt;</text:span></text:span></text:p>
      <text:p text:style-name="P14">Après l'écriture, c'est au tour de la lecture. Il n'y a rien de plus simple.</text:p>
      <text:p text:style-name="P23">Pour lire la valeur d'une variable de session, il faut tout simplement appeler le tableau de session avec la clé concernée.</text:p>
      <text:p text:style-name="P9"><text:span text:style-name="Source_20_Text"><text:span text:style-name="T10">&lt;?php // ici, je suis dans une autre page que celle qui a créé la variable de session...</text:span></text:span></text:p>
      <text:p text:style-name="P9"><text:span text:style-name="Source_20_Text"><text:span text:style-name="T12"><text:s text:c="2"/></text:span></text:span><text:span text:style-name="Source_20_Text"><text:span text:style-name="T10">// Démarrage ou restauration de la session</text:span></text:span></text:p>
      <text:p text:style-name="P9"><text:span text:style-name="Source_20_Text"><text:span text:style-name="T12"><text:s text:c="2"/></text:span></text:span><text:span text:style-name="Source_20_Text"><text:span text:style-name="T10">session_start();</text:span></text:span></text:p>
      <text:p text:style-name="P9"><text:span text:style-name="Source_20_Text"><text:span text:style-name="T12"><text:s text:c="2"/></text:span></text:span><text:span text:style-name="Source_20_Text"><text:span text:style-name="T10">// Lecture d'une valeur du tableau de session</text:span></text:span></text:p>
      <text:p text:style-name="P9"><text:span text:style-name="Source_20_Text"><text:span text:style-name="T12"><text:s text:c="2"/></text:span></text:span><text:span text:style-name="Source_20_Text"><text:span text:style-name="T10">echo $_SESSION['login'];</text:span></text:span></text:p>
      <text:p text:style-name="P9"><text:span text:style-name="Source_20_Text"><text:span text:style-name="T10">?&gt;</text:span></text:span></text:p>
      <text:p text:style-name="P33"/>
      <text:section text:style-name="Sect1" text:name="cas-pratique">
        <text:h text:style-name="P19" text:outline-level="3">Cas pratique</text:h>
      </text:section>
      <text:p text:style-name="P18"><text:span text:style-name="Strong_20_Emphasis"><text:span text:style-name="T9">Inspirez vous de ceci pour votre projet</text:span></text:span><text:span text:style-name="T6"> :</text:span></text:p>
      <text:p text:style-name="P23">Soit à créer un mécanisme d'authentification qui garde en session le fait qu'un utilisateur ait réussi la phase de connexion et lui permet d'accèder aux autres pages du site, sans lui redemander à chaque fois de s'authentifier.</text:p>
      <text:h text:style-name="P27" text:outline-level="2">3. $_FILES</text:h>
      <text:section text:style-name="Sect1" text:name="Section26">
        <text:p text:style-name="Text_20_body"><text:bookmark text:name="le-relationnel2"/></text:p>
      </text:section>
      <text:section text:style-name="Sect1" text:name="_files">
        <text:h text:style-name="P6" text:outline-level="2">$_FILES</text:h>
      </text:section>
      <text:p text:style-name="P18"><text:span text:style-name="Strong_20_Emphasis"><text:span text:style-name="T9">(ou comment récupèrer des fichiers uploadés par vos clients, sinon, ça les fait râler...)</text:span></text:span></text:p>
      <text:p text:style-name="P16"><draw:a xlink:type="simple" xlink:href="https://cours.3wa.fr/3wa-v2/dev/raw/master/PHP2/PHP2.1/03.%20$_FILES/images/files.png"><draw:frame draw:style-name="fr1" draw:name="Image30" text:anchor-type="as-char" svg:width="2.05cm" svg:height="1.051cm" draw:z-index="29"><draw:image xlink:href="https://cours.3wa.fr/3wa-v2/dev/raw/master/PHP2/PHP2.1/03.%20$_FILES/images/files.png" xlink:type="simple" xlink:show="embed" xlink:actuate="onLoad"/></draw:frame></draw:a></text:p>
      <text:p text:style-name="P18"><text:span text:style-name="T4">L'une des phases les plus complexes en PHP est la récupération des fichiers "</text:span><text:span text:style-name="Emphasis"><text:span text:style-name="T4">uploadés</text:span></text:span><text:span text:style-name="T4">" par le client, grâce à un formulaire notamment.</text:span></text:p>
      <text:p text:style-name="P14">Voici un exemple (à retenir) de formulaire permettant d'uploader un fichier...</text:p>
      <text:p text:style-name="P9"><text:span text:style-name="Source_20_Text"><text:span text:style-name="T10">&lt;form enctype="multipart/form-data" action="traitement.php" method="post"&gt;</text:span></text:span></text:p>
      <text:p text:style-name="P9"><text:span text:style-name="Source_20_Text"><text:span text:style-name="T12"><text:s text:c="2"/></text:span></text:span><text:span text:style-name="Source_20_Text"><text:span text:style-name="T10">&lt;input type="hidden" name="MAX_FILE_SIZE" value="30000" /&gt;</text:span></text:span></text:p>
      <text:p text:style-name="P9"><text:span text:style-name="Source_20_Text"><text:span text:style-name="T12"><text:s text:c="2"/></text:span></text:span><text:span text:style-name="Source_20_Text"><text:span text:style-name="T10">Envoyez ce fichier : &lt;input name="userfile" type="file" /&gt;</text:span></text:span></text:p>
      <text:p text:style-name="P9"><text:soft-page-break/><text:span text:style-name="Source_20_Text"><text:span text:style-name="T12"><text:s text:c="2"/></text:span></text:span><text:span text:style-name="Source_20_Text"><text:span text:style-name="T10">&lt;input type="submit" value="Envoyer le fichier" /&gt;</text:span></text:span></text:p>
      <text:p text:style-name="P9"><text:span text:style-name="Source_20_Text"><text:span text:style-name="T10">&lt;/form&gt;</text:span></text:span></text:p>
      <text:p text:style-name="P23">Le fait que l'utilisateur ne recoive pas de message d'erreur n'implique pas que vous puissiez traiter le fichier qu'il vous envoie, comme vous traitez les autres champs du formulaire.</text:p>
      <text:p text:style-name="P31"><text:span text:style-name="T4">Le fichier envoyé ne se trouve pas dans </text:span><text:span text:style-name="Strong_20_Emphasis"><text:span text:style-name="T8">$_REQUEST</text:span></text:span><text:span text:style-name="T4"> ou </text:span><text:span text:style-name="Strong_20_Emphasis"><text:span text:style-name="T8">$_POST</text:span></text:span><text:span text:style-name="T4">...</text:span></text:p>
      <text:p text:style-name="P32">En effet, ces fichiers sont déposés fugacement dans un répertoire temporaire géré par le navigateur, sous un nom complétement aléatoire.</text:p>
      <text:p text:style-name="P18"><text:span text:style-name="T4">La seule possibilité que PHP nous offre dans cette optique, est l'utilisation de la superglobale </text:span><text:span text:style-name="Strong_20_Emphasis"><text:span text:style-name="T8">$_FILES</text:span></text:span><text:span text:style-name="T4">.</text:span></text:p>
      <text:p text:style-name="P25"><text:span text:style-name="Strong_20_Emphasis"><text:span text:style-name="T8">$_FILES</text:span></text:span><text:span text:style-name="T4"> est un tableau associatif des valeurs uploadées au script courant via le protocole HTTP et la méthode POST.</text:span></text:p>
      <text:p text:style-name="P14">La variable globale $_FILES va contenir toutes les informations sur le fichier téléchargé.</text:p>
      <text:p text:style-name="P25"><text:span text:style-name="T4">Notez que l'on suppose que le nom de la variable du fichier téléchargé est </text:span><text:span text:style-name="Emphasis"><text:span text:style-name="T4">userfile</text:span></text:span><text:span text:style-name="T4">, mais peut être n'importe quel nom.</text:span></text:p>
      <text:list xml:id="list614980903" text:style-name="L15">
        <text:list-item>
          <text:p text:style-name="P93"><text:span text:style-name="Strong_20_Emphasis"><text:span text:style-name="T8">$_FILES['userfile']['name']</text:span></text:span><text:span text:style-name="T4"> Le nom original du fichier, tel que sur la machine du client web.</text:span></text:p>
        </text:list-item>
        <text:list-item>
          <text:p text:style-name="P93"><text:span text:style-name="Strong_20_Emphasis"><text:span text:style-name="T8">$_FILES['userfile']['type']</text:span></text:span><text:span text:style-name="T4"> Le type MIME du fichier, si le navigateur a fourni cette information. Par exemple, cela pourra être "image/gif". Ce type mime n'est cependant pas vérifié du côté de PHP et, donc, ne prend pas sa valeur pour se synchroniser.</text:span></text:p>
        </text:list-item>
        <text:list-item>
          <text:p text:style-name="P93"><text:span text:style-name="Strong_20_Emphasis"><text:span text:style-name="T8">$_FILES['userfile']['size']</text:span></text:span><text:span text:style-name="T4"> La taille, en octets, du fichier téléchargé.</text:span></text:p>
        </text:list-item>
        <text:list-item>
          <text:p text:style-name="P93"><text:span text:style-name="Strong_20_Emphasis"><text:span text:style-name="T8">$_FILES['userfile']['tmp_name']</text:span></text:span><text:span text:style-name="T4"> Le nom temporaire du fichier qui sera chargé sur la machine serveur.</text:span></text:p>
        </text:list-item>
        <text:list-item>
          <text:p text:style-name="P93"><text:span text:style-name="Strong_20_Emphasis"><text:span text:style-name="T8">$_FILES['userfile']['error']</text:span></text:span><text:span text:style-name="T4"> Le code d'erreur associé au téléchargement de fichier.</text:span></text:p>
        </text:list-item>
      </text:list>
      <text:p text:style-name="P18"><text:span text:style-name="T4">Le fichier téléchargé sera stocké temporairement dans le dossier temporaire du système, il faudra donc le déplacer à l'endroit où vous en avez besoin grâce à la primitive de PHP </text:span><text:span text:style-name="Strong_20_Emphasis"><text:span text:style-name="T8">move_uploaded_file()</text:span></text:span><text:span text:style-name="T4">.</text:span></text:p>
      <text:p text:style-name="P9"><text:span text:style-name="Source_20_Text"><text:span text:style-name="T10">&lt;?php</text:span></text:span></text:p>
      <text:p text:style-name="P9"><text:span text:style-name="Source_20_Text"><text:span text:style-name="T10">$uploaddir = '/var/www/uploads/';</text:span></text:span></text:p>
      <text:p text:style-name="P9"><text:span text:style-name="Source_20_Text"><text:span text:style-name="T10">$uploadfile = $uploaddir . basename($_FILES['userfile']['name']);</text:span></text:span></text:p>
      <text:p text:style-name="P9"/>
      <text:p text:style-name="P9"><text:span text:style-name="Source_20_Text"><text:span text:style-name="T10">echo '&lt;pre&gt;';</text:span></text:span></text:p>
      <text:p text:style-name="P9"><text:span text:style-name="Source_20_Text"><text:span text:style-name="T10">if (move_uploaded_file($_FILES['userfile']['tmp_name'], $uploadfile)) {</text:span></text:span></text:p>
      <text:p text:style-name="P9"><text:span text:style-name="Source_20_Text"><text:span text:style-name="T12"><text:s text:c="4"/></text:span></text:span><text:span text:style-name="Source_20_Text"><text:span text:style-name="T10">echo "Le fichier est valide, et a été téléchargé</text:span></text:span></text:p>
      <text:p text:style-name="P9"><text:span text:style-name="Source_20_Text"><text:span text:style-name="T12"><text:s text:c="11"/></text:span></text:span><text:span text:style-name="Source_20_Text"><text:span text:style-name="T10">avec succès. Voici plus d'informations :\n";</text:span></text:span></text:p>
      <text:p text:style-name="P9"><text:span text:style-name="Source_20_Text"><text:span text:style-name="T10">} else {</text:span></text:span></text:p>
      <text:p text:style-name="P9"><text:soft-page-break/><text:span text:style-name="Source_20_Text"><text:span text:style-name="T12"><text:s text:c="4"/></text:span></text:span><text:span text:style-name="Source_20_Text"><text:span text:style-name="T10">echo "Attaque potentielle par téléchargement de fichiers.</text:span></text:span></text:p>
      <text:p text:style-name="P9"><text:span text:style-name="Source_20_Text"><text:span text:style-name="T12"><text:s text:c="10"/></text:span></text:span><text:span text:style-name="Source_20_Text"><text:span text:style-name="T10">Voici plus d'informations :\n";</text:span></text:span></text:p>
      <text:p text:style-name="P9"><text:span text:style-name="Source_20_Text"><text:span text:style-name="T10">}</text:span></text:span></text:p>
      <text:p text:style-name="P9"/>
      <text:p text:style-name="P9"><text:span text:style-name="Source_20_Text"><text:span text:style-name="T10">echo 'Voici quelques informations de débogage :';</text:span></text:span></text:p>
      <text:p text:style-name="P9"><text:span text:style-name="Source_20_Text"><text:span text:style-name="T10">print_r($_FILES);</text:span></text:span></text:p>
      <text:p text:style-name="P9"/>
      <text:p text:style-name="P9"><text:span text:style-name="Source_20_Text"><text:span text:style-name="T10">echo '&lt;/pre&gt;';</text:span></text:span></text:p>
      <text:p text:style-name="P9"/>
      <text:p text:style-name="P9"><text:span text:style-name="Source_20_Text"><text:span text:style-name="T10">?&gt;</text:span></text:span></text:p>
      <text:p text:style-name="P23">Le script PHP qui reçoit le fichier chargé doit pouvoir gérer le fichier de manière appropriée.</text:p>
      <text:p text:style-name="P18"><text:span text:style-name="T4">Vous pouvez utiliser la variable </text:span><text:span text:style-name="Strong_20_Emphasis"><text:span text:style-name="T8">$_FILES['userfile']['size']</text:span></text:span><text:span text:style-name="T4"> pour recaler tous les fichiers qui sont trop gros ou trop petits.</text:span></text:p>
      <text:p text:style-name="P18"><text:span text:style-name="T4">Vous pouvez utiliser la variable </text:span><text:span text:style-name="Strong_20_Emphasis"><text:span text:style-name="T8">$_FILES['userfile']['type']</text:span></text:span><text:span text:style-name="T4"> pour écarter les fichiers qui n'ont pas le bon type, mais l'utiliser uniquement pour une série de vérifications, car cette valeur est complètement sous le contrôle du client et n'est pas vérifiée du côté de PHP.</text:span></text:p>
      <text:p text:style-name="P18"><text:span text:style-name="T4">Vous pouvez utiliser l'information dans </text:span><text:span text:style-name="Strong_20_Emphasis"><text:span text:style-name="T8">$_FILES['userfile']['error']</text:span></text:span><text:span text:style-name="T4"> et adapter votre politique en fonction des codes d'erreur. Quelle que soit votre politique, vous devriez soit effacer le fichier du dossier temporaire, soit le déplacer.</text:span></text:p>
      <text:p text:style-name="P18"><text:span text:style-name="T4">Si aucun fichier n'est sélectionné dans le formulaire, PHP retournera 0 dans </text:span><text:span text:style-name="Strong_20_Emphasis"><text:span text:style-name="T8">$_FILES['userfile']['size']</text:span></text:span><text:span text:style-name="T4"> et rien du tout dans </text:span><text:span text:style-name="Strong_20_Emphasis"><text:span text:style-name="T8">$_FILES['userfile']['tmp_name']</text:span></text:span><text:span text:style-name="T4">.</text:span></text:p>
      <text:p text:style-name="P14">Le fichier sera automatiquement effacé du dossier temporaire à la fin du script, s'il n'a pas été déplacé ou renommé.</text:p>
      <text:h text:style-name="P27" text:outline-level="2"><text:bookmark text:name="yui_3_17_2_1_1645605421579_20"/>4. $_SERVER</text:h>
      <text:section text:style-name="Sect1" text:name="Section27">
        <text:p text:style-name="Text_20_body"><text:bookmark text:name="le-relationnel3"/></text:p>
      </text:section>
      <text:section text:style-name="Sect1" text:name="_server">
        <text:h text:style-name="P6" text:outline-level="2">$_SERVER</text:h>
      </text:section>
      <text:p text:style-name="P18"><text:span text:style-name="Strong_20_Emphasis"><text:span text:style-name="T9">(ou comment tout savoir sur votre serveur préféré, pour faire croire que vous êtes un geek en société...)</text:span></text:span></text:p>
      <text:p text:style-name="P16"><draw:a xlink:type="simple" xlink:href="https://cours.3wa.fr/3wa-v2/dev/raw/master/PHP2/PHP2.1/04.%20$_SERVER/images/server.png"><draw:frame draw:style-name="fr1" draw:name="Image31" text:anchor-type="as-char" svg:width="2.05cm" svg:height="1.051cm" draw:z-index="30"><draw:image xlink:href="https://cours.3wa.fr/3wa-v2/dev/raw/master/PHP2/PHP2.1/04.%20$_SERVER/images/server.png" xlink:type="simple" xlink:show="embed" xlink:actuate="onLoad"/></draw:frame></draw:a></text:p>
      <text:p text:style-name="P18"><text:span text:style-name="Strong_20_Emphasis"><text:span text:style-name="T8">$_SERVER</text:span></text:span><text:span text:style-name="T4"> : ce sont des valeurs utiles que nous fourni le serveur. Pour les afficher, il faut indiquer ce qu'on demande entre crochets puisque que c'est un array.</text:span></text:p>
      <text:p text:style-name="P14">Voici une liste non exhaustive des principales utilisations de $_SERVER :</text:p>
      <text:p text:style-name="P9"><text:span text:style-name="Source_20_Text"><text:span text:style-name="T10">$_SERVER['SERVER_NAME']</text:span></text:span></text:p>
      <text:list xml:id="list3168354317" text:style-name="L16">
        <text:list-item>
          <text:p text:style-name="P72">Le nom relatif du serveur qui exécute le script courant</text:p>
        </text:list-item>
      </text:list>
      <text:p text:style-name="P9"><text:soft-page-break/><text:span text:style-name="Source_20_Text"><text:span text:style-name="T10">$_SERVER['DOCUMENT_ROOT']</text:span></text:span></text:p>
      <text:list xml:id="list1764185103" text:style-name="L17">
        <text:list-item>
          <text:p text:style-name="P73">Le chemin du répertoire racine du serveur.</text:p>
        </text:list-item>
      </text:list>
      <text:p text:style-name="P9"><text:span text:style-name="Source_20_Text"><text:span text:style-name="T10">$_SERVER['PHP_SELF']</text:span></text:span></text:p>
      <text:list xml:id="list1116878005" text:style-name="L18">
        <text:list-item>
          <text:p text:style-name="P94"><text:span text:style-name="T4">Cest le chemin de la page que vous êtes en train d'exécuter, par rapport à la racine de votre site web. Exemple : si vous êtes sur la page </text:span><text:a xlink:type="simple" xlink:href="http://localhost/scripts/monscript.php" text:style-name="Internet_20_link" text:visited-style-name="Visited_20_Internet_20_Link"><text:span text:style-name="T18">http://localhost/scripts/monscript.php</text:span></text:a><text:span text:style-name="T4">, alors $_SERVER['PHP_SELF'] aura pour valeur : /scripts/monscript.php.</text:span></text:p>
        </text:list-item>
      </text:list>
      <text:p text:style-name="P9"><text:span text:style-name="Source_20_Text"><text:span text:style-name="T10">$_SERVER['REMOTE_ADDR']</text:span></text:span></text:p>
      <text:list xml:id="list890168678" text:style-name="L19">
        <text:list-item>
          <text:p text:style-name="P74">Elle nous donne l'adresse IP du client qui a demandé à voir la page</text:p>
        </text:list-item>
      </text:list>
      <text:p text:style-name="P9"><text:span text:style-name="Source_20_Text"><text:span text:style-name="T10">$_SERVER['HTTP_USER_AGENT']</text:span></text:span></text:p>
      <text:list xml:id="list596152888" text:style-name="L20">
        <text:list-item>
          <text:p text:style-name="P75">Vous affiche quel type de navigateur, vous utilisez (pour vous mettre la honte si vous utilisez encore IE ou Edge)</text:p>
        </text:list-item>
      </text:list>
      <text:p text:style-name="P9"><text:span text:style-name="Source_20_Text"><text:span text:style-name="T10">$_SERVER['HTTP_REFERER']</text:span></text:span></text:p>
      <text:list xml:id="list1906623297" text:style-name="L21">
        <text:list-item>
          <text:p text:style-name="P76">Elle nous indique le nome de la page précédente. Utile pour savoir si vous arrivez d'un site "sale"</text:p>
        </text:list-item>
      </text:list>
      <text:section text:style-name="Sect1" text:name="liste-des-variables-de-_server">
        <text:h text:style-name="P19" text:outline-level="3">Liste des variables de $_SERVER</text:h>
      </text:section>
      <text:p text:style-name="P12">Php nous offre la primitive passe partout print_r</text:p>
      <text:p text:style-name="P9"><text:span text:style-name="Source_20_Text"><text:span text:style-name="T10">print_r($_SERVER);</text:span></text:span></text:p>
      <text:p text:style-name="P14">alternative :</text:p>
      <text:p text:style-name="P9"><text:span text:style-name="Source_20_Text"><text:span text:style-name="T10">foreach($_SERVER as $key =&gt; $value) {</text:span></text:span></text:p>
      <text:p text:style-name="P9"><text:span text:style-name="Source_20_Text"><text:span text:style-name="T10">echo '$_SERVER['.$key.']='.$value .'&lt;br /&gt;';</text:span></text:span></text:p>
      <text:p text:style-name="P9"><text:span text:style-name="Source_20_Text"><text:span text:style-name="T10">}</text:span></text:span></text:p>
      <text:section text:style-name="Sect1" text:name="exercice-dauto-apprentissage-">
        <text:h text:style-name="P19" text:outline-level="3">Exercice d'auto apprentissage :</text:h>
      </text:section>
      <text:list xml:id="list2919340039" text:style-name="L22">
        <text:list-item>
          <text:p text:style-name="P58">Afficher l'adresse IP du client</text:p>
        </text:list-item>
        <text:list-item>
          <text:p text:style-name="P53">L'adrese de la page actuelle</text:p>
        </text:list-item>
        <text:list-item>
          <text:p text:style-name="P53">Créer un lien pour revenir à la page précédente en utilisant les variables de serveur</text:p>
        </text:list-item>
      </text:list>
      <text:p text:style-name="P34">&lt;?php echo $_SERVER[‘REMOTE_ADDR’];?&gt;</text:p>
      <text:p text:style-name="P34">&lt;?php echo $_SERVER[‘PHP-SELF’];?&gt;</text:p>
      <text:p text:style-name="P34">&lt;a href= « &lt;?php echo $_SERVER[‘HTTP_REFERER’];?&gt; »&gt;Lien Page précédente&lt;/a&gt;</text:p>
      <text:p text:style-name="P34"/>
      <text:h text:style-name="P2" text:outline-level="2">5. Redirections</text:h>
      <text:section text:style-name="Sect1" text:name="yui_3_17_2_1_1645605676055_22">
        <text:p text:style-name="P29"/>
        <text:section text:style-name="Sect1" text:name="yui_3_17_2_1_1645605676055_21">
          <text:p text:style-name="P35"/>
          <text:section text:style-name="Sect1" text:name="Section28">
            <text:p text:style-name="P35"><text:bookmark text:name="le-relationnel4"/><text:soft-page-break/></text:p>
          </text:section>
          <text:section text:style-name="Sect1" text:name="les-redirections">
            <text:h text:style-name="P7" text:outline-level="2">Les REDIRECTIONS</text:h>
          </text:section>
          <text:p text:style-name="P18"><text:span text:style-name="Strong_20_Emphasis"><text:span text:style-name="T9">(ou comment faire croire à votre conjoint que vous êtes sur le site de google ...)</text:span></text:span></text:p>
          <text:p text:style-name="P16"><draw:a xlink:type="simple" xlink:href="https://cours.3wa.fr/3wa-v2/dev/raw/master/PHP2/PHP2.1/05.%20Redirections/images/redirect.png"><draw:frame draw:style-name="fr1" draw:name="Image32" text:anchor-type="as-char" svg:width="2.05cm" svg:height="1.051cm" draw:z-index="31"><draw:image xlink:href="https://cours.3wa.fr/3wa-v2/dev/raw/master/PHP2/PHP2.1/05.%20Redirections/images/redirect.png" xlink:type="simple" xlink:show="embed" xlink:actuate="onLoad"/><svg:title>REDIRECTIONS</svg:title></draw:frame></draw:a></text:p>
          <text:p text:style-name="P14">Il existe des applications web pour lesquelles on souhaite rediriger le visiteur en fonction de paramètres. C'est le cas par exemple pour un script d'identification.</text:p>
          <text:p text:style-name="P23">Si l'internaute fournit les bons identifiants alors il est redirigé automatiquement vers son espace personnel, sinon il est renvoyé vers le formulaire d'authentification.</text:p>
          <text:section text:style-name="Sect1" text:name="pr%C3%A9sentation-des-redirections">
            <text:h text:style-name="P19" text:outline-level="3">Présentation des redirections</text:h>
          </text:section>
          <text:p text:style-name="P18"><text:span text:style-name="T6">Il y'a plusieurs manières de faire de la redirection HTTP par les pages Web : </text:span><text:span text:style-name="Strong_20_Emphasis"><text:span text:style-name="T9">balises meta</text:span></text:span><text:span text:style-name="T6">, </text:span><text:span text:style-name="Strong_20_Emphasis"><text:span text:style-name="T9">script Javascript</text:span></text:span><text:span text:style-name="T6"> ou bien encore </text:span><text:span text:style-name="Strong_20_Emphasis"><text:span text:style-name="T9">script PHP</text:span></text:span><text:span text:style-name="T6">.</text:span></text:p>
          <text:p text:style-name="P23">Bien entendu, la dernière solution est de loin la meilleure et la plus propre car elle est entièrement gérée par le serveur, tandis que les deux autres sont réalisées du côté du client (donc potentiellement désactivables et insécures).</text:p>
          <text:section text:style-name="Sect1" text:name="la-fonction-header">
            <text:h text:style-name="P19" text:outline-level="3">La fonction header()</text:h>
          </text:section>
          <text:p text:style-name="P12">Lorsque l'on souhaite créer une redirection avec PHP, on utilise une fonction permettant d'envoyer des entêtes de type Location (adresse).</text:p>
          <text:p text:style-name="P25"><text:span text:style-name="T4">Pour cela, PHP dispose de la fonction </text:span><text:span text:style-name="Strong_20_Emphasis"><text:span text:style-name="T8">header()</text:span></text:span><text:span text:style-name="T4"> qui se charge d'envoyer les entêtes passés en paramètre.</text:span></text:p>
          <text:p text:style-name="P18"><text:span text:style-name="Strong_20_Emphasis"><text:span text:style-name="T8">Règle importante</text:span></text:span><text:span text:style-name="T4"> : l'appel de cette fonction doit se faire avant tout envoi au navigateur (instruction echo, print, espace blanc, balise html...) sous peine de générer une erreur de type Headers already sent...</text:span></text:p>
          <text:p text:style-name="P23">La syntaxe de la redirection est simple:</text:p>
          <text:p text:style-name="P18"><text:span text:style-name="T4">On passe en paramètre de la fonction header() une chaîne de caractères précisant le type d'entête (</text:span><text:span text:style-name="Strong_20_Emphasis"><text:span text:style-name="T8">Location</text:span></text:span><text:span text:style-name="T4">) et </text:span><text:span text:style-name="Strong_20_Emphasis"><text:span text:style-name="T8">la page sur laquelle l'internaute doit être renvoyé</text:span></text:span><text:span text:style-name="T4">.</text:span></text:p>
          <text:p text:style-name="P9"><text:span text:style-name="Source_20_Text"><text:span text:style-name="T12"><text:s text:c="2"/></text:span></text:span><text:span text:style-name="Source_20_Text"><text:span text:style-name="T10">header('Location: http://localhost/pageprotegee.php');</text:span></text:span></text:p>
          <text:p text:style-name="P9"><text:span text:style-name="Source_20_Text"><text:span text:style-name="T12"><text:s text:c="2"/></text:span></text:span><text:span text:style-name="Source_20_Text"><text:span text:style-name="T10">exit();</text:span></text:span></text:p>
          <text:p text:style-name="P25"><text:span text:style-name="Strong_20_Emphasis"><text:span text:style-name="T8">Note</text:span></text:span><text:span text:style-name="T4"> : l'instruction </text:span><text:span text:style-name="Emphasis"><text:span text:style-name="T4">exit()</text:span></text:span><text:span text:style-name="T4"> qui succède la fonction </text:span><text:span text:style-name="Emphasis"><text:span text:style-name="T4">header()</text:span></text:span><text:span text:style-name="T4"> permet de couper l'exécution du script car la redirection aura lieu immédiatement et le reste du code n'a pas d'intérêt à être interprêté.</text:span></text:p>
          <text:section text:style-name="Sect1" text:name="redirections-temporairesd%C3%A9finitives">
            <text:h text:style-name="P19" text:outline-level="3">Redirections temporaires/définitives</text:h>
          </text:section>
          <text:p text:style-name="P12"><text:bookmark text:name="yui_3_17_2_1_1645605676055_20"/>Par défaut, le type de redirection présenté ci-dessus est une redirection temporaire. Ce qui signifie notamment que les moteurs de recherche tels que Google ne la prennent pas en compte pour le référencement.</text:p>
          <text:p text:style-name="P23"><text:soft-page-break/>Ainsi, si vous souhaitez signifier aux moteurs de recherche que la page A est maintenant à l'emplacement B, il faut utiliser le code suivant en tout début du fichier PHP correspondant à la page A :</text:p>
          <text:p text:style-name="P9"><text:span text:style-name="Source_20_Text"><text:span text:style-name="T10">&lt;?php <text:s text:c="3"/></text:span></text:span></text:p>
          <text:p text:style-name="P9"><text:span text:style-name="Source_20_Text"><text:span text:style-name="T12"><text:s text:c="2"/></text:span></text:span><text:span text:style-name="Source_20_Text"><text:span text:style-name="T10">header('Status: 301 Moved Permanently', false, 301); <text:s text:c="5"/></text:span></text:span></text:p>
          <text:p text:style-name="P9"><text:span text:style-name="Source_20_Text"><text:span text:style-name="T12"><text:s text:c="2"/></text:span></text:span><text:span text:style-name="Source_20_Text"><text:span text:style-name="T10">header('Location: adresse_de_la_page_B'); <text:s text:c="5"/></text:span></text:span></text:p>
          <text:p text:style-name="P9"><text:span text:style-name="Source_20_Text"><text:span text:style-name="T10">?&gt;</text:span></text:span></text:p>
          <text:p text:style-name="P25"><text:span text:style-name="T4">Ainsi, lorsque vous cliquez sur le lien ci-dessus, vous êtes automatiquement transféré sur la nouvelle page. De plus, il s'agit d'une redirection permanente (Status: 301 Moved Permanently). Ainsi, si vous tapez la première URL dans </text:span><text:span text:style-name="Emphasis"><text:span text:style-name="T4">Google</text:span></text:span><text:span text:style-name="T4">, celui-ci vous donnera comme résultat l'adresse de la seconde, preuve qu'il a pris en compte la redirection</text:span></text:p>
          <text:p text:style-name="P14">Notez que pour obtenir le même résultat, nous aurions pu écrire :</text:p>
          <text:p text:style-name="P9"><text:span text:style-name="Source_20_Text"><text:span text:style-name="T10">header(Location : adresse_de_la_page_B, false, 301);</text:span></text:span></text:p>
          <text:p text:style-name="P9"><text:span text:style-name="Source_20_Text"><text:span text:style-name="T10">exit();</text:span></text:span></text:p>
        </text:section>
      </text:section>
      <text:p text:style-name="Text_20_body"><text:line-break/><text:span text:style-name="T22">6. MVC</text:span></text:p>
      <text:section text:style-name="Sect1" text:name="Section29">
        <text:p text:style-name="Text_20_body"><text:bookmark text:name="le-relationnel5"/></text:p>
      </text:section>
      <text:section text:style-name="Sect1" text:name="modele-vue-controleur">
        <text:h text:style-name="P6" text:outline-level="2">Modele Vue Controleur</text:h>
      </text:section>
      <text:p text:style-name="P18"><text:span text:style-name="Strong_20_Emphasis"><text:span text:style-name="T9">(ou comment faire croire que vous avez tout compris à la modularité ...)</text:span></text:span></text:p>
      <text:p text:style-name="P16"><draw:a xlink:type="simple" xlink:href="https://cours.3wa.fr/3wa-v2/dev/raw/master/PHP2/PHP2.1/06.%20MVC/images/mvc.png"><draw:frame draw:style-name="fr1" draw:name="Image33" text:anchor-type="as-char" svg:width="2.05cm" svg:height="1.051cm" draw:z-index="32"><draw:image xlink:href="https://cours.3wa.fr/3wa-v2/dev/raw/master/PHP2/PHP2.1/06.%20MVC/images/mvc.png" xlink:type="simple" xlink:show="embed" xlink:actuate="onLoad"/><svg:title>MVC</svg:title></draw:frame></draw:a></text:p>
      <text:p text:style-name="P18"><text:span text:style-name="T4">Il y a des problèmes en programmation qui reviennent tellement souvent qu'on a créé toute une série de bonnes pratiques que l'on a réunies sous le nom de </text:span><text:span text:style-name="Strong_20_Emphasis"><text:span text:style-name="T8">design patterns</text:span></text:span><text:span text:style-name="T4">.</text:span></text:p>
      <text:p text:style-name="P18"><text:span text:style-name="T4">Un des plus célèbres design patterns s'appelle </text:span><text:span text:style-name="Strong_20_Emphasis"><text:span text:style-name="T8">MVC</text:span></text:span><text:span text:style-name="T4">, qui signifie </text:span><text:span text:style-name="Emphasis"><text:span text:style-name="Strong_20_Emphasis"><text:span text:style-name="T8">Modèle - Vue - Contrôleur</text:span></text:span></text:span><text:span text:style-name="T4">.</text:span></text:p>
      <text:p text:style-name="P25"><text:span text:style-name="T4">Le but de MVC est justement de séparer la logique du code en </text:span><text:span text:style-name="Strong_20_Emphasis"><text:span text:style-name="T8">trois parties</text:span></text:span><text:span text:style-name="T4"> que l'on retrouve dans des fichiers distincts.</text:span></text:p>
      <text:list xml:id="list1928189542" text:style-name="L23">
        <text:list-item>
          <text:p text:style-name="P77">Modèle : cette partie gère les données de votre site. Son rôle est d'aller récupérer les informations « brutes » dans la base de données, de les organiser et de les assembler pour qu'elles puissent ensuite être traitées par le contrôleur. On y trouve donc entre autres les requêtes SQL.</text:p>
        </text:list-item>
        <text:list-item>
          <text:p text:style-name="P77">Vue : cette partie se concentre sur l'affichage. Elle ne fait presque aucun calcul et se contente de récupérer des variables pour savoir ce qu'elle doit afficher. On y trouve essentiellement du code HTML mais aussi quelques boucles et conditions PHP très simples, pour afficher par exemple une liste de messages.</text:p>
        </text:list-item>
        <text:list-item>
          <text:p text:style-name="P77"><text:soft-page-break/>Contrôleur : cette partie gère la logique du code qui prend des décisions. C'est en quelque sorte l'intermédiaire entre le modèle et la vue : le contrôleur va demander au modèle les données, les analyser, prendre des décisions et renvoyer le texte à afficher à la vue. Le contrôleur contient exclusivement du PHP. C'est notamment lui qui détermine si le visiteur a le droit de voir la page ou non (gestion des droits d'accès).</text:p>
        </text:list-item>
      </text:list>
      <text:p text:style-name="P23">Le contrôleur est le chef d'orchestre : c'est lui qui reçoit la requête du visiteur et qui contacte d'autres fichiers (le modèle et la vue) pour échanger des informations avec eux.</text:p>
      <text:p text:style-name="P18"><text:span text:style-name="T4">Le formateur vous donnera un exemple de découpage d'une application </text:span><text:span text:style-name="Emphasis"><text:span text:style-name="T4">monolythique</text:span></text:span><text:span text:style-name="T4"> en une application respectant le pattern MVC.</text:span></text:p>
      <text:section text:style-name="Sect1" text:name="Section30">
        <text:h text:style-name="P19" text:outline-level="3"><text:bookmark text:name="cas-pratique"/>Cas pratique</text:h>
      </text:section>
      <text:p text:style-name="P18"><text:span text:style-name="Strong_20_Emphasis"><text:span text:style-name="T9">Inspirez vous de ceci pour votre projet</text:span></text:span><text:span text:style-name="T6"> :</text:span></text:p>
      <text:p text:style-name="P23">Soit à reprendre l'exercice du chapitre "Les SESSIONS", et à essayer d'appliquer ce paradigme.</text:p>
      <text:h text:style-name="P27" text:outline-level="2">7. Framework Maison</text:h>
      <text:section text:style-name="Sect1" text:name="yui_3_17_2_1_1645605872410_23">
        <text:p text:style-name="P29"/>
        <text:section text:style-name="Sect1" text:name="yui_3_17_2_1_1645605872410_22">
          <text:p text:style-name="P35"/>
          <text:section text:style-name="Sect1" text:name="Section31">
            <text:p text:style-name="P35"><text:bookmark text:name="le-relationnel6"/></text:p>
          </text:section>
          <text:section text:style-name="Sect1" text:name="un-framework-maison">
            <text:h text:style-name="P7" text:outline-level="2">Un FRAMEWORK maison</text:h>
          </text:section>
          <text:p text:style-name="P18"><text:span text:style-name="Strong_20_Emphasis"><text:span text:style-name="T9">(ou comment, enfin, démontrer votre compétence en PHP)</text:span></text:span></text:p>
          <text:p text:style-name="P16"><draw:a xlink:type="simple" xlink:href="https://cours.3wa.fr/3wa-v2/dev/raw/master/PHP2/PHP2.1/07.%20Framework%20maison/images/framework.png"><draw:frame draw:style-name="fr1" draw:name="Image34" text:anchor-type="as-char" svg:width="2.05cm" svg:height="1.051cm" draw:z-index="33"><draw:image xlink:href="https://cours.3wa.fr/3wa-v2/dev/raw/master/PHP2/PHP2.1/07.%20Framework%20maison/images/framework.png" xlink:type="simple" xlink:show="embed" xlink:actuate="onLoad"/><svg:title>FRAMEWORK</svg:title></draw:frame></draw:a></text:p>
          <text:p text:style-name="P18"><text:span text:style-name="T4">Le but de ce chapitre est de vous familiariser avec les </text:span><text:span text:style-name="Strong_20_Emphasis"><text:span text:style-name="T8">FRAMEWORK</text:span></text:span><text:span text:style-name="T4">, ces outils qui rendent le travail du programmeur plus facile, à condition de les maîtriser.</text:span></text:p>
          <text:p text:style-name="P14">Et comment mieux faire comprendre l'intérêt d'un FRAMEWORK, sinon d'en construire un.</text:p>
          <text:p text:style-name="P23">Soit à imaginer que notre application a besoin d'accéder à une database composée d'une dizaine de tables (donc c'est une très petite base de données).</text:p>
          <text:p text:style-name="P32">Sans utilisation d'un FRAMEWORK, nous devrions créer du code particulier pour chaque opération CRUD de chacune de ces tables. Et ce code devrait, évidemment, se situer dans la partie Controleur (voir MVC) de notre application. Toute modification de structure des données serait rendue très chronophage, du fait de la situation de ce code.</text:p>
          <text:section text:style-name="Sect1" text:name="notre-solution-">
            <text:h text:style-name="P19" text:outline-level="3">Notre solution :</text:h>
          </text:section>
          <text:p text:style-name="P18"><text:span text:style-name="Strong_20_Emphasis"><text:span text:style-name="T9">Nous allons créer un</text:span></text:span><text:span text:style-name="T6"> (petit) </text:span><text:span text:style-name="Strong_20_Emphasis"><text:span text:style-name="T9">FRAMEWORK particulier, composé d'un ensemble de classes</text:span></text:span><text:span text:style-name="T6">.</text:span></text:p>
          <text:p text:style-name="P14"><text:soft-page-break/>(Il ne contiendra donc aucun outil ou méthodologie particuliers, contraitement aux frameworks du marché).</text:p>
          <text:p text:style-name="P18"><text:span text:style-name="T4">Pour </text:span><text:span text:style-name="Strong_20_Emphasis"><text:span text:style-name="T8">chacune</text:span></text:span><text:span text:style-name="T4"> des tables de la base :</text:span></text:p>
          <text:list xml:id="list529524401" text:style-name="L24">
            <text:list-item>
              <text:p text:style-name="P95"><text:span text:style-name="Strong_20_Emphasis"><text:span text:style-name="T8">créer une classe</text:span></text:span><text:span text:style-name="T4"> ayant pour vocation exclusive d'accéder à cette table, et comprenant une propriété pour chacun des champs de la table</text:span></text:p>
            </text:list-item>
            <text:list-item>
              <text:p text:style-name="P95"><text:span text:style-name="T4">dans cette classe, </text:span><text:span text:style-name="Strong_20_Emphasis"><text:span text:style-name="T8">rajouter les méthodes CRUD</text:span></text:span><text:span text:style-name="T4"> permettant de faire une sélection, une modification, une suppression ou une insertion dans cette classe (Le CRUD - </text:span><text:span text:style-name="Emphasis"><text:span text:style-name="T4">prononcer ce mot comme Michel Galabru, dans les chtis</text:span></text:span><text:span text:style-name="T4">)</text:span></text:p>
            </text:list-item>
          </text:list>
          <text:p text:style-name="P23"><text:bookmark text:name="yui_3_17_2_1_1645605872410_21"/><text:bookmark text:name="yui_3_17_2_1_1645605872410_20"/>Bien sûr, ces méthodes utiliseront en interne du SQL</text:p>
          <text:list xml:id="list2200101798" text:style-name="L25">
            <text:list-item>
              <text:p text:style-name="P96"><text:span text:style-name="Strong_20_Emphasis"><text:span text:style-name="T8">Rajouter les méthodes métiers</text:span></text:span><text:span text:style-name="T4"> nécessaires à la gestion pertinente de cette table</text:span></text:p>
            </text:list-item>
          </text:list>
          <text:p text:style-name="P14">Et comme un schéma vaut mieux que 10.000 mots, même formulés avec emphase par un formateur aussi talentueux que celui qui donne ce cours :</text:p>
          <text:p text:style-name="P16"><text:bookmark text:name="yui_3_17_2_1_1645605872410_29"/><text:bookmark text:name="yui_3_17_2_1_1645605872410_28"/><draw:a xlink:type="simple" xlink:href="https://cours.3wa.fr/3wa-v2/dev/raw/master/PHP2/PHP2.1/07.%20Framework%20maison/images/mapping.png"><draw:frame draw:style-name="fr1" draw:name="Image35" text:anchor-type="as-char" svg:width="2.05cm" svg:height="1.051cm" draw:z-index="34"><draw:image xlink:href="https://cours.3wa.fr/3wa-v2/dev/raw/master/PHP2/PHP2.1/07.%20Framework%20maison/images/mapping.png" xlink:type="simple" xlink:show="embed" xlink:actuate="onLoad"/><svg:title>Classe de mapping</svg:title></draw:frame></draw:a><text:bookmark text:name="yui_3_17_2_1_1645605872410_27"/></text:p>
          <text:p text:style-name="P23">Remarquez la présence sous forme de propriétés privées (mais accessibles par des getters et des setters) de tous les champs de la table.</text:p>
          <text:p text:style-name="P32">vous noterez également la présence dans cette classe des 4 méthodes du CRUD qui opéreront les opérations SQL correspondantes.</text:p>
          <text:p text:style-name="P18"><text:span text:style-name="T4">Ainsi, dans l'application cliente, plus aucun besoin d'inventer des ordres SQL compliqués (et donc, l'utilisateur de cette classe, potentiellement, n'a plus besoin de connaître ce langage), il est juste nécessaire d'appeler une méthode d'une classe écrite par quelqu'un d'autre, qui </text:span><text:span text:style-name="Emphasis"><text:span text:style-name="T4">ELLE</text:span></text:span><text:span text:style-name="T4">, effectue cet ordre CRUD.</text:span></text:p>
          <text:p text:style-name="P14">Et la maintenance en est grandement facilitée.</text:p>
          <text:p text:style-name="P23">Toute modification de la structure des données n'impacte plus le code du controleur (le plus lourd à écrire), il suffit juste de modifier la classe de Mapping que nous venons de créer.</text:p>
          <text:p text:style-name="P9"><text:span text:style-name="Source_20_Text"><text:span text:style-name="T10">$m_Personne = new Personne();</text:span></text:span></text:p>
          <text:p text:style-name="P9"><text:span text:style-name="Source_20_Text"><text:span text:style-name="T10">$result = $m_Personne-&gt;select("Patrick"); <text:s text:c="2"/>// ou</text:span></text:span></text:p>
          <text:p text:style-name="P9"><text:span text:style-name="Source_20_Text"><text:span text:style-name="T10">$m_Personne-&gt;insert("Marilou","Carton","Bar le Duc");</text:span></text:span></text:p>
          <text:p text:style-name="P14">Avouez que c'est plus simple, non ?</text:p>
          <text:section text:style-name="Sect1" text:name="Section32">
            <text:h text:style-name="P19" text:outline-level="3"><text:bookmark text:name="cas-pratique1"/>Cas pratique</text:h>
          </text:section>
          <text:p text:style-name="P18"><text:span text:style-name="Strong_20_Emphasis"><text:span text:style-name="T9">Inspirez vous de ceci pour votre projet final de fin de cursus</text:span></text:span><text:span text:style-name="T6"> :</text:span></text:p>
          <text:p text:style-name="P23">Soit à étendre ce mécanisme, en fournissant une ou plusieurs classes supplémentaires, qui auront pour objectif de faciliter la connexion et la déconnexion à la base de données, et éventuellement sa persistance (sauvegarde - restaurarion</text:p>
        </text:section>
      </text:section>
      <text:p text:style-name="Text_20_body"/>
      <text:p text:style-name="Text_20_body"/>
      <text:p text:style-name="P36"><draw:g text:anchor-type="paragraph" draw:z-index="35" draw:name="Forme1" draw:style-name="gr1"><draw:custom-shape draw:name="Forme1" draw:style-name="gr2" draw:text-style-name="P111" svg:width="6.192cm" svg:height="6.721cm" svg:x="0.113cm" svg:y="14.473cm"><text:p/><draw:enhanced-geometry svg:viewBox="0 0 21600 21600" draw:type="rectangle" draw:enhanced-path="M 0 0 L 21600 0 21600 21600 0 21600 0 0 Z N"/></draw:custom-shape><draw:custom-shape draw:name="Forme2" draw:style-name="gr3" draw:text-style-name="P111" svg:width="6.218cm" svg:height="6.139cm" svg:x="0.007cm" svg:y="4.287cm"><text:p/><draw:enhanced-geometry svg:viewBox="0 0 21600 21600" draw:type="rectangle" draw:enhanced-path="M 0 0 L 21600 0 21600 21600 0 21600 0 0 Z N"/></draw:custom-shape><draw:frame draw:name="Forme3" draw:style-name="gr4" draw:text-style-name="P112" svg:width="5.134cm" svg:height="4.155cm" svg:x="0.351cm" svg:y="5.318cm"><draw:text-box><text:p><text:s text:c="13"/><text:span text:style-name="T24"><text:s/></text:span><text:span text:style-name="T24">Index</text:span></text:p><text:p><text:span text:style-name="T25"/></text:p><text:p><text:span text:style-name="T25"><text:s text:c="13"/></text:span><text:span text:style-name="T25">(Router)</text:span></text:p><text:p><text:span text:style-name="T25"/></text:p><text:p><text:span text:style-name="T25"><text:s/></text:span><text:span text:style-name="T25">Appelle fonction du controler</text:span></text:p></draw:text-box></draw:frame><draw:frame draw:name="Forme4" draw:style-name="gr5" draw:text-style-name="P113" svg:width="6.06cm" svg:height="6.51cm" svg:x="0.113cm" svg:y="14.685cm"><draw:text-box><text:p><text:span text:style-name="T25">Include model, view, repository</text:span></text:p><text:p><text:span text:style-name="T26"><text:tab/></text:span><text:span text:style-name="T27">Controler</text:span></text:p><text:p><text:span text:style-name="T25"/></text:p><text:p><text:span text:style-name="T25"><text:tab/></text:span><text:span text:style-name="T25">classe{</text:span></text:p><text:p><text:span text:style-name="T25"/></text:p><text:p><text:span text:style-name="T25"><text:tab/></text:span><text:span text:style-name="T25">fonction{</text:span></text:p><text:p><text:span text:style-name="T25"/></text:p><text:p><text:span text:style-name="T25"><text:tab/></text:span><text:span text:style-name="T25"><text:tab/></text:span><text:span text:style-name="T25"><text:tab/></text:span><text:span text:style-name="T25">new model</text:span></text:p><text:p><text:span text:style-name="T25"><text:tab/></text:span><text:span text:style-name="T25"><text:tab/></text:span><text:span text:style-name="T25"><text:tab/></text:span><text:span text:style-name="T25">new repository</text:span></text:p><text:p><text:span text:style-name="T25"><text:tab/></text:span><text:span text:style-name="T25"><text:tab/></text:span><text:span text:style-name="T25"><text:tab/></text:span><text:span text:style-name="T25">new view</text:span></text:p><text:p><text:span text:style-name="T25"/></text:p><text:p><text:span text:style-name="T25">}}</text:span></text:p></draw:text-box></draw:frame><draw:custom-shape draw:name="Forme5_0" draw:style-name="gr6" svg:width="6.642cm" svg:height="5.663cm" svg:x="9.823cm" svg:y="6.721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5_1" draw:style-name="gr6" svg:width="6.642cm" svg:height="5.663cm" svg:x="9.611cm" svg:y="0.212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Forme6" draw:style-name="gr7" draw:text-style-name="P112" svg:width="6.642cm" svg:height="4.896cm" svg:x="9.611cm" svg:y="0.477cm"><draw:text-box><text:p><text:tab/><text:tab/><text:tab/><text:span text:style-name="T24">Model</text:span></text:p><text:p><text:span text:style-name="T28"/></text:p><text:p><text:span text:style-name="T28"><text:tab/></text:span><text:span text:style-name="T28">classe{</text:span></text:p><text:p><text:span text:style-name="T28"/></text:p><text:p><text:span text:style-name="T28"><text:tab/></text:span><text:span text:style-name="T28">setters et getters</text:span></text:p><text:p><text:span text:style-name="T28"/></text:p><text:p><text:span text:style-name="T28"><text:tab/></text:span><text:span text:style-name="T28">}</text:span></text:p><text:p><text:span text:style-name="T24"><text:s/></text:span></text:p></draw:text-box></draw:frame><draw:frame draw:name="Forme7" draw:style-name="gr8" draw:text-style-name="P112" svg:width="6.642cm" svg:height="5.663cm" svg:x="9.823cm" svg:y="6.721cm"><draw:text-box><text:p><text:tab/><text:span text:style-name="T25"><text:tab/></text:span><text:span text:style-name="T25"> <text:s text:c="6"/></text:span><text:span text:style-name="T24">Repository</text:span></text:p><text:p><text:span text:style-name="T24"/></text:p><text:p><text:span text:style-name="T24"><text:s text:c="5"/></text:span><text:span text:style-name="T28"><text:s text:c="8"/></text:span><text:span text:style-name="T28">hérite de service <text:s text:c="37"/>abstractrepository</text:span></text:p><text:p><text:span text:style-name="T28"/></text:p><text:p><text:span text:style-name="T28"><text:s text:c="9"/></text:span><text:span text:style-name="T28">Connexion BDD</text:span></text:p><text:p><text:span text:style-name="T29"/></text:p><text:p><text:span text:style-name="T30"/></text:p></draw:text-box></draw:frame><draw:custom-shape draw:name="Forme8" draw:style-name="gr9" draw:text-style-name="P114" svg:width="7.226cm" svg:height="7.175cm" svg:x="9.85cm" svg:y="14.12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Forme9" draw:style-name="gr10" draw:text-style-name="P113" svg:width="6.933cm" svg:height="7.065cm" svg:x="9.982cm" svg:y="14.129cm"><draw:text-box><text:p><text:span text:style-name="T25"><text:tab/></text:span><text:span text:style-name="T25"><text:tab/></text:span><text:span text:style-name="T24"><text:tab/></text:span><text:span text:style-name="T24">View</text:span></text:p><text:p><text:span text:style-name="T24"><text:tab/></text:span></text:p><text:p><text:span text:style-name="T24"><text:tab/></text:span><text:span text:style-name="T28">fonction(){</text:span></text:p><text:p><text:span text:style-name="T28"><text:tab/></text:span><text:span text:style-name="T28"><text:tab/></text:span><text:span text:style-name="T28"><text:tab/></text:span></text:p><text:p><text:span text:style-name="T28"><text:tab/></text:span><text:span text:style-name="T28">appelle HTML</text:span></text:p><text:p><text:span text:style-name="T28"/></text:p><text:p><text:span text:style-name="T28"><text:tab/></text:span><text:span text:style-name="T28">return HTML </text:span></text:p><text:p><text:span text:style-name="T28"/></text:p><text:p><text:span text:style-name="T28"><text:tab/></text:span><text:span text:style-name="T28">}</text:span></text:p></draw:text-box></draw:frame><draw:custom-shape draw:name="Forme10" draw:style-name="gr11" svg:width="6.06cm" svg:height="2.461cm" svg:x="1.753cm" svg:y="22.86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10_0" draw:style-name="gr11" svg:width="6.06cm" svg:height="2.461cm" svg:x="9.215cm" svg:y="22.807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Forme11" draw:style-name="gr12" draw:text-style-name="P112" svg:width="6.06cm" svg:height="2.461cm" svg:x="1.753cm" svg:y="22.86cm"><draw:text-box><text:p><text:tab/><text:span text:style-name="T25">/Service</text:span></text:p><text:p><text:span text:style-name="T25"/></text:p><text:p><text:span text:style-name="T25"><text:s text:c="14"/></text:span><text:span text:style-name="T25">AbstractReposirory</text:span></text:p><text:p><text:span text:style-name="T25"><text:s text:c="14"/></text:span><text:span text:style-name="T25">Abstract View</text:span></text:p></draw:text-box></draw:frame><draw:frame draw:name="Forme12" draw:style-name="gr12" draw:text-style-name="P112" svg:width="6.06cm" svg:height="2.461cm" svg:x="9.215cm" svg:y="22.807cm"><draw:text-box><text:p><text:tab/><text:span text:style-name="T25"><text:tab/></text:span><text:span text:style-name="T25"><text:tab/></text:span><text:span text:style-name="T25">HTML</text:span></text:p><text:p><text:span text:style-name="T25"/></text:p><text:p><text:span text:style-name="T25"><text:s text:c="13"/></text:span><text:span text:style-name="T25">Pur HTML</text:span></text:p></draw:text-box></draw:frame><draw:line draw:name="Forme14" draw:style-name="gr13" draw:text-style-name="P111" svg:x1="6.304cm" svg:y1="18.521cm" svg:x2="9.849cm" svg:y2="18.521cm"><text:p/></draw:line><draw:line draw:name="Forme13" draw:style-name="gr14" draw:text-style-name="P111" svg:x1="5.801cm" svg:y1="14.475cm" svg:x2="9.611cm" svg:y2="4.976cm"><text:p/></draw:line><draw:line draw:name="Forme15" draw:style-name="gr14" draw:text-style-name="P111" svg:x1="2.335cm" svg:y1="10.425cm" svg:x2="2.361cm" svg:y2="14.473cm"><text:p/></draw:line><draw:line draw:name="Forme16" draw:style-name="gr14" draw:text-style-name="P111" svg:x1="6.304cm" svg:y1="16.09cm" svg:x2="9.823cm" svg:y2="11.46cm"><text:p/></draw:line><draw:line draw:name="Forme17" draw:style-name="gr15" draw:text-style-name="P111" svg:x1="7.495cm" svg:y1="22.861cm" svg:x2="9.85cm" svg:y2="20.003cm"><text:p/></draw:line><draw:line draw:name="Forme18" draw:style-name="gr15" draw:text-style-name="P111" svg:x1="6.833cm" svg:y1="22.862cm" svg:x2="10.352cm" svg:y2="12.199cm"><text:p/></draw:line><draw:line draw:name="Forme19" draw:style-name="gr13" draw:text-style-name="P111" svg:x1="14.004cm" svg:y1="22.811cm" svg:x2="13.951cm" svg:y2="21.306cm"><text:p/></draw:line></draw:g><text:soft-page-break/></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h text:style-name="P3" text:outline-level="2"><text:soft-page-break/>1. Classes</text:h>
      <text:section text:style-name="Sect1" text:name="Section33">
        <text:p text:style-name="Text_20_body"><text:bookmark text:name="le-relationnel7"/></text:p>
      </text:section>
      <text:section text:style-name="Sect1" text:name="Section34">
        <text:p text:style-name="Text_20_body"><text:bookmark text:name="modele-vue-controleur"/></text:p>
      </text:section>
      <text:section text:style-name="Sect1" text:name="les-classes">
        <text:h text:style-name="P6" text:outline-level="2">Les CLASSES</text:h>
      </text:section>
      <text:p text:style-name="P18"><text:span text:style-name="Strong_20_Emphasis"><text:span text:style-name="T9">(ou comment programmer au 21eme siécle)</text:span></text:span></text:p>
      <text:p text:style-name="P18"><text:span text:style-name="T4">Oui, nous avons parlé d'</text:span><text:span text:style-name="Strong_20_Emphasis"><text:span text:style-name="T8">objet</text:span></text:span><text:span text:style-name="T4"> jusqu'à maintenant, et là, nous parlons de </text:span><text:span text:style-name="Strong_20_Emphasis"><text:span text:style-name="T8">classe</text:span></text:span><text:span text:style-name="T4">.</text:span></text:p>
      <text:p text:style-name="P23">Est ce une erreur ?</text:p>
      <text:list xml:id="list1699503268" text:style-name="L26">
        <text:list-item>
          <text:p text:style-name="P54">Eh bien, non. Rappelez vous le préambule fait au début du chapitre UML - présentation de l'Objet. Nous parlions d'Objet, et je précisais que nous devrions plutôt parler de classes.</text:p>
        </text:list-item>
      </text:list>
      <text:p text:style-name="P32">Alors, pouvons nous parler indiffèrement de l'un ou de l'aure ?</text:p>
      <text:list xml:id="list2915718012" text:style-name="L27">
        <text:list-item>
          <text:p text:style-name="P48"><text:span text:style-name="T4">Absolument pas ! Il y a une </text:span><text:span text:style-name="Strong_20_Emphasis"><text:span text:style-name="T8">diffèrence fondamentale entre ces 2 notions</text:span></text:span><text:span text:style-name="T4">.</text:span></text:p>
        </text:list-item>
      </text:list>
      <text:p text:style-name="P14">Pour faire court, voici une analogie :</text:p>
      <text:list xml:id="list3596328061" text:style-name="L28">
        <text:list-item>
          <text:p text:style-name="P78">L'Objet est à la Classe ce que le Baba au Rhum est à la recette du Baba au Rhum !</text:p>
        </text:list-item>
        <text:list-item>
          <text:p text:style-name="P78">L'Objet est à la Classe ce que votre voiture personnelle est à son modèle, sur le catalogue qui vous a permis de la choisir</text:p>
        </text:list-item>
      </text:list>
      <text:p text:style-name="P14">(oui, je sais, il y a 2 analogies ...)</text:p>
      <text:section text:style-name="Sect1" text:name="alors-concr%C3%A9tement-cela-veut-dire-quoi-">
        <text:h text:style-name="P19" text:outline-level="3">Alors, concrétement, cela veut dire quoi ?</text:h>
      </text:section>
      <text:list xml:id="list322673623" text:style-name="L29">
        <text:list-item>
          <text:p text:style-name="P97"><text:span text:style-name="T6">Un programmeur crée un modèle, qu'il alimente avec des </text:span><text:span text:style-name="Strong_20_Emphasis"><text:span text:style-name="T9">caractèristiques</text:span></text:span><text:span text:style-name="T6"> (la couleur, la puissance, le nom, le prénom, etc...) et des </text:span><text:span text:style-name="Strong_20_Emphasis"><text:span text:style-name="T9">fonctionnalités</text:span></text:span><text:span text:style-name="T6"> ( ce modèle est capable de manger, de boire et de dormir (surtout si c'est un étudiant)). Bien sûr, il ne sert à rien de donner des valeurs aux caractèristiques, car justement, il s'agit d'un modèle, et que chaque occurence de ce modèle peut avoir des couleurs, des puissances, des noms différents, etc... </text:span><text:span text:style-name="Strong_20_Emphasis"><text:span text:style-name="T9">Ce modèle est la classe</text:span></text:span><text:span text:style-name="T6">.</text:span></text:p>
        </text:list-item>
        <text:list-item>
          <text:p text:style-name="P97"><text:span text:style-name="T4">Un autre programmeur utilise ce modèle pour créer sa propre occurence de ce modèle. Lui, il a l'occasion de donner des valeurs aux caractèristiques (propriétés) de son occurence, car celle-ci est réelle, elle est construite. Et ce programmeur, ayant à disposition un Objet réel, il pourra utiliser à son profit ses fonctionnalités (ses méthodes). </text:span><text:span text:style-name="Strong_20_Emphasis"><text:span text:style-name="T8">Cette occurence est un Objet</text:span></text:span></text:p>
        </text:list-item>
        <text:list-item>
          <text:p text:style-name="P79">Au final, on peut dire qu'on crée une occurence à partir d'un modèle.</text:p>
        </text:list-item>
        <text:list-item>
          <text:p text:style-name="P79">On peut dire donc qu'on crée un Objet à partir d'une Classe.</text:p>
        </text:list-item>
      </text:list>
      <text:p text:style-name="P23">Voilà, j'espère que vous avez admis ce concept.</text:p>
      <text:p text:style-name="P14">Maintenant il faut que nous utilisions un vocabulaire adapté.</text:p>
      <text:list xml:id="list294979099" text:style-name="L30">
        <text:list-item>
          <text:p text:style-name="P80"><text:soft-page-break/>Une CLASSE est composée de PROPRIETES et de METHODES</text:p>
        </text:list-item>
        <text:list-item>
          <text:p text:style-name="P80">Un OBJET est INSTANCIÉ à partir d'une CLASSE</text:p>
        </text:list-item>
        <text:list-item>
          <text:p text:style-name="P80">Cette opération s'appelle l'INSTANCIATION</text:p>
        </text:list-item>
      </text:list>
      <text:p text:style-name="P14">Si à partir de maintenant, vous m'entendez encore parler d'objet quand je devrais parler de classe, ou de fontionnalités quand je devrais parler de méthodes, alors, je mettrai 100 F dans le petit cochon... !</text:p>
      <text:p text:style-name="P16"><draw:a xlink:type="simple" xlink:href="https://cours.3wa.fr/3wa-v2/dev/raw/master/PHP2/PHP2.2/01.%20Classes/images/object-class.png"><draw:frame draw:style-name="fr1" draw:name="Image36" text:anchor-type="as-char" svg:width="2.05cm" svg:height="1.051cm" draw:z-index="36"><draw:image xlink:href="https://cours.3wa.fr/3wa-v2/dev/raw/master/PHP2/PHP2.2/01.%20Classes/images/object-class.png" xlink:type="simple" xlink:show="embed" xlink:actuate="onLoad"/><svg:title>CLASSES VS OBJETS</svg:title></draw:frame></draw:a></text:p>
      <text:section text:style-name="Sect1" text:name="comment-cr%C3%A9er-une-classe-">
        <text:h text:style-name="P19" text:outline-level="3">Comment créer une Classe ?</text:h>
      </text:section>
      <text:p text:style-name="P12">Très facilement, du moment que vous savez écrire avec un clavier ;-)</text:p>
      <text:p text:style-name="P14">Voici le code minimaliste de création d'une classe Personne :</text:p>
      <text:p text:style-name="P9"><text:span text:style-name="Source_20_Text"><text:span text:style-name="T10">class Personne {</text:span></text:span></text:p>
      <text:p text:style-name="P9"/>
      <text:p text:style-name="P9"><text:span text:style-name="Source_20_Text"><text:span text:style-name="T10">}</text:span></text:span></text:p>
      <text:p text:style-name="P23">Cette classe ne fait pas grand chose, mais maintenant qu'elle est créée, tout le monde peut l'utiliser.</text:p>
      <text:p text:style-name="P14">Essayons maintenant d'alimenter cette classe avec un peu de contenu (quelques propriétés et quelques méthodes...)</text:p>
      <text:p text:style-name="P9"><text:span text:style-name="Source_20_Text"><text:span text:style-name="T10">class Personne {</text:span></text:span></text:p>
      <text:p text:style-name="P9"><text:span text:style-name="Source_20_Text"><text:span text:style-name="T12"><text:s text:c="8"/></text:span></text:span><text:span text:style-name="Source_20_Text"><text:span text:style-name="T10">public $nom;</text:span></text:span></text:p>
      <text:p text:style-name="P9"><text:span text:style-name="Source_20_Text"><text:span text:style-name="T12"><text:s text:c="8"/></text:span></text:span><text:span text:style-name="Source_20_Text"><text:span text:style-name="T10">public $prenom;</text:span></text:span></text:p>
      <text:p text:style-name="P9"><text:span text:style-name="Source_20_Text"><text:span text:style-name="T12"><text:s text:c="8"/></text:span></text:span><text:span text:style-name="Source_20_Text"><text:span text:style-name="T10">...</text:span></text:span></text:p>
      <text:p text:style-name="P9"><text:span text:style-name="Source_20_Text"><text:span text:style-name="T12"><text:s text:c="8"/></text:span></text:span></text:p>
      <text:p text:style-name="P9"><text:span text:style-name="Source_20_Text"><text:span text:style-name="T12"><text:s text:c="8"/></text:span></text:span><text:span text:style-name="Source_20_Text"><text:span text:style-name="T10">public function manger($quoi){</text:span></text:span></text:p>
      <text:p text:style-name="P9"><text:span text:style-name="Source_20_Text"><text:span text:style-name="T12"><text:s text:c="8"/></text:span></text:span><text:span text:style-name="Source_20_Text"><text:span text:style-name="T10">...</text:span></text:span></text:p>
      <text:p text:style-name="P9"><text:span text:style-name="Source_20_Text"><text:span text:style-name="T12"><text:s text:c="8"/></text:span></text:span><text:span text:style-name="Source_20_Text"><text:span text:style-name="T10">}</text:span></text:span></text:p>
      <text:p text:style-name="P9"><text:span text:style-name="Source_20_Text"><text:span text:style-name="T12"><text:s text:c="8"/></text:span></text:span></text:p>
      <text:p text:style-name="P9"><text:span text:style-name="Source_20_Text"><text:span text:style-name="T10">}</text:span></text:span></text:p>
      <text:p text:style-name="P18"><text:span text:style-name="Strong_20_Emphasis"><text:span text:style-name="T8">Facile , non ?</text:span></text:span></text:p>
      <text:p text:style-name="P18"><text:span text:style-name="Emphasis"><text:span text:style-name="T4">Nous verrons dans les prochains chapitres comment améliorer cette classe</text:span></text:span><text:span text:style-name="T4">.</text:span></text:p>
      <text:section text:style-name="Sect1" text:name="instancier-cette-classe">
        <text:h text:style-name="P19" text:outline-level="3">instancier cette classe</text:h>
      </text:section>
      <text:p text:style-name="P24">Maintenant que nous savons créer une classe, voyons comment un programmeur pourra l'utiliser.</text:p>
      <text:p text:style-name="P18"><text:span text:style-name="T4">Là aussi, rien de plus simple, grâce à la primitive </text:span><text:span text:style-name="Strong_20_Emphasis"><text:span text:style-name="T8">new</text:span></text:span><text:span text:style-name="T4"> de PHP.</text:span></text:p>
      <text:p text:style-name="P9"><text:span text:style-name="Source_20_Text"><text:span text:style-name="T10">...</text:span></text:span></text:p>
      <text:p text:style-name="P9"><text:span text:style-name="Source_20_Text"><text:span text:style-name="T10">$Mimie = new Personne();</text:span></text:span></text:p>
      <text:p text:style-name="P9"><text:soft-page-break/><text:span text:style-name="Source_20_Text"><text:span text:style-name="T10">$Mimie-&gt;nom = "Duflot";</text:span></text:span></text:p>
      <text:p text:style-name="P9"><text:span text:style-name="Source_20_Text"><text:span text:style-name="T10">$Mimie-&gt;prenom = "Emilie";</text:span></text:span></text:p>
      <text:p text:style-name="P9"><text:span text:style-name="Source_20_Text"><text:span text:style-name="T10">$Mimie-&gt;manger("Mirabelles");</text:span></text:span></text:p>
      <text:p text:style-name="P9"><text:span text:style-name="Source_20_Text"><text:span text:style-name="T10">...</text:span></text:span></text:p>
      <text:p text:style-name="P18"><text:span text:style-name="T4">La primitive </text:span><text:span text:style-name="Strong_20_Emphasis"><text:span text:style-name="T8">new</text:span></text:span><text:span text:style-name="T4"> a comme principal objectif de </text:span><text:span text:style-name="Strong_20_Emphasis"><text:span text:style-name="T8">construire un objet</text:span></text:span><text:span text:style-name="T4"> selon le modéle fourni en argument.</text:span></text:p>
      <text:p text:style-name="P18"><text:span text:style-name="T4">Ici, on a créé une variable ($Mimie - appelée </text:span><text:span text:style-name="Strong_20_Emphasis"><text:span text:style-name="T8">variable d'instance</text:span></text:span><text:span text:style-name="T4">) par construction (concrétisation) d'un modèle (Personne);</text:span></text:p>
      <text:p text:style-name="P23">Nous parlerons des parenthèses placées derrière le nom de la classe au 3eme chapitre de ce cours (les constructeurs).</text:p>
      <text:h text:style-name="P3" text:outline-level="2">2. Propriétés Typées</text:h>
      <text:section text:style-name="Sect1" text:name="Section35">
        <text:p text:style-name="Text_20_body"><text:bookmark text:name="le-relationnel8"/></text:p>
      </text:section>
      <text:section text:style-name="Sect1" text:name="Section36">
        <text:p text:style-name="Text_20_body"><text:bookmark text:name="modele-vue-controleur1"/></text:p>
      </text:section>
      <text:section text:style-name="Sect1" text:name="les-propri%C3%A9t%C3%A9s-typ%C3%A9es">
        <text:h text:style-name="P6" text:outline-level="2">Les PROPRIÉTÉS TYPÉES</text:h>
      </text:section>
      <text:p text:style-name="P18"><text:span text:style-name="Strong_20_Emphasis"><text:span text:style-name="T9">(ou comment programmer au 21eme siécle (suite))</text:span></text:span></text:p>
      <text:p text:style-name="P18"><text:span text:style-name="T4">Les </text:span><text:span text:style-name="Strong_20_Emphasis"><text:span text:style-name="T8">propriétés</text:span></text:span><text:span text:style-name="T4"> des classes supportent désormais (à partir de PHP 7.4) la </text:span><text:span text:style-name="Strong_20_Emphasis"><text:span text:style-name="T8">déclaration du type</text:span></text:span><text:span text:style-name="T4">.</text:span></text:p>
      <text:p text:style-name="P9"><text:span text:style-name="Source_20_Text"><text:span text:style-name="T10">&lt;?php</text:span></text:span></text:p>
      <text:p text:style-name="P9"><text:span text:style-name="Source_20_Text"><text:span text:style-name="T10">class Personne {</text:span></text:span></text:p>
      <text:p text:style-name="P9"><text:span text:style-name="Source_20_Text"><text:span text:style-name="T12"><text:s text:c="4"/></text:span></text:span><text:span text:style-name="Source_20_Text"><text:span text:style-name="T10">public int $id;</text:span></text:span></text:p>
      <text:p text:style-name="P9"><text:span text:style-name="Source_20_Text"><text:span text:style-name="T12"><text:s text:c="4"/></text:span></text:span><text:span text:style-name="Source_20_Text"><text:span text:style-name="T10">public string $nom;</text:span></text:span></text:p>
      <text:p text:style-name="P9"><text:span text:style-name="Source_20_Text"><text:span text:style-name="T12"><text:s text:c="4"/></text:span></text:span><text:span text:style-name="Source_20_Text"><text:span text:style-name="T10">public string $prenom;</text:span></text:span></text:p>
      <text:p text:style-name="P9"><text:span text:style-name="Source_20_Text"><text:span text:style-name="T12"><text:s text:c="8"/></text:span></text:span><text:span text:style-name="Source_20_Text"><text:span text:style-name="T10">...</text:span></text:span></text:p>
      <text:p text:style-name="P9"><text:span text:style-name="Source_20_Text"><text:span text:style-name="T10">}</text:span></text:span></text:p>
      <text:p text:style-name="P9"><text:span text:style-name="Source_20_Text"><text:span text:style-name="T10">?&gt;</text:span></text:span></text:p>
      <text:p text:style-name="P16"><draw:a xlink:type="simple" xlink:href="https://cours.3wa.fr/3wa-v2/dev/raw/master/PHP2/PHP2.2/02.%20Propriétés%20typées/images/typed.png"><draw:frame draw:style-name="fr1" draw:name="Image37" text:anchor-type="as-char" svg:width="2.05cm" svg:height="1.051cm" draw:z-index="37"><draw:image xlink:href="https://cours.3wa.fr/3wa-v2/dev/raw/master/PHP2/PHP2.2/02.%20Propriétés%20typées/images/typed.png" xlink:type="simple" xlink:show="embed" xlink:actuate="onLoad"/><svg:title>Propriétés typées</svg:title></draw:frame></draw:a></text:p>
      <text:p text:style-name="P14">Comme vous le constatez, nous pouvons maintenant (comme dans les langages de programmation modernes) déclarer le type de la propriété.</text:p>
      <text:p text:style-name="P23">Ceci aura comme effet primordial de restreindre le type de données que nous pourrons lui associer, aux données précisement de ce tyhpe.</text:p>
      <text:p text:style-name="P14">Note :</text:p>
      <text:list xml:id="list4180148152" text:style-name="L31">
        <text:list-item>
          <text:p text:style-name="P81">Ceci n'est valable que dans les définitions de classes</text:p>
        </text:list-item>
        <text:list-item>
          <text:p text:style-name="P98"><text:span text:style-name="T4">Tous les types sont autorisés sauf </text:span><text:span text:style-name="Emphasis"><text:span text:style-name="T4">collable</text:span></text:span></text:p>
        </text:list-item>
      </text:list>
      <text:section text:style-name="Sect1" text:name="etat-uninitialized">
        <text:h text:style-name="P19" text:outline-level="3"><text:soft-page-break/>Etat uninitialized</text:h>
      </text:section>
      <text:p text:style-name="P12">Comme vous pouvez le constater, je n'ai pas initialisé les variables.</text:p>
      <text:p text:style-name="P18"><text:span text:style-name="T4">Ce qui, implicitement, nous améne à constater qu'il existe maintenant un nouvel état d'une variable : l'état </text:span><text:span text:style-name="Strong_20_Emphasis"><text:span text:style-name="T8">UNINITIALIZED</text:span></text:span><text:span text:style-name="T4">.</text:span></text:p>
      <text:p text:style-name="P18"><text:span text:style-name="T4">Si $id n'est pas initialisé, sa valeur sera simplement la valeur </text:span><text:span text:style-name="Emphasis"><text:span text:style-name="Strong_20_Emphasis"><text:span text:style-name="T8">null</text:span></text:span></text:span><text:span text:style-name="T4"> , et le compilateur ne générera une erreur que quand vous essayerez d'utiliser une variable dans cet état.</text:span></text:p>
      <text:p text:style-name="P9"><text:span text:style-name="Source_20_Text"><text:span text:style-name="T10">$nico = new Personne();</text:span></text:span></text:p>
      <text:p text:style-name="P9"><text:span text:style-name="Source_20_Text"><text:span text:style-name="T10">echo $nico-&gt;nom;</text:span></text:span></text:p>
      <text:p text:style-name="P9"/>
      <text:p text:style-name="P9"/>
      <text:p text:style-name="P9"><text:span text:style-name="Source_20_Text"><text:span text:style-name="T10">Fatal error: Uncaught Error: Typed property Personne::$nom </text:span></text:span></text:p>
      <text:p text:style-name="P9"><text:span text:style-name="Source_20_Text"><text:span text:style-name="T10">must not be accessed before initialization</text:span></text:span></text:p>
      <text:p text:style-name="P14">Il y a quatre choses importantes à se souvenir de cet état :</text:p>
      <text:list xml:id="list527480902" text:style-name="L32">
        <text:list-item>
          <text:p text:style-name="P99"><text:span text:style-name="T4">vous ne pouvez pas </text:span><text:span text:style-name="Strong_20_Emphasis"><text:span text:style-name="T8">lire</text:span></text:span><text:span text:style-name="T4"> une variable dans cet état</text:span></text:p>
        </text:list-item>
        <text:list-item>
          <text:p text:style-name="P99"><text:span text:style-name="T4">Puisque cet état n'est vérifié qu'à l'exécution, cela veut dire que vous pouvez écrire une classe comportant des propriétés non initialisées, même de type non </text:span><text:span text:style-name="Emphasis"><text:span text:style-name="T4">nullable</text:span></text:span></text:p>
        </text:list-item>
        <text:list-item>
          <text:p text:style-name="P82">Vous devez écrire dans de telles propriétés avant de les lire</text:p>
        </text:list-item>
        <text:list-item>
          <text:p text:style-name="P99"><text:span text:style-name="T4">Utiliser </text:span><text:span text:style-name="Strong_20_Emphasis"><text:span text:style-name="T8">unset</text:span></text:span><text:span text:style-name="T4"> sur une propriété typée la mettra à l'état </text:span><text:span text:style-name="Strong_20_Emphasis"><text:span text:style-name="T8">uninitialized</text:span></text:span><text:span text:style-name="T4">, alors que utiliser </text:span><text:span text:style-name="Strong_20_Emphasis"><text:span text:style-name="T8">unset</text:span></text:span><text:span text:style-name="T4"> sur une propriété non typée la mettra à </text:span><text:span text:style-name="Strong_20_Emphasis"><text:span text:style-name="T8">null</text:span></text:span><text:span text:style-name="T4">.</text:span></text:p>
        </text:list-item>
      </text:list>
      <text:section text:style-name="Sect1" text:name="strict-type">
        <text:h text:style-name="P19" text:outline-level="3">Strict type</text:h>
      </text:section>
      <text:p text:style-name="P12">PHP, étant le langage dynamique que nous aimons et détestons, tentera de contraindre ou de convertir les types chaque fois que cela sera possible.</text:p>
      <text:p text:style-name="P23">Supposons que vous passiez une chaîne de caractères là où vous attendez un entier, PHP essaiera de convertir cette chaîne automatiquement, ce qui posera certainement un problème de logique dans votre code.</text:p>
      <text:p text:style-name="P18"><text:span text:style-name="T4">Si vous n'aimez pas ce comportement, vous pouvez le désactiver en déclarant des </text:span><text:span text:style-name="Strong_20_Emphasis"><text:span text:style-name="T8">types stricts</text:span></text:span><text:span text:style-name="T4"> :</text:span></text:p>
      <text:p text:style-name="P9"><text:span text:style-name="Source_20_Text"><text:span text:style-name="T10">declare(strict_types=1);</text:span></text:span></text:p>
      <text:p text:style-name="P9"><text:span text:style-name="Source_20_Text"><text:span text:style-name="T10">...</text:span></text:span></text:p>
      <text:p text:style-name="P9"><text:span text:style-name="Source_20_Text"><text:span text:style-name="T10">$mimie = new Pesonne;</text:span></text:span></text:p>
      <text:p text:style-name="P9"><text:span text:style-name="Source_20_Text"><text:span text:style-name="T10">$mimie-&gt;id = '1'; </text:span></text:span></text:p>
      <text:p text:style-name="P9"/>
      <text:p text:style-name="P9"><text:span text:style-name="Source_20_Text"><text:span text:style-name="T10">Fatal error: Uncaught TypeError: </text:span></text:span></text:p>
      <text:p text:style-name="P9"><text:span text:style-name="Source_20_Text"><text:span text:style-name="T10">Typed property Personne::$id must be int, string used</text:span></text:span></text:p>
      <text:p text:style-name="P18"><text:span text:style-name="Strong_20_Emphasis"><text:span text:style-name="T8">Nous préconisons fortement ce mode opératoire</text:span></text:span><text:span text:style-name="T4">.</text:span></text:p>
      <text:h text:style-name="P27" text:outline-level="2"><text:soft-page-break/>3. Constructeur</text:h>
      <text:section text:style-name="Sect1" text:name="Section37">
        <text:p text:style-name="Text_20_body"><text:bookmark text:name="le-relationnel9"/></text:p>
      </text:section>
      <text:section text:style-name="Sect1" text:name="Section38">
        <text:p text:style-name="Text_20_body"><text:bookmark text:name="modele-vue-controleur2"/></text:p>
      </text:section>
      <text:section text:style-name="Sect1" text:name="construction-et-destruction-dun-objet">
        <text:h text:style-name="P6" text:outline-level="2">Construction et destruction d'un objet</text:h>
      </text:section>
      <text:p text:style-name="P18"><text:span text:style-name="Strong_20_Emphasis"><text:span text:style-name="T9">(ou comment savoir construire et détruire des objets, mais avec style )</text:span></text:span></text:p>
      <text:p text:style-name="P16"><draw:a xlink:type="simple" xlink:href="https://cours.3wa.fr/3wa-v2/dev/raw/master/PHP2/PHP2.2/03.%20Constructeur/images/cons.png"><draw:frame draw:style-name="fr1" draw:name="Image38" text:anchor-type="as-char" svg:width="2.05cm" svg:height="1.051cm" draw:z-index="38"><draw:image xlink:href="https://cours.3wa.fr/3wa-v2/dev/raw/master/PHP2/PHP2.2/03.%20Constructeur/images/cons.png" xlink:type="simple" xlink:show="embed" xlink:actuate="onLoad"/><svg:title>Constructeur</svg:title></draw:frame></draw:a></text:p>
      <text:p text:style-name="P25"><text:span text:style-name="Emphasis"><text:span text:style-name="T4">Remarque liminaire</text:span></text:span><text:span text:style-name="T4"> : Nous ne parlerons pas ici des anciens mécanismes des anciennes versions de PHP (avant PHP 5.3.3) qui sont devenus quasi obsolètes.</text:span></text:p>
      <text:section text:style-name="Sect1" text:name="constructeur">
        <text:h text:style-name="P19" text:outline-level="3">Constructeur</text:h>
      </text:section>
      <text:p text:style-name="P12">PHP permet aux développeurs de déclarer des constructeurs pour les classes.</text:p>
      <text:p text:style-name="P18"><text:span text:style-name="T4">Le </text:span><text:span text:style-name="Strong_20_Emphasis"><text:span text:style-name="T8">constructeur</text:span></text:span><text:span text:style-name="T4"> est une méthode particulière, qui, </text:span><text:span text:style-name="Emphasis"><text:span text:style-name="T4">lorsqu'elle existe</text:span></text:span><text:span text:style-name="T4">, est appelée implicitement au moment de l'instanciation de l'objet (on peut dire, au moment où on fait le </text:span><text:span text:style-name="Strong_20_Emphasis"><text:span text:style-name="T8">new</text:span></text:span><text:span text:style-name="T4"> ), et qui a la signature :</text:span></text:p>
      <text:p text:style-name="P9"><text:span text:style-name="Source_20_Text"><text:span text:style-name="T12"><text:s/></text:span></text:span><text:span text:style-name="Source_20_Text"><text:span text:style-name="T10">__construct ( [paramètres] ) : void</text:span></text:span></text:p>
      <text:p text:style-name="P18"><text:span text:style-name="T4">Les classes appellent la </text:span><text:span text:style-name="Strong_20_Emphasis"><text:span text:style-name="T8">méthode constructeur</text:span></text:span><text:span text:style-name="T4"> à chaque création d'une nouvelle instance de l'objet, ce qui est intéressant pour initialiser l'objet avant que celui-ci puisse être utilisé.</text:span></text:p>
      <text:p text:style-name="P23">Note: Les constructeurs parents ne sont pas appelés implicitement si la classe enfant définit un constructeur. Si vous voulez utiliser un constructeur parent, il sera nécessaire de faire appel à parent::__construct() depuis le constructeur enfant, de cette façon :</text:p>
      <text:p text:style-name="P9"><text:span text:style-name="Source_20_Text"><text:span text:style-name="T10">class Personne {</text:span></text:span></text:p>
      <text:p text:style-name="P9"><text:span text:style-name="Source_20_Text"><text:span text:style-name="T12"><text:s text:c="4"/></text:span></text:span><text:span text:style-name="Source_20_Text"><text:span text:style-name="T10">function __construct() {</text:span></text:span></text:p>
      <text:p text:style-name="P9"><text:span text:style-name="Source_20_Text"><text:span text:style-name="T12"><text:s text:c="8"/></text:span></text:span><text:span text:style-name="Source_20_Text"><text:span text:style-name="T10">echo "Je suis dans le constructeur de Personne\n";</text:span></text:span></text:p>
      <text:p text:style-name="P9"><text:span text:style-name="Source_20_Text"><text:span text:style-name="T12"><text:s text:c="4"/></text:span></text:span><text:span text:style-name="Source_20_Text"><text:span text:style-name="T10">}</text:span></text:span></text:p>
      <text:p text:style-name="P9"><text:span text:style-name="Source_20_Text"><text:span text:style-name="T10">}</text:span></text:span></text:p>
      <text:p text:style-name="P9"/>
      <text:p text:style-name="P9"><text:span text:style-name="Source_20_Text"><text:span text:style-name="T10">class Auditeur extends Personne {</text:span></text:span></text:p>
      <text:p text:style-name="P9"><text:span text:style-name="Source_20_Text"><text:span text:style-name="T12"><text:s text:c="4"/></text:span></text:span><text:span text:style-name="Source_20_Text"><text:span text:style-name="T10">function __construct() {</text:span></text:span></text:p>
      <text:p text:style-name="P9"><text:span text:style-name="Source_20_Text"><text:span text:style-name="T12"><text:s text:c="8"/></text:span></text:span><text:span text:style-name="Source_20_Text"><text:span text:style-name="T10">parent::__construct();</text:span></text:span></text:p>
      <text:p text:style-name="P9"><text:span text:style-name="Source_20_Text"><text:span text:style-name="T12"><text:s text:c="8"/></text:span></text:span><text:span text:style-name="Source_20_Text"><text:span text:style-name="T10">echo "Je suis dans le constructeur d'un étudiant\n";</text:span></text:span></text:p>
      <text:p text:style-name="P9"><text:span text:style-name="Source_20_Text"><text:span text:style-name="T12"><text:s text:c="4"/></text:span></text:span><text:span text:style-name="Source_20_Text"><text:span text:style-name="T10">}</text:span></text:span></text:p>
      <text:p text:style-name="P9"><text:span text:style-name="Source_20_Text"><text:span text:style-name="T10">}</text:span></text:span></text:p>
      <text:p text:style-name="P9"/>
      <text:p text:style-name="P9"><text:span text:style-name="Source_20_Text"><text:span text:style-name="T10">$toto = new Auditeur();</text:span></text:span></text:p>
      <text:p text:style-name="P9"/>
      <text:section text:style-name="Sect1" text:name="destructeur">
        <text:h text:style-name="P19" text:outline-level="3"><text:soft-page-break/>Destructeur</text:h>
      </text:section>
      <text:p text:style-name="P12">(Non, Conan ne pratiquait pas le PHP)</text:p>
      <text:p text:style-name="P18"><text:span text:style-name="T4">Le </text:span><text:span text:style-name="Strong_20_Emphasis"><text:span text:style-name="T8">destructeur</text:span></text:span><text:span text:style-name="T4"> est une méthode, qui </text:span><text:span text:style-name="Emphasis"><text:span text:style-name="T4">lorsqu'elle existe</text:span></text:span><text:span text:style-name="T4">, est appelée implicitement au moment où le système demande à l'objet de se supprimer de la mémoire.</text:span></text:p>
      <text:p text:style-name="P23">Le destructeur de l'objet est appelé quand l'objet est devenu inutile (gestion interne du serveur d'appication) ou lorsque le script s'arrête.</text:p>
      <text:p text:style-name="P14">La signature de cette méthode destructeur est (on pourrait s'en douter):</text:p>
      <text:p text:style-name="P9"><text:span text:style-name="Source_20_Text"><text:span text:style-name="T12"><text:s/></text:span></text:span><text:span text:style-name="Source_20_Text"><text:span text:style-name="T10">__destruct () : void</text:span></text:span></text:p>
      <text:p text:style-name="P14">Tout comme le constructeur, le destructeur parent ne sera pas appelé implicitement , et donc il faudra l'appeler explicitement.</text:p>
      <text:p text:style-name="P9"><text:span text:style-name="Source_20_Text"><text:span text:style-name="T12"><text:s/></text:span></text:span><text:span text:style-name="Source_20_Text"><text:span text:style-name="T10">...</text:span></text:span></text:p>
      <text:p text:style-name="P9"><text:span text:style-name="Source_20_Text"><text:span text:style-name="T12"><text:s/></text:span></text:span><text:span text:style-name="Source_20_Text"><text:span text:style-name="T10">parent::__destruct();</text:span></text:span></text:p>
      <text:p text:style-name="P33"/>
      <text:p text:style-name="P18"><text:span text:style-name="T4">Si vous avez l'habitude d'autres langages Orientés Objets (comme C++) ou Objets (comme Java), vous serez probablement surpris car </text:span><text:span text:style-name="Strong_20_Emphasis"><text:span text:style-name="T8">PHP ne supporte pas la surcharge de méthodes</text:span></text:span><text:span text:style-name="T4">.</text:span></text:p>
      <text:p text:style-name="P25"><text:span text:style-name="T4">En PHP, vous ne pouvez pas avoir deux méthodes portant le même nom, mais avec une liste d'arguments diffèrents. Cela implique donc mécaniquement que vous ne pouvez avoir qu'</text:span><text:span text:style-name="Strong_20_Emphasis"><text:span text:style-name="T8">UN constructeur</text:span></text:span><text:span text:style-name="T4">, et </text:span><text:span text:style-name="Strong_20_Emphasis"><text:span text:style-name="T8">UN destructeur</text:span></text:span><text:span text:style-name="T4">...</text:span></text:p>
      <text:p text:style-name="Text_20_body"><text:line-break/><text:span text:style-name="T22">4. Visibilité</text:span></text:p>
      <text:section text:style-name="Sect1" text:name="Section39">
        <text:p text:style-name="Text_20_body"><text:bookmark text:name="le-relationnel10"/></text:p>
      </text:section>
      <text:section text:style-name="Sect1" text:name="Section40">
        <text:p text:style-name="Text_20_body"><text:bookmark text:name="modele-vue-controleur3"/></text:p>
      </text:section>
      <text:section text:style-name="Sect1" text:name="visibilit%C3%A9-du-patrimoine-dun-objet">
        <text:h text:style-name="P6" text:outline-level="2">Visibilité du patrimoine d'un objet</text:h>
      </text:section>
      <text:p text:style-name="P18"><text:span text:style-name="Strong_20_Emphasis"><text:span text:style-name="T9">(ou comment savoir cacher le contenu d'un objet, à l'insu de son plein gré )</text:span></text:span></text:p>
      <text:p text:style-name="P16"><draw:a xlink:type="simple" xlink:href="https://cours.3wa.fr/3wa-v2/dev/raw/master/PHP2/PHP2.2/04.%20Visibilité/images/visibility.png"><draw:frame draw:style-name="fr1" draw:name="Image39" text:anchor-type="as-char" svg:width="2.05cm" svg:height="1.051cm" draw:z-index="39"><draw:image xlink:href="https://cours.3wa.fr/3wa-v2/dev/raw/master/PHP2/PHP2.2/04.%20Visibilité/images/visibility.png" xlink:type="simple" xlink:show="embed" xlink:actuate="onLoad"/><svg:title>visibilité</svg:title></draw:frame></draw:a></text:p>
      <text:p text:style-name="P18"><text:span text:style-name="T4">La </text:span><text:span text:style-name="Strong_20_Emphasis"><text:span text:style-name="T8">visibilité</text:span></text:span><text:span text:style-name="T4"> d'une classe définit (comme son nom semble l'indiquer) les limites d'utilisation du patrimoine d'une classe (de ses propriétés et/ou méthodes, auquel il faut maintenant ajouter les constantes).</text:span></text:p>
      <text:p text:style-name="P23">L'image ci-dessus est suffisament parlante, mais nous allons reprendre ces points.</text:p>
      <text:section text:style-name="Sect1" text:name="public">
        <text:h text:style-name="P19" text:outline-level="3">public</text:h>
      </text:section>
      <text:p text:style-name="P18"><text:span text:style-name="T6">Cette visibilité par défaut (en PHP, très diffèrent des autres langages pour lesquels ce défaut serait plutôt "private"), donne accès </text:span><text:span text:style-name="Strong_20_Emphasis"><text:span text:style-name="T9">A TOUS LES AUTRES CODES</text:span></text:span><text:span text:style-name="T6">, donc au code du programmeur notamment.</text:span></text:p>
      <text:p text:style-name="P9"><text:span text:style-name="Source_20_Text"><text:span text:style-name="T10">class Vehicule {</text:span></text:span></text:p>
      <text:p text:style-name="P9"><text:soft-page-break/><text:span text:style-name="Source_20_Text"><text:span text:style-name="T12"><text:s text:c="8"/></text:span></text:span><text:span text:style-name="Source_20_Text"><text:span text:style-name="T10">public int $puissance = 12;</text:span></text:span></text:p>
      <text:p text:style-name="P9"><text:span text:style-name="Source_20_Text"><text:span text:style-name="T10">}</text:span></text:span></text:p>
      <text:p text:style-name="P9"><text:span text:style-name="Source_20_Text"><text:span text:style-name="T12"><text:s text:c="8"/></text:span></text:span></text:p>
      <text:p text:style-name="P9"><text:span text:style-name="Source_20_Text"><text:span text:style-name="T10">class Voiture extends Vehicule {</text:span></text:span></text:p>
      <text:p text:style-name="P9"><text:span text:style-name="Source_20_Text"><text:span text:style-name="T12"><text:s text:c="8"/></text:span></text:span><text:span text:style-name="Source_20_Text"><text:span text:style-name="T10">public string $marque = "Volvo";</text:span></text:span></text:p>
      <text:p text:style-name="P9"><text:span text:style-name="Source_20_Text"><text:span text:style-name="T12"><text:s text:c="8"/></text:span></text:span><text:span text:style-name="Source_20_Text"><text:span text:style-name="T10">public function affiche(){</text:span></text:span></text:p>
      <text:p text:style-name="P9"><text:span text:style-name="Source_20_Text"><text:span text:style-name="T12"><text:s text:c="16"/></text:span></text:span><text:span text:style-name="Source_20_Text"><text:span text:style-name="T10">echo $this-&gt;puissance; <text:s text:c="9"/>// ne génére aucune erreur</text:span></text:span></text:p>
      <text:p text:style-name="P9"><text:span text:style-name="Source_20_Text"><text:span text:style-name="T12"><text:s text:c="8"/></text:span></text:span><text:span text:style-name="Source_20_Text"><text:span text:style-name="T10">}</text:span></text:span></text:p>
      <text:p text:style-name="P9"><text:span text:style-name="Source_20_Text"><text:span text:style-name="T10">}</text:span></text:span></text:p>
      <text:p text:style-name="P9"><text:span text:style-name="Source_20_Text"><text:span text:style-name="T12"><text:s text:c="8"/></text:span></text:span></text:p>
      <text:p text:style-name="P9"><text:span text:style-name="Source_20_Text"><text:span text:style-name="T10">$maCaisse = new Voiture();</text:span></text:span></text:p>
      <text:p text:style-name="P9"><text:span text:style-name="Source_20_Text"><text:span text:style-name="T10">echo $maCaisse-&gt;marque; <text:s text:c="32"/>// ne générera aucune erreur</text:span></text:span></text:p>
      <text:p text:style-name="P9"><text:span text:style-name="Source_20_Text"><text:span text:style-name="T10">echo $maCaisse-&gt;puissance; <text:s text:c="21"/>// ne générera aucune erreur</text:span></text:span></text:p>
      <text:p text:style-name="P9"><text:span text:style-name="Source_20_Text"><text:span text:style-name="T10">$maCaisse-&gt;affiche(); <text:s text:c="26"/>// ne générera aucune erreur</text:span></text:span></text:p>
      <text:section text:style-name="Sect1" text:name="private">
        <text:h text:style-name="P19" text:outline-level="3">private</text:h>
      </text:section>
      <text:p text:style-name="P12">Cette visibilité est la plus restrictive.</text:p>
      <text:p text:style-name="P23">Elle ne donne accès à ses éléments qu'à la classe elle même, mais certainement pas aux autres classes, y compris celles héritant de celle-ci.</text:p>
      <text:p text:style-name="P9"><text:span text:style-name="Source_20_Text"><text:span text:style-name="T10">class Vehicule {</text:span></text:span></text:p>
      <text:p text:style-name="P9"><text:span text:style-name="Source_20_Text"><text:span text:style-name="T12"><text:s text:c="8"/></text:span></text:span><text:span text:style-name="Source_20_Text"><text:span text:style-name="T10">private int $puissance = 12;</text:span></text:span></text:p>
      <text:p text:style-name="P9"><text:span text:style-name="Source_20_Text"><text:span text:style-name="T10">}</text:span></text:span></text:p>
      <text:p text:style-name="P9"><text:span text:style-name="Source_20_Text"><text:span text:style-name="T12"><text:s text:c="8"/></text:span></text:span></text:p>
      <text:p text:style-name="P9"><text:span text:style-name="Source_20_Text"><text:span text:style-name="T10">class Voiture extends Vehicule {</text:span></text:span></text:p>
      <text:p text:style-name="P9"><text:span text:style-name="Source_20_Text"><text:span text:style-name="T12"><text:s text:c="8"/></text:span></text:span><text:span text:style-name="Source_20_Text"><text:span text:style-name="T10">public string $marque = "Volvo";</text:span></text:span></text:p>
      <text:p text:style-name="P9"><text:span text:style-name="Source_20_Text"><text:span text:style-name="T12"><text:s text:c="8"/></text:span></text:span><text:span text:style-name="Source_20_Text"><text:span text:style-name="T10">public function affiche(){</text:span></text:span></text:p>
      <text:p text:style-name="P9"><text:span text:style-name="Source_20_Text"><text:span text:style-name="T12"><text:s text:c="16"/></text:span></text:span><text:span text:style-name="Source_20_Text"><text:span text:style-name="T10">echo $this-&gt;puissance; <text:s text:c="9"/>// <text:s/>génére une erreur</text:span></text:span></text:p>
      <text:p text:style-name="P9"><text:span text:style-name="Source_20_Text"><text:span text:style-name="T12"><text:s text:c="8"/></text:span></text:span><text:span text:style-name="Source_20_Text"><text:span text:style-name="T10">}</text:span></text:span></text:p>
      <text:p text:style-name="P9"><text:span text:style-name="Source_20_Text"><text:span text:style-name="T10">}</text:span></text:span></text:p>
      <text:p text:style-name="P9"><text:span text:style-name="Source_20_Text"><text:span text:style-name="T12"><text:s text:c="8"/></text:span></text:span></text:p>
      <text:p text:style-name="P9"><text:span text:style-name="Source_20_Text"><text:span text:style-name="T10">$maCaisse = new Voiture();</text:span></text:span></text:p>
      <text:p text:style-name="P9"><text:span text:style-name="Source_20_Text"><text:span text:style-name="T10">echo $maCaisse-&gt;marque; <text:s text:c="32"/>// ne générera aucune erreur</text:span></text:span></text:p>
      <text:p text:style-name="P9"><text:span text:style-name="Source_20_Text"><text:span text:style-name="T10">echo $maCaisse-&gt;puissance; <text:s text:c="21"/>// génére une erreur</text:span></text:span></text:p>
      <text:p text:style-name="P9"><text:span text:style-name="Source_20_Text"><text:span text:style-name="T10">$maCaisse-&gt;affiche(); <text:s text:c="26"/>// génére une erreur</text:span></text:span></text:p>
      <text:section text:style-name="Sect1" text:name="protected">
        <text:h text:style-name="P19" text:outline-level="3">protected</text:h>
      </text:section>
      <text:p text:style-name="P12">Il s'agit là, d'un niveau de visibilité intermédiaire.</text:p>
      <text:p text:style-name="P25"><text:span text:style-name="T4">Les propriétés ou méthodes marquées </text:span><text:span text:style-name="Strong_20_Emphasis"><text:span text:style-name="T8">protected</text:span></text:span><text:span text:style-name="T4"> ne sont pas utilisables par le code utilisateur, mais le sont par les classes héritant de celle-ci.</text:span></text:p>
      <text:p text:style-name="P9"><text:span text:style-name="Source_20_Text"><text:span text:style-name="T10">class Vehicule {</text:span></text:span></text:p>
      <text:p text:style-name="P9"><text:soft-page-break/><text:span text:style-name="Source_20_Text"><text:span text:style-name="T12"><text:s text:c="8"/></text:span></text:span><text:span text:style-name="Source_20_Text"><text:span text:style-name="T10">protected int $puissance = 12;</text:span></text:span></text:p>
      <text:p text:style-name="P9"><text:span text:style-name="Source_20_Text"><text:span text:style-name="T10">}</text:span></text:span></text:p>
      <text:p text:style-name="P9"><text:span text:style-name="Source_20_Text"><text:span text:style-name="T12"><text:s text:c="8"/></text:span></text:span></text:p>
      <text:p text:style-name="P9"><text:span text:style-name="Source_20_Text"><text:span text:style-name="T10">class Voiture extends Vehicule {</text:span></text:span></text:p>
      <text:p text:style-name="P9"><text:span text:style-name="Source_20_Text"><text:span text:style-name="T12"><text:s text:c="8"/></text:span></text:span><text:span text:style-name="Source_20_Text"><text:span text:style-name="T10">public string $marque = "Volvo";</text:span></text:span></text:p>
      <text:p text:style-name="P9"><text:span text:style-name="Source_20_Text"><text:span text:style-name="T12"><text:s text:c="8"/></text:span></text:span><text:span text:style-name="Source_20_Text"><text:span text:style-name="T10">public function affiche(){</text:span></text:span></text:p>
      <text:p text:style-name="P9"><text:span text:style-name="Source_20_Text"><text:span text:style-name="T12"><text:s text:c="16"/></text:span></text:span><text:span text:style-name="Source_20_Text"><text:span text:style-name="T10">echo $this-&gt;puissance; <text:s text:c="9"/>// <text:s/>ne générera aucune erreur</text:span></text:span></text:p>
      <text:p text:style-name="P9"><text:span text:style-name="Source_20_Text"><text:span text:style-name="T12"><text:s text:c="8"/></text:span></text:span><text:span text:style-name="Source_20_Text"><text:span text:style-name="T10">}</text:span></text:span></text:p>
      <text:p text:style-name="P9"><text:span text:style-name="Source_20_Text"><text:span text:style-name="T10">}</text:span></text:span></text:p>
      <text:p text:style-name="P9"><text:span text:style-name="Source_20_Text"><text:span text:style-name="T12"><text:s text:c="8"/></text:span></text:span></text:p>
      <text:p text:style-name="P9"><text:span text:style-name="Source_20_Text"><text:span text:style-name="T10">$maCaisse = new Voiture();</text:span></text:span></text:p>
      <text:p text:style-name="P9"><text:span text:style-name="Source_20_Text"><text:span text:style-name="T10">echo $maCaisse-&gt;marque; <text:s text:c="32"/>// ne générera aucune erreur</text:span></text:span></text:p>
      <text:p text:style-name="P9"><text:span text:style-name="Source_20_Text"><text:span text:style-name="T10">echo $maCaisse-&gt;puissance; <text:s text:c="21"/>// génére une erreur</text:span></text:span></text:p>
      <text:p text:style-name="P9"><text:span text:style-name="Source_20_Text"><text:span text:style-name="T10">$maCaisse-&gt;affiche(); <text:s text:c="26"/>// ne générera aucune erreur</text:span></text:span></text:p>
      <text:section text:style-name="Sect1" text:name="pr%C3%A9cisions-concernant-la-visibilit%C3%A9-depuis-dautres-objets">
        <text:h text:style-name="P19" text:outline-level="3">Précisions concernant la visibilité depuis d'autres objets</text:h>
      </text:section>
      <text:p text:style-name="P12">La documentation officielle de PHP (V7.1) indique que :</text:p>
      <text:p text:style-name="P25"><text:span text:style-name="T4">Les </text:span><text:span text:style-name="Strong_20_Emphasis"><text:span text:style-name="T8">objets de même type</text:span></text:span><text:span text:style-name="T4"> ont accès aux membres privés et protégés les uns des autres, même s'ils ne sont pas la même instance. Ceci est dû au fait que les détails spécifiques de l'implémentation sont déjà connus en interne par ces objets.</text:span></text:p>
      <text:section text:style-name="Sect1" text:name="comment-bien-choisir-le-bon-niveau-de-visibilit%C3%A9-">
        <text:h text:style-name="P19" text:outline-level="3">Comment bien choisir le bon niveau de visibilité ?</text:h>
      </text:section>
      <text:p text:style-name="P18"><text:span text:style-name="T6">Cette problématique est relativement complexe, car </text:span><text:span text:style-name="Emphasis"><text:span text:style-name="T6">il n’y a pas de directive absolue</text:span></text:span><text:span text:style-name="T6">.</text:span></text:p>
      <text:p text:style-name="P23">De manière générale, on essaiera toujours de protéger un maximum le code de la classe vis à vis de l’extérieur et donc de définir le niveau de visibilité le plus restrictif.</text:p>
      <text:p text:style-name="P14">Mais dans ce cas, à quoi peut servir une propriété (respectivement, une méthode) si elle est privée ?</text:p>
      <text:p text:style-name="P18"><text:span text:style-name="T4">Eh bien, c'est le sujet du prochain chapitre, où nous parlerons des </text:span><text:span text:style-name="Strong_20_Emphasis"><text:span text:style-name="T8">accesseurs en PHP</text:span></text:span><text:span text:style-name="T4">.</text:span></text:p>
      <text:p text:style-name="Text_20_body"><text:line-break/><text:span text:style-name="T22">5. Encapsulation</text:span></text:p>
      <text:section text:style-name="Sect1" text:name="Section41">
        <text:p text:style-name="Text_20_body"><text:bookmark text:name="le-relationnel11"/></text:p>
      </text:section>
      <text:section text:style-name="Sect1" text:name="Section42">
        <text:p text:style-name="Text_20_body"><text:bookmark text:name="modele-vue-controleur4"/></text:p>
      </text:section>
      <text:section text:style-name="Sect1" text:name="encapsulation-et-accesseursmutateurs">
        <text:h text:style-name="P6" text:outline-level="2">ENCAPSULATION et ACCESSEURS/MUTATEURS</text:h>
      </text:section>
      <text:p text:style-name="P18"><text:span text:style-name="Strong_20_Emphasis"><text:span text:style-name="T9">(ou comment accéder malgré tout aux propriétés privées d'une classe )</text:span></text:span></text:p>
      <text:p text:style-name="P16"><draw:a xlink:type="simple" xlink:href="https://cours.3wa.fr/3wa-v2/dev/raw/master/PHP2/PHP2.2/05.%20Encapsulation/images/getter.png"><draw:frame draw:style-name="fr1" draw:name="Image40" text:anchor-type="as-char" svg:width="2.05cm" svg:height="1.051cm" draw:z-index="40"><draw:image xlink:href="https://cours.3wa.fr/3wa-v2/dev/raw/master/PHP2/PHP2.2/05.%20Encapsulation/images/getter.png" xlink:type="simple" xlink:show="embed" xlink:actuate="onLoad"/><svg:title>encapsulation</svg:title></draw:frame></draw:a></text:p>
      <text:p text:style-name="P18"><text:soft-page-break/><text:span text:style-name="T4">Comme nous l'avons vu précédemment, l'encapsulation </text:span><text:span text:style-name="Emphasis"><text:span text:style-name="T4">privée</text:span></text:span><text:span text:style-name="T4"> nous empêche d'accéder directement aux attributs privés de notre objet : seule la classe qui les contient peut les lire et y écrire. Ainsi, si vous voulez accèder à un attribut, il va falloir le demander à la classe.</text:span></text:p>
      <text:p text:style-name="P23">C'est le rôle de méthodes particulières nommées ACCESSEURS et MUTATEURS</text:p>
      <text:section text:style-name="Sect1" text:name="accesseurs">
        <text:h text:style-name="P19" text:outline-level="3">ACCESSEURS</text:h>
      </text:section>
      <text:p text:style-name="P12">C'est une méthode (publique, bien sûr) qui permet d'accèder en lecture à une propriété privée.</text:p>
      <text:p text:style-name="P25"><text:span text:style-name="T4">Dans certains langages, on appelle ces méthodes des </text:span><text:span text:style-name="Strong_20_Emphasis"><text:span text:style-name="T8">getters</text:span></text:span></text:p>
      <text:p text:style-name="P14">Par convention, un accesseur porte le même nom que l'attribut dont il retourne la valeur.</text:p>
      <text:p text:style-name="P9"><text:span text:style-name="Source_20_Text"><text:span text:style-name="T10">class Vehicule {</text:span></text:span></text:p>
      <text:p text:style-name="P9"><text:span text:style-name="Source_20_Text"><text:span text:style-name="T12"><text:s text:c="8"/></text:span></text:span><text:span text:style-name="Source_20_Text"><text:span text:style-name="T10">private int $_puissance = 12;</text:span></text:span></text:p>
      <text:p text:style-name="P9"><text:span text:style-name="Source_20_Text"><text:span text:style-name="T12"><text:s text:c="8"/></text:span></text:span><text:span text:style-name="Source_20_Text"><text:span text:style-name="T10">private string $_marque = "Volvo";</text:span></text:span></text:p>
      <text:p text:style-name="P9"><text:span text:style-name="Source_20_Text"><text:span text:style-name="T12"><text:s text:c="16"/></text:span></text:span></text:p>
      <text:p text:style-name="P9"><text:span text:style-name="Source_20_Text"><text:span text:style-name="T12"><text:s text:c="8"/></text:span></text:span><text:span text:style-name="Source_20_Text"><text:span text:style-name="T10">public function affiche(){</text:span></text:span></text:p>
      <text:p text:style-name="P9"><text:span text:style-name="Source_20_Text"><text:span text:style-name="T12"><text:s text:c="16"/></text:span></text:span><text:span text:style-name="Source_20_Text"><text:span text:style-name="T10">echo $this-&gt;_puissance; <text:s text:c="8"/></text:span></text:span></text:p>
      <text:p text:style-name="P9"><text:span text:style-name="Source_20_Text"><text:span text:style-name="T12"><text:s text:c="8"/></text:span></text:span><text:span text:style-name="Source_20_Text"><text:span text:style-name="T10">}</text:span></text:span></text:p>
      <text:p text:style-name="P9"><text:span text:style-name="Source_20_Text"><text:span text:style-name="T12"><text:s text:c="16"/></text:span></text:span></text:p>
      <text:p text:style-name="P9"><text:span text:style-name="Source_20_Text"><text:span text:style-name="T12"><text:s text:c="8"/></text:span></text:span><text:span text:style-name="Source_20_Text"><text:span text:style-name="T10">public function puissance(){ <text:s text:c="11"/>// cette méthode est un accesseur </text:span></text:span></text:p>
      <text:p text:style-name="P9"><text:span text:style-name="Source_20_Text"><text:span text:style-name="T12"><text:s text:c="16"/></text:span></text:span><text:span text:style-name="Source_20_Text"><text:span text:style-name="T10">return $this-&gt;_puissance; <text:s text:c="6"/>// elle porte le nom de la propriété</text:span></text:span></text:p>
      <text:p text:style-name="P9"><text:span text:style-name="Source_20_Text"><text:span text:style-name="T12"><text:s text:c="8"/></text:span></text:span><text:span text:style-name="Source_20_Text"><text:span text:style-name="T10">}</text:span></text:span></text:p>
      <text:p text:style-name="P9"><text:span text:style-name="Source_20_Text"><text:span text:style-name="T12"><text:s text:c="16"/></text:span></text:span></text:p>
      <text:p text:style-name="P9"><text:span text:style-name="Source_20_Text"><text:span text:style-name="T12"><text:s text:c="8"/></text:span></text:span><text:span text:style-name="Source_20_Text"><text:span text:style-name="T10">public function marque(){ <text:s text:c="22"/>// idem</text:span></text:span></text:p>
      <text:p text:style-name="P9"><text:span text:style-name="Source_20_Text"><text:span text:style-name="T12"><text:s text:c="16"/></text:span></text:span><text:span text:style-name="Source_20_Text"><text:span text:style-name="T10">return $this-&gt;_marque;</text:span></text:span></text:p>
      <text:p text:style-name="P9"><text:span text:style-name="Source_20_Text"><text:span text:style-name="T12"><text:s text:c="8"/></text:span></text:span><text:span text:style-name="Source_20_Text"><text:span text:style-name="T10">}</text:span></text:span></text:p>
      <text:p text:style-name="P9"><text:span text:style-name="Source_20_Text"><text:span text:style-name="T10">}</text:span></text:span></text:p>
      <text:p text:style-name="P9"/>
      <text:p text:style-name="P9"><text:span text:style-name="Source_20_Text"><text:span text:style-name="T12"><text:s text:c="8"/></text:span></text:span></text:p>
      <text:p text:style-name="P9"><text:span text:style-name="Source_20_Text"><text:span text:style-name="T10">$maCaisse = new Vehicule();</text:span></text:span></text:p>
      <text:p text:style-name="P9"><text:span text:style-name="Source_20_Text"><text:span text:style-name="T10">echo $maCaisse-&gt;_marque; <text:s text:c="31"/>// génére une erreur</text:span></text:span></text:p>
      <text:p text:style-name="P9"><text:span text:style-name="Source_20_Text"><text:span text:style-name="T10">echo $maCaisse-&gt;_puissance; <text:s text:c="20"/>// génére une erreur</text:span></text:span></text:p>
      <text:p text:style-name="P9"><text:span text:style-name="Source_20_Text"><text:span text:style-name="T10">echo $maCaisse-&gt;marque; <text:s text:c="40"/>// ne génére pas d'erreur</text:span></text:span></text:p>
      <text:section text:style-name="Sect1" text:name="mutateurs">
        <text:h text:style-name="P19" text:outline-level="3">MUTATEURS</text:h>
      </text:section>
      <text:p text:style-name="P12">C'est une méthode (publique, bien sûr) qui permet d'accèder en écriture à une propriété privée (donc, pour modifier sa valeur).</text:p>
      <text:p text:style-name="P25"><text:span text:style-name="T4">Dans certains langages, on appelle ces méthodes des </text:span><text:span text:style-name="Strong_20_Emphasis"><text:span text:style-name="T8">setters</text:span></text:span></text:p>
      <text:p text:style-name="P18"><text:soft-page-break/><text:span text:style-name="T4">l'intérêt majeur du mutateur est de pouvoir </text:span><text:span text:style-name="Strong_20_Emphasis"><text:span text:style-name="T8">embarquer un code de contrôle de cohérence</text:span></text:span><text:span text:style-name="T4"> de la nouvelle valeur à enregistrer.</text:span></text:p>
      <text:p text:style-name="P18"><text:span text:style-name="T4">Par convention, un mutateur porte le même nom que l'attribut, préfixé par le terme </text:span><text:span text:style-name="Strong_20_Emphasis"><text:span text:style-name="T8">set</text:span></text:span><text:span text:style-name="T4">, avec la première lettre de la propriété passé en majuscule.</text:span></text:p>
      <text:p text:style-name="P9"><text:span text:style-name="Source_20_Text"><text:span text:style-name="T10">class Vehicule {</text:span></text:span></text:p>
      <text:p text:style-name="P9"><text:span text:style-name="Source_20_Text"><text:span text:style-name="T12"><text:s text:c="8"/></text:span></text:span><text:span text:style-name="Source_20_Text"><text:span text:style-name="T10">private int $_puissance = 12;</text:span></text:span></text:p>
      <text:p text:style-name="P9"><text:span text:style-name="Source_20_Text"><text:span text:style-name="T12"><text:s text:c="8"/></text:span></text:span><text:span text:style-name="Source_20_Text"><text:span text:style-name="T10">private string $_marque = "Volvo";</text:span></text:span></text:p>
      <text:p text:style-name="P9"><text:span text:style-name="Source_20_Text"><text:span text:style-name="T12"><text:s text:c="16"/></text:span></text:span></text:p>
      <text:p text:style-name="P9"><text:span text:style-name="Source_20_Text"><text:span text:style-name="T12"><text:s text:c="8"/></text:span></text:span><text:span text:style-name="Source_20_Text"><text:span text:style-name="T10">public function affiche(){</text:span></text:span></text:p>
      <text:p text:style-name="P9"><text:span text:style-name="Source_20_Text"><text:span text:style-name="T12"><text:s text:c="16"/></text:span></text:span><text:span text:style-name="Source_20_Text"><text:span text:style-name="T10">echo $this-&gt;_puissance; <text:s text:c="8"/></text:span></text:span></text:p>
      <text:p text:style-name="P9"><text:span text:style-name="Source_20_Text"><text:span text:style-name="T12"><text:s text:c="8"/></text:span></text:span><text:span text:style-name="Source_20_Text"><text:span text:style-name="T10">}</text:span></text:span></text:p>
      <text:p text:style-name="P9"><text:span text:style-name="Source_20_Text"><text:span text:style-name="T12"><text:s text:c="16"/></text:span></text:span></text:p>
      <text:p text:style-name="P9"><text:span text:style-name="Source_20_Text"><text:span text:style-name="T12"><text:s text:c="8"/></text:span></text:span><text:span text:style-name="Source_20_Text"><text:span text:style-name="T10">public function puissance(){ <text:s text:c="11"/>// cette méthode est un accesseur </text:span></text:span></text:p>
      <text:p text:style-name="P9"><text:span text:style-name="Source_20_Text"><text:span text:style-name="T12"><text:s text:c="16"/></text:span></text:span><text:span text:style-name="Source_20_Text"><text:span text:style-name="T10">return $this-&gt;_puissance; <text:s text:c="6"/>// elle porte le nom de la propriété</text:span></text:span></text:p>
      <text:p text:style-name="P9"><text:span text:style-name="Source_20_Text"><text:span text:style-name="T12"><text:s text:c="8"/></text:span></text:span><text:span text:style-name="Source_20_Text"><text:span text:style-name="T10">}</text:span></text:span></text:p>
      <text:p text:style-name="P9"><text:span text:style-name="Source_20_Text"><text:span text:style-name="T12"><text:s text:c="16"/></text:span></text:span></text:p>
      <text:p text:style-name="P9"><text:span text:style-name="Source_20_Text"><text:span text:style-name="T12"><text:s text:c="8"/></text:span></text:span><text:span text:style-name="Source_20_Text"><text:span text:style-name="T10">public function marque(){ <text:s text:c="22"/>// idem</text:span></text:span></text:p>
      <text:p text:style-name="P9"><text:span text:style-name="Source_20_Text"><text:span text:style-name="T12"><text:s text:c="16"/></text:span></text:span><text:span text:style-name="Source_20_Text"><text:span text:style-name="T10">return $this-&gt;_marque;</text:span></text:span></text:p>
      <text:p text:style-name="P9"><text:span text:style-name="Source_20_Text"><text:span text:style-name="T12"><text:s text:c="8"/></text:span></text:span><text:span text:style-name="Source_20_Text"><text:span text:style-name="T10">}</text:span></text:span></text:p>
      <text:p text:style-name="P9"><text:span text:style-name="Source_20_Text"><text:span text:style-name="T12"><text:s text:c="16"/></text:span></text:span></text:p>
      <text:p text:style-name="P9"><text:span text:style-name="Source_20_Text"><text:span text:style-name="T12"><text:s text:c="8"/></text:span></text:span><text:span text:style-name="Source_20_Text"><text:span text:style-name="T10">public function setPuissance($nllePuissance){ <text:s/>// cette méthode est un mutateur - notez le P Majuscule</text:span></text:span></text:p>
      <text:p text:style-name="P9"><text:span text:style-name="Source_20_Text"><text:span text:style-name="T12"><text:s text:c="16"/></text:span></text:span><text:span text:style-name="Source_20_Text"><text:span text:style-name="T10">if ($nllePuissance &lt; 36) {</text:span></text:span></text:p>
      <text:p text:style-name="P9"><text:span text:style-name="Source_20_Text"><text:span text:style-name="T12"><text:s text:c="24"/></text:span></text:span><text:span text:style-name="Source_20_Text"><text:span text:style-name="T10">$this-&gt;_puissance = $nllePuissance;</text:span></text:span></text:p>
      <text:p text:style-name="P9"><text:span text:style-name="Source_20_Text"><text:span text:style-name="T12"><text:s text:c="16"/></text:span></text:span><text:span text:style-name="Source_20_Text"><text:span text:style-name="T10">} else {</text:span></text:span></text:p>
      <text:p text:style-name="P9"><text:span text:style-name="Source_20_Text"><text:span text:style-name="T12"><text:s text:c="24"/></text:span></text:span><text:span text:style-name="Source_20_Text"><text:span text:style-name="T10">echo ("veuillez fournir une puissance fiscale cohérente");</text:span></text:span></text:p>
      <text:p text:style-name="P9"><text:span text:style-name="Source_20_Text"><text:span text:style-name="T12"><text:s text:c="16"/></text:span></text:span><text:span text:style-name="Source_20_Text"><text:span text:style-name="T10">}</text:span></text:span></text:p>
      <text:p text:style-name="P9"><text:span text:style-name="Source_20_Text"><text:span text:style-name="T12"><text:s text:c="8"/></text:span></text:span><text:span text:style-name="Source_20_Text"><text:span text:style-name="T10">}</text:span></text:span></text:p>
      <text:p text:style-name="P9"><text:span text:style-name="Source_20_Text"><text:span text:style-name="T12"><text:s text:c="16"/></text:span></text:span></text:p>
      <text:p text:style-name="P9"><text:span text:style-name="Source_20_Text"><text:span text:style-name="T12"><text:s text:c="8"/></text:span></text:span><text:span text:style-name="Source_20_Text"><text:span text:style-name="T10">public function setMarque($nlleMarque){ <text:s/>// cette méthode est également un mutateur </text:span></text:span></text:p>
      <text:p text:style-name="P9"><text:span text:style-name="Source_20_Text"><text:span text:style-name="T12"><text:s text:c="16"/></text:span></text:span><text:span text:style-name="Source_20_Text"><text:span text:style-name="T10">if (strlen($nlleMarque) &gt; 2) {</text:span></text:span></text:p>
      <text:p text:style-name="P9"><text:span text:style-name="Source_20_Text"><text:span text:style-name="T12"><text:s text:c="24"/></text:span></text:span><text:span text:style-name="Source_20_Text"><text:span text:style-name="T10">$this-&gt;_marque = $nlleMarque;</text:span></text:span></text:p>
      <text:p text:style-name="P9"><text:span text:style-name="Source_20_Text"><text:span text:style-name="T12"><text:s text:c="16"/></text:span></text:span><text:span text:style-name="Source_20_Text"><text:span text:style-name="T10">} else {</text:span></text:span></text:p>
      <text:p text:style-name="P9"><text:span text:style-name="Source_20_Text"><text:span text:style-name="T12"><text:s text:c="24"/></text:span></text:span><text:span text:style-name="Source_20_Text"><text:span text:style-name="T10">echo ("veuillez fournir une marque existante");</text:span></text:span></text:p>
      <text:p text:style-name="P9"><text:span text:style-name="Source_20_Text"><text:span text:style-name="T12"><text:s text:c="16"/></text:span></text:span><text:span text:style-name="Source_20_Text"><text:span text:style-name="T10">}</text:span></text:span></text:p>
      <text:p text:style-name="P9"><text:span text:style-name="Source_20_Text"><text:span text:style-name="T12"><text:s text:c="8"/></text:span></text:span><text:span text:style-name="Source_20_Text"><text:span text:style-name="T10">}</text:span></text:span></text:p>
      <text:p text:style-name="P9"><text:span text:style-name="Source_20_Text"><text:span text:style-name="T10">}</text:span></text:span></text:p>
      <text:p text:style-name="P9"/>
      <text:p text:style-name="P9"><text:span text:style-name="Source_20_Text"><text:span text:style-name="T12"><text:s text:c="8"/></text:span></text:span></text:p>
      <text:p text:style-name="P9"><text:soft-page-break/><text:span text:style-name="Source_20_Text"><text:span text:style-name="T10">$maCaisse = new Vehicule();</text:span></text:span></text:p>
      <text:p text:style-name="P9"><text:span text:style-name="Source_20_Text"><text:span text:style-name="T10">$maCaisse-&gt;_marque = "Ferrari"; <text:s text:c="32"/>// génére une erreur</text:span></text:span></text:p>
      <text:p text:style-name="P9"><text:span text:style-name="Source_20_Text"><text:span text:style-name="T10">$maCaisse-&gt;setMarque("Ferrari"); <text:s text:c="31"/>// ne génére plus d'erreur</text:span></text:span></text:p>
      <text:p text:style-name="P25"><text:span text:style-name="Emphasis"><text:span text:style-name="T4">au fait, Non! nous ne touchons aucun subside des laboratoires pharmaceutiques</text:span></text:span></text:p>
      <text:h text:style-name="P28" text:outline-level="2">★ <text:span text:style-name="T1">Projet - Ma librairie d'Objets</text:span></text:h>
      <text:section text:style-name="Sect1" text:name="Section43">
        <text:p text:style-name="Text_20_body"><text:bookmark text:name="le-relationnel12"/></text:p>
      </text:section>
      <text:section text:style-name="Sect1" text:name="Section44">
        <text:p text:style-name="Text_20_body"><text:bookmark text:name="modele-vue-controleur5"/></text:p>
      </text:section>
      <text:section text:style-name="Sect1" text:name="enonc%C3%A9-de-lexercice-php22">
        <text:h text:style-name="P6" text:outline-level="2">Enoncé de l'exercice PHP2.2</text:h>
      </text:section>
      <text:p text:style-name="P17"><draw:a xlink:type="simple" xlink:href="https://cours.3wa.fr/3wa-v2/dev/raw/master/PHP2/PHP2.2/06.%20Projet%20-%20librairie%20objet/images/projet.png"><draw:frame draw:style-name="fr1" draw:name="Image41" text:anchor-type="as-char" svg:width="2.05cm" svg:height="1.051cm" draw:z-index="41"><draw:image xlink:href="https://cours.3wa.fr/3wa-v2/dev/raw/master/PHP2/PHP2.2/06.%20Projet%20-%20librairie%20objet/images/projet.png" xlink:type="simple" xlink:show="embed" xlink:actuate="onLoad"/><svg:title>projet</svg:title></draw:frame></draw:a></text:p>
      <text:p text:style-name="P23">Soit à réécrire le mécanisme d'authentification que vous avez créé au chapitre précédent, en mode Objet, sous forme d'une librairie Objet, en n'omettant pas de:</text:p>
      <text:list xml:id="list1934293099" text:style-name="L33">
        <text:list-item>
          <text:p text:style-name="P55">Créer un constructeur pour chaque classe, et éventuellement un destructeur</text:p>
        </text:list-item>
        <text:list-item>
          <text:p text:style-name="P55">Encapsuler les propriétés</text:p>
        </text:list-item>
        <text:list-item>
          <text:p text:style-name="P55">Créer les accesseurs et les mutateurs quand c'est nécessaire</text:p>
        </text:list-item>
      </text:list>
      <text:p text:style-name="P31"><text:span text:style-name="T4">Vous n'oublierez pas le </text:span><text:span text:style-name="Emphasis"><text:span text:style-name="T4">design pattern</text:span></text:span><text:span text:style-name="T4"> </text:span><text:span text:style-name="Strong_20_Emphasis"><text:span text:style-name="T8">MVC</text:span></text:span><text:span text:style-name="T4"> pour cette réalisation Si vous avez le temps, n'hésitez pas à accèder à la base de données des user/passwords, via le FRAMEWORK personnel créé à l'étape correspondante.</text:span></text:p>
      <text:p text:style-name="Text_20_body"><text:line-break/><text:span text:style-name="T22">1. Type Hinting</text:span></text:p>
      <text:section text:style-name="Sect1" text:name="Section45">
        <text:p text:style-name="Text_20_body"><text:bookmark text:name="le-relationnel13"/></text:p>
      </text:section>
      <text:section text:style-name="Sect1" text:name="Section46">
        <text:p text:style-name="Text_20_body"><text:bookmark text:name="modele-vue-controleur6"/></text:p>
      </text:section>
      <text:section text:style-name="Sect1" text:name="Section47">
        <text:p text:style-name="Text_20_body"><text:bookmark text:name="les-classes"/></text:p>
      </text:section>
      <text:section text:style-name="Sect1" text:name="ajax">
        <text:p text:style-name="Text_20_body"/>
      </text:section>
      <text:section text:style-name="Sect1" text:name="le-type-hinting">
        <text:h text:style-name="P6" text:outline-level="2">Le TYPE HINTING</text:h>
      </text:section>
      <text:p text:style-name="P18"><text:span text:style-name="Strong_20_Emphasis"><text:span text:style-name="T9">(Bonjour Monsieur, avez vous quelque chose à déclarer ?)</text:span></text:span></text:p>
      <text:p text:style-name="P18"><text:span text:style-name="T4">Tout le monde s'accorde pour dire que </text:span><text:span text:style-name="Emphasis"><text:span text:style-name="T4">PHP</text:span></text:span><text:span text:style-name="T4"> est un langage </text:span><text:span text:style-name="Strong_20_Emphasis"><text:span text:style-name="T8">faiblement typé</text:span></text:span><text:span text:style-name="T4">. Ce qui n'est pas peu dire, car un programmeur peu expérimenté peut facilement utiliser la même variable pour stocker initialement un entier, puis, si l'envie lui en prend, une chaine de caractères, avant enfin d'en faire un tableau !</text:span></text:p>
      <text:p text:style-name="P14">Il en est de même concernant le passage d'arguments aux fonctions et/ou procédures. PHP ne nous oblige pas à définir de quel type seront les arguments de celles-ci, ce qui peut nous amener à des inepties du genre :</text:p>
      <text:list xml:id="list1800130292" text:style-name="L34">
        <text:list-item>
          <text:p text:style-name="P83"><text:soft-page-break/>la fonction attend deux paramètres entiers et je lui passe deux chaines de caractères</text:p>
        </text:list-item>
        <text:list-item>
          <text:p text:style-name="P83">la fonction attend deux paramères (un entier et une chaine), et je lui en passe deux, mais dans le mauvais ordre (donc une chaine et un entier)</text:p>
        </text:list-item>
        <text:list-item>
          <text:p text:style-name="P83">la fonction retourne une variable, mais de quel type est cette variable ?</text:p>
        </text:list-item>
      </text:list>
      <text:p text:style-name="P16"><draw:a xlink:type="simple" xlink:href="https://cours.3wa.fr/3wa_refonte_dev/PHP3.1/raw/master/01.%20Type%20hinting/images/typeHint.png"><draw:frame draw:style-name="fr1" draw:name="Image42" text:anchor-type="as-char" svg:width="2.05cm" svg:height="1.051cm" draw:z-index="42"><draw:image xlink:href="https://cours.3wa.fr/3wa_refonte_dev/PHP3.1/raw/master/01.%20Type%20hinting/images/typeHint.png" xlink:type="simple" xlink:show="embed" xlink:actuate="onLoad"/><svg:title>TYPE HINTING</svg:title></draw:frame></draw:a></text:p>
      <text:p text:style-name="P18"><text:span text:style-name="T4">Le </text:span><text:span text:style-name="Strong_20_Emphasis"><text:span text:style-name="T8">TYPE HINTING</text:span></text:span><text:span text:style-name="T4">, ou la déclaration de type est une pratique de </text:span><text:span text:style-name="Emphasis"><text:span text:style-name="T4">programmation défensive</text:span></text:span><text:span text:style-name="T4"> qui garantit que les paramètres d'une fonction sont d'un type spécifié.</text:span></text:p>
      <text:p text:style-name="P23">Nous verrons, dans quelques chapitres, que cette pratique est particulièrement utile lors de l'indication de type pour une interface, car elle permet à la fonction de garantir qu'un paramètre fourni aura les mêmes méthodes que celles requises dans l'interface.</text:p>
      <text:p text:style-name="P14">Le passage d'un argument d'un mauvais type entraînera une erreur fatale.</text:p>
      <text:p text:style-name="P14">exemple :</text:p>
      <text:p text:style-name="P9"/>
      <text:p text:style-name="P9"><text:span text:style-name="Source_20_Text"><text:span text:style-name="T12"><text:s/></text:span></text:span><text:span text:style-name="Source_20_Text"><text:span text:style-name="T10">function test(bool $param) {}</text:span></text:span></text:p>
      <text:p text:style-name="P9"><text:span text:style-name="Source_20_Text"><text:span text:style-name="T12"><text:s/></text:span></text:span><text:span text:style-name="Source_20_Text"><text:span text:style-name="T10">test(true);</text:span></text:span></text:p>
      <text:p text:style-name="P9"/>
      <text:p text:style-name="P18"><text:span text:style-name="T4">Ce code force le programmeur à passer un paramètre de type bool, et non pas l'entier </text:span><text:span text:style-name="Strong_20_Emphasis"><text:span text:style-name="T8">0</text:span></text:span><text:span text:style-name="T4"> ou la chaine de caractère </text:span><text:span text:style-name="Strong_20_Emphasis"><text:span text:style-name="T8">false</text:span></text:span></text:p>
      <text:section text:style-name="Sect1" text:name="avertissement-">
        <text:h text:style-name="P19" text:outline-level="3">Avertissement :</text:h>
      </text:section>
      <text:p text:style-name="P12">Utiliser des alias pour les types de variable n'est pas supporté. A la place, ils sont traités comme des noms de classe ou d'interface.</text:p>
      <text:p text:style-name="P18"><text:span text:style-name="T4">Ainsi, l'exemple suivant déclenchera une erreur fatale, car l'argument attendu est de type '</text:span><text:span text:style-name="Emphasis"><text:span text:style-name="T4">boolean</text:span></text:span><text:span text:style-name="T4">' et la valeur utilisée est un '</text:span><text:span text:style-name="Emphasis"><text:span text:style-name="T4">bool</text:span></text:span><text:span text:style-name="T4">'.</text:span></text:p>
      <text:p text:style-name="P9"/>
      <text:p text:style-name="P9"><text:span text:style-name="Source_20_Text"><text:span text:style-name="T12"><text:s/></text:span></text:span><text:span text:style-name="Source_20_Text"><text:span text:style-name="T10">function test(boolean $param) {}</text:span></text:span></text:p>
      <text:p text:style-name="P9"><text:span text:style-name="Source_20_Text"><text:span text:style-name="T12"><text:s/></text:span></text:span><text:span text:style-name="Source_20_Text"><text:span text:style-name="T10">test(true);</text:span></text:span></text:p>
      <text:p text:style-name="P9"/>
      <text:section text:style-name="Sect1" text:name="cas-particulier-des-types-nullables">
        <text:h text:style-name="P20" text:outline-level="3"><text:span text:style-name="T2">Cas particulier des types </text:span><text:span text:style-name="Emphasis"><text:span text:style-name="T2">nullables</text:span></text:span></text:h>
      </text:section>
      <text:p text:style-name="P18"><text:span text:style-name="T6">PHP 7.1 a introduit la notion de </text:span><text:span text:style-name="Strong_20_Emphasis"><text:span text:style-name="T9">type hint </text:span></text:span><text:span text:style-name="Strong_20_Emphasis"><text:span text:style-name="Emphasis"><text:span text:style-name="T9">nullable</text:span></text:span></text:span><text:span text:style-name="T6">, c'est à dire de cumuler l'information du type du paramètre avec celle de son caractère possiblement nul ou non.</text:span></text:p>
      <text:p text:style-name="P23">Par analogie avec SQL, lorsqu'on déclare un champ avec son type ET le fait qu'il soit possible de lui affecter la valeur NULL ou non...</text:p>
      <text:p text:style-name="P37"><text:span text:style-name="Source_20_Text"><text:span text:style-name="T10">create table t1(</text:span></text:span></text:p>
      <text:p text:style-name="P37"><text:span text:style-name="Source_20_Text"><text:span text:style-name="T12"><text:s text:c="4"/></text:span></text:span><text:span text:style-name="Source_20_Text"><text:span text:style-name="T10">id number(6) not null,</text:span></text:span></text:p>
      <text:p text:style-name="P37"><text:soft-page-break/><text:span text:style-name="Source_20_Text"><text:span text:style-name="T12"><text:s text:c="4"/></text:span></text:span><text:span text:style-name="Source_20_Text"><text:span text:style-name="T10">nom varchar(32) not null,</text:span></text:span></text:p>
      <text:p text:style-name="P37"><text:span text:style-name="Source_20_Text"><text:span text:style-name="T12"><text:s text:c="4"/></text:span></text:span><text:span text:style-name="Source_20_Text"><text:span text:style-name="T10">prenom varcahr(32) null</text:span></text:span></text:p>
      <text:p text:style-name="P37"><text:span text:style-name="Source_20_Text"><text:span text:style-name="T12"><text:s text:c="4"/></text:span></text:span><text:span text:style-name="Source_20_Text"><text:span text:style-name="T10">);</text:span></text:span></text:p>
      <text:p text:style-name="P18"><text:span text:style-name="T4">PHP utilise la notation standardisée du caractère "</text:span><text:span text:style-name="Strong_20_Emphasis"><text:span text:style-name="T8">?</text:span></text:span><text:span text:style-name="T4">" pour indiquer qu'un paramètre peut être substitué avec la valeur nulle</text:span></text:p>
      <text:p text:style-name="P9"><text:span text:style-name="Source_20_Text"><text:span text:style-name="T10">function calcul(?string $ville) {</text:span></text:span></text:p>
      <text:p text:style-name="P9"><text:span text:style-name="Source_20_Text"><text:span text:style-name="T12"><text:s text:c="8"/></text:span></text:span><text:span text:style-name="Source_20_Text"><text:span text:style-name="T10">}</text:span></text:span></text:p>
      <text:p text:style-name="Text_20_body"><text:line-break/><text:span text:style-name="T22">2. Fonctions Variables</text:span></text:p>
      <text:section text:style-name="Sect1" text:name="Section48">
        <text:p text:style-name="Text_20_body"><text:bookmark text:name="le-relationnel14"/></text:p>
      </text:section>
      <text:section text:style-name="Sect1" text:name="Section49">
        <text:p text:style-name="Text_20_body"><text:bookmark text:name="modele-vue-controleur7"/></text:p>
      </text:section>
      <text:section text:style-name="Sect1" text:name="Section50">
        <text:p text:style-name="Text_20_body"><text:bookmark text:name="les-classes1"/></text:p>
      </text:section>
      <text:section text:style-name="Sect1" text:name="Section51">
        <text:p text:style-name="Text_20_body"><text:bookmark text:name="ajax"/></text:p>
      </text:section>
      <text:section text:style-name="Sect1" text:name="Section52">
        <text:p text:style-name="Text_20_body"><text:bookmark text:name="le-type-hinting"/></text:p>
      </text:section>
      <text:section text:style-name="Sect1" text:name="les-fonctions-variables">
        <text:h text:style-name="P6" text:outline-level="2">Les FONCTIONS VARIABLES</text:h>
      </text:section>
      <text:p text:style-name="P18"><text:span text:style-name="Strong_20_Emphasis"><text:span text:style-name="T9">(Vous en avez rêvé, PHP l'a fait !)</text:span></text:span></text:p>
      <text:p text:style-name="P16"><draw:a xlink:type="simple" xlink:href="https://cours.3wa.fr/3wa_refonte_dev/PHP3.1/raw/master/02.%20Fonctions%20variables/images/funcVar.png"><draw:frame draw:style-name="fr1" draw:name="Image43" text:anchor-type="as-char" svg:width="2.05cm" svg:height="1.051cm" draw:z-index="43"><draw:image xlink:href="https://cours.3wa.fr/3wa_refonte_dev/PHP3.1/raw/master/02.%20Fonctions%20variables/images/funcVar.png" xlink:type="simple" xlink:show="embed" xlink:actuate="onLoad"/><svg:title>fonctions variables</svg:title></draw:frame></draw:a></text:p>
      <text:p text:style-name="P18"><text:span text:style-name="T4">Comme de nombreux langages de programmation modernes, PHP supporte le concept de </text:span><text:span text:style-name="Emphasis"><text:span text:style-name="Strong_20_Emphasis"><text:span text:style-name="T8">fonctions variables</text:span></text:span></text:span><text:span text:style-name="T4">.</text:span></text:p>
      <text:p text:style-name="P25"><text:span text:style-name="T4">Cela signifie que si le nom d'une variable est suivi de parenthèses, PHP recherchera une fonction de même nom </text:span><text:span text:style-name="Strong_20_Emphasis"><text:span text:style-name="T8">que le contenu de la variable</text:span></text:span><text:span text:style-name="T4">, et essaiera de l'exécuter.</text:span></text:p>
      <text:p text:style-name="P14">exemple :</text:p>
      <text:p text:style-name="P9"><text:span text:style-name="Source_20_Text"><text:span text:style-name="T10">function test(){</text:span></text:span></text:p>
      <text:p text:style-name="P9"><text:span text:style-name="Source_20_Text"><text:span text:style-name="T12"><text:s text:c="8"/></text:span></text:span><text:span text:style-name="Source_20_Text"><text:span text:style-name="T10">echo ("la fonction test s'exécute ...");</text:span></text:span></text:p>
      <text:p text:style-name="P9"><text:span text:style-name="Source_20_Text"><text:span text:style-name="T10">}</text:span></text:span></text:p>
      <text:p text:style-name="P9"/>
      <text:p text:style-name="P9"><text:span text:style-name="Source_20_Text"><text:span text:style-name="T10">function suite(){</text:span></text:span></text:p>
      <text:p text:style-name="P9"><text:span text:style-name="Source_20_Text"><text:span text:style-name="T12"><text:s text:c="8"/></text:span></text:span><text:span text:style-name="Source_20_Text"><text:span text:style-name="T10">echo ("la fonction suite s'exécute ...");</text:span></text:span></text:p>
      <text:p text:style-name="P9"><text:span text:style-name="Source_20_Text"><text:span text:style-name="T10">}</text:span></text:span></text:p>
      <text:p text:style-name="P9"/>
      <text:p text:style-name="P9"><text:span text:style-name="Source_20_Text"><text:span text:style-name="T10">$fv = 'test';</text:span></text:span></text:p>
      <text:p text:style-name="P9"><text:span text:style-name="Source_20_Text"><text:span text:style-name="T10">$fv(); <text:s text:c="17"/>// ceci appellera, indirectement, la fonction test()</text:span></text:span></text:p>
      <text:p text:style-name="P9"/>
      <text:p text:style-name="P18"><text:span text:style-name="Strong_20_Emphasis"><text:span text:style-name="T8">c'est magique non ?</text:span></text:span></text:p>
      <text:section text:style-name="Sect1" text:name="utilisation-dune-fonction-variable-en-tant-que-m%C3%A9thode">
        <text:h text:style-name="P19" text:outline-level="3"><text:soft-page-break/>Utilisation d'une fonction variable en tant que méthode</text:h>
      </text:section>
      <text:p text:style-name="P12">Ce concept s'applique sans aucune difficulté dans les classes, et donc les objets.</text:p>
      <text:p text:style-name="P14">exemple:</text:p>
      <text:p text:style-name="P9"><text:span text:style-name="Source_20_Text"><text:span text:style-name="T10">class Personne {</text:span></text:span></text:p>
      <text:p text:style-name="P9"/>
      <text:p text:style-name="P9"><text:span text:style-name="Source_20_Text"><text:span text:style-name="T12"><text:s text:c="8"/></text:span></text:span><text:span text:style-name="Source_20_Text"><text:span text:style-name="T10">public function affiche(string $qui){</text:span></text:span></text:p>
      <text:p text:style-name="P9"><text:span text:style-name="Source_20_Text"><text:span text:style-name="T12"><text:s text:c="16"/></text:span></text:span><text:span text:style-name="Source_20_Text"><text:span text:style-name="T10">echo ("la fonction affiche avec le parametre $qui s'exécute indirectement...");</text:span></text:span></text:p>
      <text:p text:style-name="P9"><text:span text:style-name="Source_20_Text"><text:span text:style-name="T12"><text:s text:c="8"/></text:span></text:span><text:span text:style-name="Source_20_Text"><text:span text:style-name="T10">}</text:span></text:span></text:p>
      <text:p text:style-name="P9"><text:span text:style-name="Source_20_Text"><text:span text:style-name="T12"><text:s text:c="8"/></text:span></text:span></text:p>
      <text:p text:style-name="P9"><text:span text:style-name="Source_20_Text"><text:span text:style-name="T12"><text:s text:c="8"/></text:span></text:span><text:span text:style-name="Source_20_Text"><text:span text:style-name="T10">public function recherche(): string {</text:span></text:span></text:p>
      <text:p text:style-name="P9"><text:span text:style-name="Source_20_Text"><text:span text:style-name="T12"><text:s text:c="16"/></text:span></text:span><text:span text:style-name="Source_20_Text"><text:span text:style-name="T10">return "ca marche bien !";</text:span></text:span></text:p>
      <text:p text:style-name="P9"><text:span text:style-name="Source_20_Text"><text:span text:style-name="T12"><text:s text:c="8"/></text:span></text:span><text:span text:style-name="Source_20_Text"><text:span text:style-name="T10">}</text:span></text:span></text:p>
      <text:p text:style-name="P9"><text:span text:style-name="Source_20_Text"><text:span text:style-name="T10">}</text:span></text:span></text:p>
      <text:p text:style-name="P9"/>
      <text:p text:style-name="P9"><text:span text:style-name="Source_20_Text"><text:span text:style-name="T10">$Nico = new Personne();</text:span></text:span></text:p>
      <text:p text:style-name="P9"><text:span text:style-name="Source_20_Text"><text:span text:style-name="T10">$indirect = "affiche";</text:span></text:span></text:p>
      <text:p text:style-name="P9"><text:span text:style-name="Source_20_Text"><text:span text:style-name="T10">$Nico-&gt;$indirect("Patrick");</text:span></text:span></text:p>
      <text:p text:style-name="P9"><text:span text:style-name="Source_20_Text"><text:span text:style-name="T10">$indirect = "recherche";</text:span></text:span></text:p>
      <text:p text:style-name="P9"><text:span text:style-name="Source_20_Text"><text:span text:style-name="T10">echo $Nico-&gt;$indirect();</text:span></text:span></text:p>
      <text:p text:style-name="Text_20_body"/>
      <text:h text:style-name="P3" text:outline-level="2">3. Opérateur de Décomposition</text:h>
      <text:section text:style-name="Sect1" text:name="Section53">
        <text:p text:style-name="Text_20_body"><text:bookmark text:name="le-relationnel15"/></text:p>
      </text:section>
      <text:section text:style-name="Sect1" text:name="Section54">
        <text:p text:style-name="Text_20_body"><text:bookmark text:name="modele-vue-controleur8"/></text:p>
      </text:section>
      <text:section text:style-name="Sect1" text:name="Section55">
        <text:p text:style-name="Text_20_body"><text:bookmark text:name="les-classes2"/></text:p>
      </text:section>
      <text:section text:style-name="Sect1" text:name="Section56">
        <text:p text:style-name="Text_20_body"><text:bookmark text:name="ajax1"/></text:p>
      </text:section>
      <text:section text:style-name="Sect1" text:name="Section57">
        <text:p text:style-name="Text_20_body"><text:bookmark text:name="le-type-hinting1"/></text:p>
      </text:section>
      <text:section text:style-name="Sect1" text:name="Section58">
        <text:p text:style-name="Text_20_body"><text:bookmark text:name="les-fonctions-variables"/></text:p>
      </text:section>
      <text:section text:style-name="Sect1" text:name="lop%C3%A9rateur-de-d%C3%A9composition">
        <text:h text:style-name="P6" text:outline-level="2">L'OPÉRATEUR DE DÉCOMPOSITION</text:h>
      </text:section>
      <text:p text:style-name="P18"><text:span text:style-name="Strong_20_Emphasis"><text:span text:style-name="T9">(ou comment passer plus de paramètres ?)</text:span></text:span></text:p>
      <text:p text:style-name="P16"><draw:a xlink:type="simple" xlink:href="https://cours.3wa.fr/3wa_refonte_dev/PHP3.1/raw/master/03%20Opérateur%20de%20décomposition/images/decomposition.png"><draw:frame draw:style-name="fr1" draw:name="Image44" text:anchor-type="as-char" svg:width="2.05cm" svg:height="1.051cm" draw:z-index="44"><draw:image xlink:href="https://cours.3wa.fr/3wa_refonte_dev/PHP3.1/raw/master/03%20Opérateur%20de%20décomposition/images/decomposition.png" xlink:type="simple" xlink:show="embed" xlink:actuate="onLoad"/><svg:title>decomposition</svg:title></draw:frame></draw:a></text:p>
      <text:p text:style-name="P14">Dans les langages de programmation modernes (C++, C#, Java, ..) supportant la surcharge des méthodes, nous pouvons créer des méthodes homonymes, différenciées seulement à l'exécution par le nombre (et le type) d'arguments que nous leurs passons.</text:p>
      <text:p text:style-name="P23"><text:soft-page-break/>PHP ne supporte pas (encore) cette fonctionnalité.</text:p>
      <text:p text:style-name="P18"><text:span text:style-name="T4">Par contre, PHP supporte maintenant la notion de fonction avec un </text:span><text:span text:style-name="Strong_20_Emphasis"><text:span text:style-name="T8">nombre variable d'arguments</text:span></text:span><text:span text:style-name="T4">. Pour cela, nous devons utiliser l'</text:span><text:span text:style-name="Strong_20_Emphasis"><text:span text:style-name="T8">opérateur de décomposition</text:span></text:span><text:span text:style-name="T4"> ...</text:span></text:p>
      <text:p text:style-name="P23">La fonction suivante implémente cette fonctionnalité :</text:p>
      <text:p text:style-name="P9"><text:span text:style-name="Source_20_Text"><text:span text:style-name="T10">function calcul(string $a, ...$params){</text:span></text:span></text:p>
      <text:p text:style-name="P9"><text:span text:style-name="Source_20_Text"><text:span text:style-name="T12"><text:s text:c="8"/></text:span></text:span><text:span text:style-name="Source_20_Text"><text:span text:style-name="T10">echo ("param a = ".$a." nombre de parametres = ".count($params)."&lt;br&gt;");</text:span></text:span></text:p>
      <text:p text:style-name="P9"><text:span text:style-name="Source_20_Text"><text:span text:style-name="T10">}</text:span></text:span></text:p>
      <text:p text:style-name="P9"/>
      <text:p text:style-name="P9"><text:span text:style-name="Source_20_Text"><text:span text:style-name="T10">calcul("toto");</text:span></text:span></text:p>
      <text:p text:style-name="P9"><text:span text:style-name="Source_20_Text"><text:span text:style-name="T10">calcul("titi","nico");</text:span></text:span></text:p>
      <text:p text:style-name="P9"><text:span text:style-name="Source_20_Text"><text:span text:style-name="T10">calcul("toto","nico","Mimie",12);</text:span></text:span></text:p>
      <text:section text:style-name="Sect1" text:name="utilisation-de-lop%C3%A9rateur-de-d%C3%A9composition-pour-parcourir-un-tableau">
        <text:h text:style-name="P19" text:outline-level="3">Utilisation de l'opérateur de décomposition pour parcourir un tableau</text:h>
      </text:section>
      <text:p text:style-name="P12">Nous pouvons utiliser cet opérateur pour "décompresser" les éléments d'un tableau, tel que dans l'exemple suivant:</text:p>
      <text:p text:style-name="P9"><text:span text:style-name="Source_20_Text"><text:span text:style-name="T10">function calcul(string $a, ...$params){</text:span></text:span></text:p>
      <text:p text:style-name="P9"><text:span text:style-name="Source_20_Text"><text:span text:style-name="T12"><text:s text:c="8"/></text:span></text:span><text:span text:style-name="Source_20_Text"><text:span text:style-name="T10">echo ("param a = ".$a." nombre de parametres = ".count($params)."&lt;br&gt;");</text:span></text:span></text:p>
      <text:p text:style-name="P9"><text:span text:style-name="Source_20_Text"><text:span text:style-name="T10">}</text:span></text:span></text:p>
      <text:p text:style-name="P9"/>
      <text:p text:style-name="P9"><text:span text:style-name="Source_20_Text"><text:span text:style-name="T10">calcul("toto");</text:span></text:span></text:p>
      <text:p text:style-name="P9"><text:span text:style-name="Source_20_Text"><text:span text:style-name="T10">$ftg = ["nico","Mimie",12,24];</text:span></text:span></text:p>
      <text:p text:style-name="P9"><text:span text:style-name="Source_20_Text"><text:span text:style-name="T10">calcul("toto", ...$ftg);</text:span></text:span></text:p>
      <text:h text:style-name="P3" text:outline-level="2">4. Valeurs par défaut</text:h>
      <text:section text:style-name="Sect1" text:name="Section59">
        <text:p text:style-name="Text_20_body"><text:bookmark text:name="le-relationnel16"/></text:p>
      </text:section>
      <text:section text:style-name="Sect1" text:name="Section60">
        <text:p text:style-name="Text_20_body"><text:bookmark text:name="modele-vue-controleur9"/></text:p>
      </text:section>
      <text:section text:style-name="Sect1" text:name="Section61">
        <text:p text:style-name="Text_20_body"><text:bookmark text:name="les-classes3"/></text:p>
      </text:section>
      <text:section text:style-name="Sect1" text:name="Section62">
        <text:p text:style-name="Text_20_body"><text:bookmark text:name="ajax2"/></text:p>
      </text:section>
      <text:section text:style-name="Sect1" text:name="Section63">
        <text:p text:style-name="Text_20_body"><text:bookmark text:name="le-type-hinting2"/></text:p>
      </text:section>
      <text:section text:style-name="Sect1" text:name="Section64">
        <text:p text:style-name="Text_20_body"><text:bookmark text:name="les-fonctions-variables1"/></text:p>
      </text:section>
      <text:section text:style-name="Sect1" text:name="Section65">
        <text:p text:style-name="Text_20_body"><text:bookmark text:name="lop%C3%A9rateur-de-d%C3%A9composition"/></text:p>
      </text:section>
      <text:section text:style-name="Sect1" text:name="Section66">
        <text:h text:style-name="P6" text:outline-level="2"><text:bookmark text:name="valeurs-par-d%C3%A9faut"/>VALEURS PAR DÉFAUT</text:h>
      </text:section>
      <text:p text:style-name="P18"><text:span text:style-name="Strong_20_Emphasis"><text:span text:style-name="T9">(ou comment oublier de passer des paramètres sans être vu ?)</text:span></text:span></text:p>
      <text:p text:style-name="P16"><text:soft-page-break/><draw:a xlink:type="simple" xlink:href="https://cours.3wa.fr/3wa_refonte_dev/PHP3.1/raw/master/04.%20Valeurs%20par%20défaut/images/defval.png"><draw:frame draw:style-name="fr1" draw:name="Image45" text:anchor-type="as-char" svg:width="2.05cm" svg:height="1.051cm" draw:z-index="45"><draw:image xlink:href="https://cours.3wa.fr/3wa_refonte_dev/PHP3.1/raw/master/04.%20Valeurs%20par%20défaut/images/defval.png" xlink:type="simple" xlink:show="embed" xlink:actuate="onLoad"/><svg:title>valeurs par défaut</svg:title></draw:frame></draw:a></text:p>
      <text:p text:style-name="P14">Nous pouvons définir, comme en C++, des valeurs par défaut pour les arguments de nos fonctions.</text:p>
      <text:p text:style-name="P25"><text:span text:style-name="T4">Attention, toutefois, à l'ordre des arguments. </text:span><text:span text:style-name="Strong_20_Emphasis"><text:span text:style-name="T8">les arguments ayant des valeurs par défaut doivent être les derniers de la liste</text:span></text:span><text:span text:style-name="T4"> d'arguments de la fonction.</text:span></text:p>
      <text:p text:style-name="P14">Exemple:</text:p>
      <text:p text:style-name="P9"><text:span text:style-name="Source_20_Text"><text:span text:style-name="T10">function affichePersonne(string $nom, string $ville="Paris"){</text:span></text:span></text:p>
      <text:p text:style-name="P9"><text:span text:style-name="Source_20_Text"><text:span text:style-name="T12"><text:s text:c="8"/></text:span></text:span><text:span text:style-name="Source_20_Text"><text:span text:style-name="T10">echo "cette personne $nom habite $ville &lt;br&gt;";</text:span></text:span></text:p>
      <text:p text:style-name="P9"><text:span text:style-name="Source_20_Text"><text:span text:style-name="T10">}</text:span></text:span></text:p>
      <text:p text:style-name="P9"/>
      <text:p text:style-name="P9"><text:span text:style-name="Source_20_Text"><text:span text:style-name="T10">affichePersonne("Patrick");</text:span></text:span></text:p>
      <text:p text:style-name="P9"><text:span text:style-name="Source_20_Text"><text:span text:style-name="T10">affichePersonne("Marilyne","Bar le Duc");</text:span></text:span></text:p>
      <text:p text:style-name="P23">Nous pouvons, bien sûr, passer des tableaux sous forme de valeur par défaut.</text:p>
      <text:p text:style-name="P18"><text:span text:style-name="Strong_20_Emphasis"><text:span text:style-name="T8">Mise en garde</text:span></text:span></text:p>
      <text:p text:style-name="P18"><text:span text:style-name="T4">La valeur par défaut d'un argument doit obligatoirement être une </text:span><text:span text:style-name="Strong_20_Emphasis"><text:span text:style-name="T8">constante</text:span></text:span><text:span text:style-name="T4">, et ne peut être ni une variable, ni un membre de classe, ni un appel de fonction.</text:span></text:p>
      <text:p text:style-name="Text_20_body"><text:line-break/><text:span text:style-name="T22">5. Typage Strict</text:span></text:p>
      <text:section text:style-name="Sect1" text:name="Section67">
        <text:p text:style-name="Text_20_body"><text:bookmark text:name="le-relationnel17"/></text:p>
      </text:section>
      <text:section text:style-name="Sect1" text:name="Section68">
        <text:p text:style-name="Text_20_body"><text:bookmark text:name="modele-vue-controleur10"/></text:p>
      </text:section>
      <text:section text:style-name="Sect1" text:name="Section69">
        <text:p text:style-name="Text_20_body"><text:bookmark text:name="les-classes4"/></text:p>
      </text:section>
      <text:section text:style-name="Sect1" text:name="Section70">
        <text:p text:style-name="Text_20_body"><text:bookmark text:name="ajax3"/></text:p>
      </text:section>
      <text:section text:style-name="Sect1" text:name="Section71">
        <text:p text:style-name="Text_20_body"><text:bookmark text:name="le-type-hinting3"/></text:p>
      </text:section>
      <text:section text:style-name="Sect1" text:name="Section72">
        <text:p text:style-name="Text_20_body"><text:bookmark text:name="les-fonctions-variables2"/></text:p>
      </text:section>
      <text:section text:style-name="Sect1" text:name="Section73">
        <text:p text:style-name="Text_20_body"><text:bookmark text:name="lop%C3%A9rateur-de-d%C3%A9composition1"/></text:p>
      </text:section>
      <text:section text:style-name="Sect1" text:name="Section74">
        <text:p text:style-name="Text_20_body"><text:bookmark text:name="valeurs-par-d%C3%A9faut1"/></text:p>
      </text:section>
      <text:section text:style-name="Sect1" text:name="typage-strict">
        <text:h text:style-name="P6" text:outline-level="2">TYPAGE STRICT</text:h>
      </text:section>
      <text:p text:style-name="P18"><text:span text:style-name="Strong_20_Emphasis"><text:span text:style-name="T9">(ou comment nous faire oublier nos mauvaises habitudes ?)</text:span></text:span></text:p>
      <text:p text:style-name="P16"><draw:a xlink:type="simple" xlink:href="https://cours.3wa.fr/3wa_refonte_dev/PHP3.1/raw/master/05.%20Typage%20strict/images/strict.png"><draw:frame draw:style-name="fr1" draw:name="Image46" text:anchor-type="as-char" svg:width="2.05cm" svg:height="1.051cm" draw:z-index="46"><draw:image xlink:href="https://cours.3wa.fr/3wa_refonte_dev/PHP3.1/raw/master/05.%20Typage%20strict/images/strict.png" xlink:type="simple" xlink:show="embed" xlink:actuate="onLoad"/><svg:title>typage strict</svg:title></draw:frame></draw:a></text:p>
      <text:p text:style-name="P18"><text:span text:style-name="T4">PHP étant un langage particulièrement </text:span><text:span text:style-name="Emphasis"><text:span text:style-name="T4">permissif</text:span></text:span><text:span text:style-name="T4">, va tenter de convertir les données que nous lui fournissons, afin de les adapter au mieux aux besoins des processus consommateurs.</text:span></text:p>
      <text:p text:style-name="P14"><text:soft-page-break/>Ainsi, une fonction, qui attend comme paramètre un string, à laquelle est passée un entier, recevra effectivement (aprés manipulation par PHP), une variable de type string.</text:p>
      <text:p text:style-name="P9"><text:span text:style-name="Source_20_Text"><text:span text:style-name="T10">function sum(int $a, int $b) : int{</text:span></text:span></text:p>
      <text:p text:style-name="P9"><text:span text:style-name="Source_20_Text"><text:span text:style-name="T12"><text:s text:c="4"/></text:span></text:span><text:span text:style-name="Source_20_Text"><text:span text:style-name="T10">return $a + $b;</text:span></text:span></text:p>
      <text:p text:style-name="P9"><text:span text:style-name="Source_20_Text"><text:span text:style-name="T10">}</text:span></text:span></text:p>
      <text:p text:style-name="P9"/>
      <text:p text:style-name="P9"><text:span text:style-name="Source_20_Text"><text:span text:style-name="T10">echo(sum(1, 2)); <text:s text:c="23"/>// affiche 3, ce qui est normal</text:span></text:span></text:p>
      <text:p text:style-name="P9"><text:span text:style-name="Source_20_Text"><text:span text:style-name="T10">echo(sum(1.6, 2.6)); <text:s text:c="19"/>// affiche également 3, ce qui est manifestement anormal</text:span></text:span></text:p>
      <text:p text:style-name="P25"><text:span text:style-name="T4">Dans l'exemple précédent, </text:span><text:span text:style-name="Strong_20_Emphasis"><text:span text:style-name="T8">PHP a converti</text:span></text:span><text:span text:style-name="T4">, de lui-même, </text:span><text:span text:style-name="Strong_20_Emphasis"><text:span text:style-name="T8">les arguments en entier</text:span></text:span><text:span text:style-name="T4">... ( au passage, avez vous remarqué qu'il n'arrondit pas !).</text:span></text:p>
      <text:p text:style-name="P14">Pour éviter ce comportement, parfois générateur d'erreur difficile à cerner, nous allons forcer le script à oublier ce comportement permissif.</text:p>
      <text:p text:style-name="P23">Nous allons indiquer que pendant tout le déroulement du script, toutes les variables devront être typées avec soin, et, indirectement, interdire le comportement permissif décrit ci-dessus</text:p>
      <text:p text:style-name="P18"><text:span text:style-name="Strong_20_Emphasis"><text:span text:style-name="T8">declare(strict_types=1)</text:span></text:span><text:span text:style-name="T4">;</text:span></text:p>
      <text:p text:style-name="P9"><text:span text:style-name="Source_20_Text"><text:span text:style-name="T10">declare(strict_types=1);</text:span></text:span></text:p>
      <text:p text:style-name="P9"><text:span text:style-name="Source_20_Text"><text:span text:style-name="T10">function sum(int $a, int $b): int {</text:span></text:span></text:p>
      <text:p text:style-name="P9"><text:span text:style-name="Source_20_Text"><text:span text:style-name="T12"><text:s text:c="4"/></text:span></text:span><text:span text:style-name="Source_20_Text"><text:span text:style-name="T10">return $a + $b;</text:span></text:span></text:p>
      <text:p text:style-name="P9"><text:span text:style-name="Source_20_Text"><text:span text:style-name="T10">}</text:span></text:span></text:p>
      <text:p text:style-name="P9"><text:span text:style-name="Source_20_Text"><text:span text:style-name="T12"><text:s text:c="24"/></text:span></text:span></text:p>
      <text:p text:style-name="P9"><text:span text:style-name="Source_20_Text"><text:span text:style-name="T10">echo(sum(1.6, 2.6));</text:span></text:span></text:p>
      <text:p text:style-name="P14">Cette fois, une erreur va être soulevée :</text:p>
      <text:p text:style-name="P9"><text:span text:style-name="Source_20_Text"><text:span text:style-name="T10">Fatal error: Uncaught TypeError: Argument 1 passed to sum() must be of the type int, float given, called in ...</text:span></text:span></text:p>
      <text:p text:style-name="P18"><text:span text:style-name="T4">Ce qui est un comportement plus "</text:span><text:span text:style-name="Emphasis"><text:span text:style-name="T4">naturel</text:span></text:span><text:span text:style-name="T4">" pour nombre de bons programmeurs.</text:span></text:p>
      <text:section text:style-name="Sect1" text:name="Section75">
        <text:h text:style-name="P19" text:outline-level="3"><text:bookmark text:name="remarque2"/>REMARQUE</text:h>
      </text:section>
      <text:p text:style-name="P18"><text:span text:style-name="Strong_20_Emphasis"><text:span text:style-name="T9">Nous demandons à nos étudiants de prendre la bonne habitude consistant à utiliser le plus possible cette fonctionnalité</text:span></text:span><text:span text:style-name="T6">.</text:span></text:p>
      <text:h text:style-name="P27" text:outline-level="2">6. Références</text:h>
      <text:section text:style-name="Sect1" text:name="Section76">
        <text:p text:style-name="Text_20_body"><text:bookmark text:name="le-relationnel18"/></text:p>
      </text:section>
      <text:section text:style-name="Sect1" text:name="Section77">
        <text:p text:style-name="Text_20_body"><text:bookmark text:name="modele-vue-controleur11"/></text:p>
      </text:section>
      <text:section text:style-name="Sect1" text:name="Section78">
        <text:p text:style-name="Text_20_body"><text:bookmark text:name="les-classes5"/></text:p>
      </text:section>
      <text:section text:style-name="Sect1" text:name="Section79">
        <text:p text:style-name="Text_20_body"><text:bookmark text:name="ajax4"/></text:p>
      </text:section>
      <text:section text:style-name="Sect1" text:name="Section80">
        <text:p text:style-name="Text_20_body"><text:bookmark text:name="le-type-hinting4"/></text:p>
      </text:section>
      <text:section text:style-name="Sect1" text:name="Section81">
        <text:p text:style-name="Text_20_body"><text:bookmark text:name="les-fonctions-variables3"/></text:p>
      </text:section>
      <text:section text:style-name="Sect1" text:name="Section82">
        <text:p text:style-name="Text_20_body"><text:bookmark text:name="lop%C3%A9rateur-de-d%C3%A9composition2"/><text:soft-page-break/></text:p>
      </text:section>
      <text:section text:style-name="Sect1" text:name="Section83">
        <text:p text:style-name="Text_20_body"><text:bookmark text:name="valeurs-par-d%C3%A9faut2"/></text:p>
      </text:section>
      <text:section text:style-name="Sect1" text:name="Section84">
        <text:p text:style-name="Text_20_body"><text:bookmark text:name="typage-strict"/></text:p>
      </text:section>
      <text:section text:style-name="Sect1" text:name="les-r%C3%A9f%C3%A9rences">
        <text:h text:style-name="P6" text:outline-level="2">LES RÉFÉRENCES</text:h>
      </text:section>
      <text:p text:style-name="P18"><text:span text:style-name="Strong_20_Emphasis"><text:span text:style-name="T9">(ou comment faire croire, à tort, qu'on programme en C ?)</text:span></text:span></text:p>
      <text:p text:style-name="P16"><draw:a xlink:type="simple" xlink:href="https://cours.3wa.fr/3wa_refonte_dev/PHP3.1/raw/master/06.%20Références/images/byref.png"><draw:frame draw:style-name="fr1" draw:name="Image47" text:anchor-type="as-char" svg:width="2.05cm" svg:height="1.051cm" draw:z-index="47"><draw:image xlink:href="https://cours.3wa.fr/3wa_refonte_dev/PHP3.1/raw/master/06.%20Références/images/byref.png" xlink:type="simple" xlink:show="embed" xlink:actuate="onLoad"/><svg:title>byref</svg:title></draw:frame></draw:a></text:p>
      <text:p text:style-name="P14">la documentation officielle de PHP indique que</text:p>
      <text:p text:style-name="P23">En PHP, les références sont un moyen d'accéder au contenu d'une même variable en utilisant plusieurs noms.</text:p>
      <text:p text:style-name="P14">Mais contrairement aux références du langage C (qui sont en réalité des pointeurs..), vous ne pouvez pas jouer avec ces pointeurs, par exemple pour faire de l'arithmétique de pointeur.</text:p>
      <text:p text:style-name="P23">En fait, les références sont des alias.</text:p>
      <text:section text:style-name="Sect1" text:name="passage-par-r%C3%A9f%C3%A9rence">
        <text:h text:style-name="P19" text:outline-level="3">Passage par référence</text:h>
      </text:section>
      <text:p text:style-name="P18"><text:span text:style-name="T6">Vous pouvez passer une variable par référence à une fonction, </text:span><text:span text:style-name="Strong_20_Emphasis"><text:span text:style-name="T9">de manière à ce que celle-ci puisse la modifier</text:span></text:span><text:span text:style-name="T6">, sans être obligé de forcer la fonction à la retourner.</text:span></text:p>
      <text:p text:style-name="P14">Exemple :</text:p>
      <text:p text:style-name="P9"><text:span text:style-name="Source_20_Text"><text:span text:style-name="T10">function calcul(&amp; $var) {</text:span></text:span></text:p>
      <text:p text:style-name="P9"><text:span text:style-name="Source_20_Text"><text:span text:style-name="T12"><text:s text:c="2"/></text:span></text:span><text:span text:style-name="Source_20_Text"><text:span text:style-name="T10">$var++;</text:span></text:span></text:p>
      <text:p text:style-name="P9"><text:span text:style-name="Source_20_Text"><text:span text:style-name="T10">}</text:span></text:span></text:p>
      <text:p text:style-name="P9"/>
      <text:p text:style-name="P9"><text:span text:style-name="Source_20_Text"><text:span text:style-name="T10">$a=5;</text:span></text:span></text:p>
      <text:p text:style-name="P9"><text:span text:style-name="Source_20_Text"><text:span text:style-name="T10">calcul ($a);</text:span></text:span></text:p>
      <text:p text:style-name="P9"><text:span text:style-name="Source_20_Text"><text:span text:style-name="T10">echo "a vaut maintenant $a";</text:span></text:span></text:p>
      <text:p text:style-name="P25"><text:span text:style-name="T4">Avez vous noté que le passage par référence se fait grâce au caractère </text:span><text:span text:style-name="Strong_20_Emphasis"><text:span text:style-name="T8">&amp;</text:span></text:span></text:p>
      <text:p text:style-name="P18"><text:span text:style-name="Strong_20_Emphasis"><text:span text:style-name="T8">REMARQUE</text:span></text:span></text:p>
      <text:list xml:id="list1378785034" text:style-name="L35">
        <text:list-item>
          <text:p text:style-name="P84">Seule la signature de la fonction contient ce caractère. Vous ne devez pas utiliser ce caractère au moment de l'invocation de la fonction.</text:p>
        </text:list-item>
      </text:list>
      <text:p text:style-name="P9"><text:span text:style-name="Source_20_Text"><text:span text:style-name="T10">$a=5;</text:span></text:span></text:p>
      <text:p text:style-name="P9"><text:span text:style-name="Source_20_Text"><text:span text:style-name="T10">calcul (&amp; $a); <text:s text:c="9"/>// lévera une erreur de syntaxe</text:span></text:span></text:p>
      <text:list xml:id="list3934025824" text:style-name="L36">
        <text:list-item>
          <text:p text:style-name="P100"><text:span text:style-name="T4">Dans une méthode d'objet, </text:span><text:span text:style-name="Strong_20_Emphasis"><text:span text:style-name="T8">$this</text:span></text:span><text:span text:style-name="T4"> est toujours une référence sur l'objet courant.</text:span></text:p>
        </text:list-item>
      </text:list>
      <text:section text:style-name="Sect1" text:name="pour-voir-si-vous-avez-compris-">
        <text:h text:style-name="P19" text:outline-level="3"><text:soft-page-break/>pour voir si vous avez compris ?</text:h>
      </text:section>
      <text:p text:style-name="P12">Qu'affiche ce code ?</text:p>
      <text:p text:style-name="P9"><text:span text:style-name="Source_20_Text"><text:span text:style-name="T10">function calcul(&amp;$var) {</text:span></text:span></text:p>
      <text:p text:style-name="P9"><text:span text:style-name="Source_20_Text"><text:span text:style-name="T12"><text:s text:c="2"/></text:span></text:span><text:span text:style-name="Source_20_Text"><text:span text:style-name="T10">$var++;</text:span></text:span></text:p>
      <text:p text:style-name="P9"><text:span text:style-name="Source_20_Text"><text:span text:style-name="T10">}</text:span></text:span></text:p>
      <text:p text:style-name="P9"/>
      <text:p text:style-name="P9"><text:span text:style-name="Source_20_Text"><text:span text:style-name="T10">$a=5;</text:span></text:span></text:p>
      <text:p text:style-name="P9"><text:span text:style-name="Source_20_Text"><text:span text:style-name="T10">$b = &amp; $a;</text:span></text:span></text:p>
      <text:p text:style-name="P9"/>
      <text:p text:style-name="P9"><text:span text:style-name="Source_20_Text"><text:span text:style-name="T10">calcul ($a);</text:span></text:span></text:p>
      <text:p text:style-name="P9"><text:span text:style-name="Source_20_Text"><text:span text:style-name="T10">unset($a);</text:span></text:span></text:p>
      <text:p text:style-name="P9"><text:span text:style-name="Source_20_Text"><text:span text:style-name="T10">echo "b vaut maintenant $b";</text:span></text:span></text:p>
      <text:h text:style-name="P27" text:outline-level="2">1. Error Reporting</text:h>
      <text:section text:style-name="Sect1" text:name="Section85">
        <text:p text:style-name="Text_20_body"><text:bookmark text:name="le-relationnel19"/></text:p>
      </text:section>
      <text:section text:style-name="Sect1" text:name="Section86">
        <text:p text:style-name="Text_20_body"><text:bookmark text:name="modele-vue-controleur12"/></text:p>
      </text:section>
      <text:section text:style-name="Sect1" text:name="Section87">
        <text:p text:style-name="Text_20_body"><text:bookmark text:name="les-classes6"/></text:p>
      </text:section>
      <text:section text:style-name="Sect1" text:name="Section88">
        <text:p text:style-name="Text_20_body"><text:bookmark text:name="ajax5"/></text:p>
      </text:section>
      <text:section text:style-name="Sect1" text:name="Section89">
        <text:p text:style-name="Text_20_body"><text:bookmark text:name="le-type-hinting5"/></text:p>
      </text:section>
      <text:section text:style-name="Sect1" text:name="error-reporting">
        <text:h text:style-name="P6" text:outline-level="2">Error reporting</text:h>
      </text:section>
      <text:p text:style-name="P18"><text:span text:style-name="Strong_20_Emphasis"><text:span text:style-name="T9">(Voir ses erreurs, c'est le commencement de la sagesse - Johnny Halliday)</text:span></text:span></text:p>
      <text:p text:style-name="P16"><draw:a xlink:type="simple" xlink:href="https://cours.3wa.fr/3wa_refonte_dev/PHP3.2/raw/master/01.%20Error%20Reporting/images/reporting.png"><draw:frame draw:style-name="fr1" draw:name="Image48" text:anchor-type="as-char" svg:width="2.05cm" svg:height="1.051cm" draw:z-index="48"><draw:image xlink:href="https://cours.3wa.fr/3wa_refonte_dev/PHP3.2/raw/master/01.%20Error%20Reporting/images/reporting.png" xlink:type="simple" xlink:show="embed" xlink:actuate="onLoad"/><svg:title>reporting</svg:title></draw:frame></draw:a></text:p>
      <text:p text:style-name="P14">Le langage PHP existe depuis un certain temps et a développé ses propres caractéristiques. Il a également développé sa propre façon de signaler les erreurs, qui est assez simple. Dans ce chapitre, nous allons voir à quel point il est facile d'ajouter un système de surveillance des erreurs pour PHP.</text:p>
      <text:section text:style-name="Sect1" text:name="quest-ce-quune-erreur-php">
        <text:h text:style-name="P20" text:outline-level="3"><text:span text:style-name="T2">Qu'est ce qu'une </text:span><text:span text:style-name="Strong_20_Emphasis"><text:span text:style-name="T3">erreur PHP</text:span></text:span></text:h>
      </text:section>
      <text:p text:style-name="P18"><text:span text:style-name="T6">Une </text:span><text:span text:style-name="Strong_20_Emphasis"><text:span text:style-name="T9">erreur PHP</text:span></text:span><text:span text:style-name="T6"> est une structure de données alimentée par l'interprêteur PHP, qui représente un problème dans votre application.</text:span></text:p>
      <text:p text:style-name="P23">Une façon simple de simuler une erreur est d'utiliser la fonction die(), comme dans l'exemple</text:p>
      <text:p text:style-name="P37"><text:span text:style-name="Source_20_Text"><text:span text:style-name="T12"><text:s text:c="8"/></text:span></text:span><text:span text:style-name="Source_20_Text"><text:span text:style-name="T10">... or die("Probleme d'accès");</text:span></text:span></text:p>
      <text:p text:style-name="P14">Nous verrons dans les chapitres suivants comment nous pouvons contrôler la façon dont l'erreur est traitée, au cas où nous devrions invoquer une logique de nettoyage ou détourner l'erreur.</text:p>
      <text:p text:style-name="P23"><text:soft-page-break/>Vous pouvez également simuler cela avec la fonction trigger_error(), comme dans l'exemple</text:p>
      <text:p text:style-name="P37"><text:span text:style-name="Source_20_Text"><text:span text:style-name="T12"><text:s text:c="8"/></text:span></text:span><text:span text:style-name="Source_20_Text"><text:span text:style-name="T10">trigger_error("Probleme de fichier"); <text:s/>// dans ce cas, l'erreur est de niveau **E_USER_NOTICE**</text:span></text:span></text:p>
      <text:p text:style-name="P37"><text:span text:style-name="Source_20_Text"><text:span text:style-name="T12"><text:s text:c="8"/></text:span></text:span><text:span text:style-name="Source_20_Text"><text:span text:style-name="T10">// ou</text:span></text:span></text:p>
      <text:p text:style-name="P37"><text:span text:style-name="Source_20_Text"><text:span text:style-name="T12"><text:s text:c="8"/></text:span></text:span><text:span text:style-name="Source_20_Text"><text:span text:style-name="T10">trigger_error("something bad happened", E_USER_ERROR); <text:s/>// pour forcer le niveau d'erreur à **E_USER_ERROR**</text:span></text:span></text:p>
      <text:p text:style-name="P18"><text:span text:style-name="T4">Une autre façon de générer une erreur (volontairement) est de "</text:span><text:span text:style-name="Emphasis"><text:span text:style-name="T4">lancer</text:span></text:span><text:span text:style-name="T4">" une </text:span><text:span text:style-name="Strong_20_Emphasis"><text:span text:style-name="T8">exception</text:span></text:span><text:span text:style-name="T4"> (comme dans les langages modernes de haut niveau (JAVA, C++, C#, ...).</text:span></text:p>
      <text:p text:style-name="P23">Nous lançons une exception dans l'exemple</text:p>
      <text:p text:style-name="P37"><text:span text:style-name="Source_20_Text"><text:span text:style-name="T12"><text:s text:c="8"/></text:span></text:span><text:span text:style-name="Source_20_Text"><text:span text:style-name="T10">throw new Exception("Gross Katastrof, Verbotten ");</text:span></text:span></text:p>
      <text:section text:style-name="Sect1" text:name="activer-lerror-reporting-et-son-niveau-de-verbosit%C3%A9">
        <text:h text:style-name="P20" text:outline-level="3"><text:span text:style-name="T2">Activer l'</text:span><text:span text:style-name="Emphasis"><text:span text:style-name="T2">ERROR REPORTING</text:span></text:span><text:span text:style-name="T2"> et son niveau de verbosité</text:span></text:h>
      </text:section>
      <text:p text:style-name="P12">1- Dans le script PHP</text:p>
      <text:p text:style-name="P14">Le moyen le plus simple est d'activer ceci dans votre script (et dans ce cas, son niveau de verbosité sera propre à l'exécution de ce script - vous pourrez avoir un niveau propre à chauqe script).</text:p>
      <text:p text:style-name="P9"><text:span text:style-name="Source_20_Text"><text:span text:style-name="T12"><text:s text:c="8"/></text:span></text:span><text:span text:style-name="Source_20_Text"><text:span text:style-name="T10">error_reporting(E_ALL); <text:s text:c="8"/>// équivalent au suivant </text:span></text:span></text:p>
      <text:p text:style-name="P9"><text:span text:style-name="Source_20_Text"><text:span text:style-name="T12"><text:s text:c="8"/></text:span></text:span><text:span text:style-name="Source_20_Text"><text:span text:style-name="T10">error_reporting(-1); <text:s text:c="11"/>// reporte toute les erreurs, de tous les types</text:span></text:span></text:p>
      <text:p text:style-name="P9"><text:span text:style-name="Source_20_Text"><text:span text:style-name="T12"><text:s text:c="8"/></text:span></text:span><text:span text:style-name="Source_20_Text"><text:span text:style-name="T10">error_reporting(0); <text:s text:c="20"/>// pour désactiver l'error reporting</text:span></text:span></text:p>
      <text:p text:style-name="P9"><text:span text:style-name="Source_20_Text"><text:span text:style-name="T12"><text:s text:c="8"/></text:span></text:span><text:span text:style-name="Source_20_Text"><text:span text:style-name="T10">error_reporting(E_ERROR | E_WARNING | E_PARSE); <text:s text:c="8"/>// pour combiner les niveaux de rapports</text:span></text:span></text:p>
      <text:p text:style-name="P9"><text:span text:style-name="Source_20_Text"><text:span text:style-name="T12"><text:s text:c="8"/></text:span></text:span><text:span text:style-name="Source_20_Text"><text:span text:style-name="T10">error_reporting(E_ALL &amp; ~E_NOTICE); <text:s text:c="12"/>// Montre toutes les erreurs **sauf** les notifications</text:span></text:span></text:p>
      <text:p text:style-name="P9"><text:span text:style-name="Source_20_Text"><text:span text:style-name="T12"><text:s text:c="8"/></text:span></text:span><text:span text:style-name="Source_20_Text"><text:span text:style-name="T10">...</text:span></text:span></text:p>
      <text:p text:style-name="P25"><text:span text:style-name="T4">Les valeurs de </text:span><text:span text:style-name="Emphasis"><text:span text:style-name="T4">reporting</text:span></text:span><text:span text:style-name="T4"> seront fournies dans le paragraphe suivant.</text:span></text:p>
      <text:p text:style-name="P14">2- Dans le fichier de configuration de PHP</text:p>
      <text:p text:style-name="P18"><text:span text:style-name="T4">Vous pouvez définir un comportement par défaut (donc pour tous vos scripts) directement dans le fichier </text:span><text:span text:style-name="Strong_20_Emphasis"><text:span text:style-name="T8">php.ini</text:span></text:span><text:span text:style-name="T4"> (</text:span><text:span text:style-name="Emphasis"><text:span text:style-name="T4">si vous y avez accès</text:span></text:span><text:span text:style-name="T4">)</text:span></text:p>
      <text:p text:style-name="P9"><text:span text:style-name="Source_20_Text"><text:span text:style-name="T10">; Default Value: E_ALL &amp; ~E_NOTICE &amp; ~E_STRICT &amp; ~E_DEPRECATED</text:span></text:span></text:p>
      <text:p text:style-name="P9"><text:span text:style-name="Source_20_Text"><text:span text:style-name="T10">; Development Value: E_ALL</text:span></text:span></text:p>
      <text:p text:style-name="P9"><text:span text:style-name="Source_20_Text"><text:span text:style-name="T10">; Production Value: E_ALL &amp; ~E_DEPRECATED &amp; ~E_STRICT</text:span></text:span></text:p>
      <text:p text:style-name="P9"><text:span text:style-name="Source_20_Text"><text:span text:style-name="T10">; http://php.net/error-reporting</text:span></text:span></text:p>
      <text:p text:style-name="P9"><text:span text:style-name="Source_20_Text"><text:span text:style-name="T12"><text:s text:c="8"/></text:span></text:span><text:span text:style-name="Source_20_Text"><text:span text:style-name="T10">error_reporting = E_ALL</text:span></text:span></text:p>
      <text:section text:style-name="Sect1" text:name="valeurs-remarquables">
        <text:h text:style-name="P19" text:outline-level="3">Valeurs remarquables</text:h>
      </text:section>
      <text:p text:style-name="P12">Voici les principales valeurs de reporting, celles que vous utiliserez le plus souvent :</text:p>
      <table:table table:name="Tableau1" table:style-name="Tableau1">
        <table:table-column table:style-name="Tableau1.A"/>
        <table:table-column table:style-name="Tableau1.B"/>
        <table:table-header-rows>
          <text:soft-page-break/>
          <table:table-row table:style-name="TableLine94794946180368">
            <table:table-cell table:style-name="Tableau1.A1" office:value-type="string">
              <text:p text:style-name="P61">Valeur</text:p>
            </table:table-cell>
            <table:table-cell table:style-name="Tableau1.A1" office:value-type="string">
              <text:p text:style-name="Table_20_Heading">Explication</text:p>
            </table:table-cell>
          </table:table-row>
        </table:table-header-rows>
        <table:table-row table:style-name="TableLine94794946180368">
          <table:table-cell table:style-name="Tableau1.A1" office:value-type="string">
            <text:p text:style-name="P60">E_ERROR</text:p>
          </table:table-cell>
          <table:table-cell table:style-name="Tableau1.A1" office:value-type="string">
            <text:p text:style-name="Table_20_Contents">Les erreurs sont affichées par défaut, et l'exécution du script est interrompue</text:p>
          </table:table-cell>
        </table:table-row>
        <table:table-row table:style-name="TableLine94794946180368">
          <table:table-cell table:style-name="Tableau1.A1" office:value-type="string">
            <text:p text:style-name="P60">E_WARNING</text:p>
          </table:table-cell>
          <table:table-cell table:style-name="Tableau1.A1" office:value-type="string">
            <text:p text:style-name="Table_20_Contents">Les avertissements sont affichés par défaut, mais n'interrompent pas l'exécution du script</text:p>
          </table:table-cell>
        </table:table-row>
        <table:table-row table:style-name="TableLine94794946180368">
          <table:table-cell table:style-name="Tableau1.A1" office:value-type="string">
            <text:p text:style-name="P60">E_NOTICE</text:p>
          </table:table-cell>
          <table:table-cell table:style-name="Tableau1.A1" office:value-type="string">
            <text:p text:style-name="Table_20_Contents">Les remarques ne sont pas affichées par défaut, et indiquent que le script a rencontré quelque chose qui peut être une erreur, ou autre chose de moins grave</text:p>
          </table:table-cell>
        </table:table-row>
        <table:table-row table:style-name="TableLine94794946180368">
          <table:table-cell table:style-name="Tableau1.A1" office:value-type="string">
            <text:p text:style-name="P60">E_USER_ERROR</text:p>
          </table:table-cell>
          <table:table-cell table:style-name="Tableau1.A1" office:value-type="string">
            <text:p text:style-name="Table_20_Contents">Message d'erreur généré par l'utilisateur. Générée par l'appel de <text:span text:style-name="Emphasis">trigger_error()</text:span></text:p>
          </table:table-cell>
        </table:table-row>
        <table:table-row table:style-name="TableLine94794946180368">
          <table:table-cell table:style-name="Tableau1.A1" office:value-type="string">
            <text:p text:style-name="P60">E_STRICT</text:p>
          </table:table-cell>
          <table:table-cell table:style-name="Tableau1.A1" office:value-type="string">
            <text:p text:style-name="Table_20_Contents">Permet d'obtenir des suggestions de PHP pour assurer une meilleure compatibilité de celui-ci</text:p>
          </table:table-cell>
        </table:table-row>
        <table:table-row table:style-name="TableLine94794946180368">
          <table:table-cell table:style-name="Tableau1.A1" office:value-type="string">
            <text:p text:style-name="P60">E_ALL</text:p>
          </table:table-cell>
          <table:table-cell table:style-name="Tableau1.A1" office:value-type="string">
            <text:p text:style-name="Table_20_Contents">Toutes les erreurs et alertes supportées</text:p>
          </table:table-cell>
        </table:table-row>
      </table:table>
      <text:p text:style-name="P14">Vous en trouverez une liste exhaustive à cette adresse :</text:p>
      <text:p text:style-name="P18"><text:a xlink:type="simple" xlink:href="https://www.php.net/manual/en/errorfunc.constants.php" text:style-name="Internet_20_link" text:visited-style-name="Visited_20_Internet_20_Link"><text:span text:style-name="T18">ERROR REPORTING</text:span></text:a></text:p>
      <text:section text:style-name="Sect1" text:name="affichage-des-erreurs">
        <text:h text:style-name="P19" text:outline-level="3">AFFICHAGE des ERREURS</text:h>
      </text:section>
      <text:p text:style-name="P18"><text:span text:style-name="Strong_20_Emphasis"><text:span text:style-name="T9">ATTENTION :</text:span></text:span></text:p>
      <text:p text:style-name="P18"><text:span text:style-name="T4">L'erreur reporting est basé sur l'affichage des messages d'alerte sur la console </text:span><text:span text:style-name="Strong_20_Emphasis"><text:span text:style-name="T8">du serveur web</text:span></text:span><text:span text:style-name="T4">.</text:span></text:p>
      <text:p text:style-name="P18"><text:span text:style-name="T4">Ce qui suit induit l'affichage des erreurs </text:span><text:span text:style-name="Strong_20_Emphasis"><text:span text:style-name="T8">sur le navigateur du client</text:span></text:span><text:span text:style-name="T4">.</text:span></text:p>
      <text:p text:style-name="P23">Donc, n'utilisez ce qui suit que pendant la phase de conception et de débogage de vos scripts, et surtout pas dans le produit livrable !</text:p>
      <text:p text:style-name="P18"><text:span text:style-name="Strong_20_Emphasis"><text:span text:style-name="T8">Par défaut, PHP n'affiche pas les erreurs</text:span></text:span><text:span text:style-name="T4">, afin d'éviter de donner trop d'indications aux utilisateurs, pour des raisons de sécurité.</text:span></text:p>
      <text:p text:style-name="P18"><text:span text:style-name="T4">Afin de les afficher, il convient de modifier une valeur dans le fichier de configuration </text:span><text:span text:style-name="Strong_20_Emphasis"><text:span text:style-name="T8">php.ini</text:span></text:span></text:p>
      <text:p text:style-name="P18"><text:span text:style-name="T4">Quelques lignes plus bas que l'endroit où vous avez modifié le niveau de verbosité des erreurs (</text:span><text:span text:style-name="Source_20_Text"><text:span text:style-name="T14">error_reporting = E_ALL</text:span></text:span><text:span text:style-name="T4">, vous trouverez la ligne à modifier pour permettre cet affichage (</text:span><text:span text:style-name="Source_20_Text"><text:span text:style-name="T14">display_errors = On</text:span></text:span><text:span text:style-name="T4">)</text:span></text:p>
      <text:p text:style-name="P9"><text:span text:style-name="Source_20_Text"><text:span text:style-name="T10">error_reporting = E_ALL</text:span></text:span></text:p>
      <text:p text:style-name="P9"/>
      <text:p text:style-name="P9"><text:span text:style-name="Source_20_Text"><text:span text:style-name="T10">; This directive controls whether or not and where PHP will output errors,</text:span></text:span></text:p>
      <text:p text:style-name="P9"><text:span text:style-name="Source_20_Text"><text:span text:style-name="T10">; notices and warnings too. Error output is very useful during development, but</text:span></text:span></text:p>
      <text:p text:style-name="P9"><text:span text:style-name="Source_20_Text"><text:span text:style-name="T10">...</text:span></text:span></text:p>
      <text:p text:style-name="P9"><text:span text:style-name="Source_20_Text"><text:span text:style-name="T10">; Development Value: On</text:span></text:span></text:p>
      <text:p text:style-name="P9"><text:span text:style-name="Source_20_Text"><text:span text:style-name="T10">; Production Value: Off</text:span></text:span></text:p>
      <text:p text:style-name="P9"><text:span text:style-name="Source_20_Text"><text:span text:style-name="T10">; http://php.net/display-errors</text:span></text:span></text:p>
      <text:p text:style-name="P9"><text:span text:style-name="Source_20_Text"><text:span text:style-name="T12"><text:s text:c="8"/></text:span></text:span><text:span text:style-name="Source_20_Text"><text:span text:style-name="T10">display_errors = On</text:span></text:span></text:p>
      <text:p text:style-name="P18"><text:span text:style-name="T4">Et à chaque fois qu'une erreur (on verra plus tard le terme d'</text:span><text:span text:style-name="Strong_20_Emphasis"><text:span text:style-name="T8">exception</text:span></text:span><text:span text:style-name="T4">) survient, vous verrez ce magnifique rapport d'erreur (sur votre écran préféré, mais attention, vous n'avez pas le droit à la glace au chocolat et à l'ouvreuse...) :</text:span></text:p>
      <text:h text:style-name="P27" text:outline-level="2"><text:soft-page-break/>2. Exceptions</text:h>
      <text:section text:style-name="Sect1" text:name="Section90">
        <text:p text:style-name="Text_20_body"><text:bookmark text:name="le-relationnel20"/></text:p>
      </text:section>
      <text:section text:style-name="Sect1" text:name="Section91">
        <text:p text:style-name="Text_20_body"><text:bookmark text:name="modele-vue-controleur13"/></text:p>
      </text:section>
      <text:section text:style-name="Sect1" text:name="Section92">
        <text:p text:style-name="Text_20_body"><text:bookmark text:name="les-classes7"/></text:p>
      </text:section>
      <text:section text:style-name="Sect1" text:name="Section93">
        <text:p text:style-name="Text_20_body"><text:bookmark text:name="ajax6"/></text:p>
      </text:section>
      <text:section text:style-name="Sect1" text:name="Section94">
        <text:p text:style-name="Text_20_body"><text:bookmark text:name="le-type-hinting6"/></text:p>
      </text:section>
      <text:section text:style-name="Sect1" text:name="m%C3%A9canisme-des-exceptions">
        <text:h text:style-name="P6" text:outline-level="2">Mécanisme des exceptions</text:h>
      </text:section>
      <text:p text:style-name="P18"><text:span text:style-name="Strong_20_Emphasis"><text:span text:style-name="T9">(Une exception, c'est une erreur que vous n'avez pas vu venir !)</text:span></text:span></text:p>
      <text:p text:style-name="P16"><draw:a xlink:type="simple" xlink:href="https://cours.3wa.fr/3wa_refonte_dev/PHP3.2/raw/master/02.%20Exceptions/images/exception.png"><draw:frame draw:style-name="fr1" draw:name="Image49" text:anchor-type="as-char" svg:width="2.05cm" svg:height="1.051cm" draw:z-index="49"><draw:image xlink:href="https://cours.3wa.fr/3wa_refonte_dev/PHP3.2/raw/master/02.%20Exceptions/images/exception.png" xlink:type="simple" xlink:show="embed" xlink:actuate="onLoad"/><svg:title>EXCEPTION</svg:title></draw:frame></draw:a></text:p>
      <text:section text:style-name="Sect1" text:name="quest-ce-que-cest-">
        <text:h text:style-name="P19" text:outline-level="3">Qu'est ce que c'est ?</text:h>
      </text:section>
      <text:p text:style-name="P18"><text:span text:style-name="T6">Une exception est une </text:span><text:span text:style-name="Strong_20_Emphasis"><text:span text:style-name="T9">erreur générée par l'exécution de votre programme</text:span></text:span><text:span text:style-name="T6">.</text:span></text:p>
      <text:p text:style-name="P14">Cette exception peut - éventuellement - être volontairement déclenchée par le code. Mais il n'y a pas vraiment de distinction de traitement dans ce cas.</text:p>
      <text:section text:style-name="Sect1" text:name="quel-est-le-r%C3%A9sultat-dune-exception-">
        <text:h text:style-name="P19" text:outline-level="3">Quel est le résultat d'une exception ?</text:h>
      </text:section>
      <text:p text:style-name="P18"><text:span text:style-name="T6">Une exception, qu'elle soit volontairement déclenchée par le code, ou déclenchée par le système (interprêteur PHP), générera un </text:span><text:span text:style-name="Strong_20_Emphasis"><text:span text:style-name="T9">plantage</text:span></text:span><text:span text:style-name="T6"> de votre script.</text:span></text:p>
      <text:p text:style-name="P23">Le plantage (ou arrêt intempestif) n'est pas forcément un problême. Il vaut mieux un script qui s'arrête qu'un script qui boucle comme une hélice.</text:p>
      <text:p text:style-name="P14">Par contre, le fait que le script s'arrête peut être pénalisant si il avait commencé des actions devant impérativement être conclues (ouverture d'une base de données, et exécution d'ordres LMD, etc...).</text:p>
      <text:p text:style-name="P14">Il nous faudra donc mettre en place une stratégie de reprise sur incident, permettant, par exemple, de corriger le probleme générateur de l'exception, ou bien de conclure correctement le script, même s'il doit se terminer par la suite.</text:p>
      <text:p text:style-name="P18"><text:span text:style-name="T4">Ce mécanisme qui nous permet d'</text:span><text:span text:style-name="Strong_20_Emphasis"><text:span text:style-name="T8">éviter</text:span></text:span><text:span text:style-name="T4"> qu'une exception </text:span><text:span text:style-name="Emphasis"><text:span text:style-name="T4">plante</text:span></text:span><text:span text:style-name="T4"> notre script est basé sur trois concepts complémentaires :</text:span></text:p>
      <text:list xml:id="list3504804686" text:style-name="L37">
        <text:list-item>
          <text:p text:style-name="P101"><text:span text:style-name="T4">On protége le code qu'on suppose être '</text:span><text:span text:style-name="Emphasis"><text:span text:style-name="T4">faible</text:span></text:span><text:span text:style-name="T4">' (celui qui peut générer un plantage)</text:span></text:p>
        </text:list-item>
        <text:list-item>
          <text:p text:style-name="P101"><text:span text:style-name="T4">On précise quel(s) types d'exceptions doivent être gérés (donc </text:span><text:span text:style-name="Strong_20_Emphasis"><text:span text:style-name="Emphasis"><text:span text:style-name="T8">interceptés</text:span></text:span></text:span><text:span text:style-name="T4">)</text:span></text:p>
        </text:list-item>
        <text:list-item>
          <text:p text:style-name="P101"><text:span text:style-name="T4">On écrit un code "</text:span><text:span text:style-name="Strong_20_Emphasis"><text:span text:style-name="T8">correctif</text:span></text:span><text:span text:style-name="T4">" ou "</text:span><text:span text:style-name="Strong_20_Emphasis"><text:span text:style-name="T8">conclusif</text:span></text:span><text:span text:style-name="T4"> (bon d'accord, ce terme n'existe pas... Alors, disons, un code qui permet de conclure correctement le script)</text:span></text:p>
        </text:list-item>
      </text:list>
      <text:h text:style-name="P27" text:outline-level="2">3. Try/Catch/Finally</text:h>
      <text:section text:style-name="Sect1" text:name="Section95">
        <text:p text:style-name="Text_20_body"><text:bookmark text:name="le-relationnel21"/></text:p>
      </text:section>
      <text:section text:style-name="Sect1" text:name="Section96">
        <text:p text:style-name="Text_20_body"><text:bookmark text:name="modele-vue-controleur14"/><text:soft-page-break/></text:p>
      </text:section>
      <text:section text:style-name="Sect1" text:name="Section97">
        <text:p text:style-name="Text_20_body"><text:bookmark text:name="les-classes8"/></text:p>
      </text:section>
      <text:section text:style-name="Sect1" text:name="Section98">
        <text:p text:style-name="Text_20_body"><text:bookmark text:name="ajax7"/></text:p>
      </text:section>
      <text:section text:style-name="Sect1" text:name="Section99">
        <text:p text:style-name="Text_20_body"><text:bookmark text:name="le-type-hinting7"/></text:p>
      </text:section>
      <text:section text:style-name="Sect1" text:name="gestion-des-erreurs">
        <text:h text:style-name="P6" text:outline-level="2">Gestion des erreurs</text:h>
      </text:section>
      <text:p text:style-name="P18"><text:span text:style-name="Strong_20_Emphasis"><text:span text:style-name="T9">(Essayer, c'est bien, mais réussir, c'est mieux ;-)</text:span></text:span></text:p>
      <text:p text:style-name="P16"><draw:a xlink:type="simple" xlink:href="https://cours.3wa.fr/3wa_refonte_dev/PHP3.2/raw/master/03.%20Try%20catch%20finally/images/try.png"><draw:frame draw:style-name="fr1" draw:name="Image50" text:anchor-type="as-char" svg:width="2.05cm" svg:height="1.051cm" draw:z-index="50"><draw:image xlink:href="https://cours.3wa.fr/3wa_refonte_dev/PHP3.2/raw/master/03.%20Try%20catch%20finally/images/try.png" xlink:type="simple" xlink:show="embed" xlink:actuate="onLoad"/><svg:title>TRY</svg:title></draw:frame></draw:a></text:p>
      <text:section text:style-name="Sect1" text:name="comment-intercepter-une-exception-">
        <text:h text:style-name="P20" text:outline-level="3"><text:span text:style-name="T2">Comment </text:span><text:span text:style-name="Strong_20_Emphasis"><text:span text:style-name="T3">intercepter</text:span></text:span><text:span text:style-name="T2"> une exception ?</text:span></text:h>
      </text:section>
      <text:p text:style-name="P18"><text:span text:style-name="T6">Soit le code suivant, qui génére une exception (car le </text:span><text:span text:style-name="Emphasis"><text:span text:style-name="T6">password</text:span></text:span><text:span text:style-name="T6"> et le </text:span><text:span text:style-name="Emphasis"><text:span text:style-name="T6">username</text:span></text:span><text:span text:style-name="T6"> ne sont pas bons)</text:span></text:p>
      <text:p text:style-name="P9"><text:span text:style-name="Source_20_Text"><text:span text:style-name="T10">...</text:span></text:span></text:p>
      <text:p text:style-name="P9"><text:span text:style-name="Source_20_Text"><text:span text:style-name="T10">$conn = new PDO('mysql:host=localhost;dbname=perso;charset=utf8', 'username', 'password');</text:span></text:span></text:p>
      <text:p text:style-name="P9"><text:span text:style-name="Source_20_Text"><text:span text:style-name="T10">$conn-&gt;setAttribute(PDO::ATTR_ERRMODE, PDO::ERRMODE_EXCEPTION);</text:span></text:span></text:p>
      <text:p text:style-name="P9"><text:span text:style-name="Source_20_Text"><text:span text:style-name="T10">$reponse = $conn-&gt;query('select * from EMPLOYES where age &lt; 60;'); </text:span></text:span></text:p>
      <text:p text:style-name="P9"><text:span text:style-name="Source_20_Text"><text:span text:style-name="T12"><text:s text:c="8"/></text:span></text:span><text:span text:style-name="Source_20_Text"><text:span text:style-name="T10">// cette dernière ligne ne sera jamais exécutée car une exception est levée au moment de la connexion</text:span></text:span></text:p>
      <text:p text:style-name="P9"><text:span text:style-name="Source_20_Text"><text:span text:style-name="T10">...</text:span></text:span></text:p>
      <text:p text:style-name="P18"><text:span text:style-name="T4">Pour intercepter l'exception qui sera générée, nous allons protéger le code susceptible de la produire par une structure </text:span><text:span text:style-name="Strong_20_Emphasis"><text:span text:style-name="T8">try</text:span></text:span><text:span text:style-name="T4"> </text:span><text:span text:style-name="Strong_20_Emphasis"><text:span text:style-name="T8">catch()</text:span></text:span></text:p>
      <text:p text:style-name="P9"><text:span text:style-name="Source_20_Text"><text:span text:style-name="T12"><text:s text:c="8"/></text:span></text:span><text:span text:style-name="Source_20_Text"><text:span text:style-name="T10">try {</text:span></text:span></text:p>
      <text:p text:style-name="P9"><text:span text:style-name="Source_20_Text"><text:span text:style-name="T12"><text:s text:c="8"/></text:span></text:span><text:span text:style-name="Source_20_Text"><text:span text:style-name="T10">... <text:s text:c="12"/>// ici, le code à protéger</text:span></text:span></text:p>
      <text:p text:style-name="P9"><text:span text:style-name="Source_20_Text"><text:span text:style-name="T12"><text:s text:c="8"/></text:span></text:span><text:span text:style-name="Source_20_Text"><text:span text:style-name="T10">}</text:span></text:span></text:p>
      <text:p text:style-name="P9"><text:span text:style-name="Source_20_Text"><text:span text:style-name="T12"><text:s text:c="8"/></text:span></text:span><text:span text:style-name="Source_20_Text"><text:span text:style-name="T10">catch (...) {</text:span></text:span></text:p>
      <text:p text:style-name="P9"><text:span text:style-name="Source_20_Text"><text:span text:style-name="T12"><text:s text:c="24"/></text:span></text:span><text:span text:style-name="Source_20_Text"><text:span text:style-name="T10">// ici, le code correctif ou conclusif, fonction du type de l'exception levée</text:span></text:span></text:p>
      <text:p text:style-name="P9"><text:span text:style-name="Source_20_Text"><text:span text:style-name="T12"><text:s text:c="8"/></text:span></text:span><text:span text:style-name="Source_20_Text"><text:span text:style-name="T10">}</text:span></text:span></text:p>
      <text:p text:style-name="P9"><text:span text:style-name="Source_20_Text"><text:span text:style-name="T12"><text:s text:c="8"/></text:span></text:span><text:span text:style-name="Source_20_Text"><text:span text:style-name="T10">catch (...) {</text:span></text:span></text:p>
      <text:p text:style-name="P9"><text:span text:style-name="Source_20_Text"><text:span text:style-name="T12"><text:s text:c="24"/></text:span></text:span><text:span text:style-name="Source_20_Text"><text:span text:style-name="T10">// ici, un autre code correctif ou conclusif éventuel, fonction d'un autre type d'exception levée</text:span></text:span></text:p>
      <text:p text:style-name="P9"><text:span text:style-name="Source_20_Text"><text:span text:style-name="T12"><text:s text:c="8"/></text:span></text:span><text:span text:style-name="Source_20_Text"><text:span text:style-name="T10">}</text:span></text:span></text:p>
      <text:p text:style-name="P14">le principe est le suivant :</text:p>
      <text:list xml:id="list32452842" text:style-name="L38">
        <text:list-item>
          <text:p text:style-name="P102"><text:span text:style-name="T4">Si une exception (erreur fatale) intervient entre l'accolade ouvrante suivant le mot clé </text:span><text:span text:style-name="Strong_20_Emphasis"><text:span text:style-name="T8">try</text:span></text:span><text:span text:style-name="T4">, et l'accolade fermante précédant le mot clé </text:span><text:span text:style-name="Strong_20_Emphasis"><text:span text:style-name="T8">catch</text:span></text:span><text:span text:style-name="T4">, alors le code se '</text:span><text:span text:style-name="Emphasis"><text:span text:style-name="T4">débranche</text:span></text:span><text:span text:style-name="T4">' vers la partie </text:span><text:span text:style-name="Strong_20_Emphasis"><text:span text:style-name="T8">catch</text:span></text:span><text:span text:style-name="T4">.</text:span></text:p>
        </text:list-item>
        <text:list-item>
          <text:p text:style-name="P102"><text:span text:style-name="T4">Selon le type d'exception levée, un bloc </text:span><text:span text:style-name="Emphasis"><text:span text:style-name="T4">catch</text:span></text:span><text:span text:style-name="T4"> ou un autre sera exécuté.</text:span></text:p>
        </text:list-item>
      </text:list>
      <text:p text:style-name="P14">Illustrons ceci dans notre exemple précédent :</text:p>
      <text:p text:style-name="P9"><text:soft-page-break/><text:span text:style-name="Source_20_Text"><text:span text:style-name="T12"><text:s text:c="8"/></text:span></text:span><text:span text:style-name="Source_20_Text"><text:span text:style-name="T10">try {</text:span></text:span></text:p>
      <text:p text:style-name="P9"><text:span text:style-name="Source_20_Text"><text:span text:style-name="T12"><text:s text:c="16"/></text:span></text:span><text:span text:style-name="Source_20_Text"><text:span text:style-name="T10">$conn = new PDO('mysql:host=localhost;dbname=perso;charset=utf8', 'username', 'password');</text:span></text:span></text:p>
      <text:p text:style-name="P9"><text:span text:style-name="Source_20_Text"><text:span text:style-name="T12"><text:s text:c="16"/></text:span></text:span><text:span text:style-name="Source_20_Text"><text:span text:style-name="T10">$conn-&gt;setAttribute(PDO::ATTR_ERRMODE, PDO::ERRMODE_EXCEPTION);</text:span></text:span></text:p>
      <text:p text:style-name="P9"><text:span text:style-name="Source_20_Text"><text:span text:style-name="T12"><text:s text:c="16"/></text:span></text:span><text:span text:style-name="Source_20_Text"><text:span text:style-name="T10">$reponse = $conn-&gt;query('select * from EMPLOYES where age &lt; 60;'); </text:span></text:span></text:p>
      <text:p text:style-name="P9"><text:span text:style-name="Source_20_Text"><text:span text:style-name="T12"><text:s text:c="8"/></text:span></text:span><text:span text:style-name="Source_20_Text"><text:span text:style-name="T10">}</text:span></text:span></text:p>
      <text:p text:style-name="P9"><text:span text:style-name="Source_20_Text"><text:span text:style-name="T12"><text:s text:c="8"/></text:span></text:span><text:span text:style-name="Source_20_Text"><text:span text:style-name="T10">catch (Exception $ex) {</text:span></text:span></text:p>
      <text:p text:style-name="P9"><text:span text:style-name="Source_20_Text"><text:span text:style-name="T12"><text:s text:c="16"/></text:span></text:span><text:span text:style-name="Source_20_Text"><text:span text:style-name="T10">echo "La base est inaccessible ou la chaîne de connexion est incorrecte, veuillez réessayer ...";</text:span></text:span></text:p>
      <text:p text:style-name="P9"><text:span text:style-name="Source_20_Text"><text:span text:style-name="T12"><text:s text:c="16"/></text:span></text:span><text:span text:style-name="Source_20_Text"><text:span text:style-name="T10">exit(1);</text:span></text:span></text:p>
      <text:p text:style-name="P9"><text:span text:style-name="Source_20_Text"><text:span text:style-name="T12"><text:s text:c="8"/></text:span></text:span><text:span text:style-name="Source_20_Text"><text:span text:style-name="T10">}</text:span></text:span></text:p>
      <text:p text:style-name="P18"><text:span text:style-name="T4">En excutant ce code, nous constatons que le code se débranche immédiatement dans le catch... Ce qui était le comportement '</text:span><text:span text:style-name="Emphasis"><text:span text:style-name="T4">conclusif</text:span></text:span><text:span text:style-name="T4">' attendu.</text:span></text:p>
      <text:p text:style-name="P33"/>
      <text:p text:style-name="P18"><text:span text:style-name="Strong_20_Emphasis"><text:span text:style-name="T8">Note :</text:span></text:span></text:p>
      <text:p text:style-name="P18"><text:span text:style-name="T4">Introduit en version 5.5, il nous est maintenant possible de faire suivre un bloc </text:span><text:span text:style-name="Strong_20_Emphasis"><text:span text:style-name="T8">try catch()</text:span></text:span><text:span text:style-name="T4"> d'un bloc </text:span><text:span text:style-name="Strong_20_Emphasis"><text:span text:style-name="T8">finally()</text:span></text:span><text:span text:style-name="T4"> qui sera exécuté systématiquement, que l'on passe ou non, dans la partie </text:span><text:span text:style-name="Strong_20_Emphasis"><text:span text:style-name="T8">catch</text:span></text:span><text:span text:style-name="T4">.</text:span></text:p>
      <text:p text:style-name="P16"><draw:a xlink:type="simple" xlink:href="https://cours.3wa.fr/3wa_refonte_dev/PHP3.2/raw/master/03.%20Try%20catch%20finally/images/finally.png"><draw:frame draw:style-name="fr1" draw:name="Image51" text:anchor-type="as-char" svg:width="2.05cm" svg:height="1.051cm" draw:z-index="51"><draw:image xlink:href="https://cours.3wa.fr/3wa_refonte_dev/PHP3.2/raw/master/03.%20Try%20catch%20finally/images/finally.png" xlink:type="simple" xlink:show="embed" xlink:actuate="onLoad"/><svg:title>FINALLY</svg:title></draw:frame></draw:a></text:p>
      <text:p text:style-name="P14">Par exemple :</text:p>
      <text:p text:style-name="P9"><text:span text:style-name="Source_20_Text"><text:span text:style-name="T12"><text:s text:c="8"/></text:span></text:span><text:span text:style-name="Source_20_Text"><text:span text:style-name="T10">try {</text:span></text:span></text:p>
      <text:p text:style-name="P9"><text:span text:style-name="Source_20_Text"><text:span text:style-name="T12"><text:s text:c="16"/></text:span></text:span><text:span text:style-name="Source_20_Text"><text:span text:style-name="T10">$conn = new PDO('mysql:host=localhost;dbname=perso;charset=utf8', 'username', 'password');</text:span></text:span></text:p>
      <text:p text:style-name="P9"><text:span text:style-name="Source_20_Text"><text:span text:style-name="T12"><text:s text:c="16"/></text:span></text:span><text:span text:style-name="Source_20_Text"><text:span text:style-name="T10">$conn-&gt;setAttribute(PDO::ATTR_ERRMODE, PDO::ERRMODE_EXCEPTION);</text:span></text:span></text:p>
      <text:p text:style-name="P9"><text:span text:style-name="Source_20_Text"><text:span text:style-name="T12"><text:s text:c="16"/></text:span></text:span><text:span text:style-name="Source_20_Text"><text:span text:style-name="T10">$reponse = $conn-&gt;query('select * from EMPLOYES where age &lt; 60;'); </text:span></text:span></text:p>
      <text:p text:style-name="P9"><text:span text:style-name="Source_20_Text"><text:span text:style-name="T12"><text:s text:c="8"/></text:span></text:span><text:span text:style-name="Source_20_Text"><text:span text:style-name="T10">}</text:span></text:span></text:p>
      <text:p text:style-name="P9"><text:span text:style-name="Source_20_Text"><text:span text:style-name="T12"><text:s text:c="8"/></text:span></text:span><text:span text:style-name="Source_20_Text"><text:span text:style-name="T10">catch (Exception $ex) {</text:span></text:span></text:p>
      <text:p text:style-name="P9"><text:span text:style-name="Source_20_Text"><text:span text:style-name="T12"><text:s text:c="16"/></text:span></text:span><text:span text:style-name="Source_20_Text"><text:span text:style-name="T10">echo "La base est inaccessible ou la chaîne de connexion est incorrecte";</text:span></text:span></text:p>
      <text:p text:style-name="P9"><text:span text:style-name="Source_20_Text"><text:span text:style-name="T12"><text:s text:c="8"/></text:span></text:span><text:span text:style-name="Source_20_Text"><text:span text:style-name="T10">}</text:span></text:span></text:p>
      <text:p text:style-name="P9"><text:span text:style-name="Source_20_Text"><text:span text:style-name="T12"><text:s text:c="8"/></text:span></text:span><text:span text:style-name="Source_20_Text"><text:span text:style-name="T10">finally {</text:span></text:span></text:p>
      <text:p text:style-name="P9"><text:span text:style-name="Source_20_Text"><text:span text:style-name="T12"><text:s text:c="16"/></text:span></text:span><text:span text:style-name="Source_20_Text"><text:span text:style-name="T10">echo "ce code (inutile dans cet exemple) est systématiquement exécuté !";</text:span></text:span></text:p>
      <text:p text:style-name="P9"><text:span text:style-name="Source_20_Text"><text:span text:style-name="T12"><text:s text:c="8"/></text:span></text:span><text:span text:style-name="Source_20_Text"><text:span text:style-name="T10">}</text:span></text:span></text:p>
      <text:p text:style-name="P33"/>
      <text:section text:style-name="Sect1" text:name="comment-tirer-parti-de-ce-m%C3%A9canisme">
        <text:h text:style-name="P19" text:outline-level="3">Comment tirer parti de ce mécanisme</text:h>
      </text:section>
      <text:p text:style-name="P12">Certains (bons) programmeurs tirent parti de ce mécanisme en créant leur propre classe d'exception, et en levant cette exception.</text:p>
      <text:list xml:id="list1966820712" text:style-name="L39">
        <text:list-item>
          <text:p text:style-name="P103"><text:span text:style-name="T4">Créer une classe d'exception spécifique est simple, il suffit de créer une classe héritant de la classe </text:span><text:span text:style-name="Strong_20_Emphasis"><text:span text:style-name="T8">Exception</text:span></text:span><text:span text:style-name="T4">. On peut lui faire faire n'importe quoi.</text:span></text:p>
        </text:list-item>
        <text:list-item>
          <text:p text:style-name="P103"><text:soft-page-break/><text:span text:style-name="T4">Pour lever une exception, il suffit de la '</text:span><text:span text:style-name="Emphasis"><text:span text:style-name="T4">lancer</text:span></text:span><text:span text:style-name="T4">' par le mot clé réservé </text:span><text:span text:style-name="Strong_20_Emphasis"><text:span text:style-name="T8">throw</text:span></text:span></text:p>
        </text:list-item>
        <text:list-item>
          <text:p text:style-name="P103"><text:span text:style-name="T4">Bien sûr, il faut </text:span><text:span text:style-name="Strong_20_Emphasis"><text:span text:style-name="T8">catcher</text:span></text:span><text:span text:style-name="T4"> cette exception, pour éviter une erreur fatale !</text:span></text:p>
        </text:list-item>
      </text:list>
      <text:p text:style-name="P14">Voici un exemple, à méditer :</text:p>
      <text:p text:style-name="P9"><text:span text:style-name="Source_20_Text"><text:span text:style-name="T10">class DivideByZero extends Exception {</text:span></text:span></text:p>
      <text:p text:style-name="P9"><text:span text:style-name="Source_20_Text"><text:span text:style-name="T12"><text:s text:c="8"/></text:span></text:span></text:p>
      <text:p text:style-name="P9"><text:span text:style-name="Source_20_Text"><text:span text:style-name="T12"><text:s text:c="8"/></text:span></text:span><text:span text:style-name="Source_20_Text"><text:span text:style-name="T10">public function __construct($msg, $code = 0, Exception $prev = null){</text:span></text:span></text:p>
      <text:p text:style-name="P9"><text:span text:style-name="Source_20_Text"><text:span text:style-name="T12"><text:s text:c="16"/></text:span></text:span><text:span text:style-name="Source_20_Text"><text:span text:style-name="T10">parent::__construct($msg, $code, $prev);</text:span></text:span></text:p>
      <text:p text:style-name="P9"><text:span text:style-name="Source_20_Text"><text:span text:style-name="T12"><text:s text:c="8"/></text:span></text:span><text:span text:style-name="Source_20_Text"><text:span text:style-name="T10">}</text:span></text:span></text:p>
      <text:p text:style-name="P9"><text:span text:style-name="Source_20_Text"><text:span text:style-name="T12"><text:s text:c="8"/></text:span></text:span></text:p>
      <text:p text:style-name="P9"><text:span text:style-name="Source_20_Text"><text:span text:style-name="T12"><text:s text:c="8"/></text:span></text:span><text:span text:style-name="Source_20_Text"><text:span text:style-name="T10">public function __toString(){</text:span></text:span></text:p>
      <text:p text:style-name="P9"><text:span text:style-name="Source_20_Text"><text:span text:style-name="T12"><text:s text:c="16"/></text:span></text:span><text:span text:style-name="Source_20_Text"><text:span text:style-name="T10">return __CLASS__ . " [$this-&gt;code] : $this-&gt;message &lt;br&gt;";</text:span></text:span></text:p>
      <text:p text:style-name="P9"><text:span text:style-name="Source_20_Text"><text:span text:style-name="T12"><text:s text:c="8"/></text:span></text:span><text:span text:style-name="Source_20_Text"><text:span text:style-name="T10">}</text:span></text:span></text:p>
      <text:p text:style-name="P9"><text:span text:style-name="Source_20_Text"><text:span text:style-name="T12"><text:s text:c="8"/></text:span></text:span></text:p>
      <text:p text:style-name="P9"><text:span text:style-name="Source_20_Text"><text:span text:style-name="T12"><text:s text:c="8"/></text:span></text:span><text:span text:style-name="Source_20_Text"><text:span text:style-name="T10">public function maFonctionPersoDeLaMortQuiTue(){</text:span></text:span></text:p>
      <text:p text:style-name="P9"><text:span text:style-name="Source_20_Text"><text:span text:style-name="T12"><text:s text:c="16"/></text:span></text:span><text:span text:style-name="Source_20_Text"><text:span text:style-name="T10">echo "j'adore le nom de cette fonction personnalisée &lt;br&gt;";</text:span></text:span></text:p>
      <text:p text:style-name="P9"><text:span text:style-name="Source_20_Text"><text:span text:style-name="T12"><text:s text:c="8"/></text:span></text:span><text:span text:style-name="Source_20_Text"><text:span text:style-name="T10">}</text:span></text:span></text:p>
      <text:p text:style-name="P9"><text:span text:style-name="Source_20_Text"><text:span text:style-name="T10">}</text:span></text:span></text:p>
      <text:p text:style-name="P9"/>
      <text:p text:style-name="P9"><text:span text:style-name="Source_20_Text"><text:span text:style-name="T10">...</text:span></text:span></text:p>
      <text:p text:style-name="P9"/>
      <text:p text:style-name="P9"><text:span text:style-name="Source_20_Text"><text:span text:style-name="T10">$a = 25;</text:span></text:span></text:p>
      <text:p text:style-name="P9"><text:span text:style-name="Source_20_Text"><text:span text:style-name="T10">$b = 0;</text:span></text:span></text:p>
      <text:p text:style-name="P9"><text:span text:style-name="Source_20_Text"><text:span text:style-name="T10">try {</text:span></text:span></text:p>
      <text:p text:style-name="P9"><text:span text:style-name="Source_20_Text"><text:span text:style-name="T10">if ($b == 0) {</text:span></text:span></text:p>
      <text:p text:style-name="P9"><text:span text:style-name="Source_20_Text"><text:span text:style-name="T12"><text:s text:c="8"/></text:span></text:span><text:span text:style-name="Source_20_Text"><text:span text:style-name="T10">throw new DivideByZero("impossible de diviser par zero",5)</text:span></text:span></text:p>
      <text:p text:style-name="P9"><text:span text:style-name="Source_20_Text"><text:span text:style-name="T10">}</text:span></text:span></text:p>
      <text:p text:style-name="P9"><text:span text:style-name="Source_20_Text"><text:span text:style-name="T10">...</text:span></text:span></text:p>
      <text:p text:style-name="P9"><text:span text:style-name="Source_20_Text"><text:span text:style-name="T10">}</text:span></text:span></text:p>
      <text:p text:style-name="P9"><text:span text:style-name="Source_20_Text"><text:span text:style-name="T10">catch(DivideByZero $ex){</text:span></text:span></text:p>
      <text:p text:style-name="P9"><text:span text:style-name="Source_20_Text"><text:span text:style-name="T12"><text:s text:c="8"/></text:span></text:span><text:span text:style-name="Source_20_Text"><text:span text:style-name="T10">echo $ex-&gt;toString();</text:span></text:span></text:p>
      <text:p text:style-name="P9"><text:span text:style-name="Source_20_Text"><text:span text:style-name="T12"><text:s text:c="8"/></text:span></text:span><text:span text:style-name="Source_20_Text"><text:span text:style-name="T10">$ex-&gt;maFonctionPersoDeLaMortQuiTue();</text:span></text:span></text:p>
      <text:p text:style-name="P9"><text:span text:style-name="Source_20_Text"><text:span text:style-name="T10">}</text:span></text:span></text:p>
      <text:p text:style-name="P14">Maintenant que vous connaissez le mécanisme des exceptions, votre formateur s'attendra à ce que vous l'utilisez systématiquement pour protéger vos codes de la survenue des erreurs fatales traditionnelles.</text:p>
      <text:h text:style-name="P27" text:outline-level="2">4. Throw</text:h>
      <text:section text:style-name="Sect1" text:name="Section100">
        <text:p text:style-name="Text_20_body"><text:bookmark text:name="le-relationnel22"/></text:p>
      </text:section>
      <text:section text:style-name="Sect1" text:name="Section101">
        <text:p text:style-name="Text_20_body"><text:bookmark text:name="modele-vue-controleur15"/></text:p>
      </text:section>
      <text:section text:style-name="Sect1" text:name="Section102">
        <text:p text:style-name="Text_20_body"><text:bookmark text:name="les-classes9"/><text:soft-page-break/></text:p>
      </text:section>
      <text:section text:style-name="Sect1" text:name="Section103">
        <text:p text:style-name="Text_20_body"><text:bookmark text:name="ajax8"/></text:p>
      </text:section>
      <text:section text:style-name="Sect1" text:name="Section104">
        <text:p text:style-name="Text_20_body"><text:bookmark text:name="le-type-hinting8"/></text:p>
      </text:section>
      <text:section text:style-name="Sect1" text:name="d%C3%A9clencher-une-erreur">
        <text:h text:style-name="P6" text:outline-level="2">Déclencher une erreur</text:h>
      </text:section>
      <text:p text:style-name="P18"><text:span text:style-name="Strong_20_Emphasis"><text:span text:style-name="T9">(Pour faire croire que vous aussi, vous avez compris la substantifique moelle de PHP)</text:span></text:span></text:p>
      <text:p text:style-name="P16"><draw:a xlink:type="simple" xlink:href="https://cours.3wa.fr/3wa_refonte_dev/PHP3.2/raw/master/04.%20Throw/images/throw.png"><draw:frame draw:style-name="fr1" draw:name="Image52" text:anchor-type="as-char" svg:width="2.05cm" svg:height="1.051cm" draw:z-index="52"><draw:image xlink:href="https://cours.3wa.fr/3wa_refonte_dev/PHP3.2/raw/master/04.%20Throw/images/throw.png" xlink:type="simple" xlink:show="embed" xlink:actuate="onLoad"/><svg:title>THROW</svg:title></draw:frame></draw:a></text:p>
      <text:p text:style-name="P23">Nous avons abordé ce sujet dans le chapitre précédent (paragraphe de création d'une exception spécifique)</text:p>
      <text:p text:style-name="P18"><text:span text:style-name="T4">Il s'agit de </text:span><text:span text:style-name="Strong_20_Emphasis"><text:span text:style-name="T8">lancer une exception</text:span></text:span><text:span text:style-name="T4">, afin de permettre au script de se débrancher directement dans le mécanisme de </text:span><text:span text:style-name="Strong_20_Emphasis"><text:span text:style-name="T8">try catch()</text:span></text:span><text:span text:style-name="T4">.</text:span></text:p>
      <text:p text:style-name="P14">Evidemment, nous lancerons une exception dans certaines conditions. Reprenons la fin de l'exemple du chapitre précédent :</text:p>
      <text:p text:style-name="P9"><text:span text:style-name="Source_20_Text"><text:span text:style-name="T10">$a = 25;</text:span></text:span></text:p>
      <text:p text:style-name="P9"><text:span text:style-name="Source_20_Text"><text:span text:style-name="T10">$b = 0;</text:span></text:span></text:p>
      <text:p text:style-name="P9"/>
      <text:p text:style-name="P9"><text:span text:style-name="Source_20_Text"><text:span text:style-name="T10">try {</text:span></text:span></text:p>
      <text:p text:style-name="P9"><text:span text:style-name="Source_20_Text"><text:span text:style-name="T12"><text:s text:c="8"/></text:span></text:span><text:span text:style-name="Source_20_Text"><text:span text:style-name="T10">if ($b == 0) {</text:span></text:span></text:p>
      <text:p text:style-name="P9"><text:span text:style-name="Source_20_Text"><text:span text:style-name="T12"><text:s text:c="16"/></text:span></text:span><text:span text:style-name="Source_20_Text"><text:span text:style-name="T10">throw new DivideByZero("impossible de diviser par zero",5)</text:span></text:span></text:p>
      <text:p text:style-name="P9"><text:span text:style-name="Source_20_Text"><text:span text:style-name="T12"><text:s text:c="8"/></text:span></text:span><text:span text:style-name="Source_20_Text"><text:span text:style-name="T10">}</text:span></text:span></text:p>
      <text:p text:style-name="P9"><text:span text:style-name="Source_20_Text"><text:span text:style-name="T12"><text:s text:c="8"/></text:span></text:span><text:span text:style-name="Source_20_Text"><text:span text:style-name="T10">...</text:span></text:span></text:p>
      <text:p text:style-name="P9"><text:span text:style-name="Source_20_Text"><text:span text:style-name="T10">}</text:span></text:span></text:p>
      <text:p text:style-name="P9"><text:span text:style-name="Source_20_Text"><text:span text:style-name="T10">catch(DivideByZero $ex){</text:span></text:span></text:p>
      <text:p text:style-name="P9"><text:span text:style-name="Source_20_Text"><text:span text:style-name="T12"><text:s text:c="8"/></text:span></text:span><text:span text:style-name="Source_20_Text"><text:span text:style-name="T10">echo $ex-&gt;toString();</text:span></text:span></text:p>
      <text:p text:style-name="P9"><text:span text:style-name="Source_20_Text"><text:span text:style-name="T12"><text:s text:c="8"/></text:span></text:span><text:span text:style-name="Source_20_Text"><text:span text:style-name="T10">$ex-&gt;maFonctionPersoDeLaMortQuiTue();</text:span></text:span></text:p>
      <text:p text:style-name="P9"><text:span text:style-name="Source_20_Text"><text:span text:style-name="T10">}</text:span></text:span></text:p>
      <text:p text:style-name="P14">Nous avons utilisé ce mécanisme spécifique plutôt qu'une conception plus modulaire (nous aurions pu créer une fonction de gestion de la division par zéro, et appeler cette fonction plutôt que se débrancher au catch, mais cela aurait été moins ... fun ...)</text:p>
      <text:section text:style-name="Sect1" text:name="conclusion-">
        <text:h text:style-name="P19" text:outline-level="3">Conclusion :</text:h>
      </text:section>
      <text:p text:style-name="P18"><text:span text:style-name="Strong_20_Emphasis"><text:span text:style-name="T9">Si vous lancez une exception, n'oubliez pas de la capturer !</text:span></text:span></text:p>
      <text:p text:style-name="P33"/>
      <text:section text:style-name="Sect1" text:name="dernier-conseil-sur-la-gestion-dexception">
        <text:h text:style-name="P19" text:outline-level="3"><text:soft-page-break/>Dernier conseil sur la gestion d'exception</text:h>
      </text:section>
      <text:p text:style-name="P25"><text:span text:style-name="T6">Si vous faites l'effort de gérer des exceptions, afin d'éviter à votre script de se planter lamentablement, continuez votre effort, et rendez le contenu de vos blocs </text:span><text:span text:style-name="Strong_20_Emphasis"><text:span text:style-name="T9">catch()</text:span></text:span><text:span text:style-name="T6"> explicites. Rien n'est plus stupide que d'écrire des blocs catch() vides!</text:span></text:p>
      <text:p text:style-name="P32">Ecrivez au minimum une instruction (éventuellement un echo).</text:p>
      <text:h text:style-name="P27" text:outline-level="2">1. Heritage</text:h>
      <text:section text:style-name="Sect1" text:name="Section105">
        <text:p text:style-name="Text_20_body"><text:bookmark text:name="le-relationnel23"/></text:p>
      </text:section>
      <text:section text:style-name="Sect1" text:name="Section106">
        <text:p text:style-name="Text_20_body"><text:bookmark text:name="modele-vue-controleur16"/></text:p>
      </text:section>
      <text:section text:style-name="Sect1" text:name="Section107">
        <text:p text:style-name="Text_20_body"><text:bookmark text:name="les-classes10"/></text:p>
      </text:section>
      <text:section text:style-name="Sect1" text:name="Section108">
        <text:p text:style-name="Text_20_body"><text:bookmark text:name="ajax9"/></text:p>
      </text:section>
      <text:section text:style-name="Sect1" text:name="Section109">
        <text:p text:style-name="Text_20_body"><text:bookmark text:name="le-type-hinting9"/></text:p>
      </text:section>
      <text:section text:style-name="Sect1" text:name="Section110">
        <text:p text:style-name="Text_20_body"><text:bookmark text:name="error-reporting"/></text:p>
      </text:section>
      <text:section text:style-name="Sect1" text:name="lheritage">
        <text:h text:style-name="P6" text:outline-level="2">L'HERITAGE</text:h>
      </text:section>
      <text:p text:style-name="P18"><text:span text:style-name="Strong_20_Emphasis"><text:span text:style-name="T9">(Comment hériter du patrimoine de sa classe mére)</text:span></text:span></text:p>
      <text:p text:style-name="P16"><draw:a xlink:type="simple" xlink:href="https://cours.3wa.fr/3wa-v2/dev/raw/master/PHP3/PHP3.3/01.%20Heritage/images/heritage.png"><draw:frame draw:style-name="fr1" draw:name="Image53" text:anchor-type="as-char" svg:width="2.05cm" svg:height="1.051cm" draw:z-index="53"><draw:image xlink:href="https://cours.3wa.fr/3wa-v2/dev/raw/master/PHP3/PHP3.3/01.%20Heritage/images/heritage.png" xlink:type="simple" xlink:show="embed" xlink:actuate="onLoad"/><svg:title>heritage</svg:title></draw:frame></draw:a></text:p>
      <text:p text:style-name="P18"><text:span text:style-name="T4">L'</text:span><text:span text:style-name="Strong_20_Emphasis"><text:span text:style-name="T8">héritage</text:span></text:span><text:span text:style-name="T4">, c'est le mécanisme propre à la théorie Objet, par lequel on peut créer une nouvelle classe sans être obligé de réécrire tout son contenu (des propriétés et des méthodes).</text:span></text:p>
      <text:p text:style-name="P18"><text:span text:style-name="T4">On "</text:span><text:span text:style-name="Strong_20_Emphasis"><text:span text:style-name="T8">clone</text:span></text:span><text:span text:style-name="T4">" la classe d'origine en une nouvelle classe qui comporte </text:span><text:span text:style-name="Strong_20_Emphasis"><text:span text:style-name="T8">TOUT LE PATRIMOINE</text:span></text:span><text:span text:style-name="T4"> de la classe d'origine.</text:span></text:p>
      <text:p text:style-name="P23">En effet, le contenu de la classe que l'on clone se retrouve dans la nouvelle classe, sans besoin de le réécrire.</text:p>
      <text:section text:style-name="Sect1" text:name="mais-alors-si-les-2-classes-sont-des-clones-exacts-%C3%A0-quoi-cela-sert-il-">
        <text:h text:style-name="P19" text:outline-level="3">Mais alors, si les 2 classes sont des clones exacts, à quoi cela sert-il ?</text:h>
      </text:section>
      <text:p text:style-name="P12">Justement, c'est ici que l'Objet nous a apporté des changements fondamentaux :</text:p>
      <text:p text:style-name="P18"><text:span text:style-name="Strong_20_Emphasis"><text:span text:style-name="T8">Nous pouvons améliorer la nouvelle classe pour qu'elle nous fournisse les services précis donc nous avons besoin.</text:span></text:span><text:span text:style-name="T4"> ( Services qui étaient, évidemment, absents de la classe d'origine)</text:span></text:p>
      <text:section text:style-name="Sect1" text:name="comment-am%C3%A9liorer-une-classe-h%C3%A9rit%C3%A9e-">
        <text:h text:style-name="P19" text:outline-level="3">Comment améliorer une classe héritée ?</text:h>
      </text:section>
      <text:p text:style-name="P18"><text:span text:style-name="T6">La nouvelle classe, celle qui hérite d'une autre classe, peut se voir dotée de </text:span><text:span text:style-name="Strong_20_Emphasis"><text:span text:style-name="T9">nouvelles propriétés et méthodes</text:span></text:span><text:span text:style-name="T6">.</text:span></text:p>
      <text:p text:style-name="P18"><text:span text:style-name="T4">On distingue alors 2 méthodologies pour "améliorer" le patrimoine de la nouvelle classe, selon qu'on lui ajoute un nouveau contenu </text:span><text:span text:style-name="Strong_20_Emphasis"><text:span text:style-name="T8">homonyme</text:span></text:span><text:span text:style-name="T4"> d'un contenu existant, ou non.</text:span></text:p>
      <text:list xml:id="list240364550" text:style-name="L40">
        <text:list-item>
          <text:p text:style-name="P104"><text:soft-page-break/><text:span text:style-name="T4">Si une propriété ou une méthode existait déjà avec la même signature (nom + paramétres identiques), alors, on parle de </text:span><text:span text:style-name="Strong_20_Emphasis"><text:span text:style-name="T8">surcharge</text:span></text:span><text:span text:style-name="T4">.</text:span></text:p>
        </text:list-item>
        <text:list-item>
          <text:p text:style-name="P104"><text:span text:style-name="T4">Si la propriété et/ou la méthode que l'on rajoute n'existaient pas encore, on parle d'</text:span><text:span text:style-name="Strong_20_Emphasis"><text:span text:style-name="T8">enrichissement</text:span></text:span><text:span text:style-name="T4">.</text:span></text:p>
        </text:list-item>
      </text:list>
      <text:p text:style-name="P14">Illustrons ceci par un exemple plus parlant.</text:p>
      <text:p text:style-name="P25"><text:span text:style-name="T4">Nous allons créer une classe </text:span><text:span text:style-name="Strong_20_Emphasis"><text:span text:style-name="T8">Personne</text:span></text:span><text:span text:style-name="T4"> possédant un patrimoine propre. Puis nous allons créer une classe </text:span><text:span text:style-name="Strong_20_Emphasis"><text:span text:style-name="T8">Stagiaire</text:span></text:span><text:span text:style-name="T4"> héritant de la classe </text:span><text:span text:style-name="Strong_20_Emphasis"><text:span text:style-name="T8">Personne</text:span></text:span><text:span text:style-name="T4">, et lui rajouter du nouveau patrimoine par surcharge et par enrichissement.</text:span></text:p>
      <text:p text:style-name="P9"><text:span text:style-name="Source_20_Text"><text:span text:style-name="T10">class Personne</text:span></text:span></text:p>
      <text:p text:style-name="P9"><text:span text:style-name="Source_20_Text"><text:span text:style-name="T10">{</text:span></text:span></text:p>
      <text:p text:style-name="P9"><text:span text:style-name="Source_20_Text"><text:span text:style-name="T12"><text:s text:c="8"/></text:span></text:span><text:span text:style-name="Source_20_Text"><text:span text:style-name="T10">public string $Nom;</text:span></text:span></text:p>
      <text:p text:style-name="P9"><text:span text:style-name="Source_20_Text"><text:span text:style-name="T12"><text:s text:c="8"/></text:span></text:span><text:span text:style-name="Source_20_Text"><text:span text:style-name="T10">public string $Prenom;</text:span></text:span></text:p>
      <text:p text:style-name="P9"><text:span text:style-name="Source_20_Text"><text:span text:style-name="T12"><text:s text:c="8"/></text:span></text:span></text:p>
      <text:p text:style-name="P9"><text:span text:style-name="Source_20_Text"><text:span text:style-name="T12"><text:s text:c="8"/></text:span></text:span><text:span text:style-name="Source_20_Text"><text:span text:style-name="T10">public function __construct(string $nom, string $prenom) {</text:span></text:span></text:p>
      <text:p text:style-name="P9"><text:span text:style-name="Source_20_Text"><text:span text:style-name="T12"><text:s text:c="16"/></text:span></text:span><text:span text:style-name="Source_20_Text"><text:span text:style-name="T10">$this-&gt;Nom = $nom;</text:span></text:span></text:p>
      <text:p text:style-name="P9"><text:span text:style-name="Source_20_Text"><text:span text:style-name="T12"><text:s text:c="16"/></text:span></text:span><text:span text:style-name="Source_20_Text"><text:span text:style-name="T10">$this-&gt;Prenom = $prenom;</text:span></text:span></text:p>
      <text:p text:style-name="P9"><text:span text:style-name="Source_20_Text"><text:span text:style-name="T12"><text:s text:c="8"/></text:span></text:span><text:span text:style-name="Source_20_Text"><text:span text:style-name="T10">echo "Je suis dans le constructeur de Personne&lt;br&gt;";</text:span></text:span></text:p>
      <text:p text:style-name="P9"><text:span text:style-name="Source_20_Text"><text:span text:style-name="T12"><text:s text:c="4"/></text:span></text:span><text:span text:style-name="Source_20_Text"><text:span text:style-name="T10">}</text:span></text:span></text:p>
      <text:p text:style-name="P9"><text:span text:style-name="Source_20_Text"><text:span text:style-name="T12"><text:s text:c="8"/></text:span></text:span></text:p>
      <text:p text:style-name="P9"><text:span text:style-name="Source_20_Text"><text:span text:style-name="T12"><text:s text:c="8"/></text:span></text:span><text:span text:style-name="Source_20_Text"><text:span text:style-name="T10">public function affiche(){</text:span></text:span></text:p>
      <text:p text:style-name="P9"><text:span text:style-name="Source_20_Text"><text:span text:style-name="T12"><text:s text:c="16"/></text:span></text:span><text:span text:style-name="Source_20_Text"><text:span text:style-name="T10">echo "Cette Personne s'appelle $this-&gt;Nom $this-&gt;Prenom &lt;br&gt;";</text:span></text:span></text:p>
      <text:p text:style-name="P9"><text:span text:style-name="Source_20_Text"><text:span text:style-name="T12"><text:s text:c="8"/></text:span></text:span><text:span text:style-name="Source_20_Text"><text:span text:style-name="T10">}</text:span></text:span></text:p>
      <text:p text:style-name="P9"><text:span text:style-name="Source_20_Text"><text:span text:style-name="T10">}</text:span></text:span></text:p>
      <text:p text:style-name="P9"/>
      <text:p text:style-name="P9"><text:span text:style-name="Source_20_Text"><text:span text:style-name="T10">class Stagiaire extends Personne <text:s text:c="15"/>//(1)</text:span></text:span></text:p>
      <text:p text:style-name="P9"><text:span text:style-name="Source_20_Text"><text:span text:style-name="T10">{</text:span></text:span></text:p>
      <text:p text:style-name="P9"><text:span text:style-name="Source_20_Text"><text:span text:style-name="T12"><text:s text:c="8"/></text:span></text:span><text:span text:style-name="Source_20_Text"><text:span text:style-name="T10">public string $Cours; <text:s text:c="10"/>//(2)</text:span></text:span></text:p>
      <text:p text:style-name="P9"><text:span text:style-name="Source_20_Text"><text:span text:style-name="T12"><text:s text:c="8"/></text:span></text:span></text:p>
      <text:p text:style-name="P9"><text:span text:style-name="Source_20_Text"><text:span text:style-name="T12"><text:s text:c="8"/></text:span></text:span><text:span text:style-name="Source_20_Text"><text:span text:style-name="T10">public function __construct(string $nom, string $prenom,string $cours) { <text:s text:c="7"/>//(3)</text:span></text:span></text:p>
      <text:p text:style-name="P9"><text:span text:style-name="Source_20_Text"><text:span text:style-name="T12"><text:s text:c="16"/></text:span></text:span><text:span text:style-name="Source_20_Text"><text:span text:style-name="T10">parent::__construct($nom, $prenom);</text:span></text:span></text:p>
      <text:p text:style-name="P9"><text:span text:style-name="Source_20_Text"><text:span text:style-name="T12"><text:s text:c="16"/></text:span></text:span><text:span text:style-name="Source_20_Text"><text:span text:style-name="T10">$this-&gt;Cours = $cours;</text:span></text:span></text:p>
      <text:p text:style-name="P9"><text:span text:style-name="Source_20_Text"><text:span text:style-name="T12"><text:s text:c="8"/></text:span></text:span><text:span text:style-name="Source_20_Text"><text:span text:style-name="T10">echo "Je suis dans le constructeur de Stagiaire&lt;br&gt;";</text:span></text:span></text:p>
      <text:p text:style-name="P9"><text:span text:style-name="Source_20_Text"><text:span text:style-name="T12"><text:s text:c="4"/></text:span></text:span><text:span text:style-name="Source_20_Text"><text:span text:style-name="T10">} <text:s text:c="2"/></text:span></text:span></text:p>
      <text:p text:style-name="P9"><text:span text:style-name="Source_20_Text"><text:span text:style-name="T12"><text:s text:c="8"/></text:span></text:span></text:p>
      <text:p text:style-name="P9"><text:span text:style-name="Source_20_Text"><text:span text:style-name="T12"><text:s text:c="8"/></text:span></text:span><text:span text:style-name="Source_20_Text"><text:span text:style-name="T10">public function affiche(){ <text:s text:c="13"/>//(4)</text:span></text:span></text:p>
      <text:p text:style-name="P9"><text:span text:style-name="Source_20_Text"><text:span text:style-name="T12"><text:s text:c="16"/></text:span></text:span><text:span text:style-name="Source_20_Text"><text:span text:style-name="T10">echo "Ce stagiaire s'appelle $this-&gt;Nom $this-&gt;Prenom et il suit le cours $this-&gt;Cours &lt;br&gt;";</text:span></text:span></text:p>
      <text:p text:style-name="P9"><text:span text:style-name="Source_20_Text"><text:span text:style-name="T12"><text:s text:c="8"/></text:span></text:span><text:span text:style-name="Source_20_Text"><text:span text:style-name="T10">}</text:span></text:span></text:p>
      <text:p text:style-name="P9"><text:span text:style-name="Source_20_Text"><text:span text:style-name="T12"><text:s text:c="8"/></text:span></text:span></text:p>
      <text:p text:style-name="P9"><text:soft-page-break/><text:span text:style-name="Source_20_Text"><text:span text:style-name="T12"><text:s text:c="8"/></text:span></text:span><text:span text:style-name="Source_20_Text"><text:span text:style-name="T10">public function __toString(){ <text:s text:c="18"/>//(5)</text:span></text:span></text:p>
      <text:p text:style-name="P9"><text:span text:style-name="Source_20_Text"><text:span text:style-name="T12"><text:s text:c="16"/></text:span></text:span><text:span text:style-name="Source_20_Text"><text:span text:style-name="T10">parent::affiche(); <text:s text:c="21"/>//(6)</text:span></text:span></text:p>
      <text:p text:style-name="P9"><text:span text:style-name="Source_20_Text"><text:span text:style-name="T12"><text:s text:c="8"/></text:span></text:span><text:span text:style-name="Source_20_Text"><text:span text:style-name="T10">}</text:span></text:span></text:p>
      <text:p text:style-name="P9"><text:span text:style-name="Source_20_Text"><text:span text:style-name="T12"><text:s text:c="8"/></text:span></text:span></text:p>
      <text:p text:style-name="P9"><text:span text:style-name="Source_20_Text"><text:span text:style-name="T10">}</text:span></text:span></text:p>
      <text:p text:style-name="P9"/>
      <text:p text:style-name="P9"/>
      <text:p text:style-name="P9"><text:span text:style-name="Source_20_Text"><text:span text:style-name="T10">$Nico = new Stagiaire("Duflot","Nicolas","PHP");</text:span></text:span></text:p>
      <text:p text:style-name="P9"><text:span text:style-name="Source_20_Text"><text:span text:style-name="T10">$Nico-&gt;affiche();</text:span></text:span></text:p>
      <text:p text:style-name="P9"><text:span text:style-name="Source_20_Text"><text:span text:style-name="T10">$Nico-&gt;__toString();</text:span></text:span></text:p>
      <text:p text:style-name="P9"/>
      <text:p text:style-name="P18"><text:span text:style-name="Strong_20_Emphasis"><text:span text:style-name="T8">Explications</text:span></text:span></text:p>
      <text:p text:style-name="P18"><text:span text:style-name="T4">Dans le code précédent, nous constatons </text:span><text:span text:style-name="Source_20_Text"><text:span text:style-name="T14">ligne //(1)</text:span></text:span><text:span text:style-name="T4"> que la classe </text:span><text:span text:style-name="Strong_20_Emphasis"><text:span text:style-name="T8">Stagiaire</text:span></text:span><text:span text:style-name="T4"> hérite (</text:span><text:span text:style-name="Strong_20_Emphasis"><text:span text:style-name="T8">extends</text:span></text:span><text:span text:style-name="T4">) de la classe </text:span><text:span text:style-name="Strong_20_Emphasis"><text:span text:style-name="T8">Personne</text:span></text:span><text:span text:style-name="T4">. Sans autre forme de procès (ou à l'insu de son plein grè), la classe Stagiaire se trouve affublée de tout le patrimoine de sa </text:span><text:span text:style-name="Strong_20_Emphasis"><text:span text:style-name="T8">classe mère</text:span></text:span><text:span text:style-name="T4"> </text:span><text:span text:style-name="Emphasis"><text:span text:style-name="T4">Personne</text:span></text:span></text:p>
      <text:p text:style-name="P18"><text:span text:style-name="T4">En </text:span><text:span text:style-name="Source_20_Text"><text:span text:style-name="T14">ligne //(2)</text:span></text:span><text:span text:style-name="T4"> nous avons rajouté une patrimoine qui n'existait pas dans le patrimoine de </text:span><text:span text:style-name="Emphasis"><text:span text:style-name="T4">Personne</text:span></text:span><text:span text:style-name="T4">. Il s'agit donc d'un </text:span><text:span text:style-name="Strong_20_Emphasis"><text:span text:style-name="T8">enrichissement</text:span></text:span><text:span text:style-name="T4">.</text:span></text:p>
      <text:p text:style-name="P18"><text:span text:style-name="T4">En </text:span><text:span text:style-name="Source_20_Text"><text:span text:style-name="T14">ligne //(3)</text:span></text:span><text:span text:style-name="T4"> nous avons rajouté une méthode constructeur, mais elle n'a pas la même signature que celle qui se trouve dans l'héritage (le constructeur de Personne possède 2 paramètres, celui de Stagiaire en a 3). C'est donc bien un </text:span><text:span text:style-name="Strong_20_Emphasis"><text:span text:style-name="T8">enrichissement</text:span></text:span><text:span text:style-name="T4"> également.</text:span></text:p>
      <text:p text:style-name="P23">Note : de façon quasi systématique, en PHP, les constructeurs de classes héritées ne sont que des enrichissements.</text:p>
      <text:p text:style-name="P18"><text:span text:style-name="T4">En </text:span><text:span text:style-name="Source_20_Text"><text:span text:style-name="T14">ligne //(4)</text:span></text:span><text:span text:style-name="T4"> nous avons rajouté une méthode possédant exactement la même signature que celle provenant de l'héritage . Ici, il s'agit donc de </text:span><text:span text:style-name="Strong_20_Emphasis"><text:span text:style-name="T8">surcharge</text:span></text:span><text:span text:style-name="T4">.</text:span></text:p>
      <text:p text:style-name="P18"><text:span text:style-name="T4">En </text:span><text:span text:style-name="Source_20_Text"><text:span text:style-name="T14">ligne //(5)</text:span></text:span><text:span text:style-name="T4"> nous avons rajouté une méthode qui n'existait pas encore dans le patrimoine de la classe obtenu par héritage. C'est encore un </text:span><text:span text:style-name="Strong_20_Emphasis"><text:span text:style-name="T8">enrichissement</text:span></text:span><text:span text:style-name="T4">.</text:span></text:p>
      <text:p text:style-name="P18"><text:span text:style-name="T4">En </text:span><text:span text:style-name="Source_20_Text"><text:span text:style-name="T14">ligne //(6)</text:span></text:span><text:span text:style-name="T4"> nous appelons (dans une méthode d'un objet hérité, constatez-le) une méthode de la classe parente (c'est à dire de la classe dont elle hérite).</text:span></text:p>
      <text:p text:style-name="P23">Notez bien précieusement la syntaxe de cet appel.</text:p>
      <text:section text:style-name="Sect1" text:name="pr%C3%A9cisions-sur-la-surcharge">
        <text:h text:style-name="P19" text:outline-level="3">Précisions sur la surcharge</text:h>
      </text:section>
      <text:p text:style-name="P18"><text:span text:style-name="T6">Notez dans l'exemple ci-dessus que la méthode </text:span><text:span text:style-name="Strong_20_Emphasis"><text:span text:style-name="T9">affiche()</text:span></text:span><text:span text:style-name="T6"> de la classe </text:span><text:span text:style-name="Strong_20_Emphasis"><text:span text:style-name="T9">Personne</text:span></text:span><text:span text:style-name="T6"> est </text:span><text:span text:style-name="Strong_20_Emphasis"><text:span text:style-name="T9">public</text:span></text:span><text:span text:style-name="T6">.</text:span></text:p>
      <text:p text:style-name="P18"><text:span text:style-name="T4">Il en est de même dans la classe </text:span><text:span text:style-name="Strong_20_Emphasis"><text:span text:style-name="T8">Stagiaire</text:span></text:span><text:span text:style-name="T4">.</text:span></text:p>
      <text:p text:style-name="P18"><text:span text:style-name="T4">Par surcharge ,</text:span><text:span text:style-name="Strong_20_Emphasis"><text:span text:style-name="T8">il n'est pas possible de réduire la visibilité d'une propriété et/ou d'une méthode</text:span></text:span><text:span text:style-name="T4">.</text:span></text:p>
      <text:p text:style-name="P14">Il n'était donc pas possible (testez ceci) de décrire la méthode affiche() de Stagiaire ainsi :</text:p>
      <text:p text:style-name="P9"><text:soft-page-break/><text:span text:style-name="Source_20_Text"><text:span text:style-name="T10">...</text:span></text:span></text:p>
      <text:p text:style-name="P9"><text:span text:style-name="Source_20_Text"><text:span text:style-name="T12"><text:s text:c="8"/></text:span></text:span><text:span text:style-name="Source_20_Text"><text:span text:style-name="T10">private function affiche(){ <text:s text:c="12"/>//(4)</text:span></text:span></text:p>
      <text:p text:style-name="P9"><text:span text:style-name="Source_20_Text"><text:span text:style-name="T12"><text:s text:c="16"/></text:span></text:span><text:span text:style-name="Source_20_Text"><text:span text:style-name="T10">echo "Cette Personne s'appelle $this-&gt;Nom $this-&gt;Prenom et elle suit le cours $this-&gt;Cours &lt;br&gt;";</text:span></text:span></text:p>
      <text:p text:style-name="P9"><text:span text:style-name="Source_20_Text"><text:span text:style-name="T12"><text:s text:c="8"/></text:span></text:span><text:span text:style-name="Source_20_Text"><text:span text:style-name="T10">}</text:span></text:span></text:p>
      <text:p text:style-name="P9"><text:span text:style-name="Source_20_Text"><text:span text:style-name="T10">...</text:span></text:span></text:p>
      <text:p text:style-name="P14">Par contre, l'inverse est possible.</text:p>
      <text:p text:style-name="P25"><text:span text:style-name="T4">Nous aurions pu déclarer la méthode </text:span><text:span text:style-name="Emphasis"><text:span text:style-name="T4">affiche()</text:span></text:span><text:span text:style-name="T4"> de </text:span><text:span text:style-name="Emphasis"><text:span text:style-name="T4">Personne</text:span></text:span><text:span text:style-name="T4"> comme </text:span><text:span text:style-name="Strong_20_Emphasis"><text:span text:style-name="T8">private</text:span></text:span><text:span text:style-name="T4">, et celle de </text:span><text:span text:style-name="Emphasis"><text:span text:style-name="T4">Stagiaire</text:span></text:span><text:span text:style-name="T4"> comme </text:span><text:span text:style-name="Strong_20_Emphasis"><text:span text:style-name="T8">public</text:span></text:span><text:span text:style-name="T4">.</text:span></text:p>
      <text:p text:style-name="P18"><text:span text:style-name="T4">La régle générale est que </text:span><text:span text:style-name="Strong_20_Emphasis"><text:span text:style-name="T8">par surcharge</text:span></text:span><text:span text:style-name="T4">, on ne peut pas réduire la </text:span><text:span text:style-name="Strong_20_Emphasis"><text:span text:style-name="T8">visibilité</text:span></text:span><text:span text:style-name="T4"> du patrimoine par surcharge, on ne peut que l'augmenter ou le laisser en l'état.</text:span></text:p>
      <text:section text:style-name="Sect1" text:name="est-il-possible-dh%C3%A9riter-de-plusieurs-classes-">
        <text:h text:style-name="P19" text:outline-level="3">Est il possible d'hériter de plusieurs classes ?</text:h>
      </text:section>
      <text:p text:style-name="P18"><text:span text:style-name="T6">Hélas </text:span><text:span text:style-name="Strong_20_Emphasis"><text:span text:style-name="T9">NON</text:span></text:span><text:span text:style-name="T6">.</text:span></text:p>
      <text:p text:style-name="P18"><text:span text:style-name="T4">Contrairement à certains langages de haut niveau (C++ et ses dérivés), mais comme d'autres (JAVA, entre autres), </text:span><text:span text:style-name="Strong_20_Emphasis"><text:span text:style-name="T8">il n'est pas permis d'hériter de 2 classes</text:span></text:span><text:span text:style-name="T4">.</text:span></text:p>
      <text:p text:style-name="P18"><text:span text:style-name="T4">On dit donc que PHP utilise de l'</text:span><text:span text:style-name="Strong_20_Emphasis"><text:span text:style-name="T8">héritage simple</text:span></text:span><text:span text:style-name="T4"> alors que C++ utilise de l'</text:span><text:span text:style-name="Strong_20_Emphasis"><text:span text:style-name="T8">héritage multiple</text:span></text:span><text:span text:style-name="T4">.</text:span></text:p>
      <text:p text:style-name="P23">La raison primordiale en est que PHP ne propose pas de solution de résolution de l'incident consistant en la présence de méthodes homonymes en provenance de l'héritage des classes héritées en parallèle.</text:p>
      <text:p text:style-name="P16"><draw:a xlink:type="simple" xlink:href="https://cours.3wa.fr/3wa-v2/dev/raw/master/PHP3/PHP3.3/01.%20Heritage/images/multiple.png"><draw:frame draw:style-name="fr1" draw:name="Image54" text:anchor-type="as-char" svg:width="2.05cm" svg:height="1.051cm" draw:z-index="54"><draw:image xlink:href="https://cours.3wa.fr/3wa-v2/dev/raw/master/PHP3/PHP3.3/01.%20Heritage/images/multiple.png" xlink:type="simple" xlink:show="embed" xlink:actuate="onLoad"/><svg:title>heritage multiple</svg:title></draw:frame></draw:a></text:p>
      <text:p text:style-name="P18"><text:span text:style-name="T4">Dans ce graphisme, vous devez concevoir, que </text:span><text:span text:style-name="Emphasis"><text:span text:style-name="T4">si l'héritage multiple était possible</text:span></text:span><text:span text:style-name="T4">, les classes C et B contiendraient </text:span><text:span text:style-name="Strong_20_Emphasis"><text:span text:style-name="T8">toutes les deux le patrimoine de la classe A</text:span></text:span><text:span text:style-name="T4">.</text:span></text:p>
      <text:p text:style-name="P18"><text:span text:style-name="T4">Et donc la classe D, qui hériterait de B et de C, aurait, par héritage, </text:span><text:span text:style-name="Strong_20_Emphasis"><text:span text:style-name="T8">2 fois le même patrimoine</text:span></text:span><text:span text:style-name="T4"> (celui de </text:span><text:span text:style-name="Strong_20_Emphasis"><text:span text:style-name="T8">A</text:span></text:span><text:span text:style-name="T4">), ce que </text:span><text:span text:style-name="Strong_20_Emphasis"><text:span text:style-name="T8">PHP ne sait pas gérer</text:span></text:span><text:span text:style-name="T4">.</text:span></text:p>
      <text:p text:style-name="P33"/>
      <text:p text:style-name="P18"><text:span text:style-name="Strong_20_Emphasis"><text:span text:style-name="T8">Encore du vocabulaire</text:span></text:span></text:p>
      <text:list xml:id="list229631645" text:style-name="L41">
        <text:list-item>
          <text:p text:style-name="P105"><text:span text:style-name="T4">Une classe qui n'hérite pas d'une autre classe est appelée </text:span><text:span text:style-name="Strong_20_Emphasis"><text:span text:style-name="T8">meta classe</text:span></text:span><text:span text:style-name="T4">, et quelque fois (moins usité) </text:span><text:span text:style-name="Strong_20_Emphasis"><text:span text:style-name="T8">classe de base</text:span></text:span><text:span text:style-name="T4">.</text:span></text:p>
        </text:list-item>
        <text:list-item>
          <text:p text:style-name="P105"><text:span text:style-name="T4">Une classe dont on hérite est appelée </text:span><text:span text:style-name="Strong_20_Emphasis"><text:span text:style-name="T8">classe mére</text:span></text:span><text:span text:style-name="T4"> ou </text:span><text:span text:style-name="Strong_20_Emphasis"><text:span text:style-name="T8">classe pére</text:span></text:span><text:span text:style-name="T4">.</text:span></text:p>
        </text:list-item>
        <text:list-item>
          <text:p text:style-name="P105"><text:span text:style-name="T4">Une classe qui hérite d'une autre classe est appelée </text:span><text:span text:style-name="Strong_20_Emphasis"><text:span text:style-name="T8">classe fille</text:span></text:span><text:span text:style-name="T4"> ou </text:span><text:span text:style-name="Strong_20_Emphasis"><text:span text:style-name="T8">classe fils</text:span></text:span><text:span text:style-name="T4"> ou </text:span><text:span text:style-name="Strong_20_Emphasis"><text:span text:style-name="T8">classe dérivée</text:span></text:span><text:span text:style-name="T4">.</text:span></text:p>
        </text:list-item>
        <text:list-item>
          <text:p text:style-name="P105"><text:span text:style-name="T4">une classe fille </text:span><text:span text:style-name="Strong_20_Emphasis"><text:span text:style-name="T8">spécialise</text:span></text:span><text:span text:style-name="T4"> sa classe mère.</text:span></text:p>
        </text:list-item>
        <text:list-item>
          <text:p text:style-name="P105"><text:span text:style-name="T4">une classe mère </text:span><text:span text:style-name="Strong_20_Emphasis"><text:span text:style-name="T8">généralise</text:span></text:span><text:span text:style-name="T4"> ses classes filles.</text:span></text:p>
        </text:list-item>
      </text:list>
      <text:p text:style-name="P14">Rappelez vous la partie modélisation :</text:p>
      <text:p text:style-name="P23">On peut dire qu'une classe A hérite d'une classe B si on peut dire :</text:p>
      <text:p text:style-name="P31"><text:soft-page-break/><text:span text:style-name="T4">B </text:span><text:span text:style-name="Strong_20_Emphasis"><text:span text:style-name="T8">est un</text:span></text:span><text:span text:style-name="T4"> A</text:span></text:p>
      <text:p text:style-name="P31"><text:span text:style-name="T4">Par exemple : un Stagiaire </text:span><text:span text:style-name="Strong_20_Emphasis"><text:span text:style-name="T8">est</text:span></text:span><text:span text:style-name="T4"> une Personne donc : </text:span><text:span text:style-name="Source_20_Text"><text:span text:style-name="T14">class Stagiaire extends Personne</text:span></text:span></text:p>
      <text:h text:style-name="P27" text:outline-level="2">2. Composition</text:h>
      <text:section text:style-name="Sect1" text:name="Section111">
        <text:p text:style-name="Text_20_body"><text:bookmark text:name="le-relationnel24"/></text:p>
      </text:section>
      <text:section text:style-name="Sect1" text:name="Section112">
        <text:p text:style-name="Text_20_body"><text:bookmark text:name="modele-vue-controleur17"/></text:p>
      </text:section>
      <text:section text:style-name="Sect1" text:name="Section113">
        <text:p text:style-name="Text_20_body"><text:bookmark text:name="les-classes11"/></text:p>
      </text:section>
      <text:section text:style-name="Sect1" text:name="Section114">
        <text:p text:style-name="Text_20_body"><text:bookmark text:name="ajax10"/></text:p>
      </text:section>
      <text:section text:style-name="Sect1" text:name="Section115">
        <text:p text:style-name="Text_20_body"><text:bookmark text:name="le-type-hinting10"/></text:p>
      </text:section>
      <text:section text:style-name="Sect1" text:name="Section116">
        <text:p text:style-name="Text_20_body"><text:bookmark text:name="error-reporting1"/></text:p>
      </text:section>
      <text:section text:style-name="Sect1" text:name="composition-et-agregation">
        <text:h text:style-name="P6" text:outline-level="2">COMPOSITION et AGREGATION</text:h>
      </text:section>
      <text:p text:style-name="P18"><text:span text:style-name="Strong_20_Emphasis"><text:span text:style-name="T9">(Comment utiliser une classe sans en hériter)</text:span></text:span></text:p>
      <text:p text:style-name="P16"><draw:a xlink:type="simple" xlink:href="https://cours.3wa.fr/3wa-v2/dev/raw/master/PHP3/PHP3.3/02.%20Composition/images/composition.png"><draw:frame draw:style-name="fr1" draw:name="Image55" text:anchor-type="as-char" svg:width="2.05cm" svg:height="1.051cm" draw:z-index="55"><draw:image xlink:href="https://cours.3wa.fr/3wa-v2/dev/raw/master/PHP3/PHP3.3/02.%20Composition/images/composition.png" xlink:type="simple" xlink:show="embed" xlink:actuate="onLoad"/><svg:title>COMPOSITION</svg:title></draw:frame></draw:a></text:p>
      <text:p text:style-name="P18"><text:span text:style-name="T4">La </text:span><text:span text:style-name="Strong_20_Emphasis"><text:span text:style-name="T8">composition</text:span></text:span><text:span text:style-name="T4"> est un concept important en PHP. Dans ce modèle de conception, un objet </text:span><text:span text:style-name="Strong_20_Emphasis"><text:span text:style-name="T8">crée et utilise</text:span></text:span><text:span text:style-name="T4"> un autre objet.</text:span></text:p>
      <text:p text:style-name="P18"><text:span text:style-name="T4">L'</text:span><text:span text:style-name="Strong_20_Emphasis"><text:span text:style-name="T8">agrégation</text:span></text:span><text:span text:style-name="T4"> se produit lorsqu'un objet </text:span><text:span text:style-name="Strong_20_Emphasis"><text:span text:style-name="T8">contient un ou plusieurs objets</text:span></text:span><text:span text:style-name="T4"> créés en dehors de l'objet.</text:span></text:p>
      <text:p text:style-name="P25"><text:span text:style-name="T4">La composition est en fait une relation de </text:span><text:span text:style-name="Strong_20_Emphasis"><text:span text:style-name="T8">propriété</text:span></text:span><text:span text:style-name="T4">, tandis que l'agrégation est une relation de </text:span><text:span text:style-name="Strong_20_Emphasis"><text:span text:style-name="T8">contenance</text:span></text:span><text:span text:style-name="T4">.</text:span></text:p>
      <text:p text:style-name="P32">Dans la composition, les parties ne peuvent pas exister en dehors de la classe qui les contient, mais les classes individuelles peuvent exister par elles-mêmes en tant qu'entités uniques dans l'agrégation.</text:p>
      <text:p text:style-name="P14">Essayons de donner une analogie :</text:p>
      <text:p text:style-name="P18"><text:span text:style-name="Emphasis"><text:span text:style-name="T4">Soit à imaginer un corps humain</text:span></text:span><text:span text:style-name="T4">.</text:span></text:p>
      <text:p text:style-name="P18"><text:span text:style-name="T4">Il est évident que </text:span><text:span text:style-name="Emphasis"><text:span text:style-name="T4">le cerveau</text:span></text:span><text:span text:style-name="T4"> est indissociable du corps. </text:span><text:span text:style-name="Emphasis"><text:span text:style-name="T4">Il ne peut être créé avant le corps et lui être greffé</text:span></text:span><text:span text:style-name="T4"> (quoique certains supporters le nécessiteraient). Vous pouvez tenir le même raisonnement concernant les jambes, l'abdomen, etc...</text:span></text:p>
      <text:p text:style-name="P18"><text:span text:style-name="T4">En résumé, nous pouvons dire que l'objet </text:span><text:span text:style-name="Emphasis"><text:span text:style-name="T4">corps</text:span></text:span><text:span text:style-name="T4"> est </text:span><text:span text:style-name="Strong_20_Emphasis"><text:span text:style-name="T8">composé</text:span></text:span><text:span text:style-name="T4"> d'objets </text:span><text:span text:style-name="Emphasis"><text:span text:style-name="T4">tête</text:span></text:span><text:span text:style-name="T4">, </text:span><text:span text:style-name="Emphasis"><text:span text:style-name="T4">jambes</text:span></text:span><text:span text:style-name="T4">, </text:span><text:span text:style-name="Emphasis"><text:span text:style-name="T4">abdomen</text:span></text:span><text:span text:style-name="T4">, etc.. C'est une </text:span><text:span text:style-name="Strong_20_Emphasis"><text:span text:style-name="T8">COMPOSITION</text:span></text:span></text:p>
      <text:p text:style-name="P18"><text:span text:style-name="Emphasis"><text:span text:style-name="T4">Imaginons maintenant une Personne</text:span></text:span></text:p>
      <text:p text:style-name="P18"><text:span text:style-name="T4">Cet "</text:span><text:span text:style-name="Emphasis"><text:span text:style-name="T4">objet</text:span></text:span><text:span text:style-name="T4">" Personne a plusieurs propriétés (nom, prenom, age ...) de type primordial (c'est à dire d'un type simple - STRING, INTEGER ...) et une propriété </text:span><text:span text:style-name="Strong_20_Emphasis"><text:span text:style-name="T8">adresse</text:span></text:span><text:span text:style-name="T4"> qui est un objet complexe car </text:span><text:span text:style-name="Emphasis"><text:span text:style-name="T4">composé</text:span></text:span><text:span text:style-name="T4"> lui même de propriétés et de méthodes.</text:span></text:p>
      <text:p text:style-name="P18"><text:soft-page-break/><text:span text:style-name="T4">Or, cet objet </text:span><text:span text:style-name="Emphasis"><text:span text:style-name="T4">adresse</text:span></text:span><text:span text:style-name="T4"> existait (dans le monde réel) avant que la </text:span><text:span text:style-name="Emphasis"><text:span text:style-name="T4">Personne</text:span></text:span><text:span text:style-name="T4"> n'existe. L'adresse est en fait indépendante conceptuellement de la Personne.</text:span></text:p>
      <text:p text:style-name="P18"><text:span text:style-name="T4">L'</text:span><text:span text:style-name="Emphasis"><text:span text:style-name="T4">adresse</text:span></text:span><text:span text:style-name="T4"> n'a pas de relation de propriété avec cette </text:span><text:span text:style-name="Emphasis"><text:span text:style-name="T4">Personne</text:span></text:span><text:span text:style-name="T4">, seulement une relation de </text:span><text:span text:style-name="Emphasis"><text:span text:style-name="T4">contenance</text:span></text:span><text:span text:style-name="T4">... C'est une </text:span><text:span text:style-name="Strong_20_Emphasis"><text:span text:style-name="T8">AGREGATION</text:span></text:span></text:p>
      <text:p text:style-name="P33"/>
      <text:p text:style-name="P14">Voyons maintenant un exemple de code de ces 2 concepts :</text:p>
      <text:list xml:id="list168404937" text:style-name="L42">
        <text:list-item>
          <text:p text:style-name="P106"><text:span text:style-name="Strong_20_Emphasis"><text:span text:style-name="T8">COMPOSITION</text:span></text:span></text:p>
        </text:list-item>
      </text:list>
      <text:p text:style-name="P9"><text:span text:style-name="Source_20_Text"><text:span text:style-name="T10">class Tete {</text:span></text:span></text:p>
      <text:p text:style-name="P9"><text:span text:style-name="Source_20_Text"><text:span text:style-name="T12"><text:s/></text:span></text:span><text:span text:style-name="Source_20_Text"><text:span text:style-name="T10">private $couleur_Yeux;</text:span></text:span></text:p>
      <text:p text:style-name="P9"><text:span text:style-name="Source_20_Text"><text:span text:style-name="T12"><text:s/></text:span></text:span><text:span text:style-name="Source_20_Text"><text:span text:style-name="T10">private $taille_Bouche;</text:span></text:span></text:p>
      <text:p text:style-name="P9"/>
      <text:p text:style-name="P9"><text:span text:style-name="Source_20_Text"><text:span text:style-name="T12"><text:s/></text:span></text:span><text:span text:style-name="Source_20_Text"><text:span text:style-name="T10">public function __construct($yeux,$bouche){</text:span></text:span></text:p>
      <text:p text:style-name="P9"><text:span text:style-name="Source_20_Text"><text:span text:style-name="T12"><text:s text:c="2"/></text:span></text:span><text:span text:style-name="Source_20_Text"><text:span text:style-name="T10">$this-&gt;couleur_Yeux = $yeux;</text:span></text:span></text:p>
      <text:p text:style-name="P9"><text:span text:style-name="Source_20_Text"><text:span text:style-name="T12"><text:s text:c="2"/></text:span></text:span><text:span text:style-name="Source_20_Text"><text:span text:style-name="T10">$this-&gt;taille_Bouche = $bouche;</text:span></text:span></text:p>
      <text:p text:style-name="P9"><text:span text:style-name="Source_20_Text"><text:span text:style-name="T12"><text:s/></text:span></text:span><text:span text:style-name="Source_20_Text"><text:span text:style-name="T10">}</text:span></text:span></text:p>
      <text:p text:style-name="P9"/>
      <text:p text:style-name="P9"><text:span text:style-name="Source_20_Text"><text:span text:style-name="T12"><text:s/></text:span></text:span><text:span text:style-name="Source_20_Text"><text:span text:style-name="T10">public function getCouleur_Yeux(){</text:span></text:span></text:p>
      <text:p text:style-name="P9"><text:span text:style-name="Source_20_Text"><text:span text:style-name="T12"><text:s text:c="2"/></text:span></text:span><text:span text:style-name="Source_20_Text"><text:span text:style-name="T10">return $this-&gt;couleur_Yeux;</text:span></text:span></text:p>
      <text:p text:style-name="P9"><text:span text:style-name="Source_20_Text"><text:span text:style-name="T12"><text:s/></text:span></text:span><text:span text:style-name="Source_20_Text"><text:span text:style-name="T10">}</text:span></text:span></text:p>
      <text:p text:style-name="P9"/>
      <text:p text:style-name="P9"><text:span text:style-name="Source_20_Text"><text:span text:style-name="T12"><text:s/></text:span></text:span><text:span text:style-name="Source_20_Text"><text:span text:style-name="T10">public function getTaille_Bouche(){</text:span></text:span></text:p>
      <text:p text:style-name="P9"><text:span text:style-name="Source_20_Text"><text:span text:style-name="T12"><text:s text:c="2"/></text:span></text:span><text:span text:style-name="Source_20_Text"><text:span text:style-name="T10">return $this-&gt;taille_Bouche;</text:span></text:span></text:p>
      <text:p text:style-name="P9"><text:span text:style-name="Source_20_Text"><text:span text:style-name="T12"><text:s/></text:span></text:span><text:span text:style-name="Source_20_Text"><text:span text:style-name="T10">}</text:span></text:span></text:p>
      <text:p text:style-name="P9"><text:span text:style-name="Source_20_Text"><text:span text:style-name="T12"><text:s/></text:span></text:span></text:p>
      <text:p text:style-name="P9"><text:span text:style-name="Source_20_Text"><text:span text:style-name="T12"><text:s/></text:span></text:span><text:span text:style-name="Source_20_Text"><text:span text:style-name="T10">public function __toString(){</text:span></text:span></text:p>
      <text:p text:style-name="P9"><text:span text:style-name="Source_20_Text"><text:span text:style-name="T12"><text:s text:c="9"/></text:span></text:span><text:span text:style-name="Source_20_Text"><text:span text:style-name="T10">echo " qui a des yeux : $this-&gt;couleur_Yeux et une bouche : $this-&gt;taille_Bouche";</text:span></text:span></text:p>
      <text:p text:style-name="P9"><text:span text:style-name="Source_20_Text"><text:span text:style-name="T12"><text:s/></text:span></text:span><text:span text:style-name="Source_20_Text"><text:span text:style-name="T10">}</text:span></text:span></text:p>
      <text:p text:style-name="P9"><text:span text:style-name="Source_20_Text"><text:span text:style-name="T10">}</text:span></text:span></text:p>
      <text:p text:style-name="P9"/>
      <text:p text:style-name="P9"><text:span text:style-name="Source_20_Text"><text:span text:style-name="T10">class Corps {</text:span></text:span></text:p>
      <text:p text:style-name="P9"><text:span text:style-name="Source_20_Text"><text:span text:style-name="T12"><text:s/></text:span></text:span><text:span text:style-name="Source_20_Text"><text:span text:style-name="T10">private $tete;</text:span></text:span></text:p>
      <text:p text:style-name="P9"><text:span text:style-name="Source_20_Text"><text:span text:style-name="T12"><text:s/></text:span></text:span><text:span text:style-name="Source_20_Text"><text:span text:style-name="T10">private $nom;</text:span></text:span></text:p>
      <text:p text:style-name="P9"><text:span text:style-name="Source_20_Text"><text:span text:style-name="T12"><text:s/></text:span></text:span><text:span text:style-name="Source_20_Text"><text:span text:style-name="T10">private $prenom;</text:span></text:span></text:p>
      <text:p text:style-name="P9"/>
      <text:p text:style-name="P9"><text:span text:style-name="Source_20_Text"><text:span text:style-name="T12"><text:s/></text:span></text:span><text:span text:style-name="Source_20_Text"><text:span text:style-name="T10">public function __construct($name,$first,$head){</text:span></text:span></text:p>
      <text:p text:style-name="P9"><text:span text:style-name="Source_20_Text"><text:span text:style-name="T12"><text:s text:c="2"/></text:span></text:span><text:span text:style-name="Source_20_Text"><text:span text:style-name="T10">$this-&gt;nom = $name;</text:span></text:span></text:p>
      <text:p text:style-name="P9"><text:span text:style-name="Source_20_Text"><text:span text:style-name="T12"><text:s text:c="2"/></text:span></text:span><text:span text:style-name="Source_20_Text"><text:span text:style-name="T10">$this-&gt;prenom = $first;</text:span></text:span></text:p>
      <text:p text:style-name="P9"><text:span text:style-name="Source_20_Text"><text:span text:style-name="T12"><text:s text:c="2"/></text:span></text:span><text:span text:style-name="Source_20_Text"><text:span text:style-name="T10">$this-&gt;tete = $head;</text:span></text:span></text:p>
      <text:p text:style-name="P9"><text:soft-page-break/><text:span text:style-name="Source_20_Text"><text:span text:style-name="T12"><text:s/></text:span></text:span><text:span text:style-name="Source_20_Text"><text:span text:style-name="T10">}</text:span></text:span></text:p>
      <text:p text:style-name="P9"/>
      <text:p text:style-name="P9"><text:span text:style-name="Source_20_Text"><text:span text:style-name="T12"><text:s/></text:span></text:span><text:span text:style-name="Source_20_Text"><text:span text:style-name="T10">public function getTete(){</text:span></text:span></text:p>
      <text:p text:style-name="P9"><text:span text:style-name="Source_20_Text"><text:span text:style-name="T12"><text:s text:c="2"/></text:span></text:span><text:span text:style-name="Source_20_Text"><text:span text:style-name="T10">return $this-&gt;tete;</text:span></text:span></text:p>
      <text:p text:style-name="P9"><text:span text:style-name="Source_20_Text"><text:span text:style-name="T12"><text:s/></text:span></text:span><text:span text:style-name="Source_20_Text"><text:span text:style-name="T10">}</text:span></text:span></text:p>
      <text:p text:style-name="P9"/>
      <text:p text:style-name="P9"><text:span text:style-name="Source_20_Text"><text:span text:style-name="T12"><text:s/></text:span></text:span><text:span text:style-name="Source_20_Text"><text:span text:style-name="T10">public function getNom(){</text:span></text:span></text:p>
      <text:p text:style-name="P9"><text:span text:style-name="Source_20_Text"><text:span text:style-name="T12"><text:s text:c="2"/></text:span></text:span><text:span text:style-name="Source_20_Text"><text:span text:style-name="T10">return $this-&gt;nom;</text:span></text:span></text:p>
      <text:p text:style-name="P9"><text:span text:style-name="Source_20_Text"><text:span text:style-name="T12"><text:s/></text:span></text:span><text:span text:style-name="Source_20_Text"><text:span text:style-name="T10">}</text:span></text:span></text:p>
      <text:p text:style-name="P9"/>
      <text:p text:style-name="P9"><text:span text:style-name="Source_20_Text"><text:span text:style-name="T12"><text:s/></text:span></text:span><text:span text:style-name="Source_20_Text"><text:span text:style-name="T10">public function getPrenom(){</text:span></text:span></text:p>
      <text:p text:style-name="P9"><text:span text:style-name="Source_20_Text"><text:span text:style-name="T12"><text:s text:c="2"/></text:span></text:span><text:span text:style-name="Source_20_Text"><text:span text:style-name="T10">return $this-&gt;prenom;</text:span></text:span></text:p>
      <text:p text:style-name="P9"><text:span text:style-name="Source_20_Text"><text:span text:style-name="T12"><text:s/></text:span></text:span><text:span text:style-name="Source_20_Text"><text:span text:style-name="T10">}</text:span></text:span></text:p>
      <text:p text:style-name="P9"><text:span text:style-name="Source_20_Text"><text:span text:style-name="T12"><text:s/></text:span></text:span></text:p>
      <text:p text:style-name="P9"><text:span text:style-name="Source_20_Text"><text:span text:style-name="T12"><text:s/></text:span></text:span><text:span text:style-name="Source_20_Text"><text:span text:style-name="T10">public function affiche(){</text:span></text:span></text:p>
      <text:p text:style-name="P9"><text:span text:style-name="Source_20_Text"><text:span text:style-name="T12"><text:s text:c="8"/></text:span></text:span><text:span text:style-name="Source_20_Text"><text:span text:style-name="T10">echo "ceci est le corps de $this-&gt;nom $this-&gt;prenom ";</text:span></text:span></text:p>
      <text:p text:style-name="P9"><text:span text:style-name="Source_20_Text"><text:span text:style-name="T12"><text:s text:c="8"/></text:span></text:span><text:span text:style-name="Source_20_Text"><text:span text:style-name="T10">$this-&gt;tete-&gt;__toString();</text:span></text:span></text:p>
      <text:p text:style-name="P9"><text:span text:style-name="Source_20_Text"><text:span text:style-name="T12"><text:s/></text:span></text:span><text:span text:style-name="Source_20_Text"><text:span text:style-name="T10">}</text:span></text:span></text:p>
      <text:p text:style-name="P9"><text:span text:style-name="Source_20_Text"><text:span text:style-name="T10">}</text:span></text:span></text:p>
      <text:p text:style-name="P9"/>
      <text:p text:style-name="P9"><text:span text:style-name="Source_20_Text"><text:span text:style-name="T10">...</text:span></text:span></text:p>
      <text:p text:style-name="P9"/>
      <text:p text:style-name="P9"><text:span text:style-name="Source_20_Text"><text:span text:style-name="T10">$apollon = new Corps('Toto','Nicolas',new Tete('bleus','grande'));</text:span></text:span></text:p>
      <text:p text:style-name="P9"><text:span text:style-name="Source_20_Text"><text:span text:style-name="T10">$apollon-&gt;affiche();</text:span></text:span></text:p>
      <text:p text:style-name="P18"><text:span text:style-name="T4">Vous remarquez que je crée l'objet de type </text:span><text:span text:style-name="Emphasis"><text:span text:style-name="T4">Tete</text:span></text:span><text:span text:style-name="T4"> </text:span><text:span text:style-name="Strong_20_Emphasis"><text:span text:style-name="T8">au moment</text:span></text:span><text:span text:style-name="T4"> de la création de l'objet de type </text:span><text:span text:style-name="Emphasis"><text:span text:style-name="T4">Corps</text:span></text:span><text:span text:style-name="T4">...</text:span></text:p>
      <text:p text:style-name="P25"><text:span text:style-name="T4">En dehors de l'objet </text:span><text:span text:style-name="Emphasis"><text:span text:style-name="T4">Corps</text:span></text:span><text:span text:style-name="T4">, l'objet </text:span><text:span text:style-name="Emphasis"><text:span text:style-name="T4">Tete</text:span></text:span><text:span text:style-name="T4"> ne peut être utilisé.</text:span></text:p>
      <text:p text:style-name="P31"><text:span text:style-name="T4">Quand l'objet </text:span><text:span text:style-name="Emphasis"><text:span text:style-name="T4">Corps</text:span></text:span><text:span text:style-name="T4"> aura disparu, l'objet </text:span><text:span text:style-name="Emphasis"><text:span text:style-name="T4">Tete</text:span></text:span><text:span text:style-name="T4"> sera supprimé également.</text:span></text:p>
      <text:p text:style-name="P33"/>
      <text:list xml:id="list2887385909" text:style-name="L43">
        <text:list-item>
          <text:p text:style-name="P107"><text:span text:style-name="Strong_20_Emphasis"><text:span text:style-name="T8">AGREGATION</text:span></text:span></text:p>
        </text:list-item>
      </text:list>
      <text:p text:style-name="P9"><text:span text:style-name="Source_20_Text"><text:span text:style-name="T10">class Adresse {</text:span></text:span></text:p>
      <text:p text:style-name="P9"><text:span text:style-name="Source_20_Text"><text:span text:style-name="T12"><text:s/></text:span></text:span><text:span text:style-name="Source_20_Text"><text:span text:style-name="T10">private $rue;</text:span></text:span></text:p>
      <text:p text:style-name="P9"><text:span text:style-name="Source_20_Text"><text:span text:style-name="T12"><text:s/></text:span></text:span><text:span text:style-name="Source_20_Text"><text:span text:style-name="T10">private $ville;</text:span></text:span></text:p>
      <text:p text:style-name="P9"><text:span text:style-name="Source_20_Text"><text:span text:style-name="T12"><text:s/></text:span></text:span><text:span text:style-name="Source_20_Text"><text:span text:style-name="T10">private $cp;</text:span></text:span></text:p>
      <text:p text:style-name="P9"/>
      <text:p text:style-name="P9"><text:span text:style-name="Source_20_Text"><text:span text:style-name="T12"><text:s/></text:span></text:span><text:span text:style-name="Source_20_Text"><text:span text:style-name="T10">public function __construct($street,$city,$code){</text:span></text:span></text:p>
      <text:p text:style-name="P9"><text:span text:style-name="Source_20_Text"><text:span text:style-name="T12"><text:s text:c="2"/></text:span></text:span><text:span text:style-name="Source_20_Text"><text:span text:style-name="T10">$this-&gt;rue = $street;</text:span></text:span></text:p>
      <text:p text:style-name="P9"><text:soft-page-break/><text:span text:style-name="Source_20_Text"><text:span text:style-name="T12"><text:s text:c="2"/></text:span></text:span><text:span text:style-name="Source_20_Text"><text:span text:style-name="T10">$this-&gt;ville = $city;</text:span></text:span></text:p>
      <text:p text:style-name="P9"><text:span text:style-name="Source_20_Text"><text:span text:style-name="T12"><text:s text:c="2"/></text:span></text:span><text:span text:style-name="Source_20_Text"><text:span text:style-name="T10">$this-&gt;cp = $code;</text:span></text:span></text:p>
      <text:p text:style-name="P9"><text:span text:style-name="Source_20_Text"><text:span text:style-name="T12"><text:s/></text:span></text:span><text:span text:style-name="Source_20_Text"><text:span text:style-name="T10">}</text:span></text:span></text:p>
      <text:p text:style-name="P9"/>
      <text:p text:style-name="P9"><text:span text:style-name="Source_20_Text"><text:span text:style-name="T12"><text:s/></text:span></text:span><text:span text:style-name="Source_20_Text"><text:span text:style-name="T10">public function getRue(){</text:span></text:span></text:p>
      <text:p text:style-name="P9"><text:span text:style-name="Source_20_Text"><text:span text:style-name="T12"><text:s text:c="2"/></text:span></text:span><text:span text:style-name="Source_20_Text"><text:span text:style-name="T10">return $this-&gt;rue;</text:span></text:span></text:p>
      <text:p text:style-name="P9"><text:span text:style-name="Source_20_Text"><text:span text:style-name="T12"><text:s/></text:span></text:span><text:span text:style-name="Source_20_Text"><text:span text:style-name="T10">}</text:span></text:span></text:p>
      <text:p text:style-name="P9"/>
      <text:p text:style-name="P9"><text:span text:style-name="Source_20_Text"><text:span text:style-name="T12"><text:s/></text:span></text:span><text:span text:style-name="Source_20_Text"><text:span text:style-name="T10">public function getVille(){</text:span></text:span></text:p>
      <text:p text:style-name="P9"><text:span text:style-name="Source_20_Text"><text:span text:style-name="T12"><text:s text:c="2"/></text:span></text:span><text:span text:style-name="Source_20_Text"><text:span text:style-name="T10">return $this-&gt;ville;</text:span></text:span></text:p>
      <text:p text:style-name="P9"><text:span text:style-name="Source_20_Text"><text:span text:style-name="T12"><text:s/></text:span></text:span><text:span text:style-name="Source_20_Text"><text:span text:style-name="T10">}</text:span></text:span></text:p>
      <text:p text:style-name="P9"/>
      <text:p text:style-name="P9"><text:span text:style-name="Source_20_Text"><text:span text:style-name="T12"><text:s/></text:span></text:span><text:span text:style-name="Source_20_Text"><text:span text:style-name="T10">public function getCp(){</text:span></text:span></text:p>
      <text:p text:style-name="P9"><text:span text:style-name="Source_20_Text"><text:span text:style-name="T12"><text:s text:c="2"/></text:span></text:span><text:span text:style-name="Source_20_Text"><text:span text:style-name="T10">return $this-&gt;cp;</text:span></text:span></text:p>
      <text:p text:style-name="P9"><text:span text:style-name="Source_20_Text"><text:span text:style-name="T12"><text:s/></text:span></text:span><text:span text:style-name="Source_20_Text"><text:span text:style-name="T10">}</text:span></text:span></text:p>
      <text:p text:style-name="P9"><text:span text:style-name="Source_20_Text"><text:span text:style-name="T12"><text:s/></text:span></text:span></text:p>
      <text:p text:style-name="P9"><text:span text:style-name="Source_20_Text"><text:span text:style-name="T12"><text:s/></text:span></text:span><text:span text:style-name="Source_20_Text"><text:span text:style-name="T10">public function __toString(){</text:span></text:span></text:p>
      <text:p text:style-name="P9"><text:span text:style-name="Source_20_Text"><text:span text:style-name="T12"><text:s text:c="9"/></text:span></text:span><text:span text:style-name="Source_20_Text"><text:span text:style-name="T10">echo "son adresse : <text:s/>$this-&gt;rue à $this-&gt;ville , $this-&gt;cp &lt;br&gt;";</text:span></text:span></text:p>
      <text:p text:style-name="P9"><text:span text:style-name="Source_20_Text"><text:span text:style-name="T12"><text:s/></text:span></text:span><text:span text:style-name="Source_20_Text"><text:span text:style-name="T10">}</text:span></text:span></text:p>
      <text:p text:style-name="P9"><text:span text:style-name="Source_20_Text"><text:span text:style-name="T10">}</text:span></text:span></text:p>
      <text:p text:style-name="P9"/>
      <text:p text:style-name="P9"><text:span text:style-name="Source_20_Text"><text:span text:style-name="T10">class Personne {</text:span></text:span></text:p>
      <text:p text:style-name="P9"><text:span text:style-name="Source_20_Text"><text:span text:style-name="T12"><text:s/></text:span></text:span><text:span text:style-name="Source_20_Text"><text:span text:style-name="T10">private $nom;</text:span></text:span></text:p>
      <text:p text:style-name="P9"><text:span text:style-name="Source_20_Text"><text:span text:style-name="T12"><text:s/></text:span></text:span><text:span text:style-name="Source_20_Text"><text:span text:style-name="T10">private $prenom;</text:span></text:span></text:p>
      <text:p text:style-name="P9"><text:span text:style-name="Source_20_Text"><text:span text:style-name="T12"><text:s/></text:span></text:span><text:span text:style-name="Source_20_Text"><text:span text:style-name="T10">private $adresse;</text:span></text:span></text:p>
      <text:p text:style-name="P9"/>
      <text:p text:style-name="P9"><text:span text:style-name="Source_20_Text"><text:span text:style-name="T12"><text:s/></text:span></text:span><text:span text:style-name="Source_20_Text"><text:span text:style-name="T10">public function __construct($name,$first){</text:span></text:span></text:p>
      <text:p text:style-name="P9"><text:span text:style-name="Source_20_Text"><text:span text:style-name="T12"><text:s text:c="2"/></text:span></text:span><text:span text:style-name="Source_20_Text"><text:span text:style-name="T10">$this-&gt;nom = $name;</text:span></text:span></text:p>
      <text:p text:style-name="P9"><text:span text:style-name="Source_20_Text"><text:span text:style-name="T12"><text:s text:c="2"/></text:span></text:span><text:span text:style-name="Source_20_Text"><text:span text:style-name="T10">$this-&gt;prenom = $first;</text:span></text:span></text:p>
      <text:p text:style-name="P9"><text:span text:style-name="Source_20_Text"><text:span text:style-name="T12"><text:s text:c="2"/></text:span></text:span><text:span text:style-name="Source_20_Text"><text:span text:style-name="T10">$this-&gt;adresse = null;</text:span></text:span></text:p>
      <text:p text:style-name="P9"><text:span text:style-name="Source_20_Text"><text:span text:style-name="T12"><text:s/></text:span></text:span><text:span text:style-name="Source_20_Text"><text:span text:style-name="T10">}</text:span></text:span></text:p>
      <text:p text:style-name="P9"/>
      <text:p text:style-name="P9"><text:span text:style-name="Source_20_Text"><text:span text:style-name="T12"><text:s/></text:span></text:span><text:span text:style-name="Source_20_Text"><text:span text:style-name="T10">public function getAdresse(){</text:span></text:span></text:p>
      <text:p text:style-name="P9"><text:span text:style-name="Source_20_Text"><text:span text:style-name="T12"><text:s text:c="2"/></text:span></text:span><text:span text:style-name="Source_20_Text"><text:span text:style-name="T10">return $this-&gt;adresse;</text:span></text:span></text:p>
      <text:p text:style-name="P9"><text:span text:style-name="Source_20_Text"><text:span text:style-name="T12"><text:s/></text:span></text:span><text:span text:style-name="Source_20_Text"><text:span text:style-name="T10">}</text:span></text:span></text:p>
      <text:p text:style-name="P9"/>
      <text:p text:style-name="P9"><text:span text:style-name="Source_20_Text"><text:span text:style-name="T12"><text:s/></text:span></text:span><text:span text:style-name="Source_20_Text"><text:span text:style-name="T10">public function getNom(){</text:span></text:span></text:p>
      <text:p text:style-name="P9"><text:span text:style-name="Source_20_Text"><text:span text:style-name="T12"><text:s text:c="2"/></text:span></text:span><text:span text:style-name="Source_20_Text"><text:span text:style-name="T10">return $this-&gt;nom;</text:span></text:span></text:p>
      <text:p text:style-name="P9"><text:soft-page-break/><text:span text:style-name="Source_20_Text"><text:span text:style-name="T12"><text:s/></text:span></text:span><text:span text:style-name="Source_20_Text"><text:span text:style-name="T10">}</text:span></text:span></text:p>
      <text:p text:style-name="P9"/>
      <text:p text:style-name="P9"><text:span text:style-name="Source_20_Text"><text:span text:style-name="T12"><text:s/></text:span></text:span><text:span text:style-name="Source_20_Text"><text:span text:style-name="T10">public function getPrenom(){</text:span></text:span></text:p>
      <text:p text:style-name="P9"><text:span text:style-name="Source_20_Text"><text:span text:style-name="T12"><text:s text:c="2"/></text:span></text:span><text:span text:style-name="Source_20_Text"><text:span text:style-name="T10">return $this-&gt;prenom;</text:span></text:span></text:p>
      <text:p text:style-name="P9"><text:span text:style-name="Source_20_Text"><text:span text:style-name="T12"><text:s/></text:span></text:span><text:span text:style-name="Source_20_Text"><text:span text:style-name="T10">}</text:span></text:span></text:p>
      <text:p text:style-name="P9"><text:span text:style-name="Source_20_Text"><text:span text:style-name="T12"><text:s/></text:span></text:span></text:p>
      <text:p text:style-name="P9"><text:span text:style-name="Source_20_Text"><text:span text:style-name="T12"><text:s/></text:span></text:span><text:span text:style-name="Source_20_Text"><text:span text:style-name="T10">public function setAdresse($addr) {</text:span></text:span></text:p>
      <text:p text:style-name="P9"><text:span text:style-name="Source_20_Text"><text:span text:style-name="T12"><text:s text:c="2"/></text:span></text:span><text:span text:style-name="Source_20_Text"><text:span text:style-name="T10">$this-&gt;adresse = $addr;</text:span></text:span></text:p>
      <text:p text:style-name="P9"><text:span text:style-name="Source_20_Text"><text:span text:style-name="T12"><text:s/></text:span></text:span><text:span text:style-name="Source_20_Text"><text:span text:style-name="T10">}</text:span></text:span></text:p>
      <text:p text:style-name="P9"><text:span text:style-name="Source_20_Text"><text:span text:style-name="T12"><text:s/></text:span></text:span></text:p>
      <text:p text:style-name="P9"><text:span text:style-name="Source_20_Text"><text:span text:style-name="T12"><text:s/></text:span></text:span><text:span text:style-name="Source_20_Text"><text:span text:style-name="T10">public function affiche(){</text:span></text:span></text:p>
      <text:p text:style-name="P9"><text:span text:style-name="Source_20_Text"><text:span text:style-name="T12"><text:s text:c="8"/></text:span></text:span><text:span text:style-name="Source_20_Text"><text:span text:style-name="T10">echo "cette personne s'appelle $this-&gt;nom, $this-&gt;prenom &lt;br&gt;";</text:span></text:span></text:p>
      <text:p text:style-name="P9"><text:span text:style-name="Source_20_Text"><text:span text:style-name="T12"><text:s text:c="8"/></text:span></text:span><text:span text:style-name="Source_20_Text"><text:span text:style-name="T10">if ($this-&gt;adresse != null ){</text:span></text:span></text:p>
      <text:p text:style-name="P9"><text:span text:style-name="Source_20_Text"><text:span text:style-name="T12"><text:s text:c="8"/></text:span></text:span><text:span text:style-name="Source_20_Text"><text:span text:style-name="T10">$this-&gt;adresse-&gt;__toString();</text:span></text:span></text:p>
      <text:p text:style-name="P9"><text:span text:style-name="Source_20_Text"><text:span text:style-name="T12"><text:s text:c="8"/></text:span></text:span><text:span text:style-name="Source_20_Text"><text:span text:style-name="T10">}</text:span></text:span></text:p>
      <text:p text:style-name="P9"><text:span text:style-name="Source_20_Text"><text:span text:style-name="T12"><text:s/></text:span></text:span><text:span text:style-name="Source_20_Text"><text:span text:style-name="T10">}</text:span></text:span></text:p>
      <text:p text:style-name="P9"><text:span text:style-name="Source_20_Text"><text:span text:style-name="T10">}</text:span></text:span></text:p>
      <text:p text:style-name="P9"/>
      <text:p text:style-name="P9"><text:span text:style-name="Source_20_Text"><text:span text:style-name="T10">...</text:span></text:span></text:p>
      <text:p text:style-name="P9"/>
      <text:p text:style-name="P9"><text:span text:style-name="Source_20_Text"><text:span text:style-name="T10">$addr = new Adresse("Résidence Amigo Bay","Cap Skirring",11000);</text:span></text:span></text:p>
      <text:p text:style-name="P9"><text:span text:style-name="Source_20_Text"><text:span text:style-name="T10">$Mimie = new Personne("Casa","Emilie");</text:span></text:span></text:p>
      <text:p text:style-name="P9"><text:span text:style-name="Source_20_Text"><text:span text:style-name="T10">$Mimie-&gt;setAdresse($addr);</text:span></text:span></text:p>
      <text:p text:style-name="P9"><text:span text:style-name="Source_20_Text"><text:span text:style-name="T10">$Mimie-&gt;affiche();</text:span></text:span></text:p>
      <text:p text:style-name="P9"><text:span text:style-name="Source_20_Text"><text:span text:style-name="T10">$Dede = new Personne("Dédé","La Gambas");</text:span></text:span></text:p>
      <text:p text:style-name="P9"><text:span text:style-name="Source_20_Text"><text:span text:style-name="T10">$Dede-&gt;setAdresse($addr);</text:span></text:span></text:p>
      <text:p text:style-name="P9"><text:span text:style-name="Source_20_Text"><text:span text:style-name="T10">$Dede-&gt;affiche();</text:span></text:span></text:p>
      <text:p text:style-name="P18"><text:span text:style-name="T4">Vous remarquez ici que l'objet de type </text:span><text:span text:style-name="Emphasis"><text:span text:style-name="T4">Adresse</text:span></text:span><text:span text:style-name="T4"> est créé indépendament de l'objet de type </text:span><text:span text:style-name="Emphasis"><text:span text:style-name="T4">Personne</text:span></text:span><text:span text:style-name="T4">.</text:span></text:p>
      <text:p text:style-name="P25"><text:span text:style-name="T4">Il en est à ce point indépendant qu'il peut être associé à plusieurs objets </text:span><text:span text:style-name="Emphasis"><text:span text:style-name="T4">agrégateurs</text:span></text:span><text:span text:style-name="T4"> (ici </text:span><text:span text:style-name="Emphasis"><text:span text:style-name="T4">$Mimie</text:span></text:span><text:span text:style-name="T4"> et </text:span><text:span text:style-name="Emphasis"><text:span text:style-name="T4">$Dede</text:span></text:span><text:span text:style-name="T4">).</text:span></text:p>
      <text:p text:style-name="P32">Cet objet persistera même si l'objet agrégateur disparaît.</text:p>
      <text:p text:style-name="Text_20_body"><text:line-break/><text:span text:style-name="T22">3. Namespaces</text:span></text:p>
      <text:section text:style-name="Sect1" text:name="Section117">
        <text:p text:style-name="Text_20_body"><text:bookmark text:name="le-relationnel25"/></text:p>
      </text:section>
      <text:section text:style-name="Sect1" text:name="Section118">
        <text:p text:style-name="Text_20_body"><text:bookmark text:name="modele-vue-controleur18"/></text:p>
      </text:section>
      <text:section text:style-name="Sect1" text:name="Section119">
        <text:p text:style-name="Text_20_body"><text:bookmark text:name="les-classes12"/></text:p>
      </text:section>
      <text:section text:style-name="Sect1" text:name="Section120">
        <text:p text:style-name="Text_20_body"><text:bookmark text:name="ajax11"/><text:soft-page-break/></text:p>
      </text:section>
      <text:section text:style-name="Sect1" text:name="Section121">
        <text:p text:style-name="Text_20_body"><text:bookmark text:name="le-type-hinting11"/></text:p>
      </text:section>
      <text:section text:style-name="Sect1" text:name="Section122">
        <text:p text:style-name="Text_20_body"><text:bookmark text:name="error-reporting2"/></text:p>
      </text:section>
      <text:section text:style-name="Sect1" text:name="les-namespaces">
        <text:h text:style-name="P6" text:outline-level="2">LES NAMESPACES</text:h>
      </text:section>
      <text:p text:style-name="P18"><text:span text:style-name="Strong_20_Emphasis"><text:span text:style-name="T9">(Comment regrouper les classes fonctionnellement)</text:span></text:span></text:p>
      <text:p text:style-name="P16"><draw:a xlink:type="simple" xlink:href="https://cours.3wa.fr/3wa-v2/dev/raw/master/PHP3/PHP3.3/03.%20Namespaces/images/namespace.png"><draw:frame draw:style-name="fr1" draw:name="Image56" text:anchor-type="as-char" svg:width="2.05cm" svg:height="1.051cm" draw:z-index="56"><draw:image xlink:href="https://cours.3wa.fr/3wa-v2/dev/raw/master/PHP3/PHP3.3/03.%20Namespaces/images/namespace.png" xlink:type="simple" xlink:show="embed" xlink:actuate="onLoad"/><svg:title>NAMESPACE</svg:title></draw:frame></draw:a></text:p>
      <text:p text:style-name="P18"><text:span text:style-name="T4">Les </text:span><text:span text:style-name="Strong_20_Emphasis"><text:span text:style-name="T8">namespaces</text:span></text:span><text:span text:style-name="T4"> (</text:span><text:span text:style-name="Emphasis"><text:span text:style-name="T4">espaces de nom</text:span></text:span><text:span text:style-name="T4">) sont des éléments qui vont nous servir à </text:span><text:span text:style-name="Strong_20_Emphasis"><text:span text:style-name="T8">regrouper</text:span></text:span><text:span text:style-name="T4"> (c’est-à-dire à isoler) certains éléments de codes (des modules, des librairies ou des classes).</text:span></text:p>
      <text:p text:style-name="P14">Le principal objectif des namespaces est de permettre d’éliminer les conflits possibles entre deux éléments de même nom.</text:p>
      <text:p text:style-name="P25"><text:span text:style-name="T4">Ainsi, une classe se nommant </text:span><text:span text:style-name="Strong_20_Emphasis"><text:span text:style-name="T8">Personne</text:span></text:span><text:span text:style-name="T4"> dans le namespace </text:span><text:span text:style-name="Strong_20_Emphasis"><text:span text:style-name="T8">Client</text:span></text:span><text:span text:style-name="T4"> est utilisable sans ambiguité par rapport à la classe </text:span><text:span text:style-name="Strong_20_Emphasis"><text:span text:style-name="T8">Personne</text:span></text:span><text:span text:style-name="T4"> du namespace </text:span><text:span text:style-name="Strong_20_Emphasis"><text:span text:style-name="T8">Fournisseur</text:span></text:span><text:span text:style-name="T4">.</text:span></text:p>
      <text:list xml:id="list1486785413" text:style-name="L44">
        <text:list-item>
          <text:p text:style-name="P85">Pour prendre un exemple concret, vous pouvez considérer que les espaces de noms fonctionnent comme les répertoires sur notre ordinateur. Alors qu’il est impossible de stocker deux fichiers de même nom dans un même répertoire, on va tout à fait pouvoir stocker deux fichiers de même nom dans deux répertoires différents.</text:p>
        </text:list-item>
      </text:list>
      <text:section text:style-name="Sect1" text:name="cr%C3%A9er-et-utiliser-un-namespace">
        <text:h text:style-name="P19" text:outline-level="3">Créer et utiliser un namespace</text:h>
      </text:section>
      <text:p text:style-name="P18"><text:span text:style-name="T6">Pour créer un espace de noms, on va utiliser le mot clef </text:span><text:span text:style-name="Strong_20_Emphasis"><text:span text:style-name="T9">namespace</text:span></text:span><text:span text:style-name="T6"> suivi du nom de notre namespace.</text:span></text:p>
      <text:p text:style-name="P9"><text:span text:style-name="Source_20_Text"><text:span text:style-name="T10">namespace Client {</text:span></text:span></text:p>
      <text:p text:style-name="P9"><text:span text:style-name="Source_20_Text"><text:span text:style-name="T10">...</text:span></text:span></text:p>
      <text:p text:style-name="P9"><text:span text:style-name="Source_20_Text"><text:span text:style-name="T10">}</text:span></text:span></text:p>
      <text:p text:style-name="P18"><text:span text:style-name="Strong_20_Emphasis"><text:span text:style-name="T8">IMPORTANT</text:span></text:span><text:span text:style-name="T4"> :</text:span></text:p>
      <text:list xml:id="list2338758455" text:style-name="L45">
        <text:list-item>
          <text:p text:style-name="P86">Seuls les classes, les traits, les interfaces, les fonctions et les constantes peuvent être contenus dans un namespace.</text:p>
        </text:list-item>
        <text:list-item>
          <text:p text:style-name="P108"><text:span text:style-name="T4">Il doit être déclaré avant tout autre code, à l'exception des primitives </text:span><text:span text:style-name="Strong_20_Emphasis"><text:span text:style-name="T8">declare</text:span></text:span><text:span text:style-name="T4">.</text:span></text:p>
        </text:list-item>
      </text:list>
      <text:p text:style-name="P18"><text:span text:style-name="Strong_20_Emphasis"><text:span text:style-name="T8">Exemple de namespace</text:span></text:span><text:span text:style-name="T4"> reprenant le code vu au chapitre précédent :</text:span></text:p>
      <text:p text:style-name="P25"><text:span text:style-name="T4">Note : Ce code doit être dans son fichier spécifique, ici dans un script appelé </text:span><text:span text:style-name="Emphasis"><text:span text:style-name="T4">ns.People.php</text:span></text:span></text:p>
      <text:p text:style-name="P9"><text:span text:style-name="Source_20_Text"><text:span text:style-name="T10">&lt;?php</text:span></text:span></text:p>
      <text:p text:style-name="P9"><text:span text:style-name="Source_20_Text"><text:span text:style-name="T10">namespace People {</text:span></text:span></text:p>
      <text:p text:style-name="P9"/>
      <text:p text:style-name="P9"><text:span text:style-name="Source_20_Text"><text:span text:style-name="T10">class Adresse {</text:span></text:span></text:p>
      <text:p text:style-name="P9"><text:span text:style-name="Source_20_Text"><text:span text:style-name="T12"><text:s/></text:span></text:span><text:span text:style-name="Source_20_Text"><text:span text:style-name="T10">private $rue;</text:span></text:span></text:p>
      <text:p text:style-name="P9"><text:soft-page-break/><text:span text:style-name="Source_20_Text"><text:span text:style-name="T12"><text:s/></text:span></text:span><text:span text:style-name="Source_20_Text"><text:span text:style-name="T10">private $ville;</text:span></text:span></text:p>
      <text:p text:style-name="P9"><text:span text:style-name="Source_20_Text"><text:span text:style-name="T12"><text:s/></text:span></text:span><text:span text:style-name="Source_20_Text"><text:span text:style-name="T10">private $cp;</text:span></text:span></text:p>
      <text:p text:style-name="P9"/>
      <text:p text:style-name="P9"><text:span text:style-name="Source_20_Text"><text:span text:style-name="T12"><text:s/></text:span></text:span><text:span text:style-name="Source_20_Text"><text:span text:style-name="T10">public function __construct($street,$city,$code){</text:span></text:span></text:p>
      <text:p text:style-name="P9"><text:span text:style-name="Source_20_Text"><text:span text:style-name="T12"><text:s text:c="2"/></text:span></text:span><text:span text:style-name="Source_20_Text"><text:span text:style-name="T10">$this-&gt;rue = $street;</text:span></text:span></text:p>
      <text:p text:style-name="P9"><text:span text:style-name="Source_20_Text"><text:span text:style-name="T12"><text:s text:c="2"/></text:span></text:span><text:span text:style-name="Source_20_Text"><text:span text:style-name="T10">$this-&gt;ville = $city;</text:span></text:span></text:p>
      <text:p text:style-name="P9"><text:span text:style-name="Source_20_Text"><text:span text:style-name="T12"><text:s text:c="2"/></text:span></text:span><text:span text:style-name="Source_20_Text"><text:span text:style-name="T10">$this-&gt;cp = $code;</text:span></text:span></text:p>
      <text:p text:style-name="P9"><text:span text:style-name="Source_20_Text"><text:span text:style-name="T12"><text:s/></text:span></text:span><text:span text:style-name="Source_20_Text"><text:span text:style-name="T10">}</text:span></text:span></text:p>
      <text:p text:style-name="P9"/>
      <text:p text:style-name="P9"><text:span text:style-name="Source_20_Text"><text:span text:style-name="T12"><text:s/></text:span></text:span><text:span text:style-name="Source_20_Text"><text:span text:style-name="T10">public function getRue(){</text:span></text:span></text:p>
      <text:p text:style-name="P9"><text:span text:style-name="Source_20_Text"><text:span text:style-name="T12"><text:s text:c="2"/></text:span></text:span><text:span text:style-name="Source_20_Text"><text:span text:style-name="T10">return $this-&gt;rue;</text:span></text:span></text:p>
      <text:p text:style-name="P9"><text:span text:style-name="Source_20_Text"><text:span text:style-name="T12"><text:s/></text:span></text:span><text:span text:style-name="Source_20_Text"><text:span text:style-name="T10">}</text:span></text:span></text:p>
      <text:p text:style-name="P9"/>
      <text:p text:style-name="P9"><text:span text:style-name="Source_20_Text"><text:span text:style-name="T12"><text:s/></text:span></text:span><text:span text:style-name="Source_20_Text"><text:span text:style-name="T10">public function getVille(){</text:span></text:span></text:p>
      <text:p text:style-name="P9"><text:span text:style-name="Source_20_Text"><text:span text:style-name="T12"><text:s text:c="2"/></text:span></text:span><text:span text:style-name="Source_20_Text"><text:span text:style-name="T10">return $this-&gt;ville;</text:span></text:span></text:p>
      <text:p text:style-name="P9"><text:span text:style-name="Source_20_Text"><text:span text:style-name="T12"><text:s/></text:span></text:span><text:span text:style-name="Source_20_Text"><text:span text:style-name="T10">}</text:span></text:span></text:p>
      <text:p text:style-name="P9"/>
      <text:p text:style-name="P9"><text:span text:style-name="Source_20_Text"><text:span text:style-name="T12"><text:s/></text:span></text:span><text:span text:style-name="Source_20_Text"><text:span text:style-name="T10">public function getCp(){</text:span></text:span></text:p>
      <text:p text:style-name="P9"><text:span text:style-name="Source_20_Text"><text:span text:style-name="T12"><text:s text:c="2"/></text:span></text:span><text:span text:style-name="Source_20_Text"><text:span text:style-name="T10">return $this-&gt;cp;</text:span></text:span></text:p>
      <text:p text:style-name="P9"><text:span text:style-name="Source_20_Text"><text:span text:style-name="T12"><text:s/></text:span></text:span><text:span text:style-name="Source_20_Text"><text:span text:style-name="T10">}</text:span></text:span></text:p>
      <text:p text:style-name="P9"><text:span text:style-name="Source_20_Text"><text:span text:style-name="T12"><text:s/></text:span></text:span></text:p>
      <text:p text:style-name="P9"><text:span text:style-name="Source_20_Text"><text:span text:style-name="T12"><text:s/></text:span></text:span><text:span text:style-name="Source_20_Text"><text:span text:style-name="T10">public function __toString(){</text:span></text:span></text:p>
      <text:p text:style-name="P9"><text:span text:style-name="Source_20_Text"><text:span text:style-name="T12"><text:s text:c="9"/></text:span></text:span><text:span text:style-name="Source_20_Text"><text:span text:style-name="T10">echo "son adresse : <text:s/>$this-&gt;rue à $this-&gt;ville , $this-&gt;cp &lt;br&gt;";</text:span></text:span></text:p>
      <text:p text:style-name="P9"><text:span text:style-name="Source_20_Text"><text:span text:style-name="T12"><text:s/></text:span></text:span><text:span text:style-name="Source_20_Text"><text:span text:style-name="T10">}</text:span></text:span></text:p>
      <text:p text:style-name="P9"><text:span text:style-name="Source_20_Text"><text:span text:style-name="T10">}</text:span></text:span></text:p>
      <text:p text:style-name="P9"/>
      <text:p text:style-name="P9"><text:span text:style-name="Source_20_Text"><text:span text:style-name="T10">class Personne {</text:span></text:span></text:p>
      <text:p text:style-name="P9"><text:span text:style-name="Source_20_Text"><text:span text:style-name="T12"><text:s/></text:span></text:span><text:span text:style-name="Source_20_Text"><text:span text:style-name="T10">private $nom;</text:span></text:span></text:p>
      <text:p text:style-name="P9"><text:span text:style-name="Source_20_Text"><text:span text:style-name="T12"><text:s/></text:span></text:span><text:span text:style-name="Source_20_Text"><text:span text:style-name="T10">private $prenom;</text:span></text:span></text:p>
      <text:p text:style-name="P9"><text:span text:style-name="Source_20_Text"><text:span text:style-name="T12"><text:s/></text:span></text:span><text:span text:style-name="Source_20_Text"><text:span text:style-name="T10">private $adresse;</text:span></text:span></text:p>
      <text:p text:style-name="P9"/>
      <text:p text:style-name="P9"><text:span text:style-name="Source_20_Text"><text:span text:style-name="T12"><text:s/></text:span></text:span><text:span text:style-name="Source_20_Text"><text:span text:style-name="T10">public function __construct($name,$first){</text:span></text:span></text:p>
      <text:p text:style-name="P9"><text:span text:style-name="Source_20_Text"><text:span text:style-name="T12"><text:s text:c="2"/></text:span></text:span><text:span text:style-name="Source_20_Text"><text:span text:style-name="T10">$this-&gt;nom = $name;</text:span></text:span></text:p>
      <text:p text:style-name="P9"><text:span text:style-name="Source_20_Text"><text:span text:style-name="T12"><text:s text:c="2"/></text:span></text:span><text:span text:style-name="Source_20_Text"><text:span text:style-name="T10">$this-&gt;prenom = $first;</text:span></text:span></text:p>
      <text:p text:style-name="P9"><text:span text:style-name="Source_20_Text"><text:span text:style-name="T12"><text:s text:c="2"/></text:span></text:span><text:span text:style-name="Source_20_Text"><text:span text:style-name="T10">$this-&gt;adresse = null;</text:span></text:span></text:p>
      <text:p text:style-name="P9"><text:span text:style-name="Source_20_Text"><text:span text:style-name="T12"><text:s/></text:span></text:span><text:span text:style-name="Source_20_Text"><text:span text:style-name="T10">}</text:span></text:span></text:p>
      <text:p text:style-name="P9"/>
      <text:p text:style-name="P9"><text:span text:style-name="Source_20_Text"><text:span text:style-name="T12"><text:s/></text:span></text:span><text:span text:style-name="Source_20_Text"><text:span text:style-name="T10">public function getAdresse(){</text:span></text:span></text:p>
      <text:p text:style-name="P9"><text:soft-page-break/><text:span text:style-name="Source_20_Text"><text:span text:style-name="T12"><text:s text:c="2"/></text:span></text:span><text:span text:style-name="Source_20_Text"><text:span text:style-name="T10">return $this-&gt;adresse;</text:span></text:span></text:p>
      <text:p text:style-name="P9"><text:span text:style-name="Source_20_Text"><text:span text:style-name="T12"><text:s/></text:span></text:span><text:span text:style-name="Source_20_Text"><text:span text:style-name="T10">}</text:span></text:span></text:p>
      <text:p text:style-name="P9"/>
      <text:p text:style-name="P9"><text:span text:style-name="Source_20_Text"><text:span text:style-name="T12"><text:s/></text:span></text:span><text:span text:style-name="Source_20_Text"><text:span text:style-name="T10">public function getNom(){</text:span></text:span></text:p>
      <text:p text:style-name="P9"><text:span text:style-name="Source_20_Text"><text:span text:style-name="T12"><text:s text:c="2"/></text:span></text:span><text:span text:style-name="Source_20_Text"><text:span text:style-name="T10">return $this-&gt;nom;</text:span></text:span></text:p>
      <text:p text:style-name="P9"><text:span text:style-name="Source_20_Text"><text:span text:style-name="T12"><text:s/></text:span></text:span><text:span text:style-name="Source_20_Text"><text:span text:style-name="T10">}</text:span></text:span></text:p>
      <text:p text:style-name="P9"/>
      <text:p text:style-name="P9"><text:span text:style-name="Source_20_Text"><text:span text:style-name="T12"><text:s/></text:span></text:span><text:span text:style-name="Source_20_Text"><text:span text:style-name="T10">public function getPrenom(){</text:span></text:span></text:p>
      <text:p text:style-name="P9"><text:span text:style-name="Source_20_Text"><text:span text:style-name="T12"><text:s text:c="2"/></text:span></text:span><text:span text:style-name="Source_20_Text"><text:span text:style-name="T10">return $this-&gt;prenom;</text:span></text:span></text:p>
      <text:p text:style-name="P9"><text:span text:style-name="Source_20_Text"><text:span text:style-name="T12"><text:s/></text:span></text:span><text:span text:style-name="Source_20_Text"><text:span text:style-name="T10">}</text:span></text:span></text:p>
      <text:p text:style-name="P9"><text:span text:style-name="Source_20_Text"><text:span text:style-name="T12"><text:s/></text:span></text:span></text:p>
      <text:p text:style-name="P9"><text:span text:style-name="Source_20_Text"><text:span text:style-name="T12"><text:s/></text:span></text:span><text:span text:style-name="Source_20_Text"><text:span text:style-name="T10">public function setAdresse($addr) {</text:span></text:span></text:p>
      <text:p text:style-name="P9"><text:span text:style-name="Source_20_Text"><text:span text:style-name="T12"><text:s text:c="2"/></text:span></text:span><text:span text:style-name="Source_20_Text"><text:span text:style-name="T10">$this-&gt;adresse = $addr;</text:span></text:span></text:p>
      <text:p text:style-name="P9"><text:span text:style-name="Source_20_Text"><text:span text:style-name="T12"><text:s/></text:span></text:span><text:span text:style-name="Source_20_Text"><text:span text:style-name="T10">}</text:span></text:span></text:p>
      <text:p text:style-name="P9"><text:span text:style-name="Source_20_Text"><text:span text:style-name="T12"><text:s/></text:span></text:span></text:p>
      <text:p text:style-name="P9"><text:span text:style-name="Source_20_Text"><text:span text:style-name="T12"><text:s/></text:span></text:span><text:span text:style-name="Source_20_Text"><text:span text:style-name="T10">public function affiche(){</text:span></text:span></text:p>
      <text:p text:style-name="P9"><text:span text:style-name="Source_20_Text"><text:span text:style-name="T12"><text:s text:c="8"/></text:span></text:span><text:span text:style-name="Source_20_Text"><text:span text:style-name="T10">echo "cette personne s'appelle $this-&gt;nom, $this-&gt;prenom &lt;br&gt;";</text:span></text:span></text:p>
      <text:p text:style-name="P9"><text:span text:style-name="Source_20_Text"><text:span text:style-name="T12"><text:s text:c="8"/></text:span></text:span><text:span text:style-name="Source_20_Text"><text:span text:style-name="T10">if ($this-&gt;adresse != null ){</text:span></text:span></text:p>
      <text:p text:style-name="P9"><text:span text:style-name="Source_20_Text"><text:span text:style-name="T12"><text:s text:c="8"/></text:span></text:span><text:span text:style-name="Source_20_Text"><text:span text:style-name="T10">$this-&gt;adresse-&gt;__toString();</text:span></text:span></text:p>
      <text:p text:style-name="P9"><text:span text:style-name="Source_20_Text"><text:span text:style-name="T12"><text:s text:c="8"/></text:span></text:span><text:span text:style-name="Source_20_Text"><text:span text:style-name="T10">}</text:span></text:span></text:p>
      <text:p text:style-name="P9"><text:span text:style-name="Source_20_Text"><text:span text:style-name="T12"><text:s/></text:span></text:span><text:span text:style-name="Source_20_Text"><text:span text:style-name="T10">}</text:span></text:span></text:p>
      <text:p text:style-name="P9"><text:span text:style-name="Source_20_Text"><text:span text:style-name="T10">}</text:span></text:span></text:p>
      <text:p text:style-name="P9"/>
      <text:p text:style-name="P9"><text:span text:style-name="Source_20_Text"><text:span text:style-name="T10">} <text:s text:c="14"/>// cette accolade fermante correspond à l'accolade ouvrante de déclaration du namespace</text:span></text:span></text:p>
      <text:p text:style-name="P9"><text:span text:style-name="Source_20_Text"><text:span text:style-name="T10">?&gt;</text:span></text:span></text:p>
      <text:p text:style-name="P18"><text:span text:style-name="T4">Et pour utiliser ce namespace </text:span><text:span text:style-name="Strong_20_Emphasis"><text:span text:style-name="T8">People</text:span></text:span><text:span text:style-name="T4"> dans votre script :</text:span></text:p>
      <text:p text:style-name="P9"><text:span text:style-name="Source_20_Text"><text:span text:style-name="T10">include_once("ns.People.php");</text:span></text:span></text:p>
      <text:p text:style-name="P9"><text:span text:style-name="Source_20_Text"><text:span text:style-name="T10">$addr = new People\Adresse("Résidence Amigo Bay","Cap Skirring",11000);</text:span></text:span></text:p>
      <text:p text:style-name="P9"><text:span text:style-name="Source_20_Text"><text:span text:style-name="T10">$Mimie = new People\Personne("Casa","Emilie");</text:span></text:span></text:p>
      <text:p text:style-name="P9"><text:span text:style-name="Source_20_Text"><text:span text:style-name="T10">$Mimie-&gt;setAdresse($addr);</text:span></text:span></text:p>
      <text:p text:style-name="P9"><text:span text:style-name="Source_20_Text"><text:span text:style-name="T10">$Mimie-&gt;affiche();</text:span></text:span></text:p>
      <text:p text:style-name="P9"><text:span text:style-name="Source_20_Text"><text:span text:style-name="T10">$Dede = new People\Personne("Dede","La Gambas");</text:span></text:span></text:p>
      <text:p text:style-name="P9"><text:span text:style-name="Source_20_Text"><text:span text:style-name="T10">$Dede-&gt;setAdresse($addr);</text:span></text:span></text:p>
      <text:p text:style-name="P9"><text:span text:style-name="Source_20_Text"><text:span text:style-name="T10">$Dede-&gt;affiche();</text:span></text:span></text:p>
      <text:p text:style-name="P25"><text:span text:style-name="T4">Notez que le caractère séparateur est le </text:span><text:span text:style-name="Strong_20_Emphasis"><text:span text:style-name="T8">caractère </text:span></text:span><text:span text:style-name="Strong_20_Emphasis"><text:span text:style-name="Source_20_Text"><text:span text:style-name="T17">\</text:span></text:span></text:span><text:span text:style-name="Strong_20_Emphasis"><text:span text:style-name="T8"> et non le point</text:span></text:span><text:span text:style-name="T4">, comme le fait JAVA.</text:span></text:p>
      <text:p text:style-name="P18"><text:span text:style-name="T4">Il peut être fastidieux d'utiliser ce préfixage (ici </text:span><text:span text:style-name="Strong_20_Emphasis"><text:span text:style-name="T8">People\Adresse</text:span></text:span><text:span text:style-name="T4"> et </text:span><text:span text:style-name="Strong_20_Emphasis"><text:span text:style-name="T8">People\Personne</text:span></text:span><text:span text:style-name="T4">)</text:span></text:p>
      <text:p text:style-name="P18"><text:soft-page-break/><text:span text:style-name="T4">Dans ce cas, nous allons utiliser une méthodologie d'</text:span><text:span text:style-name="Strong_20_Emphasis"><text:span text:style-name="T8">alias</text:span></text:span><text:span text:style-name="T4"> qui va nous permettre d'associer un alias à un nom de ressource et de namespace.</text:span></text:p>
      <text:p text:style-name="P14">Consultez le code suivant :</text:p>
      <text:p text:style-name="P9"><text:span text:style-name="Source_20_Text"><text:span text:style-name="T10">include_once("ns.People.php");</text:span></text:span></text:p>
      <text:p text:style-name="P9"/>
      <text:p text:style-name="P9"><text:span text:style-name="Source_20_Text"><text:span text:style-name="T12"><text:s text:c="8"/></text:span></text:span><text:span text:style-name="Source_20_Text"><text:span text:style-name="T10">use People\Adresse as addr; <text:s text:c="12"/>//1</text:span></text:span></text:p>
      <text:p text:style-name="P9"><text:span text:style-name="Source_20_Text"><text:span text:style-name="T12"><text:s text:c="8"/></text:span></text:span><text:span text:style-name="Source_20_Text"><text:span text:style-name="T10">use People\Personne as pers; <text:s text:c="11"/>//2</text:span></text:span></text:p>
      <text:p text:style-name="P9"/>
      <text:p text:style-name="P9"><text:span text:style-name="Source_20_Text"><text:span text:style-name="T10">$addr = new addr("Résidence Amigo Bay","Cap Skirring",11000); <text:s text:c="10"/>//3</text:span></text:span></text:p>
      <text:p text:style-name="P9"><text:span text:style-name="Source_20_Text"><text:span text:style-name="T10">$Mimie = new pers("Casa","Emilie"); <text:s text:c="28"/>//4</text:span></text:span></text:p>
      <text:p text:style-name="P9"><text:span text:style-name="Source_20_Text"><text:span text:style-name="T10">$Mimie-&gt;setAdresse($addr);</text:span></text:span></text:p>
      <text:p text:style-name="P9"><text:span text:style-name="Source_20_Text"><text:span text:style-name="T10">$Mimie-&gt;affiche();</text:span></text:span></text:p>
      <text:p text:style-name="P9"><text:span text:style-name="Source_20_Text"><text:span text:style-name="T10">$Dede = new pers("Dede","La Gambas"); <text:s text:c="26"/>//5</text:span></text:span></text:p>
      <text:p text:style-name="P9"><text:span text:style-name="Source_20_Text"><text:span text:style-name="T10">$Dede-&gt;setAdresse($addr);</text:span></text:span></text:p>
      <text:p text:style-name="P9"><text:span text:style-name="Source_20_Text"><text:span text:style-name="T10">$Dede-&gt;affiche();</text:span></text:span></text:p>
      <text:p text:style-name="P14">Les lignes //1 et //2 créent des alias respectifs qu'il nous suffira d'utiliser dans notre code en lieu et place de la forme préfixée (lignes //3 //4 et //5)</text:p>
      <text:p text:style-name="P33"/>
      <text:section text:style-name="Sect1" text:name="pourquoi-faire-simple-quand-on-peut-faire-compliqu%C3%A9-">
        <text:h text:style-name="P19" text:outline-level="3">Pourquoi faire simple quand on peut faire compliqué ?</text:h>
      </text:section>
      <text:p text:style-name="P18"><text:span text:style-name="T6">Nous avons vu comment faire des namespaces. Mais nous pouvons faire des namespaces </text:span><text:span text:style-name="Emphasis"><text:span text:style-name="T6">à l'intérieur</text:span></text:span><text:span text:style-name="T6"> d'un namespace.</text:span></text:p>
      <text:p text:style-name="P23">Tout comme nous pouvons faire des rayonnages dans une bibliothèque, ou des sous-répertoires à l'intérieur d'un répertoire.</text:p>
      <text:p text:style-name="P18"><text:span text:style-name="T4">Il est évident que l'objectif des </text:span><text:span text:style-name="Strong_20_Emphasis"><text:span text:style-name="T8">sous-namespaces</text:span></text:span><text:span text:style-name="T4"> est organisationnel.</text:span></text:p>
      <text:p text:style-name="P14">exemple :</text:p>
      <text:p text:style-name="P9"><text:span text:style-name="Source_20_Text"><text:span text:style-name="T10">&lt;?php</text:span></text:span></text:p>
      <text:p text:style-name="P9"><text:span text:style-name="Source_20_Text"><text:span text:style-name="T10">namespace MonProjet\Sous\Niveau;</text:span></text:span></text:p>
      <text:p text:style-name="P9"><text:span text:style-name="Source_20_Text"><text:span text:style-name="T12"><text:s text:c="8"/></text:span></text:span></text:p>
      <text:p text:style-name="P9"><text:span text:style-name="Source_20_Text"><text:span text:style-name="T12"><text:s text:c="8"/></text:span></text:span><text:span text:style-name="Source_20_Text"><text:span text:style-name="T10">const PAROLE = 1;</text:span></text:span></text:p>
      <text:p text:style-name="P9"><text:span text:style-name="Source_20_Text"><text:span text:style-name="T12"><text:s text:c="8"/></text:span></text:span><text:span text:style-name="Source_20_Text"><text:span text:style-name="T10">class Blabla {</text:span></text:span></text:p>
      <text:p text:style-name="P9"><text:span text:style-name="Source_20_Text"><text:span text:style-name="T10">...</text:span></text:span></text:p>
      <text:p text:style-name="P9"/>
      <text:p text:style-name="P9"><text:span text:style-name="Source_20_Text"><text:span text:style-name="T10">?&gt;</text:span></text:span></text:p>
      <text:p text:style-name="P33"/>
      <text:section text:style-name="Sect1" text:name="namespace-global">
        <text:h text:style-name="P19" text:outline-level="3">NAMESPACE GLOBAL</text:h>
      </text:section>
      <text:p text:style-name="P18"><text:span text:style-name="T6">En l'absence de Namespace </text:span><text:span text:style-name="Emphasis"><text:span text:style-name="T6">explicite</text:span></text:span><text:span text:style-name="T6">, toutes les classes et les fonctions sont placées quand même dans un namespace : l'</text:span><text:span text:style-name="Strong_20_Emphasis"><text:span text:style-name="T9">espace de noms global</text:span></text:span><text:span text:style-name="T6">.</text:span></text:p>
      <text:p text:style-name="P18"><text:soft-page-break/><text:span text:style-name="T4">Tout contenu du namespace global peut être accèdé en le préfixant par le caractère </text:span><text:span text:style-name="Source_20_Text"><text:span text:style-name="T14">\</text:span></text:span><text:span text:style-name="T4"> .</text:span></text:p>
      <text:p text:style-name="P14">En reprenant et en améliorant le code précédent :</text:p>
      <text:p text:style-name="P18"><text:span text:style-name="Strong_20_Emphasis"><text:span text:style-name="T8">ns.testGlobal.php</text:span></text:span></text:p>
      <text:p text:style-name="P9"><text:span text:style-name="Source_20_Text"><text:span text:style-name="T10">namespace test;</text:span></text:span></text:p>
      <text:p text:style-name="P9"><text:span text:style-name="Source_20_Text"><text:span text:style-name="T12"><text:s text:c="8"/></text:span></text:span></text:p>
      <text:p text:style-name="P9"><text:span text:style-name="Source_20_Text"><text:span text:style-name="T12"><text:s text:c="8"/></text:span></text:span><text:span text:style-name="Source_20_Text"><text:span text:style-name="T10">const PAROLE = 1;</text:span></text:span></text:p>
      <text:p text:style-name="P9"><text:span text:style-name="Source_20_Text"><text:span text:style-name="T12"><text:s text:c="8"/></text:span></text:span><text:span text:style-name="Source_20_Text"><text:span text:style-name="T10">class Blabla {</text:span></text:span></text:p>
      <text:p text:style-name="P9"><text:span text:style-name="Source_20_Text"><text:span text:style-name="T12"><text:s text:c="8"/></text:span></text:span></text:p>
      <text:p text:style-name="P9"><text:span text:style-name="Source_20_Text"><text:span text:style-name="T12"><text:s text:c="16"/></text:span></text:span><text:span text:style-name="Source_20_Text"><text:span text:style-name="T10">public function affiche(){</text:span></text:span></text:p>
      <text:p text:style-name="P9"><text:span text:style-name="Source_20_Text"><text:span text:style-name="T12"><text:s text:c="24"/></text:span></text:span><text:span text:style-name="Source_20_Text"><text:span text:style-name="T10">echo "j'exécute la fonction locale affiche() &lt;br&gt;";</text:span></text:span></text:p>
      <text:p text:style-name="P9"><text:span text:style-name="Source_20_Text"><text:span text:style-name="T12"><text:s text:c="24"/></text:span></text:span><text:span text:style-name="Source_20_Text"><text:span text:style-name="T10">\affiche(); <text:s text:c="20"/>//1</text:span></text:span></text:p>
      <text:p text:style-name="P9"><text:span text:style-name="Source_20_Text"><text:span text:style-name="T12"><text:s text:c="16"/></text:span></text:span><text:span text:style-name="Source_20_Text"><text:span text:style-name="T10">}</text:span></text:span></text:p>
      <text:p text:style-name="P9"><text:span text:style-name="Source_20_Text"><text:span text:style-name="T12"><text:s text:c="8"/></text:span></text:span><text:span text:style-name="Source_20_Text"><text:span text:style-name="T10">}</text:span></text:span></text:p>
      <text:p text:style-name="P9"/>
      <text:p text:style-name="P9"><text:span text:style-name="Source_20_Text"><text:span text:style-name="T10">?&gt;</text:span></text:span></text:p>
      <text:p text:style-name="P18"><text:span text:style-name="T4">et </text:span><text:span text:style-name="Strong_20_Emphasis"><text:span text:style-name="T8">test.php</text:span></text:span></text:p>
      <text:p text:style-name="P9"><text:span text:style-name="Source_20_Text"><text:span text:style-name="T10">&lt;?php</text:span></text:span></text:p>
      <text:p text:style-name="P9"/>
      <text:p text:style-name="P9"><text:span text:style-name="Source_20_Text"><text:span text:style-name="T10">include_once("ns_testGlobal.php");</text:span></text:span></text:p>
      <text:p text:style-name="P9"/>
      <text:p text:style-name="P9"><text:span text:style-name="Source_20_Text"><text:span text:style-name="T10">function affiche(){</text:span></text:span></text:p>
      <text:p text:style-name="P9"><text:span text:style-name="Source_20_Text"><text:span text:style-name="T12"><text:s text:c="8"/></text:span></text:span><text:span text:style-name="Source_20_Text"><text:span text:style-name="T10">echo "ici, j'exécute la fonction 'globale' affiche() &lt;br&gt;";</text:span></text:span></text:p>
      <text:p text:style-name="P9"><text:span text:style-name="Source_20_Text"><text:span text:style-name="T10">}</text:span></text:span></text:p>
      <text:p text:style-name="P9"/>
      <text:p text:style-name="P9"><text:span text:style-name="Source_20_Text"><text:span text:style-name="T10">$bla = new test\Blabla();</text:span></text:span></text:p>
      <text:p text:style-name="P9"><text:span text:style-name="Source_20_Text"><text:span text:style-name="T10">$bla-&gt;affiche();</text:span></text:span></text:p>
      <text:p text:style-name="P9"><text:span text:style-name="Source_20_Text"><text:span text:style-name="T10">?&gt;</text:span></text:span></text:p>
      <text:p text:style-name="P18"><text:span text:style-name="T4">Vous constatez (dans le script </text:span><text:span text:style-name="Emphasis"><text:span text:style-name="T4">ns_testGlobal.php</text:span></text:span><text:span text:style-name="T4">, en ligne </text:span><text:span text:style-name="Source_20_Text"><text:span text:style-name="T14">//1</text:span></text:span><text:span text:style-name="T4">) que nous appelons depuis le namespace test, une fonction qui se trouve dans le namespace global (et qui en plus possède le même nom, mais ceci n'est pas obligatoire ...)</text:span></text:p>
      <text:h text:style-name="P27" text:outline-level="2">4. Interfaces</text:h>
      <text:section text:style-name="Sect1" text:name="Section123">
        <text:p text:style-name="Text_20_body"><text:bookmark text:name="le-relationnel26"/></text:p>
      </text:section>
      <text:section text:style-name="Sect1" text:name="Section124">
        <text:p text:style-name="Text_20_body"><text:bookmark text:name="modele-vue-controleur19"/></text:p>
      </text:section>
      <text:section text:style-name="Sect1" text:name="Section125">
        <text:p text:style-name="Text_20_body"><text:bookmark text:name="les-classes13"/></text:p>
      </text:section>
      <text:section text:style-name="Sect1" text:name="Section126">
        <text:p text:style-name="Text_20_body"><text:bookmark text:name="ajax12"/></text:p>
      </text:section>
      <text:section text:style-name="Sect1" text:name="Section127">
        <text:p text:style-name="Text_20_body"><text:bookmark text:name="le-type-hinting12"/></text:p>
      </text:section>
      <text:section text:style-name="Sect1" text:name="Section128">
        <text:p text:style-name="Text_20_body"><text:bookmark text:name="error-reporting3"/><text:soft-page-break/></text:p>
      </text:section>
      <text:section text:style-name="Sect1" text:name="les-interfaces">
        <text:h text:style-name="P6" text:outline-level="2">LES INTERFACES</text:h>
      </text:section>
      <text:p text:style-name="P18"><text:span text:style-name="Strong_20_Emphasis"><text:span text:style-name="T9">(Comment implémenter des comportements communs)</text:span></text:span></text:p>
      <text:p text:style-name="P16"><draw:a xlink:type="simple" xlink:href="https://cours.3wa.fr/3wa-v2/dev/raw/master/PHP3/PHP3.3/04.%20Interfaces/images/interface.png"><draw:frame draw:style-name="fr1" draw:name="Image57" text:anchor-type="as-char" svg:width="2.05cm" svg:height="1.051cm" draw:z-index="57"><draw:image xlink:href="https://cours.3wa.fr/3wa-v2/dev/raw/master/PHP3/PHP3.3/04.%20Interfaces/images/interface.png" xlink:type="simple" xlink:show="embed" xlink:actuate="onLoad"/><svg:title>INTERFACE</svg:title></draw:frame></draw:a></text:p>
      <text:p text:style-name="P18"><text:span text:style-name="T4">Une interface vous permet de créer du code qui spécifie </text:span><text:span text:style-name="Strong_20_Emphasis"><text:span text:style-name="T8">quelles méthodes une classe doit obligatoirement fournir</text:span></text:span><text:span text:style-name="T4">, sans avoir à définir comment ces méthodes fonctionneront.</text:span></text:p>
      <text:p text:style-name="P18"><text:span text:style-name="T4">Les interfaces sont définies en utilisant le mot-clé </text:span><text:span text:style-name="Strong_20_Emphasis"><text:span text:style-name="T8">interface</text:span></text:span><text:span text:style-name="T4">, et contiennent des méthodes, mais contrairement à une classe standard, ces méthodes ne contiennent aucun code.</text:span></text:p>
      <text:p text:style-name="P18"><text:span text:style-name="T4">Par contre, toute classe </text:span><text:span text:style-name="Strong_20_Emphasis"><text:span text:style-name="T8">implémentant</text:span></text:span><text:span text:style-name="T4"> une interface </text:span><text:span text:style-name="Strong_20_Emphasis"><text:span text:style-name="T8">DEVRA CONCRÉTISER SES MÉTHODES</text:span></text:span><text:span text:style-name="T4"> en leur donnant du code.</text:span></text:p>
      <text:p text:style-name="P18"><text:span text:style-name="T4">De facto une interface est donc une construction </text:span><text:span text:style-name="Strong_20_Emphasis"><text:span text:style-name="T8">abstraite</text:span></text:span><text:span text:style-name="T4">, car </text:span><text:span text:style-name="Strong_20_Emphasis"><text:span text:style-name="T8">elle ne peut pas être instanciée</text:span></text:span><text:span text:style-name="T4">.</text:span></text:p>
      <text:p text:style-name="P25"><text:span text:style-name="T4">Par analogie, nous pourrions penser à 3 classes </text:span><text:span text:style-name="Strong_20_Emphasis"><text:span text:style-name="T8">Cercle</text:span></text:span><text:span text:style-name="T4">, </text:span><text:span text:style-name="Strong_20_Emphasis"><text:span text:style-name="T8">Rectangle</text:span></text:span><text:span text:style-name="T4"> et </text:span><text:span text:style-name="Strong_20_Emphasis"><text:span text:style-name="T8">Triangle</text:span></text:span><text:span text:style-name="T4">.</text:span></text:p>
      <text:p text:style-name="P31"><text:span text:style-name="T4">Il est clair que ces 3 classes </text:span><text:span text:style-name="Emphasis"><text:span text:style-name="T4">devraient</text:span></text:span><text:span text:style-name="T4"> fournir de façon homogène, des méthodes pour se dessiner et calculer leur surface (à </text:span><text:span text:style-name="Emphasis"><text:span text:style-name="T4">minima</text:span></text:span><text:span text:style-name="T4">).</text:span></text:p>
      <text:p text:style-name="P18"><text:span text:style-name="T4">Toute la difficulté est donc de forcer le programmeur à fournir ces services (méthodes) avec un </text:span><text:span text:style-name="Strong_20_Emphasis"><text:span text:style-name="T8">nom homogène</text:span></text:span><text:span text:style-name="T4">. En effet, il ne faudrait pas que le programmeur de la classe </text:span><text:span text:style-name="Emphasis"><text:span text:style-name="T4">Cercle</text:span></text:span><text:span text:style-name="T4"> fournisse le service de calcul de surface sous le nom </text:span><text:span text:style-name="Strong_20_Emphasis"><text:span text:style-name="T8">calcul_surface</text:span></text:span><text:span text:style-name="T4">, que le programmeur du </text:span><text:span text:style-name="Emphasis"><text:span text:style-name="T4">Rectangle</text:span></text:span><text:span text:style-name="T4"> crée une méthode nommée </text:span><text:span text:style-name="Strong_20_Emphasis"><text:span text:style-name="T8">surface</text:span></text:span><text:span text:style-name="T4">, et pourquoi pas, que le programmeur-mathématicien-guitariste du </text:span><text:span text:style-name="Emphasis"><text:span text:style-name="T4">Triangle</text:span></text:span><text:span text:style-name="T4"> nomme cette méthode </text:span><text:span text:style-name="Strong_20_Emphasis"><text:span text:style-name="T8">Aire_du_triangle</text:span></text:span><text:span text:style-name="T4">...</text:span></text:p>
      <text:p text:style-name="P14">Bonjour la galére pour le programmeur qui devra se rappeler des noms empiriques de ces méthodes...</text:p>
      <text:p text:style-name="P25"><text:span text:style-name="T4">La difficulté est résolue en créant une interface (appelez là, par exemple, </text:span><text:span text:style-name="Strong_20_Emphasis"><text:span text:style-name="T8">contenu_commun</text:span></text:span><text:span text:style-name="T4">), et en faisant porter à cette interface deux méthodes (abstraites par nature) :</text:span></text:p>
      <text:list xml:id="list1293568159" text:style-name="L46">
        <text:list-item>
          <text:p text:style-name="P49"><text:span text:style-name="T4">une méthode </text:span><text:span text:style-name="Strong_20_Emphasis"><text:span text:style-name="T8">CalculSurface()</text:span></text:span></text:p>
        </text:list-item>
        <text:list-item>
          <text:p text:style-name="P49"><text:span text:style-name="T4">une méthode </text:span><text:span text:style-name="Strong_20_Emphasis"><text:span text:style-name="T8">Dessiner()</text:span></text:span></text:p>
        </text:list-item>
      </text:list>
      <text:p text:style-name="P18"><text:span text:style-name="T4">Ainsi, chacune des classes </text:span><text:span text:style-name="Strong_20_Emphasis"><text:span text:style-name="T8">Cercle</text:span></text:span><text:span text:style-name="T4">, </text:span><text:span text:style-name="Strong_20_Emphasis"><text:span text:style-name="T8">Rectangle</text:span></text:span><text:span text:style-name="T4"> et </text:span><text:span text:style-name="Strong_20_Emphasis"><text:span text:style-name="T8">Triangle</text:span></text:span><text:span text:style-name="T4"> implémentera cette interface, ce qui les forcera à </text:span><text:span text:style-name="Strong_20_Emphasis"><text:span text:style-name="T8">concrétiser</text:span></text:span><text:span text:style-name="T4"> chacune de ses méthodes, c'est à dire, de leur donner du code...</text:span></text:p>
      <text:p text:style-name="P18"><text:span text:style-name="T4">Au final, nous aurons 3 classes qui fourniront de façon uniforme et homonyme des méthodes </text:span><text:span text:style-name="Emphasis"><text:span text:style-name="T4">CalculSurface()</text:span></text:span><text:span text:style-name="T4"> et </text:span><text:span text:style-name="Emphasis"><text:span text:style-name="T4">Dessiner()</text:span></text:span><text:span text:style-name="T4">, ce qui est un vrai bénéfice pour le programmeur qui va instancier ces classes, car il n'a besoin de se rappeler que du </text:span><text:soft-page-break/><text:span text:style-name="T4">nom de 2 méthodes, plutôt que de se rappeler de noms de méthodes totalement empiriques.</text:span></text:p>
      <text:p text:style-name="P18"><text:span text:style-name="T4">Voyons le code d'une interface : ( dans son fichier </text:span><text:span text:style-name="Emphasis"><text:span text:style-name="T4">i_commun.php</text:span></text:span><text:span text:style-name="T4">)</text:span></text:p>
      <text:p text:style-name="P9"><text:span text:style-name="Source_20_Text"><text:span text:style-name="T10">interface contenu_commun {</text:span></text:span></text:p>
      <text:p text:style-name="P9"><text:span text:style-name="Source_20_Text"><text:span text:style-name="T12"><text:s text:c="8"/></text:span></text:span></text:p>
      <text:p text:style-name="P9"><text:span text:style-name="Source_20_Text"><text:span text:style-name="T12"><text:s text:c="8"/></text:span></text:span><text:span text:style-name="Source_20_Text"><text:span text:style-name="T10">public function CalculSurface();</text:span></text:span></text:p>
      <text:p text:style-name="P9"><text:span text:style-name="Source_20_Text"><text:span text:style-name="T12"><text:s text:c="8"/></text:span></text:span><text:span text:style-name="Source_20_Text"><text:span text:style-name="T10">public function Dessiner();</text:span></text:span></text:p>
      <text:p text:style-name="P9"><text:span text:style-name="Source_20_Text"><text:span text:style-name="T12"><text:s text:c="8"/></text:span></text:span></text:p>
      <text:p text:style-name="P9"><text:span text:style-name="Source_20_Text"><text:span text:style-name="T10">}</text:span></text:span></text:p>
      <text:p text:style-name="P14">Et le code des 3 classes qui implémenteront cette interface :</text:p>
      <text:p text:style-name="P18"><text:span text:style-name="Strong_20_Emphasis"><text:span text:style-name="T8">cercle.php</text:span></text:span></text:p>
      <text:p text:style-name="P9"><text:span text:style-name="Source_20_Text"><text:span text:style-name="T10">require_once("i_commun.php");</text:span></text:span></text:p>
      <text:p text:style-name="P9"/>
      <text:p text:style-name="P9"><text:span text:style-name="Source_20_Text"><text:span text:style-name="T10">class Cercle implements contenu_commun {</text:span></text:span></text:p>
      <text:p text:style-name="P9"/>
      <text:p text:style-name="P9"><text:span text:style-name="Source_20_Text"><text:span text:style-name="T12"><text:s text:c="8"/></text:span></text:span><text:span text:style-name="Source_20_Text"><text:span text:style-name="T10">public function CalculSurface(){</text:span></text:span></text:p>
      <text:p text:style-name="P9"><text:span text:style-name="Source_20_Text"><text:span text:style-name="T12"><text:s text:c="16"/></text:span></text:span><text:span text:style-name="Source_20_Text"><text:span text:style-name="T10">echo "je calcule la surface d'un cercle &lt;br&gt;";</text:span></text:span></text:p>
      <text:p text:style-name="P9"><text:span text:style-name="Source_20_Text"><text:span text:style-name="T12"><text:s text:c="8"/></text:span></text:span><text:span text:style-name="Source_20_Text"><text:span text:style-name="T10">}</text:span></text:span></text:p>
      <text:p text:style-name="P9"><text:span text:style-name="Source_20_Text"><text:span text:style-name="T12"><text:s text:c="8"/></text:span></text:span></text:p>
      <text:p text:style-name="P9"><text:span text:style-name="Source_20_Text"><text:span text:style-name="T12"><text:s text:c="8"/></text:span></text:span><text:span text:style-name="Source_20_Text"><text:span text:style-name="T10">public function Dessiner(){</text:span></text:span></text:p>
      <text:p text:style-name="P9"><text:span text:style-name="Source_20_Text"><text:span text:style-name="T12"><text:s text:c="16"/></text:span></text:span><text:span text:style-name="Source_20_Text"><text:span text:style-name="T10">echo "je dessine un cercle &lt;br&gt;";</text:span></text:span></text:p>
      <text:p text:style-name="P9"><text:span text:style-name="Source_20_Text"><text:span text:style-name="T12"><text:s text:c="8"/></text:span></text:span><text:span text:style-name="Source_20_Text"><text:span text:style-name="T10">}</text:span></text:span></text:p>
      <text:p text:style-name="P9"/>
      <text:p text:style-name="P9"><text:span text:style-name="Source_20_Text"><text:span text:style-name="T10">}</text:span></text:span></text:p>
      <text:p text:style-name="P18"><text:span text:style-name="Strong_20_Emphasis"><text:span text:style-name="T8">rectangle.php</text:span></text:span></text:p>
      <text:p text:style-name="P9"><text:span text:style-name="Source_20_Text"><text:span text:style-name="T10">require_once("i_commun.php");</text:span></text:span></text:p>
      <text:p text:style-name="P9"/>
      <text:p text:style-name="P9"><text:span text:style-name="Source_20_Text"><text:span text:style-name="T10">class Rectangle implements contenu_commun {</text:span></text:span></text:p>
      <text:p text:style-name="P9"/>
      <text:p text:style-name="P9"><text:span text:style-name="Source_20_Text"><text:span text:style-name="T12"><text:s text:c="8"/></text:span></text:span><text:span text:style-name="Source_20_Text"><text:span text:style-name="T10">public function CalculSurface(){</text:span></text:span></text:p>
      <text:p text:style-name="P9"><text:span text:style-name="Source_20_Text"><text:span text:style-name="T12"><text:s text:c="16"/></text:span></text:span><text:span text:style-name="Source_20_Text"><text:span text:style-name="T10">echo "je calcule la surface d'un rectangle &lt;br&gt;";</text:span></text:span></text:p>
      <text:p text:style-name="P9"><text:span text:style-name="Source_20_Text"><text:span text:style-name="T12"><text:s text:c="8"/></text:span></text:span><text:span text:style-name="Source_20_Text"><text:span text:style-name="T10">}</text:span></text:span></text:p>
      <text:p text:style-name="P9"><text:span text:style-name="Source_20_Text"><text:span text:style-name="T12"><text:s text:c="8"/></text:span></text:span></text:p>
      <text:p text:style-name="P9"><text:span text:style-name="Source_20_Text"><text:span text:style-name="T12"><text:s text:c="8"/></text:span></text:span><text:span text:style-name="Source_20_Text"><text:span text:style-name="T10">public function Dessiner(){</text:span></text:span></text:p>
      <text:p text:style-name="P9"><text:span text:style-name="Source_20_Text"><text:span text:style-name="T12"><text:s text:c="16"/></text:span></text:span><text:span text:style-name="Source_20_Text"><text:span text:style-name="T10">echo "je dessine un rectangle &lt;br&gt;";</text:span></text:span></text:p>
      <text:p text:style-name="P9"><text:span text:style-name="Source_20_Text"><text:span text:style-name="T12"><text:s text:c="8"/></text:span></text:span><text:span text:style-name="Source_20_Text"><text:span text:style-name="T10">}</text:span></text:span></text:p>
      <text:p text:style-name="P9"/>
      <text:p text:style-name="P9"><text:span text:style-name="Source_20_Text"><text:span text:style-name="T10">}</text:span></text:span></text:p>
      <text:p text:style-name="P18"><text:soft-page-break/><text:span text:style-name="Strong_20_Emphasis"><text:span text:style-name="T8">triangle.php</text:span></text:span></text:p>
      <text:p text:style-name="P9"><text:span text:style-name="Source_20_Text"><text:span text:style-name="T10">require_once("i_commun.php");</text:span></text:span></text:p>
      <text:p text:style-name="P9"/>
      <text:p text:style-name="P9"><text:span text:style-name="Source_20_Text"><text:span text:style-name="T10">class triangle implements contenu_commun {</text:span></text:span></text:p>
      <text:p text:style-name="P9"/>
      <text:p text:style-name="P9"><text:span text:style-name="Source_20_Text"><text:span text:style-name="T12"><text:s text:c="8"/></text:span></text:span><text:span text:style-name="Source_20_Text"><text:span text:style-name="T10">public function CalculSurface(){</text:span></text:span></text:p>
      <text:p text:style-name="P9"><text:span text:style-name="Source_20_Text"><text:span text:style-name="T12"><text:s text:c="16"/></text:span></text:span><text:span text:style-name="Source_20_Text"><text:span text:style-name="T10">echo "je calcule la surface d'un triangle &lt;br&gt;";</text:span></text:span></text:p>
      <text:p text:style-name="P9"><text:span text:style-name="Source_20_Text"><text:span text:style-name="T12"><text:s text:c="8"/></text:span></text:span><text:span text:style-name="Source_20_Text"><text:span text:style-name="T10">}</text:span></text:span></text:p>
      <text:p text:style-name="P9"><text:span text:style-name="Source_20_Text"><text:span text:style-name="T12"><text:s text:c="8"/></text:span></text:span></text:p>
      <text:p text:style-name="P9"><text:span text:style-name="Source_20_Text"><text:span text:style-name="T12"><text:s text:c="8"/></text:span></text:span><text:span text:style-name="Source_20_Text"><text:span text:style-name="T10">public function Dessiner(){</text:span></text:span></text:p>
      <text:p text:style-name="P9"><text:span text:style-name="Source_20_Text"><text:span text:style-name="T12"><text:s text:c="16"/></text:span></text:span><text:span text:style-name="Source_20_Text"><text:span text:style-name="T10">echo "je dessine un triangle &lt;br&gt;";</text:span></text:span></text:p>
      <text:p text:style-name="P9"><text:span text:style-name="Source_20_Text"><text:span text:style-name="T12"><text:s text:c="8"/></text:span></text:span><text:span text:style-name="Source_20_Text"><text:span text:style-name="T10">}</text:span></text:span></text:p>
      <text:p text:style-name="P9"/>
      <text:p text:style-name="P9"><text:span text:style-name="Source_20_Text"><text:span text:style-name="T10">}</text:span></text:span></text:p>
      <text:p text:style-name="P14">Enfin, le code qui va mettre tout ceci en place :</text:p>
      <text:p text:style-name="P9"><text:span text:style-name="Source_20_Text"><text:span text:style-name="T10">include_once("cercle.php");</text:span></text:span></text:p>
      <text:p text:style-name="P9"><text:span text:style-name="Source_20_Text"><text:span text:style-name="T10">include_once("rectangle.php");</text:span></text:span></text:p>
      <text:p text:style-name="P9"><text:span text:style-name="Source_20_Text"><text:span text:style-name="T10">include_once("triangle.php");</text:span></text:span></text:p>
      <text:p text:style-name="P9"/>
      <text:p text:style-name="P9"><text:span text:style-name="Source_20_Text"><text:span text:style-name="T10">$rond <text:s/>= new Cercle();</text:span></text:span></text:p>
      <text:p text:style-name="P9"><text:span text:style-name="Source_20_Text"><text:span text:style-name="T10">$carre = new Rectangle();</text:span></text:span></text:p>
      <text:p text:style-name="P9"><text:span text:style-name="Source_20_Text"><text:span text:style-name="T10">$pique = new Triangle();</text:span></text:span></text:p>
      <text:p text:style-name="P9"/>
      <text:p text:style-name="P9"><text:span text:style-name="Source_20_Text"><text:span text:style-name="T10">$rond-&gt;Dessiner();</text:span></text:span></text:p>
      <text:p text:style-name="P9"><text:span text:style-name="Source_20_Text"><text:span text:style-name="T10">$carre-&gt;Dessiner();</text:span></text:span></text:p>
      <text:p text:style-name="P9"><text:span text:style-name="Source_20_Text"><text:span text:style-name="T10">$pique-&gt;Dessiner();</text:span></text:span></text:p>
      <text:p text:style-name="P9"/>
      <text:p text:style-name="P9"><text:span text:style-name="Source_20_Text"><text:span text:style-name="T10">$rond-&gt;CalculSurface();</text:span></text:span></text:p>
      <text:p text:style-name="P9"><text:span text:style-name="Source_20_Text"><text:span text:style-name="T10">$carre-&gt;CalculSurface();</text:span></text:span></text:p>
      <text:p text:style-name="P9"><text:span text:style-name="Source_20_Text"><text:span text:style-name="T10">$pique-&gt;CalculSurface();</text:span></text:span></text:p>
      <text:p text:style-name="P14">Vous constatez la facilité avec laquelle un programmeur appelle de façon homogène les méthodes de chacune des figures géométriques...</text:p>
      <text:p text:style-name="P33"/>
      <text:p text:style-name="P18"><text:span text:style-name="Strong_20_Emphasis"><text:span text:style-name="T8">Note :</text:span></text:span><text:span text:style-name="T4"> Reprenez ces codes, et essayez d'exécuter ceux-ci en "</text:span><text:span text:style-name="Emphasis"><text:span text:style-name="T4">oubliant</text:span></text:span><text:span text:style-name="T4">", par exemple, d'implémenter une des méthodes dans la classe Cercle, et notez le message d'erreur :</text:span></text:p>
      <text:p text:style-name="P16"><draw:a xlink:type="simple" xlink:href="https://cours.3wa.fr/3wa-v2/dev/raw/master/PHP3/PHP3.3/04.%20Interfaces/images/erreur.png"><draw:frame draw:style-name="fr1" draw:name="Image58" text:anchor-type="as-char" svg:width="2.05cm" svg:height="1.051cm" draw:z-index="58"><draw:image xlink:href="https://cours.3wa.fr/3wa-v2/dev/raw/master/PHP3/PHP3.3/04.%20Interfaces/images/erreur.png" xlink:type="simple" xlink:show="embed" xlink:actuate="onLoad"/><svg:title>IMPLEMENTATION INCOMPLETE</svg:title></draw:frame></draw:a></text:p>
      <text:p text:style-name="P18"><text:soft-page-break/><text:span text:style-name="T4">Nous sommes donc bien </text:span><text:span text:style-name="Strong_20_Emphasis"><text:span text:style-name="T8">obligés</text:span></text:span><text:span text:style-name="T4"> d'implémenter </text:span><text:span text:style-name="Strong_20_Emphasis"><text:span text:style-name="T8">TOUTES</text:span></text:span><text:span text:style-name="T4"> les méthodes portées par l'interface.</text:span></text:p>
      <text:h text:style-name="P27" text:outline-level="2">5. Traits</text:h>
      <text:section text:style-name="Sect1" text:name="Section129">
        <text:p text:style-name="Text_20_body"><text:bookmark text:name="le-relationnel27"/></text:p>
      </text:section>
      <text:section text:style-name="Sect1" text:name="Section130">
        <text:p text:style-name="Text_20_body"><text:bookmark text:name="modele-vue-controleur20"/></text:p>
      </text:section>
      <text:section text:style-name="Sect1" text:name="Section131">
        <text:p text:style-name="Text_20_body"><text:bookmark text:name="les-classes14"/></text:p>
      </text:section>
      <text:section text:style-name="Sect1" text:name="Section132">
        <text:p text:style-name="Text_20_body"><text:bookmark text:name="ajax13"/></text:p>
      </text:section>
      <text:section text:style-name="Sect1" text:name="Section133">
        <text:p text:style-name="Text_20_body"><text:bookmark text:name="le-type-hinting13"/></text:p>
      </text:section>
      <text:section text:style-name="Sect1" text:name="Section134">
        <text:p text:style-name="Text_20_body"><text:bookmark text:name="error-reporting4"/></text:p>
      </text:section>
      <text:section text:style-name="Sect1" text:name="les-traits">
        <text:h text:style-name="P6" text:outline-level="2">LES TRAITS</text:h>
      </text:section>
      <text:p text:style-name="P18"><text:span text:style-name="Strong_20_Emphasis"><text:span text:style-name="T9">(Comment inclure dans une classe des comportements obligatoires)</text:span></text:span></text:p>
      <text:p text:style-name="P16"><draw:a xlink:type="simple" xlink:href="https://cours.3wa.fr/3wa-v2/dev/raw/master/PHP3/PHP3.3/05.%20Traits/images/trait.png"><draw:frame draw:style-name="fr1" draw:name="Image59" text:anchor-type="as-char" svg:width="2.05cm" svg:height="1.051cm" draw:z-index="59"><draw:image xlink:href="https://cours.3wa.fr/3wa-v2/dev/raw/master/PHP3/PHP3.3/05.%20Traits/images/trait.png" xlink:type="simple" xlink:show="embed" xlink:actuate="onLoad"/><svg:title>TRAIT</svg:title></draw:frame></draw:a></text:p>
      <text:p text:style-name="P18"><text:span text:style-name="T4">Les traits sont un mécanisme de </text:span><text:span text:style-name="Strong_20_Emphasis"><text:span text:style-name="T8">réutilisation de code</text:span></text:span><text:span text:style-name="T4">, utiles essentiellement dans le cas où une classe hérite déjà d'une autre classe.</text:span></text:p>
      <text:p text:style-name="P18"><text:span text:style-name="T4">Car dans ce cas, du fait des limitations imposées par l'</text:span><text:span text:style-name="Strong_20_Emphasis"><text:span text:style-name="T8">héritage simple</text:span></text:span><text:span text:style-name="T4">, </text:span><text:span text:style-name="Emphasis"><text:span text:style-name="T4">il ne lui est pas possible d'hériter d'une autre classe</text:span></text:span><text:span text:style-name="T4">.</text:span></text:p>
      <text:p text:style-name="P14">Un trait tente de réduire certaines limites de l'héritage simple, en autorisant le développeur à réutiliser un certain nombre de méthodes présentes dans le Trait, dans des classes qui en auraient besoin.</text:p>
      <text:p text:style-name="P14">Un trait est semblable à une classe, mais il ne sert qu'à grouper des méthodes fonctionnellement.</text:p>
      <text:p text:style-name="P14">Il n'est pas possible d'instancier un Trait, au même titre qu'une interface.</text:p>
      <text:p text:style-name="P23">Par contre, le Trait n'impose absolument aucune contrainte de surcharge, ce qui la diffèrencie de l'interface.</text:p>
      <text:p text:style-name="P18"><text:span text:style-name="T4">Un Trait est une structure de code initiée par le mot réservé </text:span><text:span text:style-name="Strong_20_Emphasis"><text:span text:style-name="T8">Trait</text:span></text:span><text:span text:style-name="T4"> :</text:span></text:p>
      <text:p text:style-name="P18"><text:span text:style-name="Strong_20_Emphasis"><text:span text:style-name="T8">comportement.php</text:span></text:span></text:p>
      <text:p text:style-name="P9"><text:span text:style-name="Source_20_Text"><text:span text:style-name="T10">Trait Comportement {</text:span></text:span></text:p>
      <text:p text:style-name="P9"/>
      <text:p text:style-name="P9"><text:span text:style-name="Source_20_Text"><text:span text:style-name="T12"><text:s text:c="8"/></text:span></text:span><text:span text:style-name="Source_20_Text"><text:span text:style-name="T10">public function getSurface(){</text:span></text:span></text:p>
      <text:p text:style-name="P9"><text:span text:style-name="Source_20_Text"><text:span text:style-name="T12"><text:s text:c="16"/></text:span></text:span><text:span text:style-name="Source_20_Text"><text:span text:style-name="T10">// ici, je fournis déjà du code concret !</text:span></text:span></text:p>
      <text:p text:style-name="P9"><text:span text:style-name="Source_20_Text"><text:span text:style-name="T12"><text:s text:c="16"/></text:span></text:span><text:span text:style-name="Source_20_Text"><text:span text:style-name="T10">echo "j'exécute la méthode getSurface() du Trait Comportement &lt;br&gt;";</text:span></text:span></text:p>
      <text:p text:style-name="P9"><text:span text:style-name="Source_20_Text"><text:span text:style-name="T12"><text:s text:c="8"/></text:span></text:span><text:span text:style-name="Source_20_Text"><text:span text:style-name="T10">}</text:span></text:span></text:p>
      <text:p text:style-name="P9"><text:span text:style-name="Source_20_Text"><text:span text:style-name="T12"><text:s text:c="8"/></text:span></text:span></text:p>
      <text:p text:style-name="P9"><text:span text:style-name="Source_20_Text"><text:span text:style-name="T12"><text:s text:c="8"/></text:span></text:span><text:span text:style-name="Source_20_Text"><text:span text:style-name="T10">public function getDimensions(){</text:span></text:span></text:p>
      <text:p text:style-name="P9"><text:soft-page-break/><text:span text:style-name="Source_20_Text"><text:span text:style-name="T12"><text:s text:c="16"/></text:span></text:span><text:span text:style-name="Source_20_Text"><text:span text:style-name="T10">// idem, je fournis du code concret !</text:span></text:span></text:p>
      <text:p text:style-name="P9"><text:span text:style-name="Source_20_Text"><text:span text:style-name="T12"><text:s text:c="16"/></text:span></text:span><text:span text:style-name="Source_20_Text"><text:span text:style-name="T10">echo "Voici les dimensions de cet objet : 100 x 200 &lt;br&gt;";</text:span></text:span></text:p>
      <text:p text:style-name="P9"><text:span text:style-name="Source_20_Text"><text:span text:style-name="T12"><text:s text:c="8"/></text:span></text:span><text:span text:style-name="Source_20_Text"><text:span text:style-name="T10">}</text:span></text:span></text:p>
      <text:p text:style-name="P9"><text:span text:style-name="Source_20_Text"><text:span text:style-name="T10">}</text:span></text:span></text:p>
      <text:p text:style-name="P18"><text:span text:style-name="T4">Maintenant, pour l'utiliser, il me suffit d'appeler ce Trait par l'intermédiaire du mot clé </text:span><text:span text:style-name="Strong_20_Emphasis"><text:span text:style-name="T8">use</text:span></text:span><text:span text:style-name="T4">, directement dans le code d'une classe.</text:span></text:p>
      <text:p text:style-name="P18"><text:span text:style-name="T4">vous trouverez ce code dans </text:span><text:span text:style-name="Strong_20_Emphasis"><text:span text:style-name="T8">index.php</text:span></text:span></text:p>
      <text:p text:style-name="P9"><text:span text:style-name="Source_20_Text"><text:span text:style-name="T10">include_once("comportement.php");</text:span></text:span></text:p>
      <text:p text:style-name="P9"><text:span text:style-name="Source_20_Text"><text:span text:style-name="T10">include_once("machin.php");</text:span></text:span></text:p>
      <text:p text:style-name="P9"/>
      <text:p text:style-name="P9"><text:span text:style-name="Source_20_Text"><text:span text:style-name="T10">class Truc extends Machin</text:span></text:span></text:p>
      <text:p text:style-name="P9"><text:span text:style-name="Source_20_Text"><text:span text:style-name="T10">{</text:span></text:span></text:p>
      <text:p text:style-name="P9"/>
      <text:p text:style-name="P9"><text:span text:style-name="Source_20_Text"><text:span text:style-name="T12"><text:s text:c="8"/></text:span></text:span><text:span text:style-name="Source_20_Text"><text:span text:style-name="T10">use Comportement;</text:span></text:span></text:p>
      <text:p text:style-name="P9"><text:span text:style-name="Source_20_Text"><text:span text:style-name="T12"><text:s text:c="8"/></text:span></text:span></text:p>
      <text:p text:style-name="P9"><text:span text:style-name="Source_20_Text"><text:span text:style-name="T12"><text:s text:c="8"/></text:span></text:span><text:span text:style-name="Source_20_Text"><text:span text:style-name="T10">public function testTrait(){</text:span></text:span></text:p>
      <text:p text:style-name="P9"><text:span text:style-name="Source_20_Text"><text:span text:style-name="T12"><text:s text:c="16"/></text:span></text:span><text:span text:style-name="Source_20_Text"><text:span text:style-name="T10">$this-&gt;getSurface(); <text:s text:c="19"/>//1</text:span></text:span></text:p>
      <text:p text:style-name="P9"><text:span text:style-name="Source_20_Text"><text:span text:style-name="T12"><text:s text:c="8"/></text:span></text:span><text:span text:style-name="Source_20_Text"><text:span text:style-name="T10">}</text:span></text:span></text:p>
      <text:p text:style-name="P9"><text:span text:style-name="Source_20_Text"><text:span text:style-name="T12"><text:s text:c="8"/></text:span></text:span></text:p>
      <text:p text:style-name="P9"><text:span text:style-name="Source_20_Text"><text:span text:style-name="T10">}</text:span></text:span></text:p>
      <text:p text:style-name="P9"/>
      <text:p text:style-name="P9"><text:span text:style-name="Source_20_Text"><text:span text:style-name="T10">$monTruc = new Truc();</text:span></text:span></text:p>
      <text:p text:style-name="P9"><text:span text:style-name="Source_20_Text"><text:span text:style-name="T10">$monTruc-&gt;testTrait();</text:span></text:span></text:p>
      <text:p text:style-name="P9"><text:span text:style-name="Source_20_Text"><text:span text:style-name="T10">// ou</text:span></text:span></text:p>
      <text:p text:style-name="P9"><text:span text:style-name="Source_20_Text"><text:span text:style-name="T10">$monTruc-&gt;getDimensions(); <text:s text:c="29"/>//2</text:span></text:span></text:p>
      <text:p text:style-name="P18"><text:span text:style-name="T4">Vous remarquerez en ligne </text:span><text:span text:style-name="Source_20_Text"><text:span text:style-name="T14">//1</text:span></text:span><text:span text:style-name="T4"> que la méthode </text:span><text:span text:style-name="Emphasis"><text:span text:style-name="T4">getSurface()</text:span></text:span><text:span text:style-name="T4"> est accessible selon les moyens traditionnels (</text:span><text:span text:style-name="Strong_20_Emphasis"><text:span text:style-name="T8">acces dynamique</text:span></text:span><text:span text:style-name="T4">), comme si elle avait </text:span><text:span text:style-name="Emphasis"><text:span text:style-name="T4">réellement</text:span></text:span><text:span text:style-name="T4"> été héritée, ce qui n'est pas vraiment le cas.</text:span></text:p>
      <text:p text:style-name="P18"><text:span text:style-name="T4">En ligne </text:span><text:span text:style-name="Source_20_Text"><text:span text:style-name="T14">//2</text:span></text:span><text:span text:style-name="T4"> , nous constatons que nous pouvons accéder à une méthode en provenance d'un Trait, comme si elle avait été héritée.</text:span></text:p>
      <text:p text:style-name="P33"/>
      <text:p text:style-name="P18"><text:span text:style-name="Strong_20_Emphasis"><text:span text:style-name="T8">REMARQUE</text:span></text:span></text:p>
      <text:p text:style-name="P14">L'héritage est simple, MAIS ...</text:p>
      <text:p text:style-name="P18"><text:span text:style-name="Strong_20_Emphasis"><text:span text:style-name="T8">on peut utiliser autant de traits que l'on veut...</text:span></text:span></text:p>
      <text:p text:style-name="P9"><text:span text:style-name="Source_20_Text"><text:span text:style-name="T12"><text:s text:c="8"/></text:span></text:span><text:span text:style-name="Source_20_Text"><text:span text:style-name="T10">use Comportement, Autre, Nouveau;</text:span></text:span></text:p>
      <text:p text:style-name="P14">C'est magique, non ?</text:p>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Poppins" svg:font-family="Poppins, sans-serif"/>
    <style:font-face style:name="SFMono-Regular" svg:font-family="SFMono-Regular, Menlo, Monaco, Consolas, 'Liberation Mono', 'Courier New', 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del"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2-16T12:20:56.052303674</meta:creation-date>
    <dc:date>2022-03-12T17:09:25.411386657</dc:date>
    <meta:editing-duration>PT33M8S</meta:editing-duration>
    <meta:editing-cycles>14</meta:editing-cycles>
    <meta:generator>LibreOffice/6.4.7.2$Linux_X86_64 LibreOffice_project/40$Build-2</meta:generator>
    <meta:document-statistic meta:table-count="1" meta:image-count="59" meta:object-count="0" meta:page-count="92" meta:paragraph-count="2100" meta:word-count="21437" meta:character-count="137557" meta:non-whitespace-character-count="113790"/>
  </office:meta>
</office:document-meta>
</file>